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1.759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9cm"/>
    </style:style>
    <style:style style:name="ro1" style:family="table-row">
      <style:table-row-properties style:row-height="0.6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66c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able-cell-properties fo:border-bottom="none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 style:data-style-name="N41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112">
      <style:table-cell-properties fo:border="none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ackground-color="#00ae00" style:text-align-source="fix" style:repeat-content="false" fo:border="0.06pt solid #000000" style:vertical-align="middle"/>
      <style:paragraph-properties fo:text-align="center"/>
    </style:style>
    <style:style style:name="ce21" style:family="table-cell" style:parent-style-name="Default" style:data-style-name="N44"/>
    <style:style style:name="ce22" style:family="table-cell" style:parent-style-name="Default">
      <style:table-cell-properties fo:background-color="#993366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3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style:use-window-font-color="true"/>
    </style:style>
    <style:style style:name="ce24" style:family="table-cell" style:parent-style-name="Default">
      <style:table-cell-properties fo:background-color="#4c4c4c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25" style:family="table-cell" style:parent-style-name="Default" style:data-style-name="N109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109">
      <style:table-cell-properties fo:border-bottom="none" fo:background-color="#e6e6e6" fo:border-left="0.06pt solid #000000" fo:border-right="none" fo:border-top="none"/>
    </style:style>
    <style:style style:name="ce27" style:family="table-cell" style:parent-style-name="Default" style:data-style-name="N109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28" style:family="table-cell" style:parent-style-name="Default" style:data-style-name="N109">
      <style:table-cell-properties fo:border-bottom="none" fo:background-color="#e6e6e6" fo:border-left="0.06pt solid #000000" fo:border-right="none" fo:border-top="none"/>
      <style:text-properties fo:font-weight="normal" style:font-weight-asian="normal" style:font-weight-complex="normal"/>
    </style:style>
    <style:style style:name="ce29" style:family="table-cell" style:parent-style-name="Default" style:data-style-name="N109">
      <style:table-cell-properties fo:border-bottom="none" fo:background-color="#e6e6e6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109">
      <style:table-cell-properties fo:border-bottom="0.06pt solid #000000" fo:background-color="#e6e6e6" fo:border-left="0.06pt solid #000000" fo:border-right="none" fo:border-top="none"/>
      <style:text-properties fo:font-weight="normal" style:font-weight-asian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4" style:family="table-cell" style:parent-style-name="Default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5" style:family="table-cell" style:parent-style-name="Default" style:data-style-name="N109">
      <style:table-cell-properties fo:border-bottom="none" fo:background-color="#e6e6e6" fo:border-left="none" fo:border-right="0.06pt solid #000000" fo:border-top="none"/>
      <style:text-properties fo:font-weight="normal" style:font-weight-asian="normal" style:font-weight-complex="normal"/>
    </style:style>
    <style:style style:name="ce36" style:family="table-cell" style:parent-style-name="Default" style:data-style-name="N109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order-bottom="none" fo:background-color="#e6e6e6" fo:border-left="none" fo:border-right="0.06pt solid #000000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gr1" style:family="graphic">
      <style:graphic-properties draw:stroke="none" draw:fill="none" draw:fill-color="#e6e6e6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6.976cm" svg:height="18.878cm" svg:x="36.589cm" svg:y="0.087cm">
            <draw:object draw:notify-on-update-of-ranges="Sheet1.B9:Sheet1.B600 Sheet1.B7:Sheet1.B7 Sheet1.C9:Sheet1.C600 Sheet1.D9:Sheet1.D600 Sheet1.D7:Sheet1.D7 Sheet1.E9:Sheet1.E600 Sheet1.F9:Sheet1.F600 Sheet1.F7:Sheet1.F7 Sheet1.G9:Sheet1.G600 Sheet1.H9:Sheet1.H600 Sheet1.H7:Sheet1.H7 Sheet1.I9:Sheet1.I600 Sheet1.N9:Sheet1.N600 Sheet1.N7:Sheet1.N7 Sheet1.O9:Sheet1.O600 Sheet1.L9:Sheet1.L600 Sheet1.L7:Sheet1.L7 Sheet1.M9:Sheet1.M600 Sheet1.J9:Sheet1.J600 Sheet1.J7:Sheet1.J7 Sheet1.K9:Sheet1.K6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>
            <text:p>Sumatra Organic Buah-Buahan</text:p>
          </table:table-cell>
          <table:table-cell table:number-columns-repeated="15"/>
        </table:table-row>
        <table:table-row table:style-name="ro2">
          <table:table-cell/>
          <table:table-cell table:style-name="ce3" office:value-type="string" calcext:value-type="string">
            <text:p>Recommended: City+ to FC+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0<text:span text:style-name="T1">th</text:span></text:p>
          </table:table-cell>
          <table:table-cell table:style-name="ce4" office:value-type="float" office:value="421" calcext:value-type="float" table:number-columns-spanned="2" table:number-rows-spanned="1">
            <text:p>421</text:p>
          </table:table-cell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repeated="8"/>
        </table:table-row>
        <table:table-row table:style-name="ro2">
          <table:table-cell office:value-type="string" calcext:value-type="string">
            <text:p>1c start</text:p>
          </table:table-cell>
          <table:table-cell table:style-name="ce4" office:value-type="float" office:value="421" calcext:value-type="float" table:number-columns-spanned="2" table:number-rows-spanned="1">
            <text:p>421</text:p>
          </table:table-cell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1c stop</text:p>
          </table:table-cell>
          <table:table-cell table:style-name="ce4" office:value-type="float" office:value="444" calcext:value-type="float" table:number-columns-spanned="2" table:number-rows-spanned="1">
            <text:p>444</text:p>
          </table:table-cell>
          <table:covered-table-cell/>
          <table:table-cell table:style-name="ce1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style-name="ce4" table:number-columns-spanned="2" table:number-rows-spanned="1"/>
          <table:covered-table-cell/>
          <table:table-cell table:number-columns-repeated="2"/>
        </table:table-row>
        <table:table-row table:style-name="ro2">
          <table:table-cell office:value-type="string" calcext:value-type="string">
            <text:p>2c start</text:p>
          </table:table-cell>
          <table:table-cell table:style-name="ce4" office:value-type="float" office:value="476" calcext:value-type="float" table:number-columns-spanned="2" table:number-rows-spanned="1">
            <text:p>476</text:p>
          </table:table-cell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style-name="ce14" table:number-columns-spanned="2" table:number-rows-spanned="1"/>
          <table:covered-table-cell/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2" table:number-rows-spanned="1">
            <text:p>Run #0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Run #1</text:p>
          </table:table-cell>
          <table:covered-table-cell table:style-name="ce11"/>
          <table:table-cell table:style-name="ce18" office:value-type="string" calcext:value-type="string" table:number-columns-spanned="2" table:number-rows-spanned="1">
            <text:p>Run #13</text:p>
          </table:table-cell>
          <table:covered-table-cell/>
          <table:table-cell table:style-name="ce20" office:value-type="string" calcext:value-type="string" table:number-columns-spanned="2" table:number-rows-spanned="1">
            <text:p>Run #3</text:p>
          </table:table-cell>
          <table:covered-table-cell/>
          <table:table-cell table:style-name="ce22" office:value-type="string" calcext:value-type="string" table:number-columns-spanned="2" table:number-rows-spanned="1">
            <text:p>Run #25</text:p>
          </table:table-cell>
          <table:covered-table-cell table:style-name="ce11"/>
          <table:table-cell table:style-name="ce23" office:value-type="string" calcext:value-type="string" table:number-columns-spanned="2" table:number-rows-spanned="1">
            <text:p>Run #5</text:p>
          </table:table-cell>
          <table:covered-table-cell table:style-name="ce11"/>
          <table:table-cell table:style-name="ce24" office:value-type="string" calcext:value-type="string" table:number-columns-spanned="2" table:number-rows-spanned="1">
            <text:p>TARGET</text:p>
          </table:table-cell>
          <table:covered-table-cell table:style-name="ce11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elapsed</text:p>
          </table:table-cell>
          <table:table-cell table:style-name="ce11"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0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office:value-type="string" calcext:value-type="string">
            <text:p><text:s/>t_avg(15)</text:p>
          </table:table-cell>
          <table:table-cell office:value-type="string" calcext:value-type="string">
            <text:p>elapsed</text:p>
          </table:table-cell>
          <table:table-cell table:style-name="ce11" office:value-type="string" calcext:value-type="string">
            <text:p><text:s/>t_avg(15)</text:p>
          </table:table-cell>
          <table:table-cell office:value-type="string" calcext:value-type="string">
            <text:p>dT</text:p>
          </table:table-cell>
          <table:table-cell/>
        </table:table-row>
        <table:table-row table:style-name="ro2">
          <table:table-cell/>
          <table:table-cell table:style-name="ce7" office:value-type="time" office:time-value="PT00H00M00.1S" calcext:value-type="time">
            <text:p>00:00</text:p>
          </table:table-cell>
          <table:table-cell office:value-type="float" office:value="68.1" calcext:value-type="float">
            <text:p>68.1</text:p>
          </table:table-cell>
          <table:table-cell table:style-name="ce7" office:value-type="time" office:time-value="PT00H00M00.1S" calcext:value-type="time">
            <text:p>00:00</text:p>
          </table:table-cell>
          <table:table-cell/>
          <table:table-cell table:style-name="ce7" office:value-type="time" office:time-value="PT00H00M00.1S" calcext:value-type="time">
            <text:p>00:00</text:p>
          </table:table-cell>
          <table:table-cell office:value-type="float" office:value="68.1" calcext:value-type="float">
            <text:p>68.1</text:p>
          </table:table-cell>
          <table:table-cell table:style-name="ce7" office:value-type="time" office:time-value="PT00H00M00.1S" calcext:value-type="time">
            <text:p>00:00</text:p>
          </table:table-cell>
          <table:table-cell office:value-type="float" office:value="68" calcext:value-type="float">
            <text:p>68</text:p>
          </table:table-cell>
          <table:table-cell table:style-name="ce7" office:value-type="time" office:time-value="PT00H00M00.1S" calcext:value-type="time">
            <text:p>00:00</text:p>
          </table:table-cell>
          <table:table-cell office:value-type="float" office:value="68.3" calcext:value-type="float">
            <text:p>68.3</text:p>
          </table:table-cell>
          <table:table-cell table:style-name="ce7" office:value-type="time" office:time-value="PT00H00M00.1S" calcext:value-type="time">
            <text:p>00:00</text:p>
          </table:table-cell>
          <table:table-cell office:value-type="float" office:value="68.8" calcext:value-type="float">
            <text:p>68.8</text:p>
          </table:table-cell>
          <table:table-cell table:style-name="ce25" office:value-type="time" office:time-value="PT00H00M00S" calcext:value-type="time">
            <text:p>00:00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time" office:time-value="PT00H00M02.1S" calcext:value-type="time">
            <text:p>00:02</text:p>
          </table:table-cell>
          <table:table-cell office:value-type="float" office:value="69" calcext:value-type="float">
            <text:p>69</text:p>
          </table:table-cell>
          <table:table-cell table:style-name="ce7" office:value-type="time" office:time-value="PT00H00M02.1S" calcext:value-type="time">
            <text:p>00:02</text:p>
          </table:table-cell>
          <table:table-cell/>
          <table:table-cell table:style-name="ce7" office:value-type="time" office:time-value="PT00H00M02.1S" calcext:value-type="time">
            <text:p>00:02</text:p>
          </table:table-cell>
          <table:table-cell office:value-type="float" office:value="68.2" calcext:value-type="float">
            <text:p>68.2</text:p>
          </table:table-cell>
          <table:table-cell table:style-name="ce7" office:value-type="time" office:time-value="PT00H00M02.1S" calcext:value-type="time">
            <text:p>00:02</text:p>
          </table:table-cell>
          <table:table-cell office:value-type="float" office:value="74.9" calcext:value-type="float">
            <text:p>74.9</text:p>
          </table:table-cell>
          <table:table-cell table:style-name="ce7" office:value-type="time" office:time-value="PT00H00M02.1S" calcext:value-type="time">
            <text:p>00:02</text:p>
          </table:table-cell>
          <table:table-cell office:value-type="float" office:value="76.1" calcext:value-type="float">
            <text:p>76.1</text:p>
          </table:table-cell>
          <table:table-cell table:style-name="ce7" office:value-type="time" office:time-value="PT00H00M02.1S" calcext:value-type="time">
            <text:p>00:02</text:p>
          </table:table-cell>
          <table:table-cell office:value-type="float" office:value="81.3" calcext:value-type="float">
            <text:p>81.3</text:p>
          </table:table-cell>
          <table:table-cell table:style-name="ce26" office:value-type="time" office:time-value="PT00H00M30S" calcext:value-type="time">
            <text:p>00:30</text:p>
          </table:table-cell>
          <table:table-cell table:style-name="ce33" office:value-type="float" office:value="200" calcext:value-type="float">
            <text:p>200</text:p>
          </table:table-cell>
          <table:table-cell table:formula="of:=[.O10]-[.O9]" office:value-type="float" office:value="130" calcext:value-type="float">
            <text:p>13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04.1S" calcext:value-type="time">
            <text:p>00:04</text:p>
          </table:table-cell>
          <table:table-cell office:value-type="float" office:value="76.1" calcext:value-type="float">
            <text:p>76.1</text:p>
          </table:table-cell>
          <table:table-cell table:style-name="ce7" office:value-type="time" office:time-value="PT00H00M04.1S" calcext:value-type="time">
            <text:p>00:04</text:p>
          </table:table-cell>
          <table:table-cell/>
          <table:table-cell table:style-name="ce7" office:value-type="time" office:time-value="PT00H00M04.1S" calcext:value-type="time">
            <text:p>00:04</text:p>
          </table:table-cell>
          <table:table-cell office:value-type="float" office:value="74.6" calcext:value-type="float">
            <text:p>74.6</text:p>
          </table:table-cell>
          <table:table-cell table:style-name="ce7" office:value-type="time" office:time-value="PT00H00M04.1S" calcext:value-type="time">
            <text:p>00:04</text:p>
          </table:table-cell>
          <table:table-cell office:value-type="float" office:value="108.6" calcext:value-type="float">
            <text:p>108.6</text:p>
          </table:table-cell>
          <table:table-cell table:style-name="ce7" office:value-type="time" office:time-value="PT00H00M04.1S" calcext:value-type="time">
            <text:p>00:04</text:p>
          </table:table-cell>
          <table:table-cell office:value-type="float" office:value="89.8" calcext:value-type="float">
            <text:p>89.8</text:p>
          </table:table-cell>
          <table:table-cell table:style-name="ce7" office:value-type="time" office:time-value="PT00H00M04.1S" calcext:value-type="time">
            <text:p>00:04</text:p>
          </table:table-cell>
          <table:table-cell office:value-type="float" office:value="105.7" calcext:value-type="float">
            <text:p>105.7</text:p>
          </table:table-cell>
          <table:table-cell table:style-name="ce8" office:value-type="time" office:time-value="PT00H01M00S" calcext:value-type="time">
            <text:p>01:00</text:p>
          </table:table-cell>
          <table:table-cell table:style-name="ce12" office:value-type="float" office:value="260" calcext:value-type="float">
            <text:p>260</text:p>
          </table:table-cell>
          <table:table-cell table:formula="of:=[.O11]-[.O10]" office:value-type="float" office:value="60" calcext:value-type="float">
            <text:p>6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06.1S" calcext:value-type="time">
            <text:p>00:06</text:p>
          </table:table-cell>
          <table:table-cell office:value-type="float" office:value="81.9" calcext:value-type="float">
            <text:p>81.9</text:p>
          </table:table-cell>
          <table:table-cell table:style-name="ce7" office:value-type="time" office:time-value="PT00H00M06.1S" calcext:value-type="time">
            <text:p>00:06</text:p>
          </table:table-cell>
          <table:table-cell/>
          <table:table-cell table:style-name="ce7" office:value-type="time" office:time-value="PT00H00M06.1S" calcext:value-type="time">
            <text:p>00:06</text:p>
          </table:table-cell>
          <table:table-cell office:value-type="float" office:value="85.3" calcext:value-type="float">
            <text:p>85.3</text:p>
          </table:table-cell>
          <table:table-cell table:style-name="ce7" office:value-type="time" office:time-value="PT00H00M06.1S" calcext:value-type="time">
            <text:p>00:06</text:p>
          </table:table-cell>
          <table:table-cell office:value-type="float" office:value="134.5" calcext:value-type="float">
            <text:p>134.5</text:p>
          </table:table-cell>
          <table:table-cell table:style-name="ce7" office:value-type="time" office:time-value="PT00H00M06.1S" calcext:value-type="time">
            <text:p>00:06</text:p>
          </table:table-cell>
          <table:table-cell office:value-type="float" office:value="104" calcext:value-type="float">
            <text:p>104</text:p>
          </table:table-cell>
          <table:table-cell table:style-name="ce7" office:value-type="time" office:time-value="PT00H00M06.1S" calcext:value-type="time">
            <text:p>00:06</text:p>
          </table:table-cell>
          <table:table-cell office:value-type="float" office:value="141.6" calcext:value-type="float">
            <text:p>141.6</text:p>
          </table:table-cell>
          <table:table-cell table:style-name="ce26" office:value-type="time" office:time-value="PT00H01M30S" calcext:value-type="time">
            <text:p>01:30</text:p>
          </table:table-cell>
          <table:table-cell table:style-name="ce33" office:value-type="float" office:value="305" calcext:value-type="float">
            <text:p>305</text:p>
          </table:table-cell>
          <table:table-cell table:formula="of:=[.O12]-[.O11]" office:value-type="float" office:value="45" calcext:value-type="float">
            <text:p>4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08.1S" calcext:value-type="time">
            <text:p>00:08</text:p>
          </table:table-cell>
          <table:table-cell office:value-type="float" office:value="90.9" calcext:value-type="float">
            <text:p>90.9</text:p>
          </table:table-cell>
          <table:table-cell table:style-name="ce7" office:value-type="time" office:time-value="PT00H00M08.1S" calcext:value-type="time">
            <text:p>00:08</text:p>
          </table:table-cell>
          <table:table-cell/>
          <table:table-cell table:style-name="ce7" office:value-type="time" office:time-value="PT00H00M08.1S" calcext:value-type="time">
            <text:p>00:08</text:p>
          </table:table-cell>
          <table:table-cell office:value-type="float" office:value="99.4" calcext:value-type="float">
            <text:p>99.4</text:p>
          </table:table-cell>
          <table:table-cell table:style-name="ce7" office:value-type="time" office:time-value="PT00H00M08.1S" calcext:value-type="time">
            <text:p>00:08</text:p>
          </table:table-cell>
          <table:table-cell office:value-type="float" office:value="159.5" calcext:value-type="float">
            <text:p>159.5</text:p>
          </table:table-cell>
          <table:table-cell table:style-name="ce7" office:value-type="time" office:time-value="PT00H00M08.1S" calcext:value-type="time">
            <text:p>00:08</text:p>
          </table:table-cell>
          <table:table-cell office:value-type="float" office:value="115.7" calcext:value-type="float">
            <text:p>115.7</text:p>
          </table:table-cell>
          <table:table-cell table:style-name="ce7" office:value-type="time" office:time-value="PT00H00M08.1S" calcext:value-type="time">
            <text:p>00:08</text:p>
          </table:table-cell>
          <table:table-cell office:value-type="float" office:value="169.9" calcext:value-type="float">
            <text:p>169.9</text:p>
          </table:table-cell>
          <table:table-cell table:style-name="ce8" office:value-type="time" office:time-value="PT00H02M00S" calcext:value-type="time">
            <text:p>02:00</text:p>
          </table:table-cell>
          <table:table-cell table:style-name="ce12" office:value-type="float" office:value="335" calcext:value-type="float">
            <text:p>335</text:p>
          </table:table-cell>
          <table:table-cell table:formula="of:=[.O13]-[.O12]" office:value-type="float" office:value="30" calcext:value-type="float">
            <text:p>3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10.1S" calcext:value-type="time">
            <text:p>00:10</text:p>
          </table:table-cell>
          <table:table-cell office:value-type="float" office:value="96.8" calcext:value-type="float">
            <text:p>96.8</text:p>
          </table:table-cell>
          <table:table-cell table:style-name="ce7" office:value-type="time" office:time-value="PT00H00M10.1S" calcext:value-type="time">
            <text:p>00:10</text:p>
          </table:table-cell>
          <table:table-cell/>
          <table:table-cell table:style-name="ce7" office:value-type="time" office:time-value="PT00H00M10.1S" calcext:value-type="time">
            <text:p>00:10</text:p>
          </table:table-cell>
          <table:table-cell office:value-type="float" office:value="109.9" calcext:value-type="float">
            <text:p>109.9</text:p>
          </table:table-cell>
          <table:table-cell table:style-name="ce7" office:value-type="time" office:time-value="PT00H00M10.1S" calcext:value-type="time">
            <text:p>00:10</text:p>
          </table:table-cell>
          <table:table-cell office:value-type="float" office:value="188.1" calcext:value-type="float">
            <text:p>188.1</text:p>
          </table:table-cell>
          <table:table-cell table:style-name="ce7" office:value-type="time" office:time-value="PT00H00M10.1S" calcext:value-type="time">
            <text:p>00:10</text:p>
          </table:table-cell>
          <table:table-cell office:value-type="float" office:value="125.4" calcext:value-type="float">
            <text:p>125.4</text:p>
          </table:table-cell>
          <table:table-cell table:style-name="ce7" office:value-type="time" office:time-value="PT00H00M10.1S" calcext:value-type="time">
            <text:p>00:10</text:p>
          </table:table-cell>
          <table:table-cell office:value-type="float" office:value="155.4" calcext:value-type="float">
            <text:p>155.4</text:p>
          </table:table-cell>
          <table:table-cell table:style-name="ce26" office:value-type="time" office:time-value="PT00H02M30S" calcext:value-type="time">
            <text:p>02:30</text:p>
          </table:table-cell>
          <table:table-cell table:style-name="ce33" office:value-type="float" office:value="355" calcext:value-type="float">
            <text:p>355</text:p>
          </table:table-cell>
          <table:table-cell table:formula="of:=[.O14]-[.O13]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12.1S" calcext:value-type="time">
            <text:p>00:12</text:p>
          </table:table-cell>
          <table:table-cell office:value-type="float" office:value="106.9" calcext:value-type="float">
            <text:p>106.9</text:p>
          </table:table-cell>
          <table:table-cell table:style-name="ce7" office:value-type="time" office:time-value="PT00H00M12.1S" calcext:value-type="time">
            <text:p>00:12</text:p>
          </table:table-cell>
          <table:table-cell/>
          <table:table-cell table:style-name="ce7" office:value-type="time" office:time-value="PT00H00M12.1S" calcext:value-type="time">
            <text:p>00:12</text:p>
          </table:table-cell>
          <table:table-cell office:value-type="float" office:value="121.7" calcext:value-type="float">
            <text:p>121.7</text:p>
          </table:table-cell>
          <table:table-cell table:style-name="ce7" office:value-type="time" office:time-value="PT00H00M12.1S" calcext:value-type="time">
            <text:p>00:12</text:p>
          </table:table-cell>
          <table:table-cell office:value-type="float" office:value="225" calcext:value-type="float">
            <text:p>225</text:p>
          </table:table-cell>
          <table:table-cell table:style-name="ce7" office:value-type="time" office:time-value="PT00H00M12.1S" calcext:value-type="time">
            <text:p>00:12</text:p>
          </table:table-cell>
          <table:table-cell office:value-type="float" office:value="135" calcext:value-type="float">
            <text:p>135</text:p>
          </table:table-cell>
          <table:table-cell table:style-name="ce7" office:value-type="time" office:time-value="PT00H00M12.1S" calcext:value-type="time">
            <text:p>00:12</text:p>
          </table:table-cell>
          <table:table-cell office:value-type="float" office:value="178.4" calcext:value-type="float">
            <text:p>178.4</text:p>
          </table:table-cell>
          <table:table-cell table:style-name="ce8" office:value-type="time" office:time-value="PT00H03M00S" calcext:value-type="time">
            <text:p>03:00</text:p>
          </table:table-cell>
          <table:table-cell table:style-name="ce12" office:value-type="float" office:value="375" calcext:value-type="float">
            <text:p>375</text:p>
          </table:table-cell>
          <table:table-cell table:formula="of:=[.O15]-[.O14]"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14.1S" calcext:value-type="time">
            <text:p>00:14</text:p>
          </table:table-cell>
          <table:table-cell office:value-type="float" office:value="117.5" calcext:value-type="float">
            <text:p>117.5</text:p>
          </table:table-cell>
          <table:table-cell table:style-name="ce7" office:value-type="time" office:time-value="PT00H00M14.1S" calcext:value-type="time">
            <text:p>00:14</text:p>
          </table:table-cell>
          <table:table-cell/>
          <table:table-cell table:style-name="ce7" office:value-type="time" office:time-value="PT00H00M14.1S" calcext:value-type="time">
            <text:p>00:14</text:p>
          </table:table-cell>
          <table:table-cell office:value-type="float" office:value="133.3" calcext:value-type="float">
            <text:p>133.3</text:p>
          </table:table-cell>
          <table:table-cell table:style-name="ce7" office:value-type="time" office:time-value="PT00H00M14.1S" calcext:value-type="time">
            <text:p>00:14</text:p>
          </table:table-cell>
          <table:table-cell office:value-type="float" office:value="219.3" calcext:value-type="float">
            <text:p>219.3</text:p>
          </table:table-cell>
          <table:table-cell table:style-name="ce7" office:value-type="time" office:time-value="PT00H00M14.1S" calcext:value-type="time">
            <text:p>00:14</text:p>
          </table:table-cell>
          <table:table-cell office:value-type="float" office:value="146" calcext:value-type="float">
            <text:p>146</text:p>
          </table:table-cell>
          <table:table-cell table:style-name="ce7" office:value-type="time" office:time-value="PT00H00M14.1S" calcext:value-type="time">
            <text:p>00:14</text:p>
          </table:table-cell>
          <table:table-cell office:value-type="float" office:value="172" calcext:value-type="float">
            <text:p>172</text:p>
          </table:table-cell>
          <table:table-cell table:style-name="ce26" office:value-type="time" office:time-value="PT00H03M30S" calcext:value-type="time">
            <text:p>03:30</text:p>
          </table:table-cell>
          <table:table-cell table:style-name="ce33" office:value-type="float" office:value="390" calcext:value-type="float">
            <text:p>390</text:p>
          </table:table-cell>
          <table:table-cell table:formula="of:=[.O16]-[.O15]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16.1S" calcext:value-type="time">
            <text:p>00:16</text:p>
          </table:table-cell>
          <table:table-cell office:value-type="float" office:value="128.7" calcext:value-type="float">
            <text:p>128.7</text:p>
          </table:table-cell>
          <table:table-cell table:style-name="ce7" office:value-type="time" office:time-value="PT00H00M16.1S" calcext:value-type="time">
            <text:p>00:16</text:p>
          </table:table-cell>
          <table:table-cell/>
          <table:table-cell table:style-name="ce7" office:value-type="time" office:time-value="PT00H00M16.1S" calcext:value-type="time">
            <text:p>00:16</text:p>
          </table:table-cell>
          <table:table-cell office:value-type="float" office:value="139.4" calcext:value-type="float">
            <text:p>139.4</text:p>
          </table:table-cell>
          <table:table-cell table:style-name="ce7" office:value-type="time" office:time-value="PT00H00M16.1S" calcext:value-type="time">
            <text:p>00:16</text:p>
          </table:table-cell>
          <table:table-cell office:value-type="float" office:value="226.6" calcext:value-type="float">
            <text:p>226.6</text:p>
          </table:table-cell>
          <table:table-cell table:style-name="ce7" office:value-type="time" office:time-value="PT00H00M16.1S" calcext:value-type="time">
            <text:p>00:16</text:p>
          </table:table-cell>
          <table:table-cell office:value-type="float" office:value="154.4" calcext:value-type="float">
            <text:p>154.4</text:p>
          </table:table-cell>
          <table:table-cell table:style-name="ce7" office:value-type="time" office:time-value="PT00H00M16.1S" calcext:value-type="time">
            <text:p>00:16</text:p>
          </table:table-cell>
          <table:table-cell office:value-type="float" office:value="189.9" calcext:value-type="float">
            <text:p>189.9</text:p>
          </table:table-cell>
          <table:table-cell table:style-name="ce8" office:value-type="time" office:time-value="PT00H04M00S" calcext:value-type="time">
            <text:p>04:00</text:p>
          </table:table-cell>
          <table:table-cell table:style-name="ce12" office:value-type="float" office:value="405" calcext:value-type="float">
            <text:p>405</text:p>
          </table:table-cell>
          <table:table-cell table:formula="of:=[.O17]-[.O16]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18.1S" calcext:value-type="time">
            <text:p>00:18</text:p>
          </table:table-cell>
          <table:table-cell office:value-type="float" office:value="136.3" calcext:value-type="float">
            <text:p>136.3</text:p>
          </table:table-cell>
          <table:table-cell table:style-name="ce7" office:value-type="time" office:time-value="PT00H00M18.1S" calcext:value-type="time">
            <text:p>00:18</text:p>
          </table:table-cell>
          <table:table-cell/>
          <table:table-cell table:style-name="ce7" office:value-type="time" office:time-value="PT00H00M18.1S" calcext:value-type="time">
            <text:p>00:18</text:p>
          </table:table-cell>
          <table:table-cell office:value-type="float" office:value="146.2" calcext:value-type="float">
            <text:p>146.2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210.8" calcext:value-type="float">
            <text:p>210.8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166.7" calcext:value-type="float">
            <text:p>166.7</text:p>
          </table:table-cell>
          <table:table-cell table:style-name="ce7" office:value-type="time" office:time-value="PT00H00M18.1S" calcext:value-type="time">
            <text:p>00:18</text:p>
          </table:table-cell>
          <table:table-cell office:value-type="float" office:value="198" calcext:value-type="float">
            <text:p>198</text:p>
          </table:table-cell>
          <table:table-cell table:style-name="ce26" office:value-type="time" office:time-value="PT00H04M30S" calcext:value-type="time">
            <text:p>04:30</text:p>
          </table:table-cell>
          <table:table-cell table:style-name="ce33" office:value-type="float" office:value="420" calcext:value-type="float">
            <text:p>420</text:p>
          </table:table-cell>
          <table:table-cell table:formula="of:=[.O18]-[.O17]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20.1S" calcext:value-type="time">
            <text:p>00:20</text:p>
          </table:table-cell>
          <table:table-cell office:value-type="float" office:value="145" calcext:value-type="float">
            <text:p>145</text:p>
          </table:table-cell>
          <table:table-cell table:style-name="ce7" office:value-type="time" office:time-value="PT00H00M20.1S" calcext:value-type="time">
            <text:p>00:20</text:p>
          </table:table-cell>
          <table:table-cell/>
          <table:table-cell table:style-name="ce7" office:value-type="time" office:time-value="PT00H00M20.1S" calcext:value-type="time">
            <text:p>00:20</text:p>
          </table:table-cell>
          <table:table-cell office:value-type="float" office:value="153" calcext:value-type="float">
            <text:p>153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242.5" calcext:value-type="float">
            <text:p>242.5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75.8" calcext:value-type="float">
            <text:p>175.8</text:p>
          </table:table-cell>
          <table:table-cell table:style-name="ce7" office:value-type="time" office:time-value="PT00H00M20.1S" calcext:value-type="time">
            <text:p>00:20</text:p>
          </table:table-cell>
          <table:table-cell office:value-type="float" office:value="192.7" calcext:value-type="float">
            <text:p>192.7</text:p>
          </table:table-cell>
          <table:table-cell table:style-name="ce8" office:value-type="time" office:time-value="PT00H05M00S" calcext:value-type="time">
            <text:p>05:00</text:p>
          </table:table-cell>
          <table:table-cell table:style-name="ce12" office:value-type="float" office:value="430" calcext:value-type="float">
            <text:p>430</text:p>
          </table:table-cell>
          <table:table-cell table:formula="of:=[.O19]-[.O18]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22.1S" calcext:value-type="time">
            <text:p>00:22</text:p>
          </table:table-cell>
          <table:table-cell office:value-type="float" office:value="154.5" calcext:value-type="float">
            <text:p>154.5</text:p>
          </table:table-cell>
          <table:table-cell table:style-name="ce7" office:value-type="time" office:time-value="PT00H00M22.1S" calcext:value-type="time">
            <text:p>00:22</text:p>
          </table:table-cell>
          <table:table-cell/>
          <table:table-cell table:style-name="ce7" office:value-type="time" office:time-value="PT00H00M22.1S" calcext:value-type="time">
            <text:p>00:22</text:p>
          </table:table-cell>
          <table:table-cell office:value-type="float" office:value="164.4" calcext:value-type="float">
            <text:p>164.4</text:p>
          </table:table-cell>
          <table:table-cell table:style-name="ce7" office:value-type="time" office:time-value="PT00H00M22.1S" calcext:value-type="time">
            <text:p>00:22</text:p>
          </table:table-cell>
          <table:table-cell office:value-type="float" office:value="238.8" calcext:value-type="float">
            <text:p>238.8</text:p>
          </table:table-cell>
          <table:table-cell table:style-name="ce7" office:value-type="time" office:time-value="PT00H00M22.1S" calcext:value-type="time">
            <text:p>00:22</text:p>
          </table:table-cell>
          <table:table-cell office:value-type="float" office:value="184.2" calcext:value-type="float">
            <text:p>184.2</text:p>
          </table:table-cell>
          <table:table-cell table:style-name="ce7" office:value-type="time" office:time-value="PT00H00M22.1S" calcext:value-type="time">
            <text:p>00:22</text:p>
          </table:table-cell>
          <table:table-cell office:value-type="float" office:value="173" calcext:value-type="float">
            <text:p>173</text:p>
          </table:table-cell>
          <table:table-cell table:style-name="ce26" office:value-type="time" office:time-value="PT00H05M30S" calcext:value-type="time">
            <text:p>05:30</text:p>
          </table:table-cell>
          <table:table-cell table:style-name="ce33" office:value-type="float" office:value="440" calcext:value-type="float">
            <text:p>440</text:p>
          </table:table-cell>
          <table:table-cell table:formula="of:=[.O20]-[.O19]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24.1S" calcext:value-type="time">
            <text:p>00:24</text:p>
          </table:table-cell>
          <table:table-cell office:value-type="float" office:value="160.6" calcext:value-type="float">
            <text:p>160.6</text:p>
          </table:table-cell>
          <table:table-cell table:style-name="ce7" office:value-type="time" office:time-value="PT00H00M24.1S" calcext:value-type="time">
            <text:p>00:24</text:p>
          </table:table-cell>
          <table:table-cell/>
          <table:table-cell table:style-name="ce7" office:value-type="time" office:time-value="PT00H00M24.1S" calcext:value-type="time">
            <text:p>00:24</text:p>
          </table:table-cell>
          <table:table-cell office:value-type="float" office:value="172" calcext:value-type="float">
            <text:p>172</text:p>
          </table:table-cell>
          <table:table-cell table:style-name="ce7" office:value-type="time" office:time-value="PT00H00M24.1S" calcext:value-type="time">
            <text:p>00:24</text:p>
          </table:table-cell>
          <table:table-cell office:value-type="float" office:value="249.8" calcext:value-type="float">
            <text:p>249.8</text:p>
          </table:table-cell>
          <table:table-cell table:style-name="ce7" office:value-type="time" office:time-value="PT00H00M24.1S" calcext:value-type="time">
            <text:p>00:24</text:p>
          </table:table-cell>
          <table:table-cell office:value-type="float" office:value="193.3" calcext:value-type="float">
            <text:p>193.3</text:p>
          </table:table-cell>
          <table:table-cell table:style-name="ce7" office:value-type="time" office:time-value="PT00H00M24.1S" calcext:value-type="time">
            <text:p>00:24</text:p>
          </table:table-cell>
          <table:table-cell office:value-type="float" office:value="189" calcext:value-type="float">
            <text:p>189</text:p>
          </table:table-cell>
          <table:table-cell table:style-name="ce8" office:value-type="time" office:time-value="PT00H06M00S" calcext:value-type="time">
            <text:p>06:00</text:p>
          </table:table-cell>
          <table:table-cell table:style-name="ce12" office:value-type="float" office:value="450" calcext:value-type="float">
            <text:p>450</text:p>
          </table:table-cell>
          <table:table-cell table:formula="of:=[.O21]-[.O20]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26.1S" calcext:value-type="time">
            <text:p>00:26</text:p>
          </table:table-cell>
          <table:table-cell office:value-type="float" office:value="163.8" calcext:value-type="float">
            <text:p>163.8</text:p>
          </table:table-cell>
          <table:table-cell table:style-name="ce7" office:value-type="time" office:time-value="PT00H00M26.1S" calcext:value-type="time">
            <text:p>00:26</text:p>
          </table:table-cell>
          <table:table-cell/>
          <table:table-cell table:style-name="ce7" office:value-type="time" office:time-value="PT00H00M26.1S" calcext:value-type="time">
            <text:p>00:26</text:p>
          </table:table-cell>
          <table:table-cell office:value-type="float" office:value="179.2" calcext:value-type="float">
            <text:p>179.2</text:p>
          </table:table-cell>
          <table:table-cell table:style-name="ce7" office:value-type="time" office:time-value="PT00H00M26.1S" calcext:value-type="time">
            <text:p>00:26</text:p>
          </table:table-cell>
          <table:table-cell office:value-type="float" office:value="248.2" calcext:value-type="float">
            <text:p>248.2</text:p>
          </table:table-cell>
          <table:table-cell table:style-name="ce7" office:value-type="time" office:time-value="PT00H00M26.1S" calcext:value-type="time">
            <text:p>00:26</text:p>
          </table:table-cell>
          <table:table-cell office:value-type="float" office:value="200.1" calcext:value-type="float">
            <text:p>200.1</text:p>
          </table:table-cell>
          <table:table-cell table:style-name="ce7" office:value-type="time" office:time-value="PT00H00M26.1S" calcext:value-type="time">
            <text:p>00:26</text:p>
          </table:table-cell>
          <table:table-cell office:value-type="float" office:value="194.5" calcext:value-type="float">
            <text:p>194.5</text:p>
          </table:table-cell>
          <table:table-cell table:style-name="ce26" office:value-type="time" office:time-value="PT00H06M30S" calcext:value-type="time">
            <text:p>06:30</text:p>
          </table:table-cell>
          <table:table-cell table:style-name="ce33" office:value-type="float" office:value="460" calcext:value-type="float">
            <text:p>460</text:p>
          </table:table-cell>
          <table:table-cell table:formula="of:=[.O22]-[.O21]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28.1S" calcext:value-type="time">
            <text:p>00:28</text:p>
          </table:table-cell>
          <table:table-cell office:value-type="float" office:value="169.4" calcext:value-type="float">
            <text:p>169.4</text:p>
          </table:table-cell>
          <table:table-cell table:style-name="ce7" office:value-type="time" office:time-value="PT00H00M28.1S" calcext:value-type="time">
            <text:p>00:28</text:p>
          </table:table-cell>
          <table:table-cell/>
          <table:table-cell table:style-name="ce7" office:value-type="time" office:time-value="PT00H00M28.1S" calcext:value-type="time">
            <text:p>00:28</text:p>
          </table:table-cell>
          <table:table-cell office:value-type="float" office:value="184.4" calcext:value-type="float">
            <text:p>184.4</text:p>
          </table:table-cell>
          <table:table-cell table:style-name="ce7" office:value-type="time" office:time-value="PT00H00M28.1S" calcext:value-type="time">
            <text:p>00:28</text:p>
          </table:table-cell>
          <table:table-cell office:value-type="float" office:value="255.8" calcext:value-type="float">
            <text:p>255.8</text:p>
          </table:table-cell>
          <table:table-cell table:style-name="ce7" office:value-type="time" office:time-value="PT00H00M28.1S" calcext:value-type="time">
            <text:p>00:28</text:p>
          </table:table-cell>
          <table:table-cell office:value-type="float" office:value="203.4" calcext:value-type="float">
            <text:p>203.4</text:p>
          </table:table-cell>
          <table:table-cell table:style-name="ce7" office:value-type="time" office:time-value="PT00H00M28.1S" calcext:value-type="time">
            <text:p>00:28</text:p>
          </table:table-cell>
          <table:table-cell office:value-type="float" office:value="213.1" calcext:value-type="float">
            <text:p>213.1</text:p>
          </table:table-cell>
          <table:table-cell table:style-name="ce27" table:formula="of:=[.N22]+[.N$10]" office:value-type="time" office:time-value="PT00H07M00S" calcext:value-type="time">
            <text:p>07:00</text:p>
          </table:table-cell>
          <table:table-cell table:style-name="ce34" office:value-type="float" office:value="465" calcext:value-type="float">
            <text:p>465</text:p>
          </table:table-cell>
          <table:table-cell table:formula="of:=[.O23]-[.O22]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30.1S" calcext:value-type="time">
            <text:p>00:30</text:p>
          </table:table-cell>
          <table:table-cell office:value-type="float" office:value="183.3" calcext:value-type="float">
            <text:p>183.3</text:p>
          </table:table-cell>
          <table:table-cell table:style-name="ce7" office:value-type="time" office:time-value="PT00H00M30.1S" calcext:value-type="time">
            <text:p>00:30</text:p>
          </table:table-cell>
          <table:table-cell/>
          <table:table-cell table:style-name="ce7" office:value-type="time" office:time-value="PT00H00M30.1S" calcext:value-type="time">
            <text:p>00:30</text:p>
          </table:table-cell>
          <table:table-cell office:value-type="float" office:value="193.9" calcext:value-type="float">
            <text:p>193.9</text:p>
          </table:table-cell>
          <table:table-cell table:style-name="ce7" office:value-type="time" office:time-value="PT00H00M30.1S" calcext:value-type="time">
            <text:p>00:30</text:p>
          </table:table-cell>
          <table:table-cell office:value-type="float" office:value="275.8" calcext:value-type="float">
            <text:p>275.8</text:p>
          </table:table-cell>
          <table:table-cell table:style-name="ce7" office:value-type="time" office:time-value="PT00H00M30.1S" calcext:value-type="time">
            <text:p>00:30</text:p>
          </table:table-cell>
          <table:table-cell office:value-type="float" office:value="207.9" calcext:value-type="float">
            <text:p>207.9</text:p>
          </table:table-cell>
          <table:table-cell table:style-name="ce7" office:value-type="time" office:time-value="PT00H00M30.1S" calcext:value-type="time">
            <text:p>00:30</text:p>
          </table:table-cell>
          <table:table-cell office:value-type="float" office:value="211.4" calcext:value-type="float">
            <text:p>211.4</text:p>
          </table:table-cell>
          <table:table-cell table:style-name="ce28" table:formula="of:=[.N23]+[.N$10]" office:value-type="time" office:time-value="PT00H07M30S" calcext:value-type="time">
            <text:p>07:30</text:p>
          </table:table-cell>
          <table:table-cell table:style-name="ce33" office:value-type="float" office:value="470" calcext:value-type="float">
            <text:p>470</text:p>
          </table:table-cell>
          <table:table-cell table:formula="of:=[.O24]-[.O23]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32.1S" calcext:value-type="time">
            <text:p>00:32</text:p>
          </table:table-cell>
          <table:table-cell office:value-type="float" office:value="190.5" calcext:value-type="float">
            <text:p>190.5</text:p>
          </table:table-cell>
          <table:table-cell table:style-name="ce7" office:value-type="time" office:time-value="PT00H00M32.1S" calcext:value-type="time">
            <text:p>00:32</text:p>
          </table:table-cell>
          <table:table-cell/>
          <table:table-cell table:style-name="ce7" office:value-type="time" office:time-value="PT00H00M32.1S" calcext:value-type="time">
            <text:p>00:32</text:p>
          </table:table-cell>
          <table:table-cell office:value-type="float" office:value="200.1" calcext:value-type="float">
            <text:p>200.1</text:p>
          </table:table-cell>
          <table:table-cell table:style-name="ce7" office:value-type="time" office:time-value="PT00H00M32.1S" calcext:value-type="time">
            <text:p>00:32</text:p>
          </table:table-cell>
          <table:table-cell office:value-type="float" office:value="289.6" calcext:value-type="float">
            <text:p>289.6</text:p>
          </table:table-cell>
          <table:table-cell table:style-name="ce7" office:value-type="time" office:time-value="PT00H00M32.1S" calcext:value-type="time">
            <text:p>00:32</text:p>
          </table:table-cell>
          <table:table-cell office:value-type="float" office:value="210.7" calcext:value-type="float">
            <text:p>210.7</text:p>
          </table:table-cell>
          <table:table-cell table:style-name="ce7" office:value-type="time" office:time-value="PT00H00M32.1S" calcext:value-type="time">
            <text:p>00:32</text:p>
          </table:table-cell>
          <table:table-cell office:value-type="float" office:value="229.6" calcext:value-type="float">
            <text:p>229.6</text:p>
          </table:table-cell>
          <table:table-cell table:style-name="ce8" table:formula="of:=[.N24]+[.N$10]" office:value-type="time" office:time-value="PT00H08M00S" calcext:value-type="time">
            <text:p>08:00</text:p>
          </table:table-cell>
          <table:table-cell table:style-name="ce34" office:value-type="float" office:value="475" calcext:value-type="float">
            <text:p>475</text:p>
          </table:table-cell>
          <table:table-cell table:formula="of:=[.O25]-[.O24]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34.1S" calcext:value-type="time">
            <text:p>00:34</text:p>
          </table:table-cell>
          <table:table-cell office:value-type="float" office:value="194.6" calcext:value-type="float">
            <text:p>194.6</text:p>
          </table:table-cell>
          <table:table-cell table:style-name="ce7" office:value-type="time" office:time-value="PT00H00M34.1S" calcext:value-type="time">
            <text:p>00:34</text:p>
          </table:table-cell>
          <table:table-cell/>
          <table:table-cell table:style-name="ce7" office:value-type="time" office:time-value="PT00H00M34.1S" calcext:value-type="time">
            <text:p>00:34</text:p>
          </table:table-cell>
          <table:table-cell office:value-type="float" office:value="207.3" calcext:value-type="float">
            <text:p>207.3</text:p>
          </table:table-cell>
          <table:table-cell table:style-name="ce7" office:value-type="time" office:time-value="PT00H00M34.1S" calcext:value-type="time">
            <text:p>00:34</text:p>
          </table:table-cell>
          <table:table-cell office:value-type="float" office:value="289.7" calcext:value-type="float">
            <text:p>289.7</text:p>
          </table:table-cell>
          <table:table-cell table:style-name="ce7" office:value-type="time" office:time-value="PT00H00M34.1S" calcext:value-type="time">
            <text:p>00:34</text:p>
          </table:table-cell>
          <table:table-cell office:value-type="float" office:value="211.5" calcext:value-type="float">
            <text:p>211.5</text:p>
          </table:table-cell>
          <table:table-cell table:style-name="ce7" office:value-type="time" office:time-value="PT00H00M34.1S" calcext:value-type="time">
            <text:p>00:34</text:p>
          </table:table-cell>
          <table:table-cell office:value-type="float" office:value="226.6" calcext:value-type="float">
            <text:p>226.6</text:p>
          </table:table-cell>
          <table:table-cell table:style-name="ce28"/>
          <table:table-cell table:style-name="ce35"/>
          <table:table-cell table:formula="of:=[.O26]-[.O25]" office:value-type="float" office:value="-475" calcext:value-type="float">
            <text:p>-475</text:p>
          </table:table-cell>
          <table:table-cell/>
        </table:table-row>
        <table:table-row table:style-name="ro2">
          <table:table-cell/>
          <table:table-cell table:style-name="ce7" office:value-type="time" office:time-value="PT00H00M36.1S" calcext:value-type="time">
            <text:p>00:36</text:p>
          </table:table-cell>
          <table:table-cell office:value-type="float" office:value="201.2" calcext:value-type="float">
            <text:p>201.2</text:p>
          </table:table-cell>
          <table:table-cell table:style-name="ce7" office:value-type="time" office:time-value="PT00H00M36.1S" calcext:value-type="time">
            <text:p>00:36</text:p>
          </table:table-cell>
          <table:table-cell/>
          <table:table-cell table:style-name="ce7" office:value-type="time" office:time-value="PT00H00M36.1S" calcext:value-type="time">
            <text:p>00:36</text:p>
          </table:table-cell>
          <table:table-cell office:value-type="float" office:value="213.2" calcext:value-type="float">
            <text:p>213.2</text:p>
          </table:table-cell>
          <table:table-cell table:style-name="ce7" office:value-type="time" office:time-value="PT00H00M36.1S" calcext:value-type="time">
            <text:p>00:36</text:p>
          </table:table-cell>
          <table:table-cell office:value-type="float" office:value="287.7" calcext:value-type="float">
            <text:p>287.7</text:p>
          </table:table-cell>
          <table:table-cell table:style-name="ce7" office:value-type="time" office:time-value="PT00H00M36.1S" calcext:value-type="time">
            <text:p>00:36</text:p>
          </table:table-cell>
          <table:table-cell office:value-type="float" office:value="211.4" calcext:value-type="float">
            <text:p>211.4</text:p>
          </table:table-cell>
          <table:table-cell table:style-name="ce7" office:value-type="time" office:time-value="PT00H00M36.1S" calcext:value-type="time">
            <text:p>00:36</text:p>
          </table:table-cell>
          <table:table-cell office:value-type="float" office:value="217.4" calcext:value-type="float">
            <text:p>217.4</text:p>
          </table:table-cell>
          <table:table-cell table:style-name="ce27"/>
          <table:table-cell table:style-name="ce36"/>
          <table:table-cell table:formula="of:=[.O27]-[.O26]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table:style-name="ce7" office:value-type="time" office:time-value="PT00H00M38.1S" calcext:value-type="time">
            <text:p>00:38</text:p>
          </table:table-cell>
          <table:table-cell office:value-type="float" office:value="210.2" calcext:value-type="float">
            <text:p>210.2</text:p>
          </table:table-cell>
          <table:table-cell table:style-name="ce7" office:value-type="time" office:time-value="PT00H00M38.1S" calcext:value-type="time">
            <text:p>00:38</text:p>
          </table:table-cell>
          <table:table-cell/>
          <table:table-cell table:style-name="ce7" office:value-type="time" office:time-value="PT00H00M38.1S" calcext:value-type="time">
            <text:p>00:38</text:p>
          </table:table-cell>
          <table:table-cell office:value-type="float" office:value="216.2" calcext:value-type="float">
            <text:p>216.2</text:p>
          </table:table-cell>
          <table:table-cell table:style-name="ce7" office:value-type="time" office:time-value="PT00H00M38.1S" calcext:value-type="time">
            <text:p>00:38</text:p>
          </table:table-cell>
          <table:table-cell office:value-type="float" office:value="297.7" calcext:value-type="float">
            <text:p>297.7</text:p>
          </table:table-cell>
          <table:table-cell table:style-name="ce7" office:value-type="time" office:time-value="PT00H00M38.1S" calcext:value-type="time">
            <text:p>00:38</text:p>
          </table:table-cell>
          <table:table-cell office:value-type="float" office:value="215.7" calcext:value-type="float">
            <text:p>215.7</text:p>
          </table:table-cell>
          <table:table-cell table:style-name="ce7" office:value-type="time" office:time-value="PT00H00M38.1S" calcext:value-type="time">
            <text:p>00:38</text:p>
          </table:table-cell>
          <table:table-cell office:value-type="float" office:value="213.6" calcext:value-type="float">
            <text:p>213.6</text:p>
          </table:table-cell>
          <table:table-cell table:style-name="ce29"/>
          <table:table-cell table:style-name="ce37"/>
          <table:table-cell table:number-columns-repeated="2"/>
        </table:table-row>
        <table:table-row table:style-name="ro2">
          <table:table-cell/>
          <table:table-cell table:style-name="ce7" office:value-type="time" office:time-value="PT00H00M40.1S" calcext:value-type="time">
            <text:p>00:40</text:p>
          </table:table-cell>
          <table:table-cell office:value-type="float" office:value="212.3" calcext:value-type="float">
            <text:p>212.3</text:p>
          </table:table-cell>
          <table:table-cell table:style-name="ce7" office:value-type="time" office:time-value="PT00H00M40.1S" calcext:value-type="time">
            <text:p>00:40</text:p>
          </table:table-cell>
          <table:table-cell/>
          <table:table-cell table:style-name="ce7" office:value-type="time" office:time-value="PT00H00M40.1S" calcext:value-type="time">
            <text:p>00:40</text:p>
          </table:table-cell>
          <table:table-cell office:value-type="float" office:value="224.1" calcext:value-type="float">
            <text:p>224.1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82.5" calcext:value-type="float">
            <text:p>282.5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16.4" calcext:value-type="float">
            <text:p>216.4</text:p>
          </table:table-cell>
          <table:table-cell table:style-name="ce7" office:value-type="time" office:time-value="PT00H00M40.1S" calcext:value-type="time">
            <text:p>00:40</text:p>
          </table:table-cell>
          <table:table-cell office:value-type="float" office:value="219.7" calcext:value-type="float">
            <text:p>219.7</text:p>
          </table:table-cell>
          <table:table-cell table:style-name="ce27"/>
          <table:table-cell table:style-name="ce36"/>
          <table:table-cell table:number-columns-repeated="2"/>
        </table:table-row>
        <table:table-row table:style-name="ro2">
          <table:table-cell/>
          <table:table-cell table:style-name="ce7" office:value-type="time" office:time-value="PT00H00M42.1S" calcext:value-type="time">
            <text:p>00:42</text:p>
          </table:table-cell>
          <table:table-cell office:value-type="float" office:value="221.2" calcext:value-type="float">
            <text:p>221.2</text:p>
          </table:table-cell>
          <table:table-cell table:style-name="ce7" office:value-type="time" office:time-value="PT00H00M42.1S" calcext:value-type="time">
            <text:p>00:42</text:p>
          </table:table-cell>
          <table:table-cell/>
          <table:table-cell table:style-name="ce7" office:value-type="time" office:time-value="PT00H00M42.1S" calcext:value-type="time">
            <text:p>00:42</text:p>
          </table:table-cell>
          <table:table-cell office:value-type="float" office:value="226.9" calcext:value-type="float">
            <text:p>226.9</text:p>
          </table:table-cell>
          <table:table-cell table:style-name="ce7" office:value-type="time" office:time-value="PT00H00M42.1S" calcext:value-type="time">
            <text:p>00:42</text:p>
          </table:table-cell>
          <table:table-cell office:value-type="float" office:value="274.1" calcext:value-type="float">
            <text:p>274.1</text:p>
          </table:table-cell>
          <table:table-cell table:style-name="ce7" office:value-type="time" office:time-value="PT00H00M42.1S" calcext:value-type="time">
            <text:p>00:42</text:p>
          </table:table-cell>
          <table:table-cell office:value-type="float" office:value="219.8" calcext:value-type="float">
            <text:p>219.8</text:p>
          </table:table-cell>
          <table:table-cell table:style-name="ce7" office:value-type="time" office:time-value="PT00H00M42.1S" calcext:value-type="time">
            <text:p>00:42</text:p>
          </table:table-cell>
          <table:table-cell office:value-type="float" office:value="224.6" calcext:value-type="float">
            <text:p>224.6</text:p>
          </table:table-cell>
          <table:table-cell table:style-name="ce30"/>
          <table:table-cell table:style-name="ce38"/>
          <table:table-cell table:number-columns-repeated="2"/>
        </table:table-row>
        <table:table-row table:style-name="ro2">
          <table:table-cell/>
          <table:table-cell table:style-name="ce7" office:value-type="time" office:time-value="PT00H00M44.1S" calcext:value-type="time">
            <text:p>00:44</text:p>
          </table:table-cell>
          <table:table-cell office:value-type="float" office:value="222.7" calcext:value-type="float">
            <text:p>222.7</text:p>
          </table:table-cell>
          <table:table-cell table:style-name="ce7" office:value-type="time" office:time-value="PT00H00M44.1S" calcext:value-type="time">
            <text:p>00:44</text:p>
          </table:table-cell>
          <table:table-cell/>
          <table:table-cell table:style-name="ce7" office:value-type="time" office:time-value="PT00H00M44.1S" calcext:value-type="time">
            <text:p>00:44</text:p>
          </table:table-cell>
          <table:table-cell office:value-type="float" office:value="231.7" calcext:value-type="float">
            <text:p>231.7</text:p>
          </table:table-cell>
          <table:table-cell table:style-name="ce7" office:value-type="time" office:time-value="PT00H00M44.1S" calcext:value-type="time">
            <text:p>00:44</text:p>
          </table:table-cell>
          <table:table-cell office:value-type="float" office:value="275.3" calcext:value-type="float">
            <text:p>275.3</text:p>
          </table:table-cell>
          <table:table-cell table:style-name="ce7" office:value-type="time" office:time-value="PT00H00M44.1S" calcext:value-type="time">
            <text:p>00:44</text:p>
          </table:table-cell>
          <table:table-cell office:value-type="float" office:value="219.6" calcext:value-type="float">
            <text:p>219.6</text:p>
          </table:table-cell>
          <table:table-cell table:style-name="ce7" office:value-type="time" office:time-value="PT00H00M44.1S" calcext:value-type="time">
            <text:p>00:44</text:p>
          </table:table-cell>
          <table:table-cell office:value-type="float" office:value="240.1" calcext:value-type="float">
            <text:p>240.1</text:p>
          </table:table-cell>
          <table:table-cell table:style-name="ce31" office:value-type="string" calcext:value-type="string">
            <text:p>My roast: stop at beginning of 2c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time" office:time-value="PT00H00M46.1S" calcext:value-type="time">
            <text:p>00:46</text:p>
          </table:table-cell>
          <table:table-cell office:value-type="float" office:value="229" calcext:value-type="float">
            <text:p>229</text:p>
          </table:table-cell>
          <table:table-cell table:style-name="ce7" office:value-type="time" office:time-value="PT00H00M46.1S" calcext:value-type="time">
            <text:p>00:46</text:p>
          </table:table-cell>
          <table:table-cell/>
          <table:table-cell table:style-name="ce7" office:value-type="time" office:time-value="PT00H00M46.1S" calcext:value-type="time">
            <text:p>00:46</text:p>
          </table:table-cell>
          <table:table-cell office:value-type="float" office:value="235.8" calcext:value-type="float">
            <text:p>235.8</text:p>
          </table:table-cell>
          <table:table-cell table:style-name="ce7" office:value-type="time" office:time-value="PT00H00M46.1S" calcext:value-type="time">
            <text:p>00:46</text:p>
          </table:table-cell>
          <table:table-cell office:value-type="float" office:value="271.3" calcext:value-type="float">
            <text:p>271.3</text:p>
          </table:table-cell>
          <table:table-cell table:style-name="ce7" office:value-type="time" office:time-value="PT00H00M46.1S" calcext:value-type="time">
            <text:p>00:46</text:p>
          </table:table-cell>
          <table:table-cell office:value-type="float" office:value="226.5" calcext:value-type="float">
            <text:p>226.5</text:p>
          </table:table-cell>
          <table:table-cell table:style-name="ce7" office:value-type="time" office:time-value="PT00H00M46.1S" calcext:value-type="time">
            <text:p>00:46</text:p>
          </table:table-cell>
          <table:table-cell office:value-type="float" office:value="235.9" calcext:value-type="float">
            <text:p>235.9</text:p>
          </table:table-cell>
          <table:table-cell table:style-name="ce31" office:value-type="string" calcext:value-type="string">
            <text:p>STOP AT 8:00 or 475 whichever 1st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time" office:time-value="PT00H00M48.1S" calcext:value-type="time">
            <text:p>00:48</text:p>
          </table:table-cell>
          <table:table-cell office:value-type="float" office:value="234" calcext:value-type="float">
            <text:p>234</text:p>
          </table:table-cell>
          <table:table-cell table:style-name="ce7" office:value-type="time" office:time-value="PT00H00M48.1S" calcext:value-type="time">
            <text:p>00:48</text:p>
          </table:table-cell>
          <table:table-cell/>
          <table:table-cell table:style-name="ce7" office:value-type="time" office:time-value="PT00H00M48.1S" calcext:value-type="time">
            <text:p>00:48</text:p>
          </table:table-cell>
          <table:table-cell office:value-type="float" office:value="240.5" calcext:value-type="float">
            <text:p>240.5</text:p>
          </table:table-cell>
          <table:table-cell table:style-name="ce7" office:value-type="time" office:time-value="PT00H00M48.1S" calcext:value-type="time">
            <text:p>00:48</text:p>
          </table:table-cell>
          <table:table-cell office:value-type="float" office:value="267.1" calcext:value-type="float">
            <text:p>267.1</text:p>
          </table:table-cell>
          <table:table-cell table:style-name="ce7" office:value-type="time" office:time-value="PT00H00M48.1S" calcext:value-type="time">
            <text:p>00:48</text:p>
          </table:table-cell>
          <table:table-cell office:value-type="float" office:value="231.1" calcext:value-type="float">
            <text:p>231.1</text:p>
          </table:table-cell>
          <table:table-cell table:style-name="ce7" office:value-type="time" office:time-value="PT00H00M48.1S" calcext:value-type="time">
            <text:p>00:4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AN COOL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time" office:time-value="PT00H00M50.1S" calcext:value-type="time">
            <text:p>00:50</text:p>
          </table:table-cell>
          <table:table-cell office:value-type="float" office:value="237.7" calcext:value-type="float">
            <text:p>237.7</text:p>
          </table:table-cell>
          <table:table-cell table:style-name="ce7" office:value-type="time" office:time-value="PT00H00M50.1S" calcext:value-type="time">
            <text:p>00:50</text:p>
          </table:table-cell>
          <table:table-cell/>
          <table:table-cell table:style-name="ce7" office:value-type="time" office:time-value="PT00H00M50.1S" calcext:value-type="time">
            <text:p>00:50</text:p>
          </table:table-cell>
          <table:table-cell office:value-type="float" office:value="246.8" calcext:value-type="float">
            <text:p>246.8</text:p>
          </table:table-cell>
          <table:table-cell table:style-name="ce7" office:value-type="time" office:time-value="PT00H00M50.1S" calcext:value-type="time">
            <text:p>00:50</text:p>
          </table:table-cell>
          <table:table-cell office:value-type="float" office:value="267.6" calcext:value-type="float">
            <text:p>267.6</text:p>
          </table:table-cell>
          <table:table-cell table:style-name="ce7" office:value-type="time" office:time-value="PT00H00M50.1S" calcext:value-type="time">
            <text:p>00:50</text:p>
          </table:table-cell>
          <table:table-cell office:value-type="float" office:value="239.2" calcext:value-type="float">
            <text:p>239.2</text:p>
          </table:table-cell>
          <table:table-cell table:style-name="ce7" office:value-type="time" office:time-value="PT00H00M50.1S" calcext:value-type="time">
            <text:p>00:50</text:p>
          </table:table-cell>
          <table:table-cell office:value-type="float" office:value="240.1" calcext:value-type="float">
            <text:p>24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2.1S" calcext:value-type="time">
            <text:p>00:52</text:p>
          </table:table-cell>
          <table:table-cell office:value-type="float" office:value="240" calcext:value-type="float">
            <text:p>240</text:p>
          </table:table-cell>
          <table:table-cell table:style-name="ce7" office:value-type="time" office:time-value="PT00H00M52.1S" calcext:value-type="time">
            <text:p>00:52</text:p>
          </table:table-cell>
          <table:table-cell/>
          <table:table-cell table:style-name="ce7" office:value-type="time" office:time-value="PT00H00M52.1S" calcext:value-type="time">
            <text:p>00:52</text:p>
          </table:table-cell>
          <table:table-cell office:value-type="float" office:value="249.6" calcext:value-type="float">
            <text:p>249.6</text:p>
          </table:table-cell>
          <table:table-cell table:style-name="ce7" office:value-type="time" office:time-value="PT00H00M52.1S" calcext:value-type="time">
            <text:p>00:52</text:p>
          </table:table-cell>
          <table:table-cell office:value-type="float" office:value="266.1" calcext:value-type="float">
            <text:p>266.1</text:p>
          </table:table-cell>
          <table:table-cell table:style-name="ce7" office:value-type="time" office:time-value="PT00H00M52.1S" calcext:value-type="time">
            <text:p>00:52</text:p>
          </table:table-cell>
          <table:table-cell office:value-type="float" office:value="245.5" calcext:value-type="float">
            <text:p>245.5</text:p>
          </table:table-cell>
          <table:table-cell table:style-name="ce7" office:value-type="time" office:time-value="PT00H00M52.1S" calcext:value-type="time">
            <text:p>00:52</text:p>
          </table:table-cell>
          <table:table-cell office:value-type="float" office:value="244.6" calcext:value-type="float">
            <text:p>24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4.1S" calcext:value-type="time">
            <text:p>00:54</text:p>
          </table:table-cell>
          <table:table-cell office:value-type="float" office:value="249" calcext:value-type="float">
            <text:p>249</text:p>
          </table:table-cell>
          <table:table-cell table:style-name="ce7" office:value-type="time" office:time-value="PT00H00M54.1S" calcext:value-type="time">
            <text:p>00:54</text:p>
          </table:table-cell>
          <table:table-cell/>
          <table:table-cell table:style-name="ce7" office:value-type="time" office:time-value="PT00H00M54.1S" calcext:value-type="time">
            <text:p>00:54</text:p>
          </table:table-cell>
          <table:table-cell office:value-type="float" office:value="252.9" calcext:value-type="float">
            <text:p>252.9</text:p>
          </table:table-cell>
          <table:table-cell table:style-name="ce7" office:value-type="time" office:time-value="PT00H00M54.1S" calcext:value-type="time">
            <text:p>00:54</text:p>
          </table:table-cell>
          <table:table-cell office:value-type="float" office:value="271.8" calcext:value-type="float">
            <text:p>271.8</text:p>
          </table:table-cell>
          <table:table-cell table:style-name="ce7" office:value-type="time" office:time-value="PT00H00M54.1S" calcext:value-type="time">
            <text:p>00:54</text:p>
          </table:table-cell>
          <table:table-cell office:value-type="float" office:value="250.6" calcext:value-type="float">
            <text:p>250.6</text:p>
          </table:table-cell>
          <table:table-cell table:style-name="ce7" office:value-type="time" office:time-value="PT00H00M54.1S" calcext:value-type="time">
            <text:p>00:54</text:p>
          </table:table-cell>
          <table:table-cell office:value-type="float" office:value="254.4" calcext:value-type="float">
            <text:p>254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6.1S" calcext:value-type="time">
            <text:p>00:56</text:p>
          </table:table-cell>
          <table:table-cell office:value-type="float" office:value="251.2" calcext:value-type="float">
            <text:p>251.2</text:p>
          </table:table-cell>
          <table:table-cell table:style-name="ce7" office:value-type="time" office:time-value="PT00H00M56.1S" calcext:value-type="time">
            <text:p>00:56</text:p>
          </table:table-cell>
          <table:table-cell/>
          <table:table-cell table:style-name="ce7" office:value-type="time" office:time-value="PT00H00M56.1S" calcext:value-type="time">
            <text:p>00:56</text:p>
          </table:table-cell>
          <table:table-cell office:value-type="float" office:value="258.8" calcext:value-type="float">
            <text:p>258.8</text:p>
          </table:table-cell>
          <table:table-cell table:style-name="ce7" office:value-type="time" office:time-value="PT00H00M56.1S" calcext:value-type="time">
            <text:p>00:56</text:p>
          </table:table-cell>
          <table:table-cell office:value-type="float" office:value="283.6" calcext:value-type="float">
            <text:p>283.6</text:p>
          </table:table-cell>
          <table:table-cell table:style-name="ce7" office:value-type="time" office:time-value="PT00H00M56.1S" calcext:value-type="time">
            <text:p>00:56</text:p>
          </table:table-cell>
          <table:table-cell office:value-type="float" office:value="256.6" calcext:value-type="float">
            <text:p>256.6</text:p>
          </table:table-cell>
          <table:table-cell table:style-name="ce7" office:value-type="time" office:time-value="PT00H00M56.1S" calcext:value-type="time">
            <text:p>00:56</text:p>
          </table:table-cell>
          <table:table-cell office:value-type="float" office:value="278.7" calcext:value-type="float">
            <text:p>278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0M58.1S" calcext:value-type="time">
            <text:p>00:58</text:p>
          </table:table-cell>
          <table:table-cell office:value-type="float" office:value="254.9" calcext:value-type="float">
            <text:p>254.9</text:p>
          </table:table-cell>
          <table:table-cell table:style-name="ce7" office:value-type="time" office:time-value="PT00H00M58.1S" calcext:value-type="time">
            <text:p>00:58</text:p>
          </table:table-cell>
          <table:table-cell/>
          <table:table-cell table:style-name="ce7" office:value-type="time" office:time-value="PT00H00M58.1S" calcext:value-type="time">
            <text:p>00:58</text:p>
          </table:table-cell>
          <table:table-cell office:value-type="float" office:value="259.4" calcext:value-type="float">
            <text:p>259.4</text:p>
          </table:table-cell>
          <table:table-cell table:style-name="ce7" office:value-type="time" office:time-value="PT00H00M58.1S" calcext:value-type="time">
            <text:p>00:58</text:p>
          </table:table-cell>
          <table:table-cell office:value-type="float" office:value="289.9" calcext:value-type="float">
            <text:p>289.9</text:p>
          </table:table-cell>
          <table:table-cell table:style-name="ce7" office:value-type="time" office:time-value="PT00H00M58.1S" calcext:value-type="time">
            <text:p>00:58</text:p>
          </table:table-cell>
          <table:table-cell office:value-type="float" office:value="262" calcext:value-type="float">
            <text:p>262</text:p>
          </table:table-cell>
          <table:table-cell table:style-name="ce7" office:value-type="time" office:time-value="PT00H00M58.1S" calcext:value-type="time">
            <text:p>00:58</text:p>
          </table:table-cell>
          <table:table-cell office:value-type="float" office:value="286.2" calcext:value-type="float">
            <text:p>28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0.1S" calcext:value-type="time">
            <text:p>01:00</text:p>
          </table:table-cell>
          <table:table-cell office:value-type="float" office:value="258.7" calcext:value-type="float">
            <text:p>258.7</text:p>
          </table:table-cell>
          <table:table-cell table:style-name="ce7" office:value-type="time" office:time-value="PT00H01M00.1S" calcext:value-type="time">
            <text:p>01:00</text:p>
          </table:table-cell>
          <table:table-cell/>
          <table:table-cell table:style-name="ce7" office:value-type="time" office:time-value="PT00H01M00.1S" calcext:value-type="time">
            <text:p>01:00</text:p>
          </table:table-cell>
          <table:table-cell office:value-type="float" office:value="263.4" calcext:value-type="float">
            <text:p>263.4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79.5" calcext:value-type="float">
            <text:p>279.5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67.3" calcext:value-type="float">
            <text:p>267.3</text:p>
          </table:table-cell>
          <table:table-cell table:style-name="ce7" office:value-type="time" office:time-value="PT00H01M00.1S" calcext:value-type="time">
            <text:p>01:00</text:p>
          </table:table-cell>
          <table:table-cell office:value-type="float" office:value="276.9" calcext:value-type="float">
            <text:p>27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2.1S" calcext:value-type="time">
            <text:p>01:02</text:p>
          </table:table-cell>
          <table:table-cell office:value-type="float" office:value="261.6" calcext:value-type="float">
            <text:p>261.6</text:p>
          </table:table-cell>
          <table:table-cell table:style-name="ce7" office:value-type="time" office:time-value="PT00H01M02.1S" calcext:value-type="time">
            <text:p>01:02</text:p>
          </table:table-cell>
          <table:table-cell/>
          <table:table-cell table:style-name="ce7" office:value-type="time" office:time-value="PT00H01M02.1S" calcext:value-type="time">
            <text:p>01:02</text:p>
          </table:table-cell>
          <table:table-cell office:value-type="float" office:value="267.4" calcext:value-type="float">
            <text:p>267.4</text:p>
          </table:table-cell>
          <table:table-cell table:style-name="ce7" office:value-type="time" office:time-value="PT00H01M02.1S" calcext:value-type="time">
            <text:p>01:02</text:p>
          </table:table-cell>
          <table:table-cell office:value-type="float" office:value="288.1" calcext:value-type="float">
            <text:p>288.1</text:p>
          </table:table-cell>
          <table:table-cell table:style-name="ce7" office:value-type="time" office:time-value="PT00H01M02.1S" calcext:value-type="time">
            <text:p>01:02</text:p>
          </table:table-cell>
          <table:table-cell office:value-type="float" office:value="270.3" calcext:value-type="float">
            <text:p>270.3</text:p>
          </table:table-cell>
          <table:table-cell table:style-name="ce7" office:value-type="time" office:time-value="PT00H01M02.1S" calcext:value-type="time">
            <text:p>01:02</text:p>
          </table:table-cell>
          <table:table-cell office:value-type="float" office:value="273.1" calcext:value-type="float">
            <text:p>273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4.1S" calcext:value-type="time">
            <text:p>01:04</text:p>
          </table:table-cell>
          <table:table-cell office:value-type="float" office:value="268.7" calcext:value-type="float">
            <text:p>268.7</text:p>
          </table:table-cell>
          <table:table-cell table:style-name="ce7" office:value-type="time" office:time-value="PT00H01M04.1S" calcext:value-type="time">
            <text:p>01:04</text:p>
          </table:table-cell>
          <table:table-cell/>
          <table:table-cell table:style-name="ce7" office:value-type="time" office:time-value="PT00H01M04.1S" calcext:value-type="time">
            <text:p>01:04</text:p>
          </table:table-cell>
          <table:table-cell office:value-type="float" office:value="272.7" calcext:value-type="float">
            <text:p>272.7</text:p>
          </table:table-cell>
          <table:table-cell table:style-name="ce7" office:value-type="time" office:time-value="PT00H01M04.1S" calcext:value-type="time">
            <text:p>01:04</text:p>
          </table:table-cell>
          <table:table-cell office:value-type="float" office:value="284.9" calcext:value-type="float">
            <text:p>284.9</text:p>
          </table:table-cell>
          <table:table-cell table:style-name="ce7" office:value-type="time" office:time-value="PT00H01M04.1S" calcext:value-type="time">
            <text:p>01:04</text:p>
          </table:table-cell>
          <table:table-cell office:value-type="float" office:value="274.9" calcext:value-type="float">
            <text:p>274.9</text:p>
          </table:table-cell>
          <table:table-cell table:style-name="ce7" office:value-type="time" office:time-value="PT00H01M04.1S" calcext:value-type="time">
            <text:p>01:04</text:p>
          </table:table-cell>
          <table:table-cell office:value-type="float" office:value="289.1" calcext:value-type="float">
            <text:p>28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6.1S" calcext:value-type="time">
            <text:p>01:06</text:p>
          </table:table-cell>
          <table:table-cell office:value-type="float" office:value="271.2" calcext:value-type="float">
            <text:p>271.2</text:p>
          </table:table-cell>
          <table:table-cell table:style-name="ce7" office:value-type="time" office:time-value="PT00H01M06.1S" calcext:value-type="time">
            <text:p>01:06</text:p>
          </table:table-cell>
          <table:table-cell/>
          <table:table-cell table:style-name="ce7" office:value-type="time" office:time-value="PT00H01M06.1S" calcext:value-type="time">
            <text:p>01:06</text:p>
          </table:table-cell>
          <table:table-cell office:value-type="float" office:value="274.4" calcext:value-type="float">
            <text:p>274.4</text:p>
          </table:table-cell>
          <table:table-cell table:style-name="ce7" office:value-type="time" office:time-value="PT00H01M06.1S" calcext:value-type="time">
            <text:p>01:06</text:p>
          </table:table-cell>
          <table:table-cell office:value-type="float" office:value="282.6" calcext:value-type="float">
            <text:p>282.6</text:p>
          </table:table-cell>
          <table:table-cell table:style-name="ce7" office:value-type="time" office:time-value="PT00H01M06.1S" calcext:value-type="time">
            <text:p>01:06</text:p>
          </table:table-cell>
          <table:table-cell office:value-type="float" office:value="264" calcext:value-type="float">
            <text:p>264</text:p>
          </table:table-cell>
          <table:table-cell table:style-name="ce7" office:value-type="time" office:time-value="PT00H01M06.1S" calcext:value-type="time">
            <text:p>01:06</text:p>
          </table:table-cell>
          <table:table-cell office:value-type="float" office:value="287.2" calcext:value-type="float">
            <text:p>28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08.1S" calcext:value-type="time">
            <text:p>01:08</text:p>
          </table:table-cell>
          <table:table-cell office:value-type="float" office:value="271.9" calcext:value-type="float">
            <text:p>271.9</text:p>
          </table:table-cell>
          <table:table-cell table:style-name="ce7" office:value-type="time" office:time-value="PT00H01M08.1S" calcext:value-type="time">
            <text:p>01:08</text:p>
          </table:table-cell>
          <table:table-cell/>
          <table:table-cell table:style-name="ce7" office:value-type="time" office:time-value="PT00H01M08.1S" calcext:value-type="time">
            <text:p>01:08</text:p>
          </table:table-cell>
          <table:table-cell office:value-type="float" office:value="277.6" calcext:value-type="float">
            <text:p>277.6</text:p>
          </table:table-cell>
          <table:table-cell table:style-name="ce7" office:value-type="time" office:time-value="PT00H01M08.1S" calcext:value-type="time">
            <text:p>01:08</text:p>
          </table:table-cell>
          <table:table-cell office:value-type="float" office:value="287" calcext:value-type="float">
            <text:p>287</text:p>
          </table:table-cell>
          <table:table-cell table:style-name="ce7" office:value-type="time" office:time-value="PT00H01M08.1S" calcext:value-type="time">
            <text:p>01:08</text:p>
          </table:table-cell>
          <table:table-cell office:value-type="float" office:value="265.4" calcext:value-type="float">
            <text:p>265.4</text:p>
          </table:table-cell>
          <table:table-cell table:style-name="ce7" office:value-type="time" office:time-value="PT00H01M08.1S" calcext:value-type="time">
            <text:p>01:08</text:p>
          </table:table-cell>
          <table:table-cell office:value-type="float" office:value="291.4" calcext:value-type="float">
            <text:p>291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0.1S" calcext:value-type="time">
            <text:p>01:10</text:p>
          </table:table-cell>
          <table:table-cell office:value-type="float" office:value="278.2" calcext:value-type="float">
            <text:p>278.2</text:p>
          </table:table-cell>
          <table:table-cell table:style-name="ce7" office:value-type="time" office:time-value="PT00H01M10.1S" calcext:value-type="time">
            <text:p>01:10</text:p>
          </table:table-cell>
          <table:table-cell/>
          <table:table-cell table:style-name="ce7" office:value-type="time" office:time-value="PT00H01M10.1S" calcext:value-type="time">
            <text:p>01:10</text:p>
          </table:table-cell>
          <table:table-cell office:value-type="float" office:value="278.8" calcext:value-type="float">
            <text:p>278.8</text:p>
          </table:table-cell>
          <table:table-cell table:style-name="ce7" office:value-type="time" office:time-value="PT00H01M10.1S" calcext:value-type="time">
            <text:p>01:10</text:p>
          </table:table-cell>
          <table:table-cell office:value-type="float" office:value="282.9" calcext:value-type="float">
            <text:p>282.9</text:p>
          </table:table-cell>
          <table:table-cell table:style-name="ce7" office:value-type="time" office:time-value="PT00H01M10.1S" calcext:value-type="time">
            <text:p>01:10</text:p>
          </table:table-cell>
          <table:table-cell office:value-type="float" office:value="264.6" calcext:value-type="float">
            <text:p>264.6</text:p>
          </table:table-cell>
          <table:table-cell table:style-name="ce7" office:value-type="time" office:time-value="PT00H01M10.1S" calcext:value-type="time">
            <text:p>01:10</text:p>
          </table:table-cell>
          <table:table-cell office:value-type="float" office:value="286.2" calcext:value-type="float">
            <text:p>28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2.1S" calcext:value-type="time">
            <text:p>01:12</text:p>
          </table:table-cell>
          <table:table-cell office:value-type="float" office:value="281.5" calcext:value-type="float">
            <text:p>281.5</text:p>
          </table:table-cell>
          <table:table-cell table:style-name="ce7" office:value-type="time" office:time-value="PT00H01M12.1S" calcext:value-type="time">
            <text:p>01:12</text:p>
          </table:table-cell>
          <table:table-cell/>
          <table:table-cell table:style-name="ce7" office:value-type="time" office:time-value="PT00H01M12.1S" calcext:value-type="time">
            <text:p>01:12</text:p>
          </table:table-cell>
          <table:table-cell office:value-type="float" office:value="280.4" calcext:value-type="float">
            <text:p>280.4</text:p>
          </table:table-cell>
          <table:table-cell table:style-name="ce7" office:value-type="time" office:time-value="PT00H01M12.1S" calcext:value-type="time">
            <text:p>01:12</text:p>
          </table:table-cell>
          <table:table-cell office:value-type="float" office:value="280" calcext:value-type="float">
            <text:p>280</text:p>
          </table:table-cell>
          <table:table-cell table:style-name="ce7" office:value-type="time" office:time-value="PT00H01M12.1S" calcext:value-type="time">
            <text:p>01:12</text:p>
          </table:table-cell>
          <table:table-cell office:value-type="float" office:value="264.7" calcext:value-type="float">
            <text:p>264.7</text:p>
          </table:table-cell>
          <table:table-cell table:style-name="ce7" office:value-type="time" office:time-value="PT00H01M12.1S" calcext:value-type="time">
            <text:p>01:12</text:p>
          </table:table-cell>
          <table:table-cell office:value-type="float" office:value="287.5" calcext:value-type="float">
            <text:p>287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4.1S" calcext:value-type="time">
            <text:p>01:14</text:p>
          </table:table-cell>
          <table:table-cell office:value-type="float" office:value="282.3" calcext:value-type="float">
            <text:p>282.3</text:p>
          </table:table-cell>
          <table:table-cell table:style-name="ce7" office:value-type="time" office:time-value="PT00H01M14.1S" calcext:value-type="time">
            <text:p>01:14</text:p>
          </table:table-cell>
          <table:table-cell/>
          <table:table-cell table:style-name="ce7" office:value-type="time" office:time-value="PT00H01M14.1S" calcext:value-type="time">
            <text:p>01:14</text:p>
          </table:table-cell>
          <table:table-cell office:value-type="float" office:value="284.8" calcext:value-type="float">
            <text:p>284.8</text:p>
          </table:table-cell>
          <table:table-cell table:style-name="ce7" office:value-type="time" office:time-value="PT00H01M14.1S" calcext:value-type="time">
            <text:p>01:14</text:p>
          </table:table-cell>
          <table:table-cell office:value-type="float" office:value="294.9" calcext:value-type="float">
            <text:p>294.9</text:p>
          </table:table-cell>
          <table:table-cell table:style-name="ce7" office:value-type="time" office:time-value="PT00H01M14.1S" calcext:value-type="time">
            <text:p>01:14</text:p>
          </table:table-cell>
          <table:table-cell office:value-type="float" office:value="261.8" calcext:value-type="float">
            <text:p>261.8</text:p>
          </table:table-cell>
          <table:table-cell table:style-name="ce7" office:value-type="time" office:time-value="PT00H01M14.1S" calcext:value-type="time">
            <text:p>01:14</text:p>
          </table:table-cell>
          <table:table-cell office:value-type="float" office:value="288.4" calcext:value-type="float">
            <text:p>28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6.1S" calcext:value-type="time">
            <text:p>01:16</text:p>
          </table:table-cell>
          <table:table-cell office:value-type="float" office:value="285" calcext:value-type="float">
            <text:p>285</text:p>
          </table:table-cell>
          <table:table-cell table:style-name="ce7" office:value-type="time" office:time-value="PT00H01M16.1S" calcext:value-type="time">
            <text:p>01:16</text:p>
          </table:table-cell>
          <table:table-cell/>
          <table:table-cell table:style-name="ce7" office:value-type="time" office:time-value="PT00H01M16.1S" calcext:value-type="time">
            <text:p>01:16</text:p>
          </table:table-cell>
          <table:table-cell office:value-type="float" office:value="288.5" calcext:value-type="float">
            <text:p>288.5</text:p>
          </table:table-cell>
          <table:table-cell table:style-name="ce7" office:value-type="time" office:time-value="PT00H01M16.1S" calcext:value-type="time">
            <text:p>01:16</text:p>
          </table:table-cell>
          <table:table-cell office:value-type="float" office:value="290.9" calcext:value-type="float">
            <text:p>290.9</text:p>
          </table:table-cell>
          <table:table-cell table:style-name="ce7" office:value-type="time" office:time-value="PT00H01M16.1S" calcext:value-type="time">
            <text:p>01:16</text:p>
          </table:table-cell>
          <table:table-cell office:value-type="float" office:value="267.6" calcext:value-type="float">
            <text:p>267.6</text:p>
          </table:table-cell>
          <table:table-cell table:style-name="ce7" office:value-type="time" office:time-value="PT00H01M16.1S" calcext:value-type="time">
            <text:p>01:16</text:p>
          </table:table-cell>
          <table:table-cell office:value-type="float" office:value="294.4" calcext:value-type="float">
            <text:p>294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18.1S" calcext:value-type="time">
            <text:p>01:18</text:p>
          </table:table-cell>
          <table:table-cell office:value-type="float" office:value="285.1" calcext:value-type="float">
            <text:p>285.1</text:p>
          </table:table-cell>
          <table:table-cell table:style-name="ce7" office:value-type="time" office:time-value="PT00H01M18.1S" calcext:value-type="time">
            <text:p>01:18</text:p>
          </table:table-cell>
          <table:table-cell/>
          <table:table-cell table:style-name="ce7" office:value-type="time" office:time-value="PT00H01M18.1S" calcext:value-type="time">
            <text:p>01:18</text:p>
          </table:table-cell>
          <table:table-cell office:value-type="float" office:value="291.1" calcext:value-type="float">
            <text:p>291.1</text:p>
          </table:table-cell>
          <table:table-cell table:style-name="ce7" office:value-type="time" office:time-value="PT00H01M18.1S" calcext:value-type="time">
            <text:p>01:18</text:p>
          </table:table-cell>
          <table:table-cell office:value-type="float" office:value="280.5" calcext:value-type="float">
            <text:p>280.5</text:p>
          </table:table-cell>
          <table:table-cell table:style-name="ce7" office:value-type="time" office:time-value="PT00H01M18.1S" calcext:value-type="time">
            <text:p>01:18</text:p>
          </table:table-cell>
          <table:table-cell office:value-type="float" office:value="262.3" calcext:value-type="float">
            <text:p>262.3</text:p>
          </table:table-cell>
          <table:table-cell table:style-name="ce7" office:value-type="time" office:time-value="PT00H01M18.1S" calcext:value-type="time">
            <text:p>01:18</text:p>
          </table:table-cell>
          <table:table-cell office:value-type="float" office:value="297.1" calcext:value-type="float">
            <text:p>297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0.1S" calcext:value-type="time">
            <text:p>01:20</text:p>
          </table:table-cell>
          <table:table-cell office:value-type="float" office:value="289.4" calcext:value-type="float">
            <text:p>289.4</text:p>
          </table:table-cell>
          <table:table-cell table:style-name="ce7" office:value-type="time" office:time-value="PT00H01M20.1S" calcext:value-type="time">
            <text:p>01:20</text:p>
          </table:table-cell>
          <table:table-cell/>
          <table:table-cell table:style-name="ce7" office:value-type="time" office:time-value="PT00H01M20.1S" calcext:value-type="time">
            <text:p>01:20</text:p>
          </table:table-cell>
          <table:table-cell office:value-type="float" office:value="294.1" calcext:value-type="float">
            <text:p>294.1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286.3" calcext:value-type="float">
            <text:p>286.3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269.2" calcext:value-type="float">
            <text:p>269.2</text:p>
          </table:table-cell>
          <table:table-cell table:style-name="ce7" office:value-type="time" office:time-value="PT00H01M20.1S" calcext:value-type="time">
            <text:p>01:20</text:p>
          </table:table-cell>
          <table:table-cell office:value-type="float" office:value="299.1" calcext:value-type="float">
            <text:p>29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2.1S" calcext:value-type="time">
            <text:p>01:22</text:p>
          </table:table-cell>
          <table:table-cell office:value-type="float" office:value="295.3" calcext:value-type="float">
            <text:p>295.3</text:p>
          </table:table-cell>
          <table:table-cell table:style-name="ce7" office:value-type="time" office:time-value="PT00H01M22.1S" calcext:value-type="time">
            <text:p>01:22</text:p>
          </table:table-cell>
          <table:table-cell/>
          <table:table-cell table:style-name="ce7" office:value-type="time" office:time-value="PT00H01M22.1S" calcext:value-type="time">
            <text:p>01:22</text:p>
          </table:table-cell>
          <table:table-cell office:value-type="float" office:value="297.8" calcext:value-type="float">
            <text:p>297.8</text:p>
          </table:table-cell>
          <table:table-cell table:style-name="ce7" office:value-type="time" office:time-value="PT00H01M22.1S" calcext:value-type="time">
            <text:p>01:22</text:p>
          </table:table-cell>
          <table:table-cell office:value-type="float" office:value="296.1" calcext:value-type="float">
            <text:p>296.1</text:p>
          </table:table-cell>
          <table:table-cell table:style-name="ce7" office:value-type="time" office:time-value="PT00H01M22.1S" calcext:value-type="time">
            <text:p>01:22</text:p>
          </table:table-cell>
          <table:table-cell office:value-type="float" office:value="275.8" calcext:value-type="float">
            <text:p>275.8</text:p>
          </table:table-cell>
          <table:table-cell table:style-name="ce7" office:value-type="time" office:time-value="PT00H01M22.1S" calcext:value-type="time">
            <text:p>01:22</text:p>
          </table:table-cell>
          <table:table-cell office:value-type="float" office:value="307.5" calcext:value-type="float">
            <text:p>307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4.1S" calcext:value-type="time">
            <text:p>01:24</text:p>
          </table:table-cell>
          <table:table-cell office:value-type="float" office:value="294.6" calcext:value-type="float">
            <text:p>294.6</text:p>
          </table:table-cell>
          <table:table-cell table:style-name="ce7" office:value-type="time" office:time-value="PT00H01M24.1S" calcext:value-type="time">
            <text:p>01:24</text:p>
          </table:table-cell>
          <table:table-cell/>
          <table:table-cell table:style-name="ce7" office:value-type="time" office:time-value="PT00H01M24.1S" calcext:value-type="time">
            <text:p>01:24</text:p>
          </table:table-cell>
          <table:table-cell office:value-type="float" office:value="299.3" calcext:value-type="float">
            <text:p>299.3</text:p>
          </table:table-cell>
          <table:table-cell table:style-name="ce7" office:value-type="time" office:time-value="PT00H01M24.1S" calcext:value-type="time">
            <text:p>01:24</text:p>
          </table:table-cell>
          <table:table-cell office:value-type="float" office:value="294" calcext:value-type="float">
            <text:p>294</text:p>
          </table:table-cell>
          <table:table-cell table:style-name="ce7" office:value-type="time" office:time-value="PT00H01M24.1S" calcext:value-type="time">
            <text:p>01:24</text:p>
          </table:table-cell>
          <table:table-cell office:value-type="float" office:value="282.9" calcext:value-type="float">
            <text:p>282.9</text:p>
          </table:table-cell>
          <table:table-cell table:style-name="ce7" office:value-type="time" office:time-value="PT00H01M24.1S" calcext:value-type="time">
            <text:p>01:24</text:p>
          </table:table-cell>
          <table:table-cell office:value-type="float" office:value="307.8" calcext:value-type="float">
            <text:p>307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6.1S" calcext:value-type="time">
            <text:p>01:26</text:p>
          </table:table-cell>
          <table:table-cell office:value-type="float" office:value="300.1" calcext:value-type="float">
            <text:p>300.1</text:p>
          </table:table-cell>
          <table:table-cell table:style-name="ce7" office:value-type="time" office:time-value="PT00H01M26.1S" calcext:value-type="time">
            <text:p>01:26</text:p>
          </table:table-cell>
          <table:table-cell/>
          <table:table-cell table:style-name="ce7" office:value-type="time" office:time-value="PT00H01M26.1S" calcext:value-type="time">
            <text:p>01:26</text:p>
          </table:table-cell>
          <table:table-cell office:value-type="float" office:value="301.4" calcext:value-type="float">
            <text:p>301.4</text:p>
          </table:table-cell>
          <table:table-cell table:style-name="ce7" office:value-type="time" office:time-value="PT00H01M26.1S" calcext:value-type="time">
            <text:p>01:26</text:p>
          </table:table-cell>
          <table:table-cell office:value-type="float" office:value="293.5" calcext:value-type="float">
            <text:p>293.5</text:p>
          </table:table-cell>
          <table:table-cell table:style-name="ce7" office:value-type="time" office:time-value="PT00H01M26.1S" calcext:value-type="time">
            <text:p>01:26</text:p>
          </table:table-cell>
          <table:table-cell office:value-type="float" office:value="285.7" calcext:value-type="float">
            <text:p>285.7</text:p>
          </table:table-cell>
          <table:table-cell table:style-name="ce7" office:value-type="time" office:time-value="PT00H01M26.1S" calcext:value-type="time">
            <text:p>01:26</text:p>
          </table:table-cell>
          <table:table-cell office:value-type="float" office:value="307" calcext:value-type="float">
            <text:p>30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28.1S" calcext:value-type="time">
            <text:p>01:28</text:p>
          </table:table-cell>
          <table:table-cell office:value-type="float" office:value="304.7" calcext:value-type="float">
            <text:p>304.7</text:p>
          </table:table-cell>
          <table:table-cell table:style-name="ce7" office:value-type="time" office:time-value="PT00H01M28.1S" calcext:value-type="time">
            <text:p>01:28</text:p>
          </table:table-cell>
          <table:table-cell/>
          <table:table-cell table:style-name="ce7" office:value-type="time" office:time-value="PT00H01M28.1S" calcext:value-type="time">
            <text:p>01:28</text:p>
          </table:table-cell>
          <table:table-cell office:value-type="float" office:value="304.6" calcext:value-type="float">
            <text:p>304.6</text:p>
          </table:table-cell>
          <table:table-cell table:style-name="ce7" office:value-type="time" office:time-value="PT00H01M28.1S" calcext:value-type="time">
            <text:p>01:28</text:p>
          </table:table-cell>
          <table:table-cell office:value-type="float" office:value="298.9" calcext:value-type="float">
            <text:p>298.9</text:p>
          </table:table-cell>
          <table:table-cell table:style-name="ce7" office:value-type="time" office:time-value="PT00H01M28.1S" calcext:value-type="time">
            <text:p>01:28</text:p>
          </table:table-cell>
          <table:table-cell office:value-type="float" office:value="289.9" calcext:value-type="float">
            <text:p>289.9</text:p>
          </table:table-cell>
          <table:table-cell table:style-name="ce7" office:value-type="time" office:time-value="PT00H01M28.1S" calcext:value-type="time">
            <text:p>01:28</text:p>
          </table:table-cell>
          <table:table-cell office:value-type="float" office:value="320.1" calcext:value-type="float">
            <text:p>32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0.1S" calcext:value-type="time">
            <text:p>01:30</text:p>
          </table:table-cell>
          <table:table-cell office:value-type="float" office:value="302.8" calcext:value-type="float">
            <text:p>302.8</text:p>
          </table:table-cell>
          <table:table-cell table:style-name="ce7" office:value-type="time" office:time-value="PT00H01M30.1S" calcext:value-type="time">
            <text:p>01:30</text:p>
          </table:table-cell>
          <table:table-cell/>
          <table:table-cell table:style-name="ce7" office:value-type="time" office:time-value="PT00H01M30.1S" calcext:value-type="time">
            <text:p>01:30</text:p>
          </table:table-cell>
          <table:table-cell office:value-type="float" office:value="305.5" calcext:value-type="float">
            <text:p>305.5</text:p>
          </table:table-cell>
          <table:table-cell table:style-name="ce7" office:value-type="time" office:time-value="PT00H01M30.1S" calcext:value-type="time">
            <text:p>01:30</text:p>
          </table:table-cell>
          <table:table-cell office:value-type="float" office:value="301.9" calcext:value-type="float">
            <text:p>301.9</text:p>
          </table:table-cell>
          <table:table-cell table:style-name="ce7" office:value-type="time" office:time-value="PT00H01M30.1S" calcext:value-type="time">
            <text:p>01:30</text:p>
          </table:table-cell>
          <table:table-cell office:value-type="float" office:value="293.3" calcext:value-type="float">
            <text:p>293.3</text:p>
          </table:table-cell>
          <table:table-cell table:style-name="ce7" office:value-type="time" office:time-value="PT00H01M30.1S" calcext:value-type="time">
            <text:p>01:30</text:p>
          </table:table-cell>
          <table:table-cell office:value-type="float" office:value="317.5" calcext:value-type="float">
            <text:p>317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2.1S" calcext:value-type="time">
            <text:p>01:32</text:p>
          </table:table-cell>
          <table:table-cell office:value-type="float" office:value="305.9" calcext:value-type="float">
            <text:p>305.9</text:p>
          </table:table-cell>
          <table:table-cell table:style-name="ce7" office:value-type="time" office:time-value="PT00H01M32.1S" calcext:value-type="time">
            <text:p>01:32</text:p>
          </table:table-cell>
          <table:table-cell/>
          <table:table-cell table:style-name="ce7" office:value-type="time" office:time-value="PT00H01M32.1S" calcext:value-type="time">
            <text:p>01:32</text:p>
          </table:table-cell>
          <table:table-cell office:value-type="float" office:value="307.7" calcext:value-type="float">
            <text:p>307.7</text:p>
          </table:table-cell>
          <table:table-cell table:style-name="ce7" office:value-type="time" office:time-value="PT00H01M32.1S" calcext:value-type="time">
            <text:p>01:32</text:p>
          </table:table-cell>
          <table:table-cell office:value-type="float" office:value="312" calcext:value-type="float">
            <text:p>312</text:p>
          </table:table-cell>
          <table:table-cell table:style-name="ce7" office:value-type="time" office:time-value="PT00H01M32.1S" calcext:value-type="time">
            <text:p>01:32</text:p>
          </table:table-cell>
          <table:table-cell office:value-type="float" office:value="297.1" calcext:value-type="float">
            <text:p>297.1</text:p>
          </table:table-cell>
          <table:table-cell table:style-name="ce7" office:value-type="time" office:time-value="PT00H01M32.1S" calcext:value-type="time">
            <text:p>01:32</text:p>
          </table:table-cell>
          <table:table-cell office:value-type="float" office:value="322.2" calcext:value-type="float">
            <text:p>32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4.1S" calcext:value-type="time">
            <text:p>01:34</text:p>
          </table:table-cell>
          <table:table-cell office:value-type="float" office:value="310.9" calcext:value-type="float">
            <text:p>310.9</text:p>
          </table:table-cell>
          <table:table-cell table:style-name="ce7" office:value-type="time" office:time-value="PT00H01M34.1S" calcext:value-type="time">
            <text:p>01:34</text:p>
          </table:table-cell>
          <table:table-cell/>
          <table:table-cell table:style-name="ce7" office:value-type="time" office:time-value="PT00H01M34.1S" calcext:value-type="time">
            <text:p>01:34</text:p>
          </table:table-cell>
          <table:table-cell office:value-type="float" office:value="310.7" calcext:value-type="float">
            <text:p>310.7</text:p>
          </table:table-cell>
          <table:table-cell table:style-name="ce7" office:value-type="time" office:time-value="PT00H01M34.1S" calcext:value-type="time">
            <text:p>01:34</text:p>
          </table:table-cell>
          <table:table-cell office:value-type="float" office:value="321.5" calcext:value-type="float">
            <text:p>321.5</text:p>
          </table:table-cell>
          <table:table-cell table:style-name="ce7" office:value-type="time" office:time-value="PT00H01M34.1S" calcext:value-type="time">
            <text:p>01:34</text:p>
          </table:table-cell>
          <table:table-cell office:value-type="float" office:value="303.5" calcext:value-type="float">
            <text:p>303.5</text:p>
          </table:table-cell>
          <table:table-cell table:style-name="ce7" office:value-type="time" office:time-value="PT00H01M34.1S" calcext:value-type="time">
            <text:p>01:34</text:p>
          </table:table-cell>
          <table:table-cell office:value-type="float" office:value="321.8" calcext:value-type="float">
            <text:p>321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6.1S" calcext:value-type="time">
            <text:p>01:36</text:p>
          </table:table-cell>
          <table:table-cell office:value-type="float" office:value="313.2" calcext:value-type="float">
            <text:p>313.2</text:p>
          </table:table-cell>
          <table:table-cell table:style-name="ce7" office:value-type="time" office:time-value="PT00H01M36.1S" calcext:value-type="time">
            <text:p>01:36</text:p>
          </table:table-cell>
          <table:table-cell/>
          <table:table-cell table:style-name="ce7" office:value-type="time" office:time-value="PT00H01M36.1S" calcext:value-type="time">
            <text:p>01:36</text:p>
          </table:table-cell>
          <table:table-cell office:value-type="float" office:value="312.3" calcext:value-type="float">
            <text:p>312.3</text:p>
          </table:table-cell>
          <table:table-cell table:style-name="ce7" office:value-type="time" office:time-value="PT00H01M36.1S" calcext:value-type="time">
            <text:p>01:36</text:p>
          </table:table-cell>
          <table:table-cell office:value-type="float" office:value="328.2" calcext:value-type="float">
            <text:p>328.2</text:p>
          </table:table-cell>
          <table:table-cell table:style-name="ce7" office:value-type="time" office:time-value="PT00H01M36.1S" calcext:value-type="time">
            <text:p>01:36</text:p>
          </table:table-cell>
          <table:table-cell office:value-type="float" office:value="303.8" calcext:value-type="float">
            <text:p>303.8</text:p>
          </table:table-cell>
          <table:table-cell table:style-name="ce7" office:value-type="time" office:time-value="PT00H01M36.1S" calcext:value-type="time">
            <text:p>01:36</text:p>
          </table:table-cell>
          <table:table-cell office:value-type="float" office:value="320.9" calcext:value-type="float">
            <text:p>32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38.1S" calcext:value-type="time">
            <text:p>01:38</text:p>
          </table:table-cell>
          <table:table-cell office:value-type="float" office:value="315.1" calcext:value-type="float">
            <text:p>315.1</text:p>
          </table:table-cell>
          <table:table-cell table:style-name="ce7" office:value-type="time" office:time-value="PT00H01M38.1S" calcext:value-type="time">
            <text:p>01:38</text:p>
          </table:table-cell>
          <table:table-cell/>
          <table:table-cell table:style-name="ce7" office:value-type="time" office:time-value="PT00H01M38.1S" calcext:value-type="time">
            <text:p>01:38</text:p>
          </table:table-cell>
          <table:table-cell office:value-type="float" office:value="314.7" calcext:value-type="float">
            <text:p>314.7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27.3" calcext:value-type="float">
            <text:p>327.3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04.2" calcext:value-type="float">
            <text:p>304.2</text:p>
          </table:table-cell>
          <table:table-cell table:style-name="ce7" office:value-type="time" office:time-value="PT00H01M38.1S" calcext:value-type="time">
            <text:p>01:38</text:p>
          </table:table-cell>
          <table:table-cell office:value-type="float" office:value="323.2" calcext:value-type="float">
            <text:p>323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0.1S" calcext:value-type="time">
            <text:p>01:40</text:p>
          </table:table-cell>
          <table:table-cell office:value-type="float" office:value="316.1" calcext:value-type="float">
            <text:p>316.1</text:p>
          </table:table-cell>
          <table:table-cell table:style-name="ce7" office:value-type="time" office:time-value="PT00H01M40.1S" calcext:value-type="time">
            <text:p>01:40</text:p>
          </table:table-cell>
          <table:table-cell/>
          <table:table-cell table:style-name="ce7" office:value-type="time" office:time-value="PT00H01M40.1S" calcext:value-type="time">
            <text:p>01:40</text:p>
          </table:table-cell>
          <table:table-cell office:value-type="float" office:value="315.3" calcext:value-type="float">
            <text:p>315.3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07.9" calcext:value-type="float">
            <text:p>307.9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06.9" calcext:value-type="float">
            <text:p>306.9</text:p>
          </table:table-cell>
          <table:table-cell table:style-name="ce7" office:value-type="time" office:time-value="PT00H01M40.1S" calcext:value-type="time">
            <text:p>01:40</text:p>
          </table:table-cell>
          <table:table-cell office:value-type="float" office:value="325.3" calcext:value-type="float">
            <text:p>32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2.1S" calcext:value-type="time">
            <text:p>01:42</text:p>
          </table:table-cell>
          <table:table-cell office:value-type="float" office:value="319.9" calcext:value-type="float">
            <text:p>319.9</text:p>
          </table:table-cell>
          <table:table-cell table:style-name="ce7" office:value-type="time" office:time-value="PT00H01M42.1S" calcext:value-type="time">
            <text:p>01:42</text:p>
          </table:table-cell>
          <table:table-cell/>
          <table:table-cell table:style-name="ce7" office:value-type="time" office:time-value="PT00H01M42.1S" calcext:value-type="time">
            <text:p>01:42</text:p>
          </table:table-cell>
          <table:table-cell office:value-type="float" office:value="317.3" calcext:value-type="float">
            <text:p>317.3</text:p>
          </table:table-cell>
          <table:table-cell table:style-name="ce7" office:value-type="time" office:time-value="PT00H01M42.1S" calcext:value-type="time">
            <text:p>01:42</text:p>
          </table:table-cell>
          <table:table-cell office:value-type="float" office:value="314.6" calcext:value-type="float">
            <text:p>314.6</text:p>
          </table:table-cell>
          <table:table-cell table:style-name="ce7" office:value-type="time" office:time-value="PT00H01M42.1S" calcext:value-type="time">
            <text:p>01:42</text:p>
          </table:table-cell>
          <table:table-cell office:value-type="float" office:value="309.3" calcext:value-type="float">
            <text:p>309.3</text:p>
          </table:table-cell>
          <table:table-cell table:style-name="ce7" office:value-type="time" office:time-value="PT00H01M42.1S" calcext:value-type="time">
            <text:p>01:42</text:p>
          </table:table-cell>
          <table:table-cell office:value-type="float" office:value="329" calcext:value-type="float">
            <text:p>32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4.1S" calcext:value-type="time">
            <text:p>01:44</text:p>
          </table:table-cell>
          <table:table-cell office:value-type="float" office:value="323.8" calcext:value-type="float">
            <text:p>323.8</text:p>
          </table:table-cell>
          <table:table-cell table:style-name="ce7" office:value-type="time" office:time-value="PT00H01M44.1S" calcext:value-type="time">
            <text:p>01:44</text:p>
          </table:table-cell>
          <table:table-cell/>
          <table:table-cell table:style-name="ce7" office:value-type="time" office:time-value="PT00H01M44.1S" calcext:value-type="time">
            <text:p>01:44</text:p>
          </table:table-cell>
          <table:table-cell office:value-type="float" office:value="319.2" calcext:value-type="float">
            <text:p>319.2</text:p>
          </table:table-cell>
          <table:table-cell table:style-name="ce7" office:value-type="time" office:time-value="PT00H01M44.1S" calcext:value-type="time">
            <text:p>01:44</text:p>
          </table:table-cell>
          <table:table-cell office:value-type="float" office:value="317.7" calcext:value-type="float">
            <text:p>317.7</text:p>
          </table:table-cell>
          <table:table-cell table:style-name="ce7" office:value-type="time" office:time-value="PT00H01M44.1S" calcext:value-type="time">
            <text:p>01:44</text:p>
          </table:table-cell>
          <table:table-cell office:value-type="float" office:value="313.5" calcext:value-type="float">
            <text:p>313.5</text:p>
          </table:table-cell>
          <table:table-cell table:style-name="ce7" office:value-type="time" office:time-value="PT00H01M44.1S" calcext:value-type="time">
            <text:p>01:44</text:p>
          </table:table-cell>
          <table:table-cell office:value-type="float" office:value="330.6" calcext:value-type="float">
            <text:p>33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6.1S" calcext:value-type="time">
            <text:p>01:46</text:p>
          </table:table-cell>
          <table:table-cell office:value-type="float" office:value="322.2" calcext:value-type="float">
            <text:p>322.2</text:p>
          </table:table-cell>
          <table:table-cell table:style-name="ce7" office:value-type="time" office:time-value="PT00H01M46.1S" calcext:value-type="time">
            <text:p>01:46</text:p>
          </table:table-cell>
          <table:table-cell/>
          <table:table-cell table:style-name="ce7" office:value-type="time" office:time-value="PT00H01M46.1S" calcext:value-type="time">
            <text:p>01:46</text:p>
          </table:table-cell>
          <table:table-cell office:value-type="float" office:value="320.7" calcext:value-type="float">
            <text:p>320.7</text:p>
          </table:table-cell>
          <table:table-cell table:style-name="ce7" office:value-type="time" office:time-value="PT00H01M46.1S" calcext:value-type="time">
            <text:p>01:46</text:p>
          </table:table-cell>
          <table:table-cell office:value-type="float" office:value="303" calcext:value-type="float">
            <text:p>303</text:p>
          </table:table-cell>
          <table:table-cell table:style-name="ce7" office:value-type="time" office:time-value="PT00H01M46.1S" calcext:value-type="time">
            <text:p>01:46</text:p>
          </table:table-cell>
          <table:table-cell office:value-type="float" office:value="315.4" calcext:value-type="float">
            <text:p>315.4</text:p>
          </table:table-cell>
          <table:table-cell table:style-name="ce7" office:value-type="time" office:time-value="PT00H01M46.1S" calcext:value-type="time">
            <text:p>01:46</text:p>
          </table:table-cell>
          <table:table-cell office:value-type="float" office:value="331.3" calcext:value-type="float">
            <text:p>331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48.1S" calcext:value-type="time">
            <text:p>01:48</text:p>
          </table:table-cell>
          <table:table-cell office:value-type="float" office:value="325.4" calcext:value-type="float">
            <text:p>325.4</text:p>
          </table:table-cell>
          <table:table-cell table:style-name="ce7" office:value-type="time" office:time-value="PT00H01M48.1S" calcext:value-type="time">
            <text:p>01:48</text:p>
          </table:table-cell>
          <table:table-cell/>
          <table:table-cell table:style-name="ce7" office:value-type="time" office:time-value="PT00H01M48.1S" calcext:value-type="time">
            <text:p>01:48</text:p>
          </table:table-cell>
          <table:table-cell office:value-type="float" office:value="322.2" calcext:value-type="float">
            <text:p>322.2</text:p>
          </table:table-cell>
          <table:table-cell table:style-name="ce7" office:value-type="time" office:time-value="PT00H01M48.1S" calcext:value-type="time">
            <text:p>01:48</text:p>
          </table:table-cell>
          <table:table-cell office:value-type="float" office:value="302.2" calcext:value-type="float">
            <text:p>302.2</text:p>
          </table:table-cell>
          <table:table-cell table:style-name="ce7" office:value-type="time" office:time-value="PT00H01M48.1S" calcext:value-type="time">
            <text:p>01:48</text:p>
          </table:table-cell>
          <table:table-cell office:value-type="float" office:value="317.2" calcext:value-type="float">
            <text:p>317.2</text:p>
          </table:table-cell>
          <table:table-cell table:style-name="ce7" office:value-type="time" office:time-value="PT00H01M48.1S" calcext:value-type="time">
            <text:p>01:48</text:p>
          </table:table-cell>
          <table:table-cell office:value-type="float" office:value="340.6" calcext:value-type="float">
            <text:p>34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0.1S" calcext:value-type="time">
            <text:p>01:50</text:p>
          </table:table-cell>
          <table:table-cell office:value-type="float" office:value="328.8" calcext:value-type="float">
            <text:p>328.8</text:p>
          </table:table-cell>
          <table:table-cell table:style-name="ce7" office:value-type="time" office:time-value="PT00H01M50.1S" calcext:value-type="time">
            <text:p>01:50</text:p>
          </table:table-cell>
          <table:table-cell/>
          <table:table-cell table:style-name="ce7" office:value-type="time" office:time-value="PT00H01M50.1S" calcext:value-type="time">
            <text:p>01:50</text:p>
          </table:table-cell>
          <table:table-cell office:value-type="float" office:value="324.7" calcext:value-type="float">
            <text:p>324.7</text:p>
          </table:table-cell>
          <table:table-cell table:style-name="ce7" office:value-type="time" office:time-value="PT00H01M50.1S" calcext:value-type="time">
            <text:p>01:50</text:p>
          </table:table-cell>
          <table:table-cell office:value-type="float" office:value="306.2" calcext:value-type="float">
            <text:p>306.2</text:p>
          </table:table-cell>
          <table:table-cell table:style-name="ce7" office:value-type="time" office:time-value="PT00H01M50.1S" calcext:value-type="time">
            <text:p>01:50</text:p>
          </table:table-cell>
          <table:table-cell office:value-type="float" office:value="318.4" calcext:value-type="float">
            <text:p>318.4</text:p>
          </table:table-cell>
          <table:table-cell table:style-name="ce7" office:value-type="time" office:time-value="PT00H01M50.1S" calcext:value-type="time">
            <text:p>01:50</text:p>
          </table:table-cell>
          <table:table-cell office:value-type="float" office:value="339.9" calcext:value-type="float">
            <text:p>339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2.1S" calcext:value-type="time">
            <text:p>01:52</text:p>
          </table:table-cell>
          <table:table-cell office:value-type="float" office:value="332.3" calcext:value-type="float">
            <text:p>332.3</text:p>
          </table:table-cell>
          <table:table-cell table:style-name="ce7" office:value-type="time" office:time-value="PT00H01M52.1S" calcext:value-type="time">
            <text:p>01:52</text:p>
          </table:table-cell>
          <table:table-cell/>
          <table:table-cell table:style-name="ce7" office:value-type="time" office:time-value="PT00H01M52.1S" calcext:value-type="time">
            <text:p>01:52</text:p>
          </table:table-cell>
          <table:table-cell office:value-type="float" office:value="326.7" calcext:value-type="float">
            <text:p>326.7</text:p>
          </table:table-cell>
          <table:table-cell table:style-name="ce7" office:value-type="time" office:time-value="PT00H01M52.1S" calcext:value-type="time">
            <text:p>01:52</text:p>
          </table:table-cell>
          <table:table-cell office:value-type="float" office:value="307.8" calcext:value-type="float">
            <text:p>307.8</text:p>
          </table:table-cell>
          <table:table-cell table:style-name="ce7" office:value-type="time" office:time-value="PT00H01M52.1S" calcext:value-type="time">
            <text:p>01:52</text:p>
          </table:table-cell>
          <table:table-cell office:value-type="float" office:value="320.4" calcext:value-type="float">
            <text:p>320.4</text:p>
          </table:table-cell>
          <table:table-cell table:style-name="ce7" office:value-type="time" office:time-value="PT00H01M52.1S" calcext:value-type="time">
            <text:p>01:52</text:p>
          </table:table-cell>
          <table:table-cell office:value-type="float" office:value="338.6" calcext:value-type="float">
            <text:p>338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4.1S" calcext:value-type="time">
            <text:p>01:54</text:p>
          </table:table-cell>
          <table:table-cell office:value-type="float" office:value="334" calcext:value-type="float">
            <text:p>334</text:p>
          </table:table-cell>
          <table:table-cell table:style-name="ce7" office:value-type="time" office:time-value="PT00H01M54.1S" calcext:value-type="time">
            <text:p>01:54</text:p>
          </table:table-cell>
          <table:table-cell/>
          <table:table-cell table:style-name="ce7" office:value-type="time" office:time-value="PT00H01M54.1S" calcext:value-type="time">
            <text:p>01:54</text:p>
          </table:table-cell>
          <table:table-cell office:value-type="float" office:value="327.6" calcext:value-type="float">
            <text:p>327.6</text:p>
          </table:table-cell>
          <table:table-cell table:style-name="ce7" office:value-type="time" office:time-value="PT00H01M54.1S" calcext:value-type="time">
            <text:p>01:54</text:p>
          </table:table-cell>
          <table:table-cell office:value-type="float" office:value="320.4" calcext:value-type="float">
            <text:p>320.4</text:p>
          </table:table-cell>
          <table:table-cell table:style-name="ce7" office:value-type="time" office:time-value="PT00H01M54.1S" calcext:value-type="time">
            <text:p>01:54</text:p>
          </table:table-cell>
          <table:table-cell office:value-type="float" office:value="322.7" calcext:value-type="float">
            <text:p>322.7</text:p>
          </table:table-cell>
          <table:table-cell table:style-name="ce7" office:value-type="time" office:time-value="PT00H01M54.1S" calcext:value-type="time">
            <text:p>01:54</text:p>
          </table:table-cell>
          <table:table-cell office:value-type="float" office:value="340.2" calcext:value-type="float">
            <text:p>34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6.1S" calcext:value-type="time">
            <text:p>01:56</text:p>
          </table:table-cell>
          <table:table-cell office:value-type="float" office:value="333.4" calcext:value-type="float">
            <text:p>333.4</text:p>
          </table:table-cell>
          <table:table-cell table:style-name="ce7" office:value-type="time" office:time-value="PT00H01M56.1S" calcext:value-type="time">
            <text:p>01:56</text:p>
          </table:table-cell>
          <table:table-cell/>
          <table:table-cell table:style-name="ce7" office:value-type="time" office:time-value="PT00H01M56.1S" calcext:value-type="time">
            <text:p>01:56</text:p>
          </table:table-cell>
          <table:table-cell office:value-type="float" office:value="330.7" calcext:value-type="float">
            <text:p>330.7</text:p>
          </table:table-cell>
          <table:table-cell table:style-name="ce7" office:value-type="time" office:time-value="PT00H01M56.1S" calcext:value-type="time">
            <text:p>01:56</text:p>
          </table:table-cell>
          <table:table-cell office:value-type="float" office:value="327.6" calcext:value-type="float">
            <text:p>327.6</text:p>
          </table:table-cell>
          <table:table-cell table:style-name="ce7" office:value-type="time" office:time-value="PT00H01M56.1S" calcext:value-type="time">
            <text:p>01:56</text:p>
          </table:table-cell>
          <table:table-cell office:value-type="float" office:value="325.8" calcext:value-type="float">
            <text:p>325.8</text:p>
          </table:table-cell>
          <table:table-cell table:style-name="ce7" office:value-type="time" office:time-value="PT00H01M56.1S" calcext:value-type="time">
            <text:p>01:56</text:p>
          </table:table-cell>
          <table:table-cell office:value-type="float" office:value="341.8" calcext:value-type="float">
            <text:p>341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1M58.1S" calcext:value-type="time">
            <text:p>01:58</text:p>
          </table:table-cell>
          <table:table-cell office:value-type="float" office:value="337.3" calcext:value-type="float">
            <text:p>337.3</text:p>
          </table:table-cell>
          <table:table-cell table:style-name="ce7" office:value-type="time" office:time-value="PT00H01M58.1S" calcext:value-type="time">
            <text:p>01:58</text:p>
          </table:table-cell>
          <table:table-cell/>
          <table:table-cell table:style-name="ce7" office:value-type="time" office:time-value="PT00H01M58.1S" calcext:value-type="time">
            <text:p>01:58</text:p>
          </table:table-cell>
          <table:table-cell office:value-type="float" office:value="332.6" calcext:value-type="float">
            <text:p>332.6</text:p>
          </table:table-cell>
          <table:table-cell table:style-name="ce7" office:value-type="time" office:time-value="PT00H01M58.1S" calcext:value-type="time">
            <text:p>01:58</text:p>
          </table:table-cell>
          <table:table-cell office:value-type="float" office:value="338.3" calcext:value-type="float">
            <text:p>338.3</text:p>
          </table:table-cell>
          <table:table-cell table:style-name="ce7" office:value-type="time" office:time-value="PT00H01M58.1S" calcext:value-type="time">
            <text:p>01:58</text:p>
          </table:table-cell>
          <table:table-cell office:value-type="float" office:value="328.2" calcext:value-type="float">
            <text:p>328.2</text:p>
          </table:table-cell>
          <table:table-cell table:style-name="ce7" office:value-type="time" office:time-value="PT00H01M58.1S" calcext:value-type="time">
            <text:p>01:58</text:p>
          </table:table-cell>
          <table:table-cell office:value-type="float" office:value="348.9" calcext:value-type="float">
            <text:p>34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0.1S" calcext:value-type="time">
            <text:p>02:00</text:p>
          </table:table-cell>
          <table:table-cell office:value-type="float" office:value="335.8" calcext:value-type="float">
            <text:p>335.8</text:p>
          </table:table-cell>
          <table:table-cell table:style-name="ce7" office:value-type="time" office:time-value="PT00H02M00.1S" calcext:value-type="time">
            <text:p>02:00</text:p>
          </table:table-cell>
          <table:table-cell/>
          <table:table-cell table:style-name="ce7" office:value-type="time" office:time-value="PT00H02M00.1S" calcext:value-type="time">
            <text:p>02:00</text:p>
          </table:table-cell>
          <table:table-cell office:value-type="float" office:value="333.6" calcext:value-type="float">
            <text:p>333.6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43.9" calcext:value-type="float">
            <text:p>343.9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29.6" calcext:value-type="float">
            <text:p>329.6</text:p>
          </table:table-cell>
          <table:table-cell table:style-name="ce7" office:value-type="time" office:time-value="PT00H02M00.1S" calcext:value-type="time">
            <text:p>02:00</text:p>
          </table:table-cell>
          <table:table-cell office:value-type="float" office:value="347.5" calcext:value-type="float">
            <text:p>347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2.1S" calcext:value-type="time">
            <text:p>02:02</text:p>
          </table:table-cell>
          <table:table-cell office:value-type="float" office:value="335.9" calcext:value-type="float">
            <text:p>335.9</text:p>
          </table:table-cell>
          <table:table-cell table:style-name="ce7" office:value-type="time" office:time-value="PT00H02M02.1S" calcext:value-type="time">
            <text:p>02:02</text:p>
          </table:table-cell>
          <table:table-cell/>
          <table:table-cell table:style-name="ce7" office:value-type="time" office:time-value="PT00H02M02.1S" calcext:value-type="time">
            <text:p>02:02</text:p>
          </table:table-cell>
          <table:table-cell office:value-type="float" office:value="334.2" calcext:value-type="float">
            <text:p>334.2</text:p>
          </table:table-cell>
          <table:table-cell table:style-name="ce7" office:value-type="time" office:time-value="PT00H02M02.1S" calcext:value-type="time">
            <text:p>02:02</text:p>
          </table:table-cell>
          <table:table-cell office:value-type="float" office:value="353.3" calcext:value-type="float">
            <text:p>353.3</text:p>
          </table:table-cell>
          <table:table-cell table:style-name="ce7" office:value-type="time" office:time-value="PT00H02M02.1S" calcext:value-type="time">
            <text:p>02:02</text:p>
          </table:table-cell>
          <table:table-cell office:value-type="float" office:value="332.6" calcext:value-type="float">
            <text:p>332.6</text:p>
          </table:table-cell>
          <table:table-cell table:style-name="ce7" office:value-type="time" office:time-value="PT00H02M02.1S" calcext:value-type="time">
            <text:p>02:02</text:p>
          </table:table-cell>
          <table:table-cell office:value-type="float" office:value="349.1" calcext:value-type="float">
            <text:p>34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4.1S" calcext:value-type="time">
            <text:p>02:04</text:p>
          </table:table-cell>
          <table:table-cell office:value-type="float" office:value="340.7" calcext:value-type="float">
            <text:p>340.7</text:p>
          </table:table-cell>
          <table:table-cell table:style-name="ce7" office:value-type="time" office:time-value="PT00H02M04.1S" calcext:value-type="time">
            <text:p>02:04</text:p>
          </table:table-cell>
          <table:table-cell/>
          <table:table-cell table:style-name="ce7" office:value-type="time" office:time-value="PT00H02M04.1S" calcext:value-type="time">
            <text:p>02:04</text:p>
          </table:table-cell>
          <table:table-cell office:value-type="float" office:value="336.1" calcext:value-type="float">
            <text:p>336.1</text:p>
          </table:table-cell>
          <table:table-cell table:style-name="ce7" office:value-type="time" office:time-value="PT00H02M04.1S" calcext:value-type="time">
            <text:p>02:04</text:p>
          </table:table-cell>
          <table:table-cell office:value-type="float" office:value="337.8" calcext:value-type="float">
            <text:p>337.8</text:p>
          </table:table-cell>
          <table:table-cell table:style-name="ce7" office:value-type="time" office:time-value="PT00H02M04.1S" calcext:value-type="time">
            <text:p>02:04</text:p>
          </table:table-cell>
          <table:table-cell office:value-type="float" office:value="334.2" calcext:value-type="float">
            <text:p>334.2</text:p>
          </table:table-cell>
          <table:table-cell table:style-name="ce7" office:value-type="time" office:time-value="PT00H02M04.1S" calcext:value-type="time">
            <text:p>02:04</text:p>
          </table:table-cell>
          <table:table-cell office:value-type="float" office:value="355.2" calcext:value-type="float">
            <text:p>355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6.1S" calcext:value-type="time">
            <text:p>02:06</text:p>
          </table:table-cell>
          <table:table-cell office:value-type="float" office:value="342.3" calcext:value-type="float">
            <text:p>342.3</text:p>
          </table:table-cell>
          <table:table-cell table:style-name="ce7" office:value-type="time" office:time-value="PT00H02M06.1S" calcext:value-type="time">
            <text:p>02:06</text:p>
          </table:table-cell>
          <table:table-cell/>
          <table:table-cell table:style-name="ce7" office:value-type="time" office:time-value="PT00H02M06.1S" calcext:value-type="time">
            <text:p>02:06</text:p>
          </table:table-cell>
          <table:table-cell office:value-type="float" office:value="339" calcext:value-type="float">
            <text:p>339</text:p>
          </table:table-cell>
          <table:table-cell table:style-name="ce7" office:value-type="time" office:time-value="PT00H02M06.1S" calcext:value-type="time">
            <text:p>02:06</text:p>
          </table:table-cell>
          <table:table-cell office:value-type="float" office:value="332.1" calcext:value-type="float">
            <text:p>332.1</text:p>
          </table:table-cell>
          <table:table-cell table:style-name="ce7" office:value-type="time" office:time-value="PT00H02M06.1S" calcext:value-type="time">
            <text:p>02:06</text:p>
          </table:table-cell>
          <table:table-cell office:value-type="float" office:value="333.7" calcext:value-type="float">
            <text:p>333.7</text:p>
          </table:table-cell>
          <table:table-cell table:style-name="ce7" office:value-type="time" office:time-value="PT00H02M06.1S" calcext:value-type="time">
            <text:p>02:06</text:p>
          </table:table-cell>
          <table:table-cell office:value-type="float" office:value="355.1" calcext:value-type="float">
            <text:p>35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08.1S" calcext:value-type="time">
            <text:p>02:08</text:p>
          </table:table-cell>
          <table:table-cell office:value-type="float" office:value="342.5" calcext:value-type="float">
            <text:p>342.5</text:p>
          </table:table-cell>
          <table:table-cell table:style-name="ce7" office:value-type="time" office:time-value="PT00H02M08.1S" calcext:value-type="time">
            <text:p>02:08</text:p>
          </table:table-cell>
          <table:table-cell/>
          <table:table-cell table:style-name="ce7" office:value-type="time" office:time-value="PT00H02M08.1S" calcext:value-type="time">
            <text:p>02:08</text:p>
          </table:table-cell>
          <table:table-cell office:value-type="float" office:value="340.3" calcext:value-type="float">
            <text:p>340.3</text:p>
          </table:table-cell>
          <table:table-cell table:style-name="ce7" office:value-type="time" office:time-value="PT00H02M08.1S" calcext:value-type="time">
            <text:p>02:08</text:p>
          </table:table-cell>
          <table:table-cell office:value-type="float" office:value="336.9" calcext:value-type="float">
            <text:p>336.9</text:p>
          </table:table-cell>
          <table:table-cell table:style-name="ce7" office:value-type="time" office:time-value="PT00H02M08.1S" calcext:value-type="time">
            <text:p>02:08</text:p>
          </table:table-cell>
          <table:table-cell office:value-type="float" office:value="337.3" calcext:value-type="float">
            <text:p>337.3</text:p>
          </table:table-cell>
          <table:table-cell table:style-name="ce7" office:value-type="time" office:time-value="PT00H02M08.1S" calcext:value-type="time">
            <text:p>02:08</text:p>
          </table:table-cell>
          <table:table-cell office:value-type="float" office:value="356.9" calcext:value-type="float">
            <text:p>35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0.1S" calcext:value-type="time">
            <text:p>02:10</text:p>
          </table:table-cell>
          <table:table-cell office:value-type="float" office:value="343.8" calcext:value-type="float">
            <text:p>343.8</text:p>
          </table:table-cell>
          <table:table-cell table:style-name="ce7" office:value-type="time" office:time-value="PT00H02M10.1S" calcext:value-type="time">
            <text:p>02:10</text:p>
          </table:table-cell>
          <table:table-cell/>
          <table:table-cell table:style-name="ce7" office:value-type="time" office:time-value="PT00H02M10.1S" calcext:value-type="time">
            <text:p>02:10</text:p>
          </table:table-cell>
          <table:table-cell office:value-type="float" office:value="341.8" calcext:value-type="float">
            <text:p>341.8</text:p>
          </table:table-cell>
          <table:table-cell table:style-name="ce7" office:value-type="time" office:time-value="PT00H02M10.1S" calcext:value-type="time">
            <text:p>02:10</text:p>
          </table:table-cell>
          <table:table-cell office:value-type="float" office:value="341.8" calcext:value-type="float">
            <text:p>341.8</text:p>
          </table:table-cell>
          <table:table-cell table:style-name="ce7" office:value-type="time" office:time-value="PT00H02M10.1S" calcext:value-type="time">
            <text:p>02:10</text:p>
          </table:table-cell>
          <table:table-cell office:value-type="float" office:value="338.4" calcext:value-type="float">
            <text:p>338.4</text:p>
          </table:table-cell>
          <table:table-cell table:style-name="ce7" office:value-type="time" office:time-value="PT00H02M10.1S" calcext:value-type="time">
            <text:p>02:10</text:p>
          </table:table-cell>
          <table:table-cell office:value-type="float" office:value="356.4" calcext:value-type="float">
            <text:p>356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2.1S" calcext:value-type="time">
            <text:p>02:12</text:p>
          </table:table-cell>
          <table:table-cell office:value-type="float" office:value="344.3" calcext:value-type="float">
            <text:p>344.3</text:p>
          </table:table-cell>
          <table:table-cell table:style-name="ce7" office:value-type="time" office:time-value="PT00H02M12.1S" calcext:value-type="time">
            <text:p>02:12</text:p>
          </table:table-cell>
          <table:table-cell/>
          <table:table-cell table:style-name="ce7" office:value-type="time" office:time-value="PT00H02M12.1S" calcext:value-type="time">
            <text:p>02:12</text:p>
          </table:table-cell>
          <table:table-cell office:value-type="float" office:value="342.3" calcext:value-type="float">
            <text:p>342.3</text:p>
          </table:table-cell>
          <table:table-cell table:style-name="ce7" office:value-type="time" office:time-value="PT00H02M12.1S" calcext:value-type="time">
            <text:p>02:12</text:p>
          </table:table-cell>
          <table:table-cell office:value-type="float" office:value="342.2" calcext:value-type="float">
            <text:p>342.2</text:p>
          </table:table-cell>
          <table:table-cell table:style-name="ce7" office:value-type="time" office:time-value="PT00H02M12.1S" calcext:value-type="time">
            <text:p>02:12</text:p>
          </table:table-cell>
          <table:table-cell office:value-type="float" office:value="339.9" calcext:value-type="float">
            <text:p>339.9</text:p>
          </table:table-cell>
          <table:table-cell table:style-name="ce7" office:value-type="time" office:time-value="PT00H02M12.1S" calcext:value-type="time">
            <text:p>02:12</text:p>
          </table:table-cell>
          <table:table-cell office:value-type="float" office:value="353.6" calcext:value-type="float">
            <text:p>35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4.1S" calcext:value-type="time">
            <text:p>02:14</text:p>
          </table:table-cell>
          <table:table-cell office:value-type="float" office:value="347.2" calcext:value-type="float">
            <text:p>347.2</text:p>
          </table:table-cell>
          <table:table-cell table:style-name="ce7" office:value-type="time" office:time-value="PT00H02M14.1S" calcext:value-type="time">
            <text:p>02:14</text:p>
          </table:table-cell>
          <table:table-cell/>
          <table:table-cell table:style-name="ce7" office:value-type="time" office:time-value="PT00H02M14.1S" calcext:value-type="time">
            <text:p>02:14</text:p>
          </table:table-cell>
          <table:table-cell office:value-type="float" office:value="345.7" calcext:value-type="float">
            <text:p>345.7</text:p>
          </table:table-cell>
          <table:table-cell table:style-name="ce7" office:value-type="time" office:time-value="PT00H02M14.1S" calcext:value-type="time">
            <text:p>02:14</text:p>
          </table:table-cell>
          <table:table-cell office:value-type="float" office:value="355.4" calcext:value-type="float">
            <text:p>355.4</text:p>
          </table:table-cell>
          <table:table-cell table:style-name="ce7" office:value-type="time" office:time-value="PT00H02M14.1S" calcext:value-type="time">
            <text:p>02:14</text:p>
          </table:table-cell>
          <table:table-cell office:value-type="float" office:value="341.8" calcext:value-type="float">
            <text:p>341.8</text:p>
          </table:table-cell>
          <table:table-cell table:style-name="ce7" office:value-type="time" office:time-value="PT00H02M14.1S" calcext:value-type="time">
            <text:p>02:14</text:p>
          </table:table-cell>
          <table:table-cell office:value-type="float" office:value="356.1" calcext:value-type="float">
            <text:p>356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6.1S" calcext:value-type="time">
            <text:p>02:16</text:p>
          </table:table-cell>
          <table:table-cell office:value-type="float" office:value="350.1" calcext:value-type="float">
            <text:p>350.1</text:p>
          </table:table-cell>
          <table:table-cell table:style-name="ce7" office:value-type="time" office:time-value="PT00H02M16.1S" calcext:value-type="time">
            <text:p>02:16</text:p>
          </table:table-cell>
          <table:table-cell/>
          <table:table-cell table:style-name="ce7" office:value-type="time" office:time-value="PT00H02M16.1S" calcext:value-type="time">
            <text:p>02:16</text:p>
          </table:table-cell>
          <table:table-cell office:value-type="float" office:value="348.5" calcext:value-type="float">
            <text:p>348.5</text:p>
          </table:table-cell>
          <table:table-cell table:style-name="ce7" office:value-type="time" office:time-value="PT00H02M16.1S" calcext:value-type="time">
            <text:p>02:16</text:p>
          </table:table-cell>
          <table:table-cell office:value-type="float" office:value="354.1" calcext:value-type="float">
            <text:p>354.1</text:p>
          </table:table-cell>
          <table:table-cell table:style-name="ce7" office:value-type="time" office:time-value="PT00H02M16.1S" calcext:value-type="time">
            <text:p>02:16</text:p>
          </table:table-cell>
          <table:table-cell office:value-type="float" office:value="344.8" calcext:value-type="float">
            <text:p>344.8</text:p>
          </table:table-cell>
          <table:table-cell table:style-name="ce7" office:value-type="time" office:time-value="PT00H02M16.1S" calcext:value-type="time">
            <text:p>02:16</text:p>
          </table:table-cell>
          <table:table-cell office:value-type="float" office:value="356.7" calcext:value-type="float">
            <text:p>35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18.1S" calcext:value-type="time">
            <text:p>02:18</text:p>
          </table:table-cell>
          <table:table-cell office:value-type="float" office:value="349.9" calcext:value-type="float">
            <text:p>349.9</text:p>
          </table:table-cell>
          <table:table-cell table:style-name="ce7" office:value-type="time" office:time-value="PT00H02M18.1S" calcext:value-type="time">
            <text:p>02:18</text:p>
          </table:table-cell>
          <table:table-cell/>
          <table:table-cell table:style-name="ce7" office:value-type="time" office:time-value="PT00H02M18.1S" calcext:value-type="time">
            <text:p>02:18</text:p>
          </table:table-cell>
          <table:table-cell office:value-type="float" office:value="348.2" calcext:value-type="float">
            <text:p>348.2</text:p>
          </table:table-cell>
          <table:table-cell table:style-name="ce7" office:value-type="time" office:time-value="PT00H02M18.1S" calcext:value-type="time">
            <text:p>02:18</text:p>
          </table:table-cell>
          <table:table-cell office:value-type="float" office:value="355.4" calcext:value-type="float">
            <text:p>355.4</text:p>
          </table:table-cell>
          <table:table-cell table:style-name="ce7" office:value-type="time" office:time-value="PT00H02M18.1S" calcext:value-type="time">
            <text:p>02:18</text:p>
          </table:table-cell>
          <table:table-cell office:value-type="float" office:value="345.4" calcext:value-type="float">
            <text:p>345.4</text:p>
          </table:table-cell>
          <table:table-cell table:style-name="ce7" office:value-type="time" office:time-value="PT00H02M18.1S" calcext:value-type="time">
            <text:p>02:18</text:p>
          </table:table-cell>
          <table:table-cell office:value-type="float" office:value="357.1" calcext:value-type="float">
            <text:p>357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0.1S" calcext:value-type="time">
            <text:p>02:20</text:p>
          </table:table-cell>
          <table:table-cell office:value-type="float" office:value="353.9" calcext:value-type="float">
            <text:p>353.9</text:p>
          </table:table-cell>
          <table:table-cell table:style-name="ce7" office:value-type="time" office:time-value="PT00H02M20.1S" calcext:value-type="time">
            <text:p>02:20</text:p>
          </table:table-cell>
          <table:table-cell/>
          <table:table-cell table:style-name="ce7" office:value-type="time" office:time-value="PT00H02M20.1S" calcext:value-type="time">
            <text:p>02:20</text:p>
          </table:table-cell>
          <table:table-cell office:value-type="float" office:value="348.9" calcext:value-type="float">
            <text:p>348.9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63.9" calcext:value-type="float">
            <text:p>363.9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47.4" calcext:value-type="float">
            <text:p>347.4</text:p>
          </table:table-cell>
          <table:table-cell table:style-name="ce7" office:value-type="time" office:time-value="PT00H02M20.1S" calcext:value-type="time">
            <text:p>02:20</text:p>
          </table:table-cell>
          <table:table-cell office:value-type="float" office:value="359.1" calcext:value-type="float">
            <text:p>359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2.1S" calcext:value-type="time">
            <text:p>02:22</text:p>
          </table:table-cell>
          <table:table-cell office:value-type="float" office:value="353.1" calcext:value-type="float">
            <text:p>353.1</text:p>
          </table:table-cell>
          <table:table-cell table:style-name="ce7" office:value-type="time" office:time-value="PT00H02M22.1S" calcext:value-type="time">
            <text:p>02:22</text:p>
          </table:table-cell>
          <table:table-cell/>
          <table:table-cell table:style-name="ce7" office:value-type="time" office:time-value="PT00H02M22.1S" calcext:value-type="time">
            <text:p>02:22</text:p>
          </table:table-cell>
          <table:table-cell office:value-type="float" office:value="348.9" calcext:value-type="float">
            <text:p>348.9</text:p>
          </table:table-cell>
          <table:table-cell table:style-name="ce7" office:value-type="time" office:time-value="PT00H02M22.1S" calcext:value-type="time">
            <text:p>02:22</text:p>
          </table:table-cell>
          <table:table-cell office:value-type="float" office:value="347.6" calcext:value-type="float">
            <text:p>347.6</text:p>
          </table:table-cell>
          <table:table-cell table:style-name="ce7" office:value-type="time" office:time-value="PT00H02M22.1S" calcext:value-type="time">
            <text:p>02:22</text:p>
          </table:table-cell>
          <table:table-cell office:value-type="float" office:value="349.6" calcext:value-type="float">
            <text:p>349.6</text:p>
          </table:table-cell>
          <table:table-cell table:style-name="ce7" office:value-type="time" office:time-value="PT00H02M22.1S" calcext:value-type="time">
            <text:p>02:22</text:p>
          </table:table-cell>
          <table:table-cell office:value-type="float" office:value="361.7" calcext:value-type="float">
            <text:p>36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4.1S" calcext:value-type="time">
            <text:p>02:24</text:p>
          </table:table-cell>
          <table:table-cell office:value-type="float" office:value="353.6" calcext:value-type="float">
            <text:p>353.6</text:p>
          </table:table-cell>
          <table:table-cell table:style-name="ce7" office:value-type="time" office:time-value="PT00H02M24.1S" calcext:value-type="time">
            <text:p>02:24</text:p>
          </table:table-cell>
          <table:table-cell/>
          <table:table-cell table:style-name="ce7" office:value-type="time" office:time-value="PT00H02M24.1S" calcext:value-type="time">
            <text:p>02:24</text:p>
          </table:table-cell>
          <table:table-cell office:value-type="float" office:value="350.8" calcext:value-type="float">
            <text:p>350.8</text:p>
          </table:table-cell>
          <table:table-cell table:style-name="ce7" office:value-type="time" office:time-value="PT00H02M24.1S" calcext:value-type="time">
            <text:p>02:24</text:p>
          </table:table-cell>
          <table:table-cell office:value-type="float" office:value="342.9" calcext:value-type="float">
            <text:p>342.9</text:p>
          </table:table-cell>
          <table:table-cell table:style-name="ce7" office:value-type="time" office:time-value="PT00H02M24.1S" calcext:value-type="time">
            <text:p>02:24</text:p>
          </table:table-cell>
          <table:table-cell office:value-type="float" office:value="352.9" calcext:value-type="float">
            <text:p>352.9</text:p>
          </table:table-cell>
          <table:table-cell table:style-name="ce7" office:value-type="time" office:time-value="PT00H02M24.1S" calcext:value-type="time">
            <text:p>02:24</text:p>
          </table:table-cell>
          <table:table-cell office:value-type="float" office:value="359.2" calcext:value-type="float">
            <text:p>35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6.1S" calcext:value-type="time">
            <text:p>02:26</text:p>
          </table:table-cell>
          <table:table-cell office:value-type="float" office:value="358.5" calcext:value-type="float">
            <text:p>358.5</text:p>
          </table:table-cell>
          <table:table-cell table:style-name="ce7" office:value-type="time" office:time-value="PT00H02M26.1S" calcext:value-type="time">
            <text:p>02:26</text:p>
          </table:table-cell>
          <table:table-cell/>
          <table:table-cell table:style-name="ce7" office:value-type="time" office:time-value="PT00H02M26.1S" calcext:value-type="time">
            <text:p>02:26</text:p>
          </table:table-cell>
          <table:table-cell office:value-type="float" office:value="351.8" calcext:value-type="float">
            <text:p>351.8</text:p>
          </table:table-cell>
          <table:table-cell table:style-name="ce7" office:value-type="time" office:time-value="PT00H02M26.1S" calcext:value-type="time">
            <text:p>02:26</text:p>
          </table:table-cell>
          <table:table-cell office:value-type="float" office:value="340.9" calcext:value-type="float">
            <text:p>340.9</text:p>
          </table:table-cell>
          <table:table-cell table:style-name="ce7" office:value-type="time" office:time-value="PT00H02M26.1S" calcext:value-type="time">
            <text:p>02:26</text:p>
          </table:table-cell>
          <table:table-cell office:value-type="float" office:value="355.6" calcext:value-type="float">
            <text:p>355.6</text:p>
          </table:table-cell>
          <table:table-cell table:style-name="ce7" office:value-type="time" office:time-value="PT00H02M26.1S" calcext:value-type="time">
            <text:p>02:26</text:p>
          </table:table-cell>
          <table:table-cell office:value-type="float" office:value="353.9" calcext:value-type="float">
            <text:p>353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28.1S" calcext:value-type="time">
            <text:p>02:28</text:p>
          </table:table-cell>
          <table:table-cell office:value-type="float" office:value="357.4" calcext:value-type="float">
            <text:p>357.4</text:p>
          </table:table-cell>
          <table:table-cell table:style-name="ce7" office:value-type="time" office:time-value="PT00H02M28.1S" calcext:value-type="time">
            <text:p>02:28</text:p>
          </table:table-cell>
          <table:table-cell/>
          <table:table-cell table:style-name="ce7" office:value-type="time" office:time-value="PT00H02M28.1S" calcext:value-type="time">
            <text:p>02:28</text:p>
          </table:table-cell>
          <table:table-cell office:value-type="float" office:value="353.6" calcext:value-type="float">
            <text:p>353.6</text:p>
          </table:table-cell>
          <table:table-cell table:style-name="ce7" office:value-type="time" office:time-value="PT00H02M28.1S" calcext:value-type="time">
            <text:p>02:28</text:p>
          </table:table-cell>
          <table:table-cell office:value-type="float" office:value="351.5" calcext:value-type="float">
            <text:p>351.5</text:p>
          </table:table-cell>
          <table:table-cell table:style-name="ce7" office:value-type="time" office:time-value="PT00H02M28.1S" calcext:value-type="time">
            <text:p>02:28</text:p>
          </table:table-cell>
          <table:table-cell office:value-type="float" office:value="354.5" calcext:value-type="float">
            <text:p>354.5</text:p>
          </table:table-cell>
          <table:table-cell table:style-name="ce7" office:value-type="time" office:time-value="PT00H02M28.1S" calcext:value-type="time">
            <text:p>02:28</text:p>
          </table:table-cell>
          <table:table-cell office:value-type="float" office:value="347.1" calcext:value-type="float">
            <text:p>347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0.1S" calcext:value-type="time">
            <text:p>02:30</text:p>
          </table:table-cell>
          <table:table-cell office:value-type="float" office:value="357.5" calcext:value-type="float">
            <text:p>357.5</text:p>
          </table:table-cell>
          <table:table-cell table:style-name="ce7" office:value-type="time" office:time-value="PT00H02M30.1S" calcext:value-type="time">
            <text:p>02:30</text:p>
          </table:table-cell>
          <table:table-cell/>
          <table:table-cell table:style-name="ce7" office:value-type="time" office:time-value="PT00H02M30.1S" calcext:value-type="time">
            <text:p>02:30</text:p>
          </table:table-cell>
          <table:table-cell office:value-type="float" office:value="354.1" calcext:value-type="float">
            <text:p>354.1</text:p>
          </table:table-cell>
          <table:table-cell table:style-name="ce7" office:value-type="time" office:time-value="PT00H02M30.1S" calcext:value-type="time">
            <text:p>02:30</text:p>
          </table:table-cell>
          <table:table-cell office:value-type="float" office:value="360" calcext:value-type="float">
            <text:p>360</text:p>
          </table:table-cell>
          <table:table-cell table:style-name="ce7" office:value-type="time" office:time-value="PT00H02M30.1S" calcext:value-type="time">
            <text:p>02:30</text:p>
          </table:table-cell>
          <table:table-cell office:value-type="float" office:value="355.7" calcext:value-type="float">
            <text:p>355.7</text:p>
          </table:table-cell>
          <table:table-cell table:style-name="ce7" office:value-type="time" office:time-value="PT00H02M30.1S" calcext:value-type="time">
            <text:p>02:30</text:p>
          </table:table-cell>
          <table:table-cell office:value-type="float" office:value="347.2" calcext:value-type="float">
            <text:p>34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2.1S" calcext:value-type="time">
            <text:p>02:32</text:p>
          </table:table-cell>
          <table:table-cell office:value-type="float" office:value="359.3" calcext:value-type="float">
            <text:p>359.3</text:p>
          </table:table-cell>
          <table:table-cell table:style-name="ce7" office:value-type="time" office:time-value="PT00H02M32.1S" calcext:value-type="time">
            <text:p>02:32</text:p>
          </table:table-cell>
          <table:table-cell/>
          <table:table-cell table:style-name="ce7" office:value-type="time" office:time-value="PT00H02M32.1S" calcext:value-type="time">
            <text:p>02:32</text:p>
          </table:table-cell>
          <table:table-cell office:value-type="float" office:value="356.3" calcext:value-type="float">
            <text:p>356.3</text:p>
          </table:table-cell>
          <table:table-cell table:style-name="ce7" office:value-type="time" office:time-value="PT00H02M32.1S" calcext:value-type="time">
            <text:p>02:32</text:p>
          </table:table-cell>
          <table:table-cell office:value-type="float" office:value="360.5" calcext:value-type="float">
            <text:p>360.5</text:p>
          </table:table-cell>
          <table:table-cell table:style-name="ce7" office:value-type="time" office:time-value="PT00H02M32.1S" calcext:value-type="time">
            <text:p>02:32</text:p>
          </table:table-cell>
          <table:table-cell office:value-type="float" office:value="357.1" calcext:value-type="float">
            <text:p>357.1</text:p>
          </table:table-cell>
          <table:table-cell table:style-name="ce7" office:value-type="time" office:time-value="PT00H02M32.1S" calcext:value-type="time">
            <text:p>02:32</text:p>
          </table:table-cell>
          <table:table-cell office:value-type="float" office:value="360.9" calcext:value-type="float">
            <text:p>36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4.1S" calcext:value-type="time">
            <text:p>02:34</text:p>
          </table:table-cell>
          <table:table-cell office:value-type="float" office:value="361.2" calcext:value-type="float">
            <text:p>361.2</text:p>
          </table:table-cell>
          <table:table-cell table:style-name="ce7" office:value-type="time" office:time-value="PT00H02M34.1S" calcext:value-type="time">
            <text:p>02:34</text:p>
          </table:table-cell>
          <table:table-cell/>
          <table:table-cell table:style-name="ce7" office:value-type="time" office:time-value="PT00H02M34.1S" calcext:value-type="time">
            <text:p>02:34</text:p>
          </table:table-cell>
          <table:table-cell office:value-type="float" office:value="357.7" calcext:value-type="float">
            <text:p>357.7</text:p>
          </table:table-cell>
          <table:table-cell table:style-name="ce7" office:value-type="time" office:time-value="PT00H02M34.1S" calcext:value-type="time">
            <text:p>02:34</text:p>
          </table:table-cell>
          <table:table-cell office:value-type="float" office:value="370.2" calcext:value-type="float">
            <text:p>370.2</text:p>
          </table:table-cell>
          <table:table-cell table:style-name="ce7" office:value-type="time" office:time-value="PT00H02M34.1S" calcext:value-type="time">
            <text:p>02:34</text:p>
          </table:table-cell>
          <table:table-cell office:value-type="float" office:value="359.4" calcext:value-type="float">
            <text:p>359.4</text:p>
          </table:table-cell>
          <table:table-cell table:style-name="ce7" office:value-type="time" office:time-value="PT00H02M34.1S" calcext:value-type="time">
            <text:p>02:34</text:p>
          </table:table-cell>
          <table:table-cell office:value-type="float" office:value="361.8" calcext:value-type="float">
            <text:p>361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6.1S" calcext:value-type="time">
            <text:p>02:36</text:p>
          </table:table-cell>
          <table:table-cell office:value-type="float" office:value="364" calcext:value-type="float">
            <text:p>364</text:p>
          </table:table-cell>
          <table:table-cell table:style-name="ce7" office:value-type="time" office:time-value="PT00H02M36.1S" calcext:value-type="time">
            <text:p>02:36</text:p>
          </table:table-cell>
          <table:table-cell/>
          <table:table-cell table:style-name="ce7" office:value-type="time" office:time-value="PT00H02M36.1S" calcext:value-type="time">
            <text:p>02:36</text:p>
          </table:table-cell>
          <table:table-cell office:value-type="float" office:value="357.7" calcext:value-type="float">
            <text:p>357.7</text:p>
          </table:table-cell>
          <table:table-cell table:style-name="ce7" office:value-type="time" office:time-value="PT00H02M36.1S" calcext:value-type="time">
            <text:p>02:36</text:p>
          </table:table-cell>
          <table:table-cell office:value-type="float" office:value="365.2" calcext:value-type="float">
            <text:p>365.2</text:p>
          </table:table-cell>
          <table:table-cell table:style-name="ce7" office:value-type="time" office:time-value="PT00H02M36.1S" calcext:value-type="time">
            <text:p>02:36</text:p>
          </table:table-cell>
          <table:table-cell office:value-type="float" office:value="360.9" calcext:value-type="float">
            <text:p>360.9</text:p>
          </table:table-cell>
          <table:table-cell table:style-name="ce7" office:value-type="time" office:time-value="PT00H02M36.1S" calcext:value-type="time">
            <text:p>02:36</text:p>
          </table:table-cell>
          <table:table-cell office:value-type="float" office:value="365" calcext:value-type="float">
            <text:p>36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38.1S" calcext:value-type="time">
            <text:p>02:38</text:p>
          </table:table-cell>
          <table:table-cell office:value-type="float" office:value="362.8" calcext:value-type="float">
            <text:p>362.8</text:p>
          </table:table-cell>
          <table:table-cell table:style-name="ce7" office:value-type="time" office:time-value="PT00H02M38.1S" calcext:value-type="time">
            <text:p>02:38</text:p>
          </table:table-cell>
          <table:table-cell/>
          <table:table-cell table:style-name="ce7" office:value-type="time" office:time-value="PT00H02M38.1S" calcext:value-type="time">
            <text:p>02:38</text:p>
          </table:table-cell>
          <table:table-cell office:value-type="float" office:value="359.1" calcext:value-type="float">
            <text:p>359.1</text:p>
          </table:table-cell>
          <table:table-cell table:style-name="ce7" office:value-type="time" office:time-value="PT00H02M38.1S" calcext:value-type="time">
            <text:p>02:38</text:p>
          </table:table-cell>
          <table:table-cell office:value-type="float" office:value="361.6" calcext:value-type="float">
            <text:p>361.6</text:p>
          </table:table-cell>
          <table:table-cell table:style-name="ce7" office:value-type="time" office:time-value="PT00H02M38.1S" calcext:value-type="time">
            <text:p>02:38</text:p>
          </table:table-cell>
          <table:table-cell office:value-type="float" office:value="362" calcext:value-type="float">
            <text:p>362</text:p>
          </table:table-cell>
          <table:table-cell table:style-name="ce7" office:value-type="time" office:time-value="PT00H02M38.1S" calcext:value-type="time">
            <text:p>02:38</text:p>
          </table:table-cell>
          <table:table-cell office:value-type="float" office:value="366.3" calcext:value-type="float">
            <text:p>36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0.1S" calcext:value-type="time">
            <text:p>02:40</text:p>
          </table:table-cell>
          <table:table-cell office:value-type="float" office:value="364.5" calcext:value-type="float">
            <text:p>364.5</text:p>
          </table:table-cell>
          <table:table-cell table:style-name="ce7" office:value-type="time" office:time-value="PT00H02M40.1S" calcext:value-type="time">
            <text:p>02:40</text:p>
          </table:table-cell>
          <table:table-cell/>
          <table:table-cell table:style-name="ce7" office:value-type="time" office:time-value="PT00H02M40.1S" calcext:value-type="time">
            <text:p>02:40</text:p>
          </table:table-cell>
          <table:table-cell office:value-type="float" office:value="359.4" calcext:value-type="float">
            <text:p>359.4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62.2" calcext:value-type="float">
            <text:p>362.2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61.2" calcext:value-type="float">
            <text:p>361.2</text:p>
          </table:table-cell>
          <table:table-cell table:style-name="ce7" office:value-type="time" office:time-value="PT00H02M40.1S" calcext:value-type="time">
            <text:p>02:40</text:p>
          </table:table-cell>
          <table:table-cell office:value-type="float" office:value="366" calcext:value-type="float">
            <text:p>36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2.1S" calcext:value-type="time">
            <text:p>02:42</text:p>
          </table:table-cell>
          <table:table-cell office:value-type="float" office:value="367.1" calcext:value-type="float">
            <text:p>367.1</text:p>
          </table:table-cell>
          <table:table-cell table:style-name="ce7" office:value-type="time" office:time-value="PT00H02M42.1S" calcext:value-type="time">
            <text:p>02:42</text:p>
          </table:table-cell>
          <table:table-cell/>
          <table:table-cell table:style-name="ce7" office:value-type="time" office:time-value="PT00H02M42.1S" calcext:value-type="time">
            <text:p>02:42</text:p>
          </table:table-cell>
          <table:table-cell office:value-type="float" office:value="360.5" calcext:value-type="float">
            <text:p>360.5</text:p>
          </table:table-cell>
          <table:table-cell table:style-name="ce7" office:value-type="time" office:time-value="PT00H02M42.1S" calcext:value-type="time">
            <text:p>02:42</text:p>
          </table:table-cell>
          <table:table-cell office:value-type="float" office:value="365" calcext:value-type="float">
            <text:p>365</text:p>
          </table:table-cell>
          <table:table-cell table:style-name="ce7" office:value-type="time" office:time-value="PT00H02M42.1S" calcext:value-type="time">
            <text:p>02:42</text:p>
          </table:table-cell>
          <table:table-cell office:value-type="float" office:value="364" calcext:value-type="float">
            <text:p>364</text:p>
          </table:table-cell>
          <table:table-cell table:style-name="ce7" office:value-type="time" office:time-value="PT00H02M42.1S" calcext:value-type="time">
            <text:p>02:42</text:p>
          </table:table-cell>
          <table:table-cell office:value-type="float" office:value="369.7" calcext:value-type="float">
            <text:p>36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4.1S" calcext:value-type="time">
            <text:p>02:44</text:p>
          </table:table-cell>
          <table:table-cell office:value-type="float" office:value="369" calcext:value-type="float">
            <text:p>369</text:p>
          </table:table-cell>
          <table:table-cell table:style-name="ce7" office:value-type="time" office:time-value="PT00H02M44.1S" calcext:value-type="time">
            <text:p>02:44</text:p>
          </table:table-cell>
          <table:table-cell/>
          <table:table-cell table:style-name="ce7" office:value-type="time" office:time-value="PT00H02M44.1S" calcext:value-type="time">
            <text:p>02:44</text:p>
          </table:table-cell>
          <table:table-cell office:value-type="float" office:value="363.2" calcext:value-type="float">
            <text:p>363.2</text:p>
          </table:table-cell>
          <table:table-cell table:style-name="ce7" office:value-type="time" office:time-value="PT00H02M44.1S" calcext:value-type="time">
            <text:p>02:44</text:p>
          </table:table-cell>
          <table:table-cell office:value-type="float" office:value="356.6" calcext:value-type="float">
            <text:p>356.6</text:p>
          </table:table-cell>
          <table:table-cell table:style-name="ce7" office:value-type="time" office:time-value="PT00H02M44.1S" calcext:value-type="time">
            <text:p>02:44</text:p>
          </table:table-cell>
          <table:table-cell office:value-type="float" office:value="364.7" calcext:value-type="float">
            <text:p>364.7</text:p>
          </table:table-cell>
          <table:table-cell table:style-name="ce7" office:value-type="time" office:time-value="PT00H02M44.1S" calcext:value-type="time">
            <text:p>02:44</text:p>
          </table:table-cell>
          <table:table-cell office:value-type="float" office:value="370.6" calcext:value-type="float">
            <text:p>37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6.1S" calcext:value-type="time">
            <text:p>02:46</text:p>
          </table:table-cell>
          <table:table-cell office:value-type="float" office:value="369.6" calcext:value-type="float">
            <text:p>369.6</text:p>
          </table:table-cell>
          <table:table-cell table:style-name="ce7" office:value-type="time" office:time-value="PT00H02M46.1S" calcext:value-type="time">
            <text:p>02:46</text:p>
          </table:table-cell>
          <table:table-cell/>
          <table:table-cell table:style-name="ce7" office:value-type="time" office:time-value="PT00H02M46.1S" calcext:value-type="time">
            <text:p>02:46</text:p>
          </table:table-cell>
          <table:table-cell office:value-type="float" office:value="364.2" calcext:value-type="float">
            <text:p>364.2</text:p>
          </table:table-cell>
          <table:table-cell table:style-name="ce7" office:value-type="time" office:time-value="PT00H02M46.1S" calcext:value-type="time">
            <text:p>02:46</text:p>
          </table:table-cell>
          <table:table-cell office:value-type="float" office:value="372.6" calcext:value-type="float">
            <text:p>372.6</text:p>
          </table:table-cell>
          <table:table-cell table:style-name="ce7" office:value-type="time" office:time-value="PT00H02M46.1S" calcext:value-type="time">
            <text:p>02:46</text:p>
          </table:table-cell>
          <table:table-cell office:value-type="float" office:value="366.1" calcext:value-type="float">
            <text:p>366.1</text:p>
          </table:table-cell>
          <table:table-cell table:style-name="ce7" office:value-type="time" office:time-value="PT00H02M46.1S" calcext:value-type="time">
            <text:p>02:46</text:p>
          </table:table-cell>
          <table:table-cell office:value-type="float" office:value="370.3" calcext:value-type="float">
            <text:p>370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48.1S" calcext:value-type="time">
            <text:p>02:48</text:p>
          </table:table-cell>
          <table:table-cell office:value-type="float" office:value="372.7" calcext:value-type="float">
            <text:p>372.7</text:p>
          </table:table-cell>
          <table:table-cell table:style-name="ce7" office:value-type="time" office:time-value="PT00H02M48.1S" calcext:value-type="time">
            <text:p>02:48</text:p>
          </table:table-cell>
          <table:table-cell/>
          <table:table-cell table:style-name="ce7" office:value-type="time" office:time-value="PT00H02M48.1S" calcext:value-type="time">
            <text:p>02:48</text:p>
          </table:table-cell>
          <table:table-cell office:value-type="float" office:value="365.3" calcext:value-type="float">
            <text:p>365.3</text:p>
          </table:table-cell>
          <table:table-cell table:style-name="ce7" office:value-type="time" office:time-value="PT00H02M48.1S" calcext:value-type="time">
            <text:p>02:48</text:p>
          </table:table-cell>
          <table:table-cell office:value-type="float" office:value="370.1" calcext:value-type="float">
            <text:p>370.1</text:p>
          </table:table-cell>
          <table:table-cell table:style-name="ce7" office:value-type="time" office:time-value="PT00H02M48.1S" calcext:value-type="time">
            <text:p>02:48</text:p>
          </table:table-cell>
          <table:table-cell office:value-type="float" office:value="368.4" calcext:value-type="float">
            <text:p>368.4</text:p>
          </table:table-cell>
          <table:table-cell table:style-name="ce7" office:value-type="time" office:time-value="PT00H02M48.1S" calcext:value-type="time">
            <text:p>02:48</text:p>
          </table:table-cell>
          <table:table-cell office:value-type="float" office:value="369.7" calcext:value-type="float">
            <text:p>36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0.1S" calcext:value-type="time">
            <text:p>02:50</text:p>
          </table:table-cell>
          <table:table-cell office:value-type="float" office:value="372.4" calcext:value-type="float">
            <text:p>372.4</text:p>
          </table:table-cell>
          <table:table-cell table:style-name="ce7" office:value-type="time" office:time-value="PT00H02M50.1S" calcext:value-type="time">
            <text:p>02:50</text:p>
          </table:table-cell>
          <table:table-cell/>
          <table:table-cell table:style-name="ce7" office:value-type="time" office:time-value="PT00H02M50.1S" calcext:value-type="time">
            <text:p>02:50</text:p>
          </table:table-cell>
          <table:table-cell office:value-type="float" office:value="366.1" calcext:value-type="float">
            <text:p>366.1</text:p>
          </table:table-cell>
          <table:table-cell table:style-name="ce7" office:value-type="time" office:time-value="PT00H02M50.1S" calcext:value-type="time">
            <text:p>02:50</text:p>
          </table:table-cell>
          <table:table-cell office:value-type="float" office:value="357.7" calcext:value-type="float">
            <text:p>357.7</text:p>
          </table:table-cell>
          <table:table-cell table:style-name="ce7" office:value-type="time" office:time-value="PT00H02M50.1S" calcext:value-type="time">
            <text:p>02:50</text:p>
          </table:table-cell>
          <table:table-cell office:value-type="float" office:value="369.2" calcext:value-type="float">
            <text:p>369.2</text:p>
          </table:table-cell>
          <table:table-cell table:style-name="ce7" office:value-type="time" office:time-value="PT00H02M50.1S" calcext:value-type="time">
            <text:p>02:50</text:p>
          </table:table-cell>
          <table:table-cell office:value-type="float" office:value="370.5" calcext:value-type="float">
            <text:p>370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2.1S" calcext:value-type="time">
            <text:p>02:52</text:p>
          </table:table-cell>
          <table:table-cell office:value-type="float" office:value="372.7" calcext:value-type="float">
            <text:p>372.7</text:p>
          </table:table-cell>
          <table:table-cell table:style-name="ce7" office:value-type="time" office:time-value="PT00H02M52.1S" calcext:value-type="time">
            <text:p>02:52</text:p>
          </table:table-cell>
          <table:table-cell/>
          <table:table-cell table:style-name="ce7" office:value-type="time" office:time-value="PT00H02M52.1S" calcext:value-type="time">
            <text:p>02:52</text:p>
          </table:table-cell>
          <table:table-cell office:value-type="float" office:value="368.6" calcext:value-type="float">
            <text:p>368.6</text:p>
          </table:table-cell>
          <table:table-cell table:style-name="ce7" office:value-type="time" office:time-value="PT00H02M52.1S" calcext:value-type="time">
            <text:p>02:52</text:p>
          </table:table-cell>
          <table:table-cell office:value-type="float" office:value="361.3" calcext:value-type="float">
            <text:p>361.3</text:p>
          </table:table-cell>
          <table:table-cell table:style-name="ce7" office:value-type="time" office:time-value="PT00H02M52.1S" calcext:value-type="time">
            <text:p>02:52</text:p>
          </table:table-cell>
          <table:table-cell office:value-type="float" office:value="370" calcext:value-type="float">
            <text:p>370</text:p>
          </table:table-cell>
          <table:table-cell table:style-name="ce7" office:value-type="time" office:time-value="PT00H02M52.1S" calcext:value-type="time">
            <text:p>02:52</text:p>
          </table:table-cell>
          <table:table-cell office:value-type="float" office:value="372.2" calcext:value-type="float">
            <text:p>37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4.1S" calcext:value-type="time">
            <text:p>02:54</text:p>
          </table:table-cell>
          <table:table-cell office:value-type="float" office:value="374.9" calcext:value-type="float">
            <text:p>374.9</text:p>
          </table:table-cell>
          <table:table-cell table:style-name="ce7" office:value-type="time" office:time-value="PT00H02M54.1S" calcext:value-type="time">
            <text:p>02:54</text:p>
          </table:table-cell>
          <table:table-cell/>
          <table:table-cell table:style-name="ce7" office:value-type="time" office:time-value="PT00H02M54.1S" calcext:value-type="time">
            <text:p>02:54</text:p>
          </table:table-cell>
          <table:table-cell office:value-type="float" office:value="368.4" calcext:value-type="float">
            <text:p>368.4</text:p>
          </table:table-cell>
          <table:table-cell table:style-name="ce7" office:value-type="time" office:time-value="PT00H02M54.1S" calcext:value-type="time">
            <text:p>02:54</text:p>
          </table:table-cell>
          <table:table-cell office:value-type="float" office:value="369.3" calcext:value-type="float">
            <text:p>369.3</text:p>
          </table:table-cell>
          <table:table-cell table:style-name="ce7" office:value-type="time" office:time-value="PT00H02M54.1S" calcext:value-type="time">
            <text:p>02:54</text:p>
          </table:table-cell>
          <table:table-cell office:value-type="float" office:value="372" calcext:value-type="float">
            <text:p>372</text:p>
          </table:table-cell>
          <table:table-cell table:style-name="ce7" office:value-type="time" office:time-value="PT00H02M54.1S" calcext:value-type="time">
            <text:p>02:54</text:p>
          </table:table-cell>
          <table:table-cell office:value-type="float" office:value="375.6" calcext:value-type="float">
            <text:p>37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6.1S" calcext:value-type="time">
            <text:p>02:56</text:p>
          </table:table-cell>
          <table:table-cell office:value-type="float" office:value="373.2" calcext:value-type="float">
            <text:p>373.2</text:p>
          </table:table-cell>
          <table:table-cell table:style-name="ce7" office:value-type="time" office:time-value="PT00H02M56.1S" calcext:value-type="time">
            <text:p>02:56</text:p>
          </table:table-cell>
          <table:table-cell/>
          <table:table-cell table:style-name="ce7" office:value-type="time" office:time-value="PT00H02M56.1S" calcext:value-type="time">
            <text:p>02:56</text:p>
          </table:table-cell>
          <table:table-cell office:value-type="float" office:value="369.4" calcext:value-type="float">
            <text:p>369.4</text:p>
          </table:table-cell>
          <table:table-cell table:style-name="ce7" office:value-type="time" office:time-value="PT00H02M56.1S" calcext:value-type="time">
            <text:p>02:56</text:p>
          </table:table-cell>
          <table:table-cell office:value-type="float" office:value="374.2" calcext:value-type="float">
            <text:p>374.2</text:p>
          </table:table-cell>
          <table:table-cell table:style-name="ce7" office:value-type="time" office:time-value="PT00H02M56.1S" calcext:value-type="time">
            <text:p>02:56</text:p>
          </table:table-cell>
          <table:table-cell office:value-type="float" office:value="374" calcext:value-type="float">
            <text:p>374</text:p>
          </table:table-cell>
          <table:table-cell table:style-name="ce7" office:value-type="time" office:time-value="PT00H02M56.1S" calcext:value-type="time">
            <text:p>02:56</text:p>
          </table:table-cell>
          <table:table-cell office:value-type="float" office:value="376.6" calcext:value-type="float">
            <text:p>376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2M58.1S" calcext:value-type="time">
            <text:p>02:58</text:p>
          </table:table-cell>
          <table:table-cell office:value-type="float" office:value="373.9" calcext:value-type="float">
            <text:p>373.9</text:p>
          </table:table-cell>
          <table:table-cell table:style-name="ce7" office:value-type="time" office:time-value="PT00H02M58.1S" calcext:value-type="time">
            <text:p>02:58</text:p>
          </table:table-cell>
          <table:table-cell/>
          <table:table-cell table:style-name="ce7" office:value-type="time" office:time-value="PT00H02M58.1S" calcext:value-type="time">
            <text:p>02:58</text:p>
          </table:table-cell>
          <table:table-cell office:value-type="float" office:value="371.7" calcext:value-type="float">
            <text:p>371.7</text:p>
          </table:table-cell>
          <table:table-cell table:style-name="ce7" office:value-type="time" office:time-value="PT00H02M58.1S" calcext:value-type="time">
            <text:p>02:58</text:p>
          </table:table-cell>
          <table:table-cell office:value-type="float" office:value="366.5" calcext:value-type="float">
            <text:p>366.5</text:p>
          </table:table-cell>
          <table:table-cell table:style-name="ce7" office:value-type="time" office:time-value="PT00H02M58.1S" calcext:value-type="time">
            <text:p>02:58</text:p>
          </table:table-cell>
          <table:table-cell office:value-type="float" office:value="374.7" calcext:value-type="float">
            <text:p>374.7</text:p>
          </table:table-cell>
          <table:table-cell table:style-name="ce7" office:value-type="time" office:time-value="PT00H02M58.1S" calcext:value-type="time">
            <text:p>02:58</text:p>
          </table:table-cell>
          <table:table-cell office:value-type="float" office:value="377.4" calcext:value-type="float">
            <text:p>37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0.1S" calcext:value-type="time">
            <text:p>03:00</text:p>
          </table:table-cell>
          <table:table-cell office:value-type="float" office:value="375.9" calcext:value-type="float">
            <text:p>375.9</text:p>
          </table:table-cell>
          <table:table-cell table:style-name="ce7" office:value-type="time" office:time-value="PT00H03M00.1S" calcext:value-type="time">
            <text:p>03:00</text:p>
          </table:table-cell>
          <table:table-cell/>
          <table:table-cell table:style-name="ce7" office:value-type="time" office:time-value="PT00H03M00.1S" calcext:value-type="time">
            <text:p>03:00</text:p>
          </table:table-cell>
          <table:table-cell office:value-type="float" office:value="371.8" calcext:value-type="float">
            <text:p>371.8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61.9" calcext:value-type="float">
            <text:p>361.9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75.6" calcext:value-type="float">
            <text:p>375.6</text:p>
          </table:table-cell>
          <table:table-cell table:style-name="ce7" office:value-type="time" office:time-value="PT00H03M00.1S" calcext:value-type="time">
            <text:p>03:00</text:p>
          </table:table-cell>
          <table:table-cell office:value-type="float" office:value="381" calcext:value-type="float">
            <text:p>38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2.1S" calcext:value-type="time">
            <text:p>03:02</text:p>
          </table:table-cell>
          <table:table-cell office:value-type="float" office:value="377.9" calcext:value-type="float">
            <text:p>377.9</text:p>
          </table:table-cell>
          <table:table-cell table:style-name="ce7" office:value-type="time" office:time-value="PT00H03M02.1S" calcext:value-type="time">
            <text:p>03:02</text:p>
          </table:table-cell>
          <table:table-cell/>
          <table:table-cell table:style-name="ce7" office:value-type="time" office:time-value="PT00H03M02.1S" calcext:value-type="time">
            <text:p>03:02</text:p>
          </table:table-cell>
          <table:table-cell office:value-type="float" office:value="374.4" calcext:value-type="float">
            <text:p>374.4</text:p>
          </table:table-cell>
          <table:table-cell table:style-name="ce7" office:value-type="time" office:time-value="PT00H03M02.1S" calcext:value-type="time">
            <text:p>03:02</text:p>
          </table:table-cell>
          <table:table-cell office:value-type="float" office:value="367.4" calcext:value-type="float">
            <text:p>367.4</text:p>
          </table:table-cell>
          <table:table-cell table:style-name="ce7" office:value-type="time" office:time-value="PT00H03M02.1S" calcext:value-type="time">
            <text:p>03:02</text:p>
          </table:table-cell>
          <table:table-cell office:value-type="float" office:value="375.6" calcext:value-type="float">
            <text:p>375.6</text:p>
          </table:table-cell>
          <table:table-cell table:style-name="ce7" office:value-type="time" office:time-value="PT00H03M02.1S" calcext:value-type="time">
            <text:p>03:02</text:p>
          </table:table-cell>
          <table:table-cell office:value-type="float" office:value="378.3" calcext:value-type="float">
            <text:p>378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4.1S" calcext:value-type="time">
            <text:p>03:04</text:p>
          </table:table-cell>
          <table:table-cell office:value-type="float" office:value="373.4" calcext:value-type="float">
            <text:p>373.4</text:p>
          </table:table-cell>
          <table:table-cell table:style-name="ce7" office:value-type="time" office:time-value="PT00H03M04.1S" calcext:value-type="time">
            <text:p>03:04</text:p>
          </table:table-cell>
          <table:table-cell/>
          <table:table-cell table:style-name="ce7" office:value-type="time" office:time-value="PT00H03M04.1S" calcext:value-type="time">
            <text:p>03:04</text:p>
          </table:table-cell>
          <table:table-cell office:value-type="float" office:value="374.4" calcext:value-type="float">
            <text:p>374.4</text:p>
          </table:table-cell>
          <table:table-cell table:style-name="ce7" office:value-type="time" office:time-value="PT00H03M04.1S" calcext:value-type="time">
            <text:p>03:04</text:p>
          </table:table-cell>
          <table:table-cell office:value-type="float" office:value="371" calcext:value-type="float">
            <text:p>371</text:p>
          </table:table-cell>
          <table:table-cell table:style-name="ce7" office:value-type="time" office:time-value="PT00H03M04.1S" calcext:value-type="time">
            <text:p>03:04</text:p>
          </table:table-cell>
          <table:table-cell office:value-type="float" office:value="379.3" calcext:value-type="float">
            <text:p>379.3</text:p>
          </table:table-cell>
          <table:table-cell table:style-name="ce7" office:value-type="time" office:time-value="PT00H03M04.1S" calcext:value-type="time">
            <text:p>03:04</text:p>
          </table:table-cell>
          <table:table-cell office:value-type="float" office:value="378.1" calcext:value-type="float">
            <text:p>378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6.1S" calcext:value-type="time">
            <text:p>03:06</text:p>
          </table:table-cell>
          <table:table-cell office:value-type="float" office:value="380.8" calcext:value-type="float">
            <text:p>380.8</text:p>
          </table:table-cell>
          <table:table-cell table:style-name="ce7" office:value-type="time" office:time-value="PT00H03M06.1S" calcext:value-type="time">
            <text:p>03:06</text:p>
          </table:table-cell>
          <table:table-cell/>
          <table:table-cell table:style-name="ce7" office:value-type="time" office:time-value="PT00H03M06.1S" calcext:value-type="time">
            <text:p>03:06</text:p>
          </table:table-cell>
          <table:table-cell office:value-type="float" office:value="374.7" calcext:value-type="float">
            <text:p>374.7</text:p>
          </table:table-cell>
          <table:table-cell table:style-name="ce7" office:value-type="time" office:time-value="PT00H03M06.1S" calcext:value-type="time">
            <text:p>03:06</text:p>
          </table:table-cell>
          <table:table-cell office:value-type="float" office:value="373.6" calcext:value-type="float">
            <text:p>373.6</text:p>
          </table:table-cell>
          <table:table-cell table:style-name="ce7" office:value-type="time" office:time-value="PT00H03M06.1S" calcext:value-type="time">
            <text:p>03:06</text:p>
          </table:table-cell>
          <table:table-cell office:value-type="float" office:value="381.2" calcext:value-type="float">
            <text:p>381.2</text:p>
          </table:table-cell>
          <table:table-cell table:style-name="ce7" office:value-type="time" office:time-value="PT00H03M06.1S" calcext:value-type="time">
            <text:p>03:06</text:p>
          </table:table-cell>
          <table:table-cell office:value-type="float" office:value="378.1" calcext:value-type="float">
            <text:p>378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08.1S" calcext:value-type="time">
            <text:p>03:08</text:p>
          </table:table-cell>
          <table:table-cell office:value-type="float" office:value="380.8" calcext:value-type="float">
            <text:p>380.8</text:p>
          </table:table-cell>
          <table:table-cell table:style-name="ce7" office:value-type="time" office:time-value="PT00H03M08.1S" calcext:value-type="time">
            <text:p>03:08</text:p>
          </table:table-cell>
          <table:table-cell/>
          <table:table-cell table:style-name="ce7" office:value-type="time" office:time-value="PT00H03M08.1S" calcext:value-type="time">
            <text:p>03:08</text:p>
          </table:table-cell>
          <table:table-cell office:value-type="float" office:value="375.2" calcext:value-type="float">
            <text:p>375.2</text:p>
          </table:table-cell>
          <table:table-cell table:style-name="ce7" office:value-type="time" office:time-value="PT00H03M08.1S" calcext:value-type="time">
            <text:p>03:08</text:p>
          </table:table-cell>
          <table:table-cell office:value-type="float" office:value="379.5" calcext:value-type="float">
            <text:p>379.5</text:p>
          </table:table-cell>
          <table:table-cell table:style-name="ce7" office:value-type="time" office:time-value="PT00H03M08.1S" calcext:value-type="time">
            <text:p>03:08</text:p>
          </table:table-cell>
          <table:table-cell office:value-type="float" office:value="383.3" calcext:value-type="float">
            <text:p>383.3</text:p>
          </table:table-cell>
          <table:table-cell table:style-name="ce7" office:value-type="time" office:time-value="PT00H03M08.1S" calcext:value-type="time">
            <text:p>03:08</text:p>
          </table:table-cell>
          <table:table-cell office:value-type="float" office:value="377.2" calcext:value-type="float">
            <text:p>37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0.1S" calcext:value-type="time">
            <text:p>03:10</text:p>
          </table:table-cell>
          <table:table-cell office:value-type="float" office:value="383.7" calcext:value-type="float">
            <text:p>383.7</text:p>
          </table:table-cell>
          <table:table-cell table:style-name="ce7" office:value-type="time" office:time-value="PT00H03M10.1S" calcext:value-type="time">
            <text:p>03:10</text:p>
          </table:table-cell>
          <table:table-cell/>
          <table:table-cell table:style-name="ce7" office:value-type="time" office:time-value="PT00H03M10.1S" calcext:value-type="time">
            <text:p>03:10</text:p>
          </table:table-cell>
          <table:table-cell office:value-type="float" office:value="376.2" calcext:value-type="float">
            <text:p>376.2</text:p>
          </table:table-cell>
          <table:table-cell table:style-name="ce7" office:value-type="time" office:time-value="PT00H03M10.1S" calcext:value-type="time">
            <text:p>03:10</text:p>
          </table:table-cell>
          <table:table-cell office:value-type="float" office:value="381.5" calcext:value-type="float">
            <text:p>381.5</text:p>
          </table:table-cell>
          <table:table-cell table:style-name="ce7" office:value-type="time" office:time-value="PT00H03M10.1S" calcext:value-type="time">
            <text:p>03:10</text:p>
          </table:table-cell>
          <table:table-cell office:value-type="float" office:value="382" calcext:value-type="float">
            <text:p>382</text:p>
          </table:table-cell>
          <table:table-cell table:style-name="ce7" office:value-type="time" office:time-value="PT00H03M10.1S" calcext:value-type="time">
            <text:p>03:10</text:p>
          </table:table-cell>
          <table:table-cell office:value-type="float" office:value="375.5" calcext:value-type="float">
            <text:p>375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2.1S" calcext:value-type="time">
            <text:p>03:12</text:p>
          </table:table-cell>
          <table:table-cell office:value-type="float" office:value="384.3" calcext:value-type="float">
            <text:p>384.3</text:p>
          </table:table-cell>
          <table:table-cell table:style-name="ce7" office:value-type="time" office:time-value="PT00H03M12.1S" calcext:value-type="time">
            <text:p>03:12</text:p>
          </table:table-cell>
          <table:table-cell/>
          <table:table-cell table:style-name="ce7" office:value-type="time" office:time-value="PT00H03M12.1S" calcext:value-type="time">
            <text:p>03:12</text:p>
          </table:table-cell>
          <table:table-cell office:value-type="float" office:value="376.2" calcext:value-type="float">
            <text:p>376.2</text:p>
          </table:table-cell>
          <table:table-cell table:style-name="ce7" office:value-type="time" office:time-value="PT00H03M12.1S" calcext:value-type="time">
            <text:p>03:12</text:p>
          </table:table-cell>
          <table:table-cell office:value-type="float" office:value="384.5" calcext:value-type="float">
            <text:p>384.5</text:p>
          </table:table-cell>
          <table:table-cell table:style-name="ce7" office:value-type="time" office:time-value="PT00H03M12.1S" calcext:value-type="time">
            <text:p>03:12</text:p>
          </table:table-cell>
          <table:table-cell office:value-type="float" office:value="383" calcext:value-type="float">
            <text:p>383</text:p>
          </table:table-cell>
          <table:table-cell table:style-name="ce7" office:value-type="time" office:time-value="PT00H03M12.1S" calcext:value-type="time">
            <text:p>03:12</text:p>
          </table:table-cell>
          <table:table-cell office:value-type="float" office:value="379.9" calcext:value-type="float">
            <text:p>379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4.1S" calcext:value-type="time">
            <text:p>03:14</text:p>
          </table:table-cell>
          <table:table-cell office:value-type="float" office:value="385.9" calcext:value-type="float">
            <text:p>385.9</text:p>
          </table:table-cell>
          <table:table-cell table:style-name="ce7" office:value-type="time" office:time-value="PT00H03M14.1S" calcext:value-type="time">
            <text:p>03:14</text:p>
          </table:table-cell>
          <table:table-cell/>
          <table:table-cell table:style-name="ce7" office:value-type="time" office:time-value="PT00H03M14.1S" calcext:value-type="time">
            <text:p>03:14</text:p>
          </table:table-cell>
          <table:table-cell office:value-type="float" office:value="377.1" calcext:value-type="float">
            <text:p>377.1</text:p>
          </table:table-cell>
          <table:table-cell table:style-name="ce7" office:value-type="time" office:time-value="PT00H03M14.1S" calcext:value-type="time">
            <text:p>03:14</text:p>
          </table:table-cell>
          <table:table-cell office:value-type="float" office:value="386.3" calcext:value-type="float">
            <text:p>386.3</text:p>
          </table:table-cell>
          <table:table-cell table:style-name="ce7" office:value-type="time" office:time-value="PT00H03M14.1S" calcext:value-type="time">
            <text:p>03:14</text:p>
          </table:table-cell>
          <table:table-cell office:value-type="float" office:value="385.8" calcext:value-type="float">
            <text:p>385.8</text:p>
          </table:table-cell>
          <table:table-cell table:style-name="ce7" office:value-type="time" office:time-value="PT00H03M14.1S" calcext:value-type="time">
            <text:p>03:14</text:p>
          </table:table-cell>
          <table:table-cell office:value-type="float" office:value="379.4" calcext:value-type="float">
            <text:p>379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6.1S" calcext:value-type="time">
            <text:p>03:16</text:p>
          </table:table-cell>
          <table:table-cell office:value-type="float" office:value="385.2" calcext:value-type="float">
            <text:p>385.2</text:p>
          </table:table-cell>
          <table:table-cell table:style-name="ce7" office:value-type="time" office:time-value="PT00H03M16.1S" calcext:value-type="time">
            <text:p>03:16</text:p>
          </table:table-cell>
          <table:table-cell/>
          <table:table-cell table:style-name="ce7" office:value-type="time" office:time-value="PT00H03M16.1S" calcext:value-type="time">
            <text:p>03:16</text:p>
          </table:table-cell>
          <table:table-cell office:value-type="float" office:value="378.4" calcext:value-type="float">
            <text:p>378.4</text:p>
          </table:table-cell>
          <table:table-cell table:style-name="ce7" office:value-type="time" office:time-value="PT00H03M16.1S" calcext:value-type="time">
            <text:p>03:16</text:p>
          </table:table-cell>
          <table:table-cell office:value-type="float" office:value="372.1" calcext:value-type="float">
            <text:p>372.1</text:p>
          </table:table-cell>
          <table:table-cell table:style-name="ce7" office:value-type="time" office:time-value="PT00H03M16.1S" calcext:value-type="time">
            <text:p>03:16</text:p>
          </table:table-cell>
          <table:table-cell office:value-type="float" office:value="385.9" calcext:value-type="float">
            <text:p>385.9</text:p>
          </table:table-cell>
          <table:table-cell table:style-name="ce7" office:value-type="time" office:time-value="PT00H03M16.1S" calcext:value-type="time">
            <text:p>03:16</text:p>
          </table:table-cell>
          <table:table-cell office:value-type="float" office:value="381.1" calcext:value-type="float">
            <text:p>38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18.1S" calcext:value-type="time">
            <text:p>03:18</text:p>
          </table:table-cell>
          <table:table-cell office:value-type="float" office:value="386.8" calcext:value-type="float">
            <text:p>386.8</text:p>
          </table:table-cell>
          <table:table-cell table:style-name="ce7" office:value-type="time" office:time-value="PT00H03M18.1S" calcext:value-type="time">
            <text:p>03:18</text:p>
          </table:table-cell>
          <table:table-cell/>
          <table:table-cell table:style-name="ce7" office:value-type="time" office:time-value="PT00H03M18.1S" calcext:value-type="time">
            <text:p>03:18</text:p>
          </table:table-cell>
          <table:table-cell office:value-type="float" office:value="379.5" calcext:value-type="float">
            <text:p>379.5</text:p>
          </table:table-cell>
          <table:table-cell table:style-name="ce7" office:value-type="time" office:time-value="PT00H03M18.1S" calcext:value-type="time">
            <text:p>03:18</text:p>
          </table:table-cell>
          <table:table-cell office:value-type="float" office:value="371.1" calcext:value-type="float">
            <text:p>371.1</text:p>
          </table:table-cell>
          <table:table-cell table:style-name="ce7" office:value-type="time" office:time-value="PT00H03M18.1S" calcext:value-type="time">
            <text:p>03:18</text:p>
          </table:table-cell>
          <table:table-cell office:value-type="float" office:value="386.4" calcext:value-type="float">
            <text:p>386.4</text:p>
          </table:table-cell>
          <table:table-cell table:style-name="ce7" office:value-type="time" office:time-value="PT00H03M18.1S" calcext:value-type="time">
            <text:p>03:18</text:p>
          </table:table-cell>
          <table:table-cell office:value-type="float" office:value="380.1" calcext:value-type="float">
            <text:p>38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0.1S" calcext:value-type="time">
            <text:p>03:20</text:p>
          </table:table-cell>
          <table:table-cell office:value-type="float" office:value="387.6" calcext:value-type="float">
            <text:p>387.6</text:p>
          </table:table-cell>
          <table:table-cell table:style-name="ce7" office:value-type="time" office:time-value="PT00H03M20.1S" calcext:value-type="time">
            <text:p>03:20</text:p>
          </table:table-cell>
          <table:table-cell/>
          <table:table-cell table:style-name="ce7" office:value-type="time" office:time-value="PT00H03M20.1S" calcext:value-type="time">
            <text:p>03:20</text:p>
          </table:table-cell>
          <table:table-cell office:value-type="float" office:value="379.8" calcext:value-type="float">
            <text:p>379.8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74.5" calcext:value-type="float">
            <text:p>374.5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85.8" calcext:value-type="float">
            <text:p>385.8</text:p>
          </table:table-cell>
          <table:table-cell table:style-name="ce7" office:value-type="time" office:time-value="PT00H03M20.1S" calcext:value-type="time">
            <text:p>03:20</text:p>
          </table:table-cell>
          <table:table-cell office:value-type="float" office:value="381.3" calcext:value-type="float">
            <text:p>381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2.1S" calcext:value-type="time">
            <text:p>03:22</text:p>
          </table:table-cell>
          <table:table-cell office:value-type="float" office:value="388.7" calcext:value-type="float">
            <text:p>388.7</text:p>
          </table:table-cell>
          <table:table-cell table:style-name="ce7" office:value-type="time" office:time-value="PT00H03M22.1S" calcext:value-type="time">
            <text:p>03:22</text:p>
          </table:table-cell>
          <table:table-cell/>
          <table:table-cell table:style-name="ce7" office:value-type="time" office:time-value="PT00H03M22.1S" calcext:value-type="time">
            <text:p>03:22</text:p>
          </table:table-cell>
          <table:table-cell office:value-type="float" office:value="382.3" calcext:value-type="float">
            <text:p>382.3</text:p>
          </table:table-cell>
          <table:table-cell table:style-name="ce7" office:value-type="time" office:time-value="PT00H03M22.1S" calcext:value-type="time">
            <text:p>03:22</text:p>
          </table:table-cell>
          <table:table-cell office:value-type="float" office:value="376.5" calcext:value-type="float">
            <text:p>376.5</text:p>
          </table:table-cell>
          <table:table-cell table:style-name="ce7" office:value-type="time" office:time-value="PT00H03M22.1S" calcext:value-type="time">
            <text:p>03:22</text:p>
          </table:table-cell>
          <table:table-cell office:value-type="float" office:value="389.3" calcext:value-type="float">
            <text:p>389.3</text:p>
          </table:table-cell>
          <table:table-cell table:style-name="ce7" office:value-type="time" office:time-value="PT00H03M22.1S" calcext:value-type="time">
            <text:p>03:22</text:p>
          </table:table-cell>
          <table:table-cell office:value-type="float" office:value="382.5" calcext:value-type="float">
            <text:p>382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4.1S" calcext:value-type="time">
            <text:p>03:24</text:p>
          </table:table-cell>
          <table:table-cell office:value-type="float" office:value="389.8" calcext:value-type="float">
            <text:p>389.8</text:p>
          </table:table-cell>
          <table:table-cell table:style-name="ce7" office:value-type="time" office:time-value="PT00H03M24.1S" calcext:value-type="time">
            <text:p>03:24</text:p>
          </table:table-cell>
          <table:table-cell/>
          <table:table-cell table:style-name="ce7" office:value-type="time" office:time-value="PT00H03M24.1S" calcext:value-type="time">
            <text:p>03:24</text:p>
          </table:table-cell>
          <table:table-cell office:value-type="float" office:value="385.1" calcext:value-type="float">
            <text:p>385.1</text:p>
          </table:table-cell>
          <table:table-cell table:style-name="ce7" office:value-type="time" office:time-value="PT00H03M24.1S" calcext:value-type="time">
            <text:p>03:24</text:p>
          </table:table-cell>
          <table:table-cell office:value-type="float" office:value="371.2" calcext:value-type="float">
            <text:p>371.2</text:p>
          </table:table-cell>
          <table:table-cell table:style-name="ce7" office:value-type="time" office:time-value="PT00H03M24.1S" calcext:value-type="time">
            <text:p>03:24</text:p>
          </table:table-cell>
          <table:table-cell office:value-type="float" office:value="387.4" calcext:value-type="float">
            <text:p>387.4</text:p>
          </table:table-cell>
          <table:table-cell table:style-name="ce7" office:value-type="time" office:time-value="PT00H03M24.1S" calcext:value-type="time">
            <text:p>03:24</text:p>
          </table:table-cell>
          <table:table-cell office:value-type="float" office:value="383.5" calcext:value-type="float">
            <text:p>383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6.1S" calcext:value-type="time">
            <text:p>03:26</text:p>
          </table:table-cell>
          <table:table-cell office:value-type="float" office:value="391.4" calcext:value-type="float">
            <text:p>391.4</text:p>
          </table:table-cell>
          <table:table-cell table:style-name="ce7" office:value-type="time" office:time-value="PT00H03M26.1S" calcext:value-type="time">
            <text:p>03:26</text:p>
          </table:table-cell>
          <table:table-cell/>
          <table:table-cell table:style-name="ce7" office:value-type="time" office:time-value="PT00H03M26.1S" calcext:value-type="time">
            <text:p>03:26</text:p>
          </table:table-cell>
          <table:table-cell office:value-type="float" office:value="384.4" calcext:value-type="float">
            <text:p>384.4</text:p>
          </table:table-cell>
          <table:table-cell table:style-name="ce7" office:value-type="time" office:time-value="PT00H03M26.1S" calcext:value-type="time">
            <text:p>03:26</text:p>
          </table:table-cell>
          <table:table-cell office:value-type="float" office:value="375" calcext:value-type="float">
            <text:p>375</text:p>
          </table:table-cell>
          <table:table-cell table:style-name="ce7" office:value-type="time" office:time-value="PT00H03M26.1S" calcext:value-type="time">
            <text:p>03:26</text:p>
          </table:table-cell>
          <table:table-cell office:value-type="float" office:value="391" calcext:value-type="float">
            <text:p>391</text:p>
          </table:table-cell>
          <table:table-cell table:style-name="ce7" office:value-type="time" office:time-value="PT00H03M26.1S" calcext:value-type="time">
            <text:p>03:26</text:p>
          </table:table-cell>
          <table:table-cell office:value-type="float" office:value="382.8" calcext:value-type="float">
            <text:p>382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28.1S" calcext:value-type="time">
            <text:p>03:28</text:p>
          </table:table-cell>
          <table:table-cell office:value-type="float" office:value="391.9" calcext:value-type="float">
            <text:p>391.9</text:p>
          </table:table-cell>
          <table:table-cell table:style-name="ce7" office:value-type="time" office:time-value="PT00H03M28.1S" calcext:value-type="time">
            <text:p>03:28</text:p>
          </table:table-cell>
          <table:table-cell/>
          <table:table-cell table:style-name="ce7" office:value-type="time" office:time-value="PT00H03M28.1S" calcext:value-type="time">
            <text:p>03:28</text:p>
          </table:table-cell>
          <table:table-cell office:value-type="float" office:value="385.3" calcext:value-type="float">
            <text:p>385.3</text:p>
          </table:table-cell>
          <table:table-cell table:style-name="ce7" office:value-type="time" office:time-value="PT00H03M28.1S" calcext:value-type="time">
            <text:p>03:28</text:p>
          </table:table-cell>
          <table:table-cell office:value-type="float" office:value="376.6" calcext:value-type="float">
            <text:p>376.6</text:p>
          </table:table-cell>
          <table:table-cell table:style-name="ce7" office:value-type="time" office:time-value="PT00H03M28.1S" calcext:value-type="time">
            <text:p>03:28</text:p>
          </table:table-cell>
          <table:table-cell office:value-type="float" office:value="392.2" calcext:value-type="float">
            <text:p>392.2</text:p>
          </table:table-cell>
          <table:table-cell table:style-name="ce7" office:value-type="time" office:time-value="PT00H03M28.1S" calcext:value-type="time">
            <text:p>03:28</text:p>
          </table:table-cell>
          <table:table-cell office:value-type="float" office:value="384.4" calcext:value-type="float">
            <text:p>384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0.1S" calcext:value-type="time">
            <text:p>03:30</text:p>
          </table:table-cell>
          <table:table-cell office:value-type="float" office:value="392.9" calcext:value-type="float">
            <text:p>392.9</text:p>
          </table:table-cell>
          <table:table-cell table:style-name="ce7" office:value-type="time" office:time-value="PT00H03M30.1S" calcext:value-type="time">
            <text:p>03:30</text:p>
          </table:table-cell>
          <table:table-cell/>
          <table:table-cell table:style-name="ce7" office:value-type="time" office:time-value="PT00H03M30.1S" calcext:value-type="time">
            <text:p>03:30</text:p>
          </table:table-cell>
          <table:table-cell office:value-type="float" office:value="386.1" calcext:value-type="float">
            <text:p>386.1</text:p>
          </table:table-cell>
          <table:table-cell table:style-name="ce7" office:value-type="time" office:time-value="PT00H03M30.1S" calcext:value-type="time">
            <text:p>03:30</text:p>
          </table:table-cell>
          <table:table-cell office:value-type="float" office:value="381.4" calcext:value-type="float">
            <text:p>381.4</text:p>
          </table:table-cell>
          <table:table-cell table:style-name="ce7" office:value-type="time" office:time-value="PT00H03M30.1S" calcext:value-type="time">
            <text:p>03:30</text:p>
          </table:table-cell>
          <table:table-cell office:value-type="float" office:value="392.7" calcext:value-type="float">
            <text:p>392.7</text:p>
          </table:table-cell>
          <table:table-cell table:style-name="ce7" office:value-type="time" office:time-value="PT00H03M30.1S" calcext:value-type="time">
            <text:p>03:30</text:p>
          </table:table-cell>
          <table:table-cell office:value-type="float" office:value="384.6" calcext:value-type="float">
            <text:p>38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2.1S" calcext:value-type="time">
            <text:p>03:32</text:p>
          </table:table-cell>
          <table:table-cell office:value-type="float" office:value="396.1" calcext:value-type="float">
            <text:p>396.1</text:p>
          </table:table-cell>
          <table:table-cell table:style-name="ce7" office:value-type="time" office:time-value="PT00H03M32.1S" calcext:value-type="time">
            <text:p>03:32</text:p>
          </table:table-cell>
          <table:table-cell/>
          <table:table-cell table:style-name="ce7" office:value-type="time" office:time-value="PT00H03M32.1S" calcext:value-type="time">
            <text:p>03:32</text:p>
          </table:table-cell>
          <table:table-cell office:value-type="float" office:value="386.5" calcext:value-type="float">
            <text:p>386.5</text:p>
          </table:table-cell>
          <table:table-cell table:style-name="ce7" office:value-type="time" office:time-value="PT00H03M32.1S" calcext:value-type="time">
            <text:p>03:32</text:p>
          </table:table-cell>
          <table:table-cell office:value-type="float" office:value="388.3" calcext:value-type="float">
            <text:p>388.3</text:p>
          </table:table-cell>
          <table:table-cell table:style-name="ce7" office:value-type="time" office:time-value="PT00H03M32.1S" calcext:value-type="time">
            <text:p>03:32</text:p>
          </table:table-cell>
          <table:table-cell office:value-type="float" office:value="386" calcext:value-type="float">
            <text:p>386</text:p>
          </table:table-cell>
          <table:table-cell table:style-name="ce7" office:value-type="time" office:time-value="PT00H03M32.1S" calcext:value-type="time">
            <text:p>03:32</text:p>
          </table:table-cell>
          <table:table-cell office:value-type="float" office:value="385.3" calcext:value-type="float">
            <text:p>38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4.1S" calcext:value-type="time">
            <text:p>03:34</text:p>
          </table:table-cell>
          <table:table-cell office:value-type="float" office:value="396" calcext:value-type="float">
            <text:p>396</text:p>
          </table:table-cell>
          <table:table-cell table:style-name="ce7" office:value-type="time" office:time-value="PT00H03M34.1S" calcext:value-type="time">
            <text:p>03:34</text:p>
          </table:table-cell>
          <table:table-cell/>
          <table:table-cell table:style-name="ce7" office:value-type="time" office:time-value="PT00H03M34.1S" calcext:value-type="time">
            <text:p>03:34</text:p>
          </table:table-cell>
          <table:table-cell office:value-type="float" office:value="387.3" calcext:value-type="float">
            <text:p>387.3</text:p>
          </table:table-cell>
          <table:table-cell table:style-name="ce7" office:value-type="time" office:time-value="PT00H03M34.1S" calcext:value-type="time">
            <text:p>03:34</text:p>
          </table:table-cell>
          <table:table-cell office:value-type="float" office:value="382.9" calcext:value-type="float">
            <text:p>382.9</text:p>
          </table:table-cell>
          <table:table-cell table:style-name="ce7" office:value-type="time" office:time-value="PT00H03M34.1S" calcext:value-type="time">
            <text:p>03:34</text:p>
          </table:table-cell>
          <table:table-cell office:value-type="float" office:value="385.8" calcext:value-type="float">
            <text:p>385.8</text:p>
          </table:table-cell>
          <table:table-cell table:style-name="ce7" office:value-type="time" office:time-value="PT00H03M34.1S" calcext:value-type="time">
            <text:p>03:34</text:p>
          </table:table-cell>
          <table:table-cell office:value-type="float" office:value="386.8" calcext:value-type="float">
            <text:p>386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6.1S" calcext:value-type="time">
            <text:p>03:36</text:p>
          </table:table-cell>
          <table:table-cell office:value-type="float" office:value="398.5" calcext:value-type="float">
            <text:p>398.5</text:p>
          </table:table-cell>
          <table:table-cell table:style-name="ce7" office:value-type="time" office:time-value="PT00H03M36.1S" calcext:value-type="time">
            <text:p>03:36</text:p>
          </table:table-cell>
          <table:table-cell/>
          <table:table-cell table:style-name="ce7" office:value-type="time" office:time-value="PT00H03M36.1S" calcext:value-type="time">
            <text:p>03:36</text:p>
          </table:table-cell>
          <table:table-cell office:value-type="float" office:value="387.2" calcext:value-type="float">
            <text:p>387.2</text:p>
          </table:table-cell>
          <table:table-cell table:style-name="ce7" office:value-type="time" office:time-value="PT00H03M36.1S" calcext:value-type="time">
            <text:p>03:36</text:p>
          </table:table-cell>
          <table:table-cell office:value-type="float" office:value="384.2" calcext:value-type="float">
            <text:p>384.2</text:p>
          </table:table-cell>
          <table:table-cell table:style-name="ce7" office:value-type="time" office:time-value="PT00H03M36.1S" calcext:value-type="time">
            <text:p>03:36</text:p>
          </table:table-cell>
          <table:table-cell office:value-type="float" office:value="389.2" calcext:value-type="float">
            <text:p>389.2</text:p>
          </table:table-cell>
          <table:table-cell table:style-name="ce7" office:value-type="time" office:time-value="PT00H03M36.1S" calcext:value-type="time">
            <text:p>03:36</text:p>
          </table:table-cell>
          <table:table-cell office:value-type="float" office:value="389.6" calcext:value-type="float">
            <text:p>389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38.1S" calcext:value-type="time">
            <text:p>03:38</text:p>
          </table:table-cell>
          <table:table-cell office:value-type="float" office:value="398.9" calcext:value-type="float">
            <text:p>398.9</text:p>
          </table:table-cell>
          <table:table-cell table:style-name="ce7" office:value-type="time" office:time-value="PT00H03M38.1S" calcext:value-type="time">
            <text:p>03:38</text:p>
          </table:table-cell>
          <table:table-cell/>
          <table:table-cell table:style-name="ce7" office:value-type="time" office:time-value="PT00H03M38.1S" calcext:value-type="time">
            <text:p>03:38</text:p>
          </table:table-cell>
          <table:table-cell office:value-type="float" office:value="388.6" calcext:value-type="float">
            <text:p>388.6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388.4" calcext:value-type="float">
            <text:p>388.4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391.1" calcext:value-type="float">
            <text:p>391.1</text:p>
          </table:table-cell>
          <table:table-cell table:style-name="ce7" office:value-type="time" office:time-value="PT00H03M38.1S" calcext:value-type="time">
            <text:p>03:38</text:p>
          </table:table-cell>
          <table:table-cell office:value-type="float" office:value="391.8" calcext:value-type="float">
            <text:p>391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0.1S" calcext:value-type="time">
            <text:p>03:40</text:p>
          </table:table-cell>
          <table:table-cell office:value-type="float" office:value="398.5" calcext:value-type="float">
            <text:p>398.5</text:p>
          </table:table-cell>
          <table:table-cell table:style-name="ce7" office:value-type="time" office:time-value="PT00H03M40.1S" calcext:value-type="time">
            <text:p>03:40</text:p>
          </table:table-cell>
          <table:table-cell/>
          <table:table-cell table:style-name="ce7" office:value-type="time" office:time-value="PT00H03M40.1S" calcext:value-type="time">
            <text:p>03:40</text:p>
          </table:table-cell>
          <table:table-cell office:value-type="float" office:value="389.5" calcext:value-type="float">
            <text:p>389.5</text:p>
          </table:table-cell>
          <table:table-cell table:style-name="ce7" office:value-type="time" office:time-value="PT00H03M40.1S" calcext:value-type="time">
            <text:p>03:40</text:p>
          </table:table-cell>
          <table:table-cell office:value-type="float" office:value="392.1" calcext:value-type="float">
            <text:p>392.1</text:p>
          </table:table-cell>
          <table:table-cell table:style-name="ce7" office:value-type="time" office:time-value="PT00H03M40.1S" calcext:value-type="time">
            <text:p>03:40</text:p>
          </table:table-cell>
          <table:table-cell office:value-type="float" office:value="394.5" calcext:value-type="float">
            <text:p>394.5</text:p>
          </table:table-cell>
          <table:table-cell table:style-name="ce7" office:value-type="time" office:time-value="PT00H03M40.1S" calcext:value-type="time">
            <text:p>03:40</text:p>
          </table:table-cell>
          <table:table-cell office:value-type="float" office:value="392.4" calcext:value-type="float">
            <text:p>39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2.1S" calcext:value-type="time">
            <text:p>03:42</text:p>
          </table:table-cell>
          <table:table-cell office:value-type="float" office:value="400.9" calcext:value-type="float">
            <text:p>400.9</text:p>
          </table:table-cell>
          <table:table-cell table:style-name="ce7" office:value-type="time" office:time-value="PT00H03M42.1S" calcext:value-type="time">
            <text:p>03:42</text:p>
          </table:table-cell>
          <table:table-cell/>
          <table:table-cell table:style-name="ce7" office:value-type="time" office:time-value="PT00H03M42.1S" calcext:value-type="time">
            <text:p>03:42</text:p>
          </table:table-cell>
          <table:table-cell office:value-type="float" office:value="390.9" calcext:value-type="float">
            <text:p>390.9</text:p>
          </table:table-cell>
          <table:table-cell table:style-name="ce7" office:value-type="time" office:time-value="PT00H03M42.1S" calcext:value-type="time">
            <text:p>03:42</text:p>
          </table:table-cell>
          <table:table-cell office:value-type="float" office:value="393.1" calcext:value-type="float">
            <text:p>393.1</text:p>
          </table:table-cell>
          <table:table-cell table:style-name="ce7" office:value-type="time" office:time-value="PT00H03M42.1S" calcext:value-type="time">
            <text:p>03:42</text:p>
          </table:table-cell>
          <table:table-cell office:value-type="float" office:value="395.2" calcext:value-type="float">
            <text:p>395.2</text:p>
          </table:table-cell>
          <table:table-cell table:style-name="ce7" office:value-type="time" office:time-value="PT00H03M42.1S" calcext:value-type="time">
            <text:p>03:42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4.1S" calcext:value-type="time">
            <text:p>03:44</text:p>
          </table:table-cell>
          <table:table-cell office:value-type="float" office:value="401.1" calcext:value-type="float">
            <text:p>401.1</text:p>
          </table:table-cell>
          <table:table-cell table:style-name="ce7" office:value-type="time" office:time-value="PT00H03M44.1S" calcext:value-type="time">
            <text:p>03:44</text:p>
          </table:table-cell>
          <table:table-cell/>
          <table:table-cell table:style-name="ce7" office:value-type="time" office:time-value="PT00H03M44.1S" calcext:value-type="time">
            <text:p>03:44</text:p>
          </table:table-cell>
          <table:table-cell office:value-type="float" office:value="392.4" calcext:value-type="float">
            <text:p>392.4</text:p>
          </table:table-cell>
          <table:table-cell table:style-name="ce7" office:value-type="time" office:time-value="PT00H03M44.1S" calcext:value-type="time">
            <text:p>03:44</text:p>
          </table:table-cell>
          <table:table-cell office:value-type="float" office:value="396.4" calcext:value-type="float">
            <text:p>396.4</text:p>
          </table:table-cell>
          <table:table-cell table:style-name="ce7" office:value-type="time" office:time-value="PT00H03M44.1S" calcext:value-type="time">
            <text:p>03:44</text:p>
          </table:table-cell>
          <table:table-cell office:value-type="float" office:value="397.8" calcext:value-type="float">
            <text:p>397.8</text:p>
          </table:table-cell>
          <table:table-cell table:style-name="ce7" office:value-type="time" office:time-value="PT00H03M44.1S" calcext:value-type="time">
            <text:p>03:44</text:p>
          </table:table-cell>
          <table:table-cell office:value-type="float" office:value="392.8" calcext:value-type="float">
            <text:p>392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6.1S" calcext:value-type="time">
            <text:p>03:46</text:p>
          </table:table-cell>
          <table:table-cell office:value-type="float" office:value="401" calcext:value-type="float">
            <text:p>401</text:p>
          </table:table-cell>
          <table:table-cell table:style-name="ce7" office:value-type="time" office:time-value="PT00H03M46.1S" calcext:value-type="time">
            <text:p>03:46</text:p>
          </table:table-cell>
          <table:table-cell/>
          <table:table-cell table:style-name="ce7" office:value-type="time" office:time-value="PT00H03M46.1S" calcext:value-type="time">
            <text:p>03:46</text:p>
          </table:table-cell>
          <table:table-cell office:value-type="float" office:value="391.8" calcext:value-type="float">
            <text:p>391.8</text:p>
          </table:table-cell>
          <table:table-cell table:style-name="ce7" office:value-type="time" office:time-value="PT00H03M46.1S" calcext:value-type="time">
            <text:p>03:46</text:p>
          </table:table-cell>
          <table:table-cell office:value-type="float" office:value="395.4" calcext:value-type="float">
            <text:p>395.4</text:p>
          </table:table-cell>
          <table:table-cell table:style-name="ce7" office:value-type="time" office:time-value="PT00H03M46.1S" calcext:value-type="time">
            <text:p>03:46</text:p>
          </table:table-cell>
          <table:table-cell office:value-type="float" office:value="398" calcext:value-type="float">
            <text:p>398</text:p>
          </table:table-cell>
          <table:table-cell table:style-name="ce7" office:value-type="time" office:time-value="PT00H03M46.1S" calcext:value-type="time">
            <text:p>03:46</text:p>
          </table:table-cell>
          <table:table-cell office:value-type="float" office:value="392.8" calcext:value-type="float">
            <text:p>392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48.1S" calcext:value-type="time">
            <text:p>03:48</text:p>
          </table:table-cell>
          <table:table-cell office:value-type="float" office:value="404.3" calcext:value-type="float">
            <text:p>404.3</text:p>
          </table:table-cell>
          <table:table-cell table:style-name="ce7" office:value-type="time" office:time-value="PT00H03M48.1S" calcext:value-type="time">
            <text:p>03:48</text:p>
          </table:table-cell>
          <table:table-cell/>
          <table:table-cell table:style-name="ce7" office:value-type="time" office:time-value="PT00H03M48.1S" calcext:value-type="time">
            <text:p>03:48</text:p>
          </table:table-cell>
          <table:table-cell office:value-type="float" office:value="392.7" calcext:value-type="float">
            <text:p>392.7</text:p>
          </table:table-cell>
          <table:table-cell table:style-name="ce7" office:value-type="time" office:time-value="PT00H03M48.1S" calcext:value-type="time">
            <text:p>03:48</text:p>
          </table:table-cell>
          <table:table-cell office:value-type="float" office:value="397.2" calcext:value-type="float">
            <text:p>397.2</text:p>
          </table:table-cell>
          <table:table-cell table:style-name="ce7" office:value-type="time" office:time-value="PT00H03M48.1S" calcext:value-type="time">
            <text:p>03:48</text:p>
          </table:table-cell>
          <table:table-cell office:value-type="float" office:value="395.5" calcext:value-type="float">
            <text:p>395.5</text:p>
          </table:table-cell>
          <table:table-cell table:style-name="ce7" office:value-type="time" office:time-value="PT00H03M48.1S" calcext:value-type="time">
            <text:p>03:48</text:p>
          </table:table-cell>
          <table:table-cell office:value-type="float" office:value="391.1" calcext:value-type="float">
            <text:p>39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0.1S" calcext:value-type="time">
            <text:p>03:50</text:p>
          </table:table-cell>
          <table:table-cell office:value-type="float" office:value="407.2" calcext:value-type="float">
            <text:p>407.2</text:p>
          </table:table-cell>
          <table:table-cell table:style-name="ce7" office:value-type="time" office:time-value="PT00H03M50.1S" calcext:value-type="time">
            <text:p>03:50</text:p>
          </table:table-cell>
          <table:table-cell/>
          <table:table-cell table:style-name="ce7" office:value-type="time" office:time-value="PT00H03M50.1S" calcext:value-type="time">
            <text:p>03:50</text:p>
          </table:table-cell>
          <table:table-cell office:value-type="float" office:value="393.4" calcext:value-type="float">
            <text:p>393.4</text:p>
          </table:table-cell>
          <table:table-cell table:style-name="ce7" office:value-type="time" office:time-value="PT00H03M50.1S" calcext:value-type="time">
            <text:p>03:50</text:p>
          </table:table-cell>
          <table:table-cell office:value-type="float" office:value="397.4" calcext:value-type="float">
            <text:p>397.4</text:p>
          </table:table-cell>
          <table:table-cell table:style-name="ce7" office:value-type="time" office:time-value="PT00H03M50.1S" calcext:value-type="time">
            <text:p>03:50</text:p>
          </table:table-cell>
          <table:table-cell office:value-type="float" office:value="391" calcext:value-type="float">
            <text:p>391</text:p>
          </table:table-cell>
          <table:table-cell table:style-name="ce7" office:value-type="time" office:time-value="PT00H03M50.1S" calcext:value-type="time">
            <text:p>03:50</text:p>
          </table:table-cell>
          <table:table-cell office:value-type="float" office:value="391" calcext:value-type="float">
            <text:p>39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2.1S" calcext:value-type="time">
            <text:p>03:52</text:p>
          </table:table-cell>
          <table:table-cell office:value-type="float" office:value="405.8" calcext:value-type="float">
            <text:p>405.8</text:p>
          </table:table-cell>
          <table:table-cell table:style-name="ce7" office:value-type="time" office:time-value="PT00H03M52.1S" calcext:value-type="time">
            <text:p>03:52</text:p>
          </table:table-cell>
          <table:table-cell/>
          <table:table-cell table:style-name="ce7" office:value-type="time" office:time-value="PT00H03M52.1S" calcext:value-type="time">
            <text:p>03:52</text:p>
          </table:table-cell>
          <table:table-cell office:value-type="float" office:value="393.8" calcext:value-type="float">
            <text:p>393.8</text:p>
          </table:table-cell>
          <table:table-cell table:style-name="ce7" office:value-type="time" office:time-value="PT00H03M52.1S" calcext:value-type="time">
            <text:p>03:52</text:p>
          </table:table-cell>
          <table:table-cell office:value-type="float" office:value="405.4" calcext:value-type="float">
            <text:p>405.4</text:p>
          </table:table-cell>
          <table:table-cell table:style-name="ce7" office:value-type="time" office:time-value="PT00H03M52.1S" calcext:value-type="time">
            <text:p>03:52</text:p>
          </table:table-cell>
          <table:table-cell office:value-type="float" office:value="393.6" calcext:value-type="float">
            <text:p>393.6</text:p>
          </table:table-cell>
          <table:table-cell table:style-name="ce7" office:value-type="time" office:time-value="PT00H03M52.1S" calcext:value-type="time">
            <text:p>03:52</text:p>
          </table:table-cell>
          <table:table-cell office:value-type="float" office:value="393.1" calcext:value-type="float">
            <text:p>393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4.1S" calcext:value-type="time">
            <text:p>03:54</text:p>
          </table:table-cell>
          <table:table-cell office:value-type="float" office:value="405.5" calcext:value-type="float">
            <text:p>405.5</text:p>
          </table:table-cell>
          <table:table-cell table:style-name="ce7" office:value-type="time" office:time-value="PT00H03M54.1S" calcext:value-type="time">
            <text:p>03:54</text:p>
          </table:table-cell>
          <table:table-cell/>
          <table:table-cell table:style-name="ce7" office:value-type="time" office:time-value="PT00H03M54.1S" calcext:value-type="time">
            <text:p>03:54</text:p>
          </table:table-cell>
          <table:table-cell office:value-type="float" office:value="394.7" calcext:value-type="float">
            <text:p>394.7</text:p>
          </table:table-cell>
          <table:table-cell table:style-name="ce7" office:value-type="time" office:time-value="PT00H03M54.1S" calcext:value-type="time">
            <text:p>03:54</text:p>
          </table:table-cell>
          <table:table-cell office:value-type="float" office:value="401.5" calcext:value-type="float">
            <text:p>401.5</text:p>
          </table:table-cell>
          <table:table-cell table:style-name="ce7" office:value-type="time" office:time-value="PT00H03M54.1S" calcext:value-type="time">
            <text:p>03:54</text:p>
          </table:table-cell>
          <table:table-cell office:value-type="float" office:value="396.3" calcext:value-type="float">
            <text:p>396.3</text:p>
          </table:table-cell>
          <table:table-cell table:style-name="ce7" office:value-type="time" office:time-value="PT00H03M54.1S" calcext:value-type="time">
            <text:p>03:54</text:p>
          </table:table-cell>
          <table:table-cell office:value-type="float" office:value="393" calcext:value-type="float">
            <text:p>39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6.1S" calcext:value-type="time">
            <text:p>03:56</text:p>
          </table:table-cell>
          <table:table-cell office:value-type="float" office:value="405.4" calcext:value-type="float">
            <text:p>405.4</text:p>
          </table:table-cell>
          <table:table-cell table:style-name="ce7" office:value-type="time" office:time-value="PT00H03M56.1S" calcext:value-type="time">
            <text:p>03:56</text:p>
          </table:table-cell>
          <table:table-cell/>
          <table:table-cell table:style-name="ce7" office:value-type="time" office:time-value="PT00H03M56.1S" calcext:value-type="time">
            <text:p>03:56</text:p>
          </table:table-cell>
          <table:table-cell office:value-type="float" office:value="394.2" calcext:value-type="float">
            <text:p>394.2</text:p>
          </table:table-cell>
          <table:table-cell table:style-name="ce7" office:value-type="time" office:time-value="PT00H03M56.1S" calcext:value-type="time">
            <text:p>03:56</text:p>
          </table:table-cell>
          <table:table-cell office:value-type="float" office:value="401.7" calcext:value-type="float">
            <text:p>401.7</text:p>
          </table:table-cell>
          <table:table-cell table:style-name="ce7" office:value-type="time" office:time-value="PT00H03M56.1S" calcext:value-type="time">
            <text:p>03:56</text:p>
          </table:table-cell>
          <table:table-cell office:value-type="float" office:value="387.1" calcext:value-type="float">
            <text:p>387.1</text:p>
          </table:table-cell>
          <table:table-cell table:style-name="ce7" office:value-type="time" office:time-value="PT00H03M56.1S" calcext:value-type="time">
            <text:p>03:56</text:p>
          </table:table-cell>
          <table:table-cell office:value-type="float" office:value="403.2" calcext:value-type="float">
            <text:p>403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3M58.1S" calcext:value-type="time">
            <text:p>03:58</text:p>
          </table:table-cell>
          <table:table-cell office:value-type="float" office:value="406.8" calcext:value-type="float">
            <text:p>406.8</text:p>
          </table:table-cell>
          <table:table-cell table:style-name="ce7" office:value-type="time" office:time-value="PT00H03M58.1S" calcext:value-type="time">
            <text:p>03:58</text:p>
          </table:table-cell>
          <table:table-cell/>
          <table:table-cell table:style-name="ce7" office:value-type="time" office:time-value="PT00H03M58.1S" calcext:value-type="time">
            <text:p>03:58</text:p>
          </table:table-cell>
          <table:table-cell office:value-type="float" office:value="395.8" calcext:value-type="float">
            <text:p>395.8</text:p>
          </table:table-cell>
          <table:table-cell table:style-name="ce7" office:value-type="time" office:time-value="PT00H03M58.1S" calcext:value-type="time">
            <text:p>03:58</text:p>
          </table:table-cell>
          <table:table-cell office:value-type="float" office:value="400.5" calcext:value-type="float">
            <text:p>400.5</text:p>
          </table:table-cell>
          <table:table-cell table:style-name="ce7" office:value-type="time" office:time-value="PT00H03M58.1S" calcext:value-type="time">
            <text:p>03:58</text:p>
          </table:table-cell>
          <table:table-cell office:value-type="float" office:value="388.8" calcext:value-type="float">
            <text:p>388.8</text:p>
          </table:table-cell>
          <table:table-cell table:style-name="ce7" office:value-type="time" office:time-value="PT00H03M58.1S" calcext:value-type="time">
            <text:p>03:58</text:p>
          </table:table-cell>
          <table:table-cell office:value-type="float" office:value="402.2" calcext:value-type="float">
            <text:p>40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0.1S" calcext:value-type="time">
            <text:p>04:00</text:p>
          </table:table-cell>
          <table:table-cell office:value-type="float" office:value="408.2" calcext:value-type="float">
            <text:p>408.2</text:p>
          </table:table-cell>
          <table:table-cell table:style-name="ce7" office:value-type="time" office:time-value="PT00H04M00.1S" calcext:value-type="time">
            <text:p>04:00</text:p>
          </table:table-cell>
          <table:table-cell/>
          <table:table-cell table:style-name="ce7" office:value-type="time" office:time-value="PT00H04M00.1S" calcext:value-type="time">
            <text:p>04:00</text:p>
          </table:table-cell>
          <table:table-cell office:value-type="float" office:value="396.7" calcext:value-type="float">
            <text:p>396.7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398" calcext:value-type="float">
            <text:p>398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394.1" calcext:value-type="float">
            <text:p>394.1</text:p>
          </table:table-cell>
          <table:table-cell table:style-name="ce7" office:value-type="time" office:time-value="PT00H04M00.1S" calcext:value-type="time">
            <text:p>04:00</text:p>
          </table:table-cell>
          <table:table-cell office:value-type="float" office:value="406.4" calcext:value-type="float">
            <text:p>406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2.1S" calcext:value-type="time">
            <text:p>04:02</text:p>
          </table:table-cell>
          <table:table-cell office:value-type="float" office:value="407.2" calcext:value-type="float">
            <text:p>407.2</text:p>
          </table:table-cell>
          <table:table-cell table:style-name="ce7" office:value-type="time" office:time-value="PT00H04M02.1S" calcext:value-type="time">
            <text:p>04:02</text:p>
          </table:table-cell>
          <table:table-cell/>
          <table:table-cell table:style-name="ce7" office:value-type="time" office:time-value="PT00H04M02.1S" calcext:value-type="time">
            <text:p>04:02</text:p>
          </table:table-cell>
          <table:table-cell office:value-type="float" office:value="396.3" calcext:value-type="float">
            <text:p>396.3</text:p>
          </table:table-cell>
          <table:table-cell table:style-name="ce7" office:value-type="time" office:time-value="PT00H04M02.1S" calcext:value-type="time">
            <text:p>04:02</text:p>
          </table:table-cell>
          <table:table-cell office:value-type="float" office:value="399.8" calcext:value-type="float">
            <text:p>399.8</text:p>
          </table:table-cell>
          <table:table-cell table:style-name="ce7" office:value-type="time" office:time-value="PT00H04M02.1S" calcext:value-type="time">
            <text:p>04:02</text:p>
          </table:table-cell>
          <table:table-cell office:value-type="float" office:value="395.9" calcext:value-type="float">
            <text:p>395.9</text:p>
          </table:table-cell>
          <table:table-cell table:style-name="ce7" office:value-type="time" office:time-value="PT00H04M02.1S" calcext:value-type="time">
            <text:p>04:02</text:p>
          </table:table-cell>
          <table:table-cell office:value-type="float" office:value="406.6" calcext:value-type="float">
            <text:p>406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4.1S" calcext:value-type="time">
            <text:p>04:04</text:p>
          </table:table-cell>
          <table:table-cell office:value-type="float" office:value="408.1" calcext:value-type="float">
            <text:p>408.1</text:p>
          </table:table-cell>
          <table:table-cell table:style-name="ce7" office:value-type="time" office:time-value="PT00H04M04.1S" calcext:value-type="time">
            <text:p>04:04</text:p>
          </table:table-cell>
          <table:table-cell/>
          <table:table-cell table:style-name="ce7" office:value-type="time" office:time-value="PT00H04M04.1S" calcext:value-type="time">
            <text:p>04:04</text:p>
          </table:table-cell>
          <table:table-cell office:value-type="float" office:value="397.8" calcext:value-type="float">
            <text:p>397.8</text:p>
          </table:table-cell>
          <table:table-cell table:style-name="ce7" office:value-type="time" office:time-value="PT00H04M04.1S" calcext:value-type="time">
            <text:p>04:04</text:p>
          </table:table-cell>
          <table:table-cell office:value-type="float" office:value="406.5" calcext:value-type="float">
            <text:p>406.5</text:p>
          </table:table-cell>
          <table:table-cell table:style-name="ce7" office:value-type="time" office:time-value="PT00H04M04.1S" calcext:value-type="time">
            <text:p>04:04</text:p>
          </table:table-cell>
          <table:table-cell office:value-type="float" office:value="399" calcext:value-type="float">
            <text:p>399</text:p>
          </table:table-cell>
          <table:table-cell table:style-name="ce7" office:value-type="time" office:time-value="PT00H04M04.1S" calcext:value-type="time">
            <text:p>04:04</text:p>
          </table:table-cell>
          <table:table-cell office:value-type="float" office:value="406.9" calcext:value-type="float">
            <text:p>40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6.1S" calcext:value-type="time">
            <text:p>04:06</text:p>
          </table:table-cell>
          <table:table-cell office:value-type="float" office:value="410.8" calcext:value-type="float">
            <text:p>410.8</text:p>
          </table:table-cell>
          <table:table-cell table:style-name="ce7" office:value-type="time" office:time-value="PT00H04M06.1S" calcext:value-type="time">
            <text:p>04:06</text:p>
          </table:table-cell>
          <table:table-cell/>
          <table:table-cell table:style-name="ce7" office:value-type="time" office:time-value="PT00H04M06.1S" calcext:value-type="time">
            <text:p>04:06</text:p>
          </table:table-cell>
          <table:table-cell office:value-type="float" office:value="398.8" calcext:value-type="float">
            <text:p>398.8</text:p>
          </table:table-cell>
          <table:table-cell table:style-name="ce7" office:value-type="time" office:time-value="PT00H04M06.1S" calcext:value-type="time">
            <text:p>04:06</text:p>
          </table:table-cell>
          <table:table-cell office:value-type="float" office:value="408.6" calcext:value-type="float">
            <text:p>408.6</text:p>
          </table:table-cell>
          <table:table-cell table:style-name="ce7" office:value-type="time" office:time-value="PT00H04M06.1S" calcext:value-type="time">
            <text:p>04:06</text:p>
          </table:table-cell>
          <table:table-cell office:value-type="float" office:value="401.7" calcext:value-type="float">
            <text:p>401.7</text:p>
          </table:table-cell>
          <table:table-cell table:style-name="ce7" office:value-type="time" office:time-value="PT00H04M06.1S" calcext:value-type="time">
            <text:p>04:06</text:p>
          </table:table-cell>
          <table:table-cell office:value-type="float" office:value="407.5" calcext:value-type="float">
            <text:p>407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08.1S" calcext:value-type="time">
            <text:p>04:08</text:p>
          </table:table-cell>
          <table:table-cell office:value-type="float" office:value="412.8" calcext:value-type="float">
            <text:p>412.8</text:p>
          </table:table-cell>
          <table:table-cell table:style-name="ce7" office:value-type="time" office:time-value="PT00H04M08.1S" calcext:value-type="time">
            <text:p>04:08</text:p>
          </table:table-cell>
          <table:table-cell/>
          <table:table-cell table:style-name="ce7" office:value-type="time" office:time-value="PT00H04M08.1S" calcext:value-type="time">
            <text:p>04:08</text:p>
          </table:table-cell>
          <table:table-cell office:value-type="float" office:value="398.8" calcext:value-type="float">
            <text:p>398.8</text:p>
          </table:table-cell>
          <table:table-cell table:style-name="ce7" office:value-type="time" office:time-value="PT00H04M08.1S" calcext:value-type="time">
            <text:p>04:08</text:p>
          </table:table-cell>
          <table:table-cell office:value-type="float" office:value="407.1" calcext:value-type="float">
            <text:p>407.1</text:p>
          </table:table-cell>
          <table:table-cell table:style-name="ce7" office:value-type="time" office:time-value="PT00H04M08.1S" calcext:value-type="time">
            <text:p>04:08</text:p>
          </table:table-cell>
          <table:table-cell office:value-type="float" office:value="401.9" calcext:value-type="float">
            <text:p>401.9</text:p>
          </table:table-cell>
          <table:table-cell table:style-name="ce7" office:value-type="time" office:time-value="PT00H04M08.1S" calcext:value-type="time">
            <text:p>04:08</text:p>
          </table:table-cell>
          <table:table-cell office:value-type="float" office:value="405.5" calcext:value-type="float">
            <text:p>405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0.1S" calcext:value-type="time">
            <text:p>04:10</text:p>
          </table:table-cell>
          <table:table-cell office:value-type="float" office:value="413" calcext:value-type="float">
            <text:p>413</text:p>
          </table:table-cell>
          <table:table-cell table:style-name="ce7" office:value-type="time" office:time-value="PT00H04M10.1S" calcext:value-type="time">
            <text:p>04:10</text:p>
          </table:table-cell>
          <table:table-cell/>
          <table:table-cell table:style-name="ce7" office:value-type="time" office:time-value="PT00H04M10.1S" calcext:value-type="time">
            <text:p>04:10</text:p>
          </table:table-cell>
          <table:table-cell office:value-type="float" office:value="399.5" calcext:value-type="float">
            <text:p>399.5</text:p>
          </table:table-cell>
          <table:table-cell table:style-name="ce7" office:value-type="time" office:time-value="PT00H04M10.1S" calcext:value-type="time">
            <text:p>04:10</text:p>
          </table:table-cell>
          <table:table-cell office:value-type="float" office:value="406.1" calcext:value-type="float">
            <text:p>406.1</text:p>
          </table:table-cell>
          <table:table-cell table:style-name="ce7" office:value-type="time" office:time-value="PT00H04M10.1S" calcext:value-type="time">
            <text:p>04:10</text:p>
          </table:table-cell>
          <table:table-cell office:value-type="float" office:value="402.4" calcext:value-type="float">
            <text:p>402.4</text:p>
          </table:table-cell>
          <table:table-cell table:style-name="ce7" office:value-type="time" office:time-value="PT00H04M10.1S" calcext:value-type="time">
            <text:p>04:10</text:p>
          </table:table-cell>
          <table:table-cell office:value-type="float" office:value="406.6" calcext:value-type="float">
            <text:p>406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2.1S" calcext:value-type="time">
            <text:p>04:12</text:p>
          </table:table-cell>
          <table:table-cell office:value-type="float" office:value="410.4" calcext:value-type="float">
            <text:p>410.4</text:p>
          </table:table-cell>
          <table:table-cell table:style-name="ce7" office:value-type="time" office:time-value="PT00H04M12.1S" calcext:value-type="time">
            <text:p>04:12</text:p>
          </table:table-cell>
          <table:table-cell/>
          <table:table-cell table:style-name="ce7" office:value-type="time" office:time-value="PT00H04M12.1S" calcext:value-type="time">
            <text:p>04:12</text:p>
          </table:table-cell>
          <table:table-cell office:value-type="float" office:value="400.9" calcext:value-type="float">
            <text:p>400.9</text:p>
          </table:table-cell>
          <table:table-cell table:style-name="ce7" office:value-type="time" office:time-value="PT00H04M12.1S" calcext:value-type="time">
            <text:p>04:12</text:p>
          </table:table-cell>
          <table:table-cell office:value-type="float" office:value="409" calcext:value-type="float">
            <text:p>409</text:p>
          </table:table-cell>
          <table:table-cell table:style-name="ce7" office:value-type="time" office:time-value="PT00H04M12.1S" calcext:value-type="time">
            <text:p>04:12</text:p>
          </table:table-cell>
          <table:table-cell office:value-type="float" office:value="403.8" calcext:value-type="float">
            <text:p>403.8</text:p>
          </table:table-cell>
          <table:table-cell table:style-name="ce7" office:value-type="time" office:time-value="PT00H04M12.1S" calcext:value-type="time">
            <text:p>04:12</text:p>
          </table:table-cell>
          <table:table-cell office:value-type="float" office:value="409" calcext:value-type="float">
            <text:p>40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4.1S" calcext:value-type="time">
            <text:p>04:14</text:p>
          </table:table-cell>
          <table:table-cell office:value-type="float" office:value="413.8" calcext:value-type="float">
            <text:p>413.8</text:p>
          </table:table-cell>
          <table:table-cell table:style-name="ce7" office:value-type="time" office:time-value="PT00H04M14.1S" calcext:value-type="time">
            <text:p>04:14</text:p>
          </table:table-cell>
          <table:table-cell/>
          <table:table-cell table:style-name="ce7" office:value-type="time" office:time-value="PT00H04M14.1S" calcext:value-type="time">
            <text:p>04:14</text:p>
          </table:table-cell>
          <table:table-cell office:value-type="float" office:value="402.5" calcext:value-type="float">
            <text:p>402.5</text:p>
          </table:table-cell>
          <table:table-cell table:style-name="ce7" office:value-type="time" office:time-value="PT00H04M14.1S" calcext:value-type="time">
            <text:p>04:14</text:p>
          </table:table-cell>
          <table:table-cell office:value-type="float" office:value="408.9" calcext:value-type="float">
            <text:p>408.9</text:p>
          </table:table-cell>
          <table:table-cell table:style-name="ce7" office:value-type="time" office:time-value="PT00H04M14.1S" calcext:value-type="time">
            <text:p>04:14</text:p>
          </table:table-cell>
          <table:table-cell office:value-type="float" office:value="404.9" calcext:value-type="float">
            <text:p>404.9</text:p>
          </table:table-cell>
          <table:table-cell table:style-name="ce7" office:value-type="time" office:time-value="PT00H04M14.1S" calcext:value-type="time">
            <text:p>04:14</text:p>
          </table:table-cell>
          <table:table-cell office:value-type="float" office:value="411.5" calcext:value-type="float">
            <text:p>411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6.1S" calcext:value-type="time">
            <text:p>04:16</text:p>
          </table:table-cell>
          <table:table-cell office:value-type="float" office:value="417.3" calcext:value-type="float">
            <text:p>417.3</text:p>
          </table:table-cell>
          <table:table-cell table:style-name="ce7" office:value-type="time" office:time-value="PT00H04M16.1S" calcext:value-type="time">
            <text:p>04:16</text:p>
          </table:table-cell>
          <table:table-cell/>
          <table:table-cell table:style-name="ce7" office:value-type="time" office:time-value="PT00H04M16.1S" calcext:value-type="time">
            <text:p>04:16</text:p>
          </table:table-cell>
          <table:table-cell office:value-type="float" office:value="402.3" calcext:value-type="float">
            <text:p>402.3</text:p>
          </table:table-cell>
          <table:table-cell table:style-name="ce7" office:value-type="time" office:time-value="PT00H04M16.1S" calcext:value-type="time">
            <text:p>04:16</text:p>
          </table:table-cell>
          <table:table-cell office:value-type="float" office:value="412.5" calcext:value-type="float">
            <text:p>412.5</text:p>
          </table:table-cell>
          <table:table-cell table:style-name="ce7" office:value-type="time" office:time-value="PT00H04M16.1S" calcext:value-type="time">
            <text:p>04:16</text:p>
          </table:table-cell>
          <table:table-cell office:value-type="float" office:value="407.4" calcext:value-type="float">
            <text:p>407.4</text:p>
          </table:table-cell>
          <table:table-cell table:style-name="ce7" office:value-type="time" office:time-value="PT00H04M16.1S" calcext:value-type="time">
            <text:p>04:16</text:p>
          </table:table-cell>
          <table:table-cell office:value-type="float" office:value="413.6" calcext:value-type="float">
            <text:p>41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18.1S" calcext:value-type="time">
            <text:p>04:18</text:p>
          </table:table-cell>
          <table:table-cell office:value-type="float" office:value="414" calcext:value-type="float">
            <text:p>414</text:p>
          </table:table-cell>
          <table:table-cell table:style-name="ce7" office:value-type="time" office:time-value="PT00H04M18.1S" calcext:value-type="time">
            <text:p>04:18</text:p>
          </table:table-cell>
          <table:table-cell/>
          <table:table-cell table:style-name="ce7" office:value-type="time" office:time-value="PT00H04M18.1S" calcext:value-type="time">
            <text:p>04:18</text:p>
          </table:table-cell>
          <table:table-cell office:value-type="float" office:value="403.4" calcext:value-type="float">
            <text:p>403.4</text:p>
          </table:table-cell>
          <table:table-cell table:style-name="ce7" office:value-type="time" office:time-value="PT00H04M18.1S" calcext:value-type="time">
            <text:p>04:18</text:p>
          </table:table-cell>
          <table:table-cell office:value-type="float" office:value="414.3" calcext:value-type="float">
            <text:p>414.3</text:p>
          </table:table-cell>
          <table:table-cell table:style-name="ce7" office:value-type="time" office:time-value="PT00H04M18.1S" calcext:value-type="time">
            <text:p>04:18</text:p>
          </table:table-cell>
          <table:table-cell office:value-type="float" office:value="408.3" calcext:value-type="float">
            <text:p>408.3</text:p>
          </table:table-cell>
          <table:table-cell table:style-name="ce7" office:value-type="time" office:time-value="PT00H04M18.1S" calcext:value-type="time">
            <text:p>04:18</text:p>
          </table:table-cell>
          <table:table-cell office:value-type="float" office:value="417.6" calcext:value-type="float">
            <text:p>417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0.1S" calcext:value-type="time">
            <text:p>04:20</text:p>
          </table:table-cell>
          <table:table-cell office:value-type="float" office:value="416.5" calcext:value-type="float">
            <text:p>416.5</text:p>
          </table:table-cell>
          <table:table-cell table:style-name="ce7" office:value-type="time" office:time-value="PT00H04M20.1S" calcext:value-type="time">
            <text:p>04:20</text:p>
          </table:table-cell>
          <table:table-cell/>
          <table:table-cell table:style-name="ce7" office:value-type="time" office:time-value="PT00H04M20.1S" calcext:value-type="time">
            <text:p>04:20</text:p>
          </table:table-cell>
          <table:table-cell office:value-type="float" office:value="404" calcext:value-type="float">
            <text:p>404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16.1" calcext:value-type="float">
            <text:p>416.1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09" calcext:value-type="float">
            <text:p>409</text:p>
          </table:table-cell>
          <table:table-cell table:style-name="ce7" office:value-type="time" office:time-value="PT00H04M20.1S" calcext:value-type="time">
            <text:p>04:20</text:p>
          </table:table-cell>
          <table:table-cell office:value-type="float" office:value="418.2" calcext:value-type="float">
            <text:p>41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2.1S" calcext:value-type="time">
            <text:p>04:22</text:p>
          </table:table-cell>
          <table:table-cell office:value-type="float" office:value="418.3" calcext:value-type="float">
            <text:p>418.3</text:p>
          </table:table-cell>
          <table:table-cell table:style-name="ce7" office:value-type="time" office:time-value="PT00H04M22.1S" calcext:value-type="time">
            <text:p>04:22</text:p>
          </table:table-cell>
          <table:table-cell/>
          <table:table-cell table:style-name="ce7" office:value-type="time" office:time-value="PT00H04M22.1S" calcext:value-type="time">
            <text:p>04:22</text:p>
          </table:table-cell>
          <table:table-cell office:value-type="float" office:value="404.8" calcext:value-type="float">
            <text:p>404.8</text:p>
          </table:table-cell>
          <table:table-cell table:style-name="ce7" office:value-type="time" office:time-value="PT00H04M22.1S" calcext:value-type="time">
            <text:p>04:22</text:p>
          </table:table-cell>
          <table:table-cell office:value-type="float" office:value="414.1" calcext:value-type="float">
            <text:p>414.1</text:p>
          </table:table-cell>
          <table:table-cell table:style-name="ce7" office:value-type="time" office:time-value="PT00H04M22.1S" calcext:value-type="time">
            <text:p>04:22</text:p>
          </table:table-cell>
          <table:table-cell office:value-type="float" office:value="412" calcext:value-type="float">
            <text:p>412</text:p>
          </table:table-cell>
          <table:table-cell table:style-name="ce7" office:value-type="time" office:time-value="PT00H04M22.1S" calcext:value-type="time">
            <text:p>04:22</text:p>
          </table:table-cell>
          <table:table-cell office:value-type="float" office:value="414.9" calcext:value-type="float">
            <text:p>41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4.1S" calcext:value-type="time">
            <text:p>04:24</text:p>
          </table:table-cell>
          <table:table-cell office:value-type="float" office:value="418.4" calcext:value-type="float">
            <text:p>418.4</text:p>
          </table:table-cell>
          <table:table-cell table:style-name="ce7" office:value-type="time" office:time-value="PT00H04M24.1S" calcext:value-type="time">
            <text:p>04:24</text:p>
          </table:table-cell>
          <table:table-cell/>
          <table:table-cell table:style-name="ce7" office:value-type="time" office:time-value="PT00H04M24.1S" calcext:value-type="time">
            <text:p>04:24</text:p>
          </table:table-cell>
          <table:table-cell office:value-type="float" office:value="405.3" calcext:value-type="float">
            <text:p>405.3</text:p>
          </table:table-cell>
          <table:table-cell table:style-name="ce7" office:value-type="time" office:time-value="PT00H04M24.1S" calcext:value-type="time">
            <text:p>04:24</text:p>
          </table:table-cell>
          <table:table-cell office:value-type="float" office:value="412.5" calcext:value-type="float">
            <text:p>412.5</text:p>
          </table:table-cell>
          <table:table-cell table:style-name="ce7" office:value-type="time" office:time-value="PT00H04M24.1S" calcext:value-type="time">
            <text:p>04:24</text:p>
          </table:table-cell>
          <table:table-cell office:value-type="float" office:value="412.6" calcext:value-type="float">
            <text:p>412.6</text:p>
          </table:table-cell>
          <table:table-cell table:style-name="ce7" office:value-type="time" office:time-value="PT00H04M24.1S" calcext:value-type="time">
            <text:p>04:24</text:p>
          </table:table-cell>
          <table:table-cell office:value-type="float" office:value="416.7" calcext:value-type="float">
            <text:p>416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6.1S" calcext:value-type="time">
            <text:p>04:26</text:p>
          </table:table-cell>
          <table:table-cell office:value-type="float" office:value="420.1" calcext:value-type="float">
            <text:p>420.1</text:p>
          </table:table-cell>
          <table:table-cell table:style-name="ce7" office:value-type="time" office:time-value="PT00H04M26.1S" calcext:value-type="time">
            <text:p>04:26</text:p>
          </table:table-cell>
          <table:table-cell/>
          <table:table-cell table:style-name="ce7" office:value-type="time" office:time-value="PT00H04M26.1S" calcext:value-type="time">
            <text:p>04:26</text:p>
          </table:table-cell>
          <table:table-cell office:value-type="float" office:value="405.3" calcext:value-type="float">
            <text:p>405.3</text:p>
          </table:table-cell>
          <table:table-cell table:style-name="ce7" office:value-type="time" office:time-value="PT00H04M26.1S" calcext:value-type="time">
            <text:p>04:26</text:p>
          </table:table-cell>
          <table:table-cell office:value-type="float" office:value="413.3" calcext:value-type="float">
            <text:p>413.3</text:p>
          </table:table-cell>
          <table:table-cell table:style-name="ce7" office:value-type="time" office:time-value="PT00H04M26.1S" calcext:value-type="time">
            <text:p>04:26</text:p>
          </table:table-cell>
          <table:table-cell office:value-type="float" office:value="414.4" calcext:value-type="float">
            <text:p>414.4</text:p>
          </table:table-cell>
          <table:table-cell table:style-name="ce7" office:value-type="time" office:time-value="PT00H04M26.1S" calcext:value-type="time">
            <text:p>04:26</text:p>
          </table:table-cell>
          <table:table-cell office:value-type="float" office:value="417.2" calcext:value-type="float">
            <text:p>417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28.1S" calcext:value-type="time">
            <text:p>04:28</text:p>
          </table:table-cell>
          <table:table-cell office:value-type="float" office:value="420" calcext:value-type="float">
            <text:p>420</text:p>
          </table:table-cell>
          <table:table-cell table:style-name="ce7" office:value-type="time" office:time-value="PT00H04M28.1S" calcext:value-type="time">
            <text:p>04:28</text:p>
          </table:table-cell>
          <table:table-cell/>
          <table:table-cell table:style-name="ce7" office:value-type="time" office:time-value="PT00H04M28.1S" calcext:value-type="time">
            <text:p>04:28</text:p>
          </table:table-cell>
          <table:table-cell office:value-type="float" office:value="406.2" calcext:value-type="float">
            <text:p>406.2</text:p>
          </table:table-cell>
          <table:table-cell table:style-name="ce7" office:value-type="time" office:time-value="PT00H04M28.1S" calcext:value-type="time">
            <text:p>04:28</text:p>
          </table:table-cell>
          <table:table-cell office:value-type="float" office:value="417.3" calcext:value-type="float">
            <text:p>417.3</text:p>
          </table:table-cell>
          <table:table-cell table:style-name="ce7" office:value-type="time" office:time-value="PT00H04M28.1S" calcext:value-type="time">
            <text:p>04:28</text:p>
          </table:table-cell>
          <table:table-cell office:value-type="float" office:value="414.4" calcext:value-type="float">
            <text:p>414.4</text:p>
          </table:table-cell>
          <table:table-cell table:style-name="ce7" office:value-type="time" office:time-value="PT00H04M28.1S" calcext:value-type="time">
            <text:p>04:28</text:p>
          </table:table-cell>
          <table:table-cell office:value-type="float" office:value="419.8" calcext:value-type="float">
            <text:p>419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0.1S" calcext:value-type="time">
            <text:p>04:30</text:p>
          </table:table-cell>
          <table:table-cell office:value-type="float" office:value="419.6" calcext:value-type="float">
            <text:p>419.6</text:p>
          </table:table-cell>
          <table:table-cell table:style-name="ce7" office:value-type="time" office:time-value="PT00H04M30.1S" calcext:value-type="time">
            <text:p>04:30</text:p>
          </table:table-cell>
          <table:table-cell/>
          <table:table-cell table:style-name="ce7" office:value-type="time" office:time-value="PT00H04M30.1S" calcext:value-type="time">
            <text:p>04:30</text:p>
          </table:table-cell>
          <table:table-cell office:value-type="float" office:value="408.1" calcext:value-type="float">
            <text:p>408.1</text:p>
          </table:table-cell>
          <table:table-cell table:style-name="ce7" office:value-type="time" office:time-value="PT00H04M30.1S" calcext:value-type="time">
            <text:p>04:30</text:p>
          </table:table-cell>
          <table:table-cell office:value-type="float" office:value="421" calcext:value-type="float">
            <text:p>421</text:p>
          </table:table-cell>
          <table:table-cell table:style-name="ce7" office:value-type="time" office:time-value="PT00H04M30.1S" calcext:value-type="time">
            <text:p>04:30</text:p>
          </table:table-cell>
          <table:table-cell office:value-type="float" office:value="414.1" calcext:value-type="float">
            <text:p>414.1</text:p>
          </table:table-cell>
          <table:table-cell table:style-name="ce7" office:value-type="time" office:time-value="PT00H04M30.1S" calcext:value-type="time">
            <text:p>04:30</text:p>
          </table:table-cell>
          <table:table-cell office:value-type="float" office:value="420.2" calcext:value-type="float">
            <text:p>42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2.1S" calcext:value-type="time">
            <text:p>04:32</text:p>
          </table:table-cell>
          <table:table-cell office:value-type="float" office:value="419" calcext:value-type="float">
            <text:p>419</text:p>
          </table:table-cell>
          <table:table-cell table:style-name="ce7" office:value-type="time" office:time-value="PT00H04M32.1S" calcext:value-type="time">
            <text:p>04:32</text:p>
          </table:table-cell>
          <table:table-cell/>
          <table:table-cell table:style-name="ce7" office:value-type="time" office:time-value="PT00H04M32.1S" calcext:value-type="time">
            <text:p>04:32</text:p>
          </table:table-cell>
          <table:table-cell office:value-type="float" office:value="408.9" calcext:value-type="float">
            <text:p>408.9</text:p>
          </table:table-cell>
          <table:table-cell table:style-name="ce7" office:value-type="time" office:time-value="PT00H04M32.1S" calcext:value-type="time">
            <text:p>04:32</text:p>
          </table:table-cell>
          <table:table-cell office:value-type="float" office:value="420.7" calcext:value-type="float">
            <text:p>420.7</text:p>
          </table:table-cell>
          <table:table-cell table:style-name="ce7" office:value-type="time" office:time-value="PT00H04M32.1S" calcext:value-type="time">
            <text:p>04:32</text:p>
          </table:table-cell>
          <table:table-cell office:value-type="float" office:value="416.4" calcext:value-type="float">
            <text:p>416.4</text:p>
          </table:table-cell>
          <table:table-cell table:style-name="ce7" office:value-type="time" office:time-value="PT00H04M32.1S" calcext:value-type="time">
            <text:p>04:32</text:p>
          </table:table-cell>
          <table:table-cell office:value-type="float" office:value="420.6" calcext:value-type="float">
            <text:p>42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4.1S" calcext:value-type="time">
            <text:p>04:34</text:p>
          </table:table-cell>
          <table:table-cell office:value-type="float" office:value="421" calcext:value-type="float">
            <text:p>421</text:p>
          </table:table-cell>
          <table:table-cell table:style-name="ce7" office:value-type="time" office:time-value="PT00H04M34.1S" calcext:value-type="time">
            <text:p>04:34</text:p>
          </table:table-cell>
          <table:table-cell/>
          <table:table-cell table:style-name="ce7" office:value-type="time" office:time-value="PT00H04M34.1S" calcext:value-type="time">
            <text:p>04:34</text:p>
          </table:table-cell>
          <table:table-cell office:value-type="float" office:value="408.1" calcext:value-type="float">
            <text:p>408.1</text:p>
          </table:table-cell>
          <table:table-cell table:style-name="ce7" office:value-type="time" office:time-value="PT00H04M34.1S" calcext:value-type="time">
            <text:p>04:34</text:p>
          </table:table-cell>
          <table:table-cell office:value-type="float" office:value="421.9" calcext:value-type="float">
            <text:p>421.9</text:p>
          </table:table-cell>
          <table:table-cell table:style-name="ce7" office:value-type="time" office:time-value="PT00H04M34.1S" calcext:value-type="time">
            <text:p>04:34</text:p>
          </table:table-cell>
          <table:table-cell office:value-type="float" office:value="415.5" calcext:value-type="float">
            <text:p>415.5</text:p>
          </table:table-cell>
          <table:table-cell table:style-name="ce7" office:value-type="time" office:time-value="PT00H04M34.1S" calcext:value-type="time">
            <text:p>04:34</text:p>
          </table:table-cell>
          <table:table-cell office:value-type="float" office:value="421.5" calcext:value-type="float">
            <text:p>421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6.1S" calcext:value-type="time">
            <text:p>04:36</text:p>
          </table:table-cell>
          <table:table-cell office:value-type="float" office:value="422.7" calcext:value-type="float">
            <text:p>422.7</text:p>
          </table:table-cell>
          <table:table-cell table:style-name="ce7" office:value-type="time" office:time-value="PT00H04M36.1S" calcext:value-type="time">
            <text:p>04:36</text:p>
          </table:table-cell>
          <table:table-cell/>
          <table:table-cell table:style-name="ce7" office:value-type="time" office:time-value="PT00H04M36.1S" calcext:value-type="time">
            <text:p>04:36</text:p>
          </table:table-cell>
          <table:table-cell office:value-type="float" office:value="408.6" calcext:value-type="float">
            <text:p>408.6</text:p>
          </table:table-cell>
          <table:table-cell table:style-name="ce7" office:value-type="time" office:time-value="PT00H04M36.1S" calcext:value-type="time">
            <text:p>04:36</text:p>
          </table:table-cell>
          <table:table-cell office:value-type="float" office:value="420.6" calcext:value-type="float">
            <text:p>420.6</text:p>
          </table:table-cell>
          <table:table-cell table:style-name="ce7" office:value-type="time" office:time-value="PT00H04M36.1S" calcext:value-type="time">
            <text:p>04:36</text:p>
          </table:table-cell>
          <table:table-cell office:value-type="float" office:value="418" calcext:value-type="float">
            <text:p>418</text:p>
          </table:table-cell>
          <table:table-cell table:style-name="ce7" office:value-type="time" office:time-value="PT00H04M36.1S" calcext:value-type="time">
            <text:p>04:36</text:p>
          </table:table-cell>
          <table:table-cell office:value-type="float" office:value="422.2" calcext:value-type="float">
            <text:p>422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38.1S" calcext:value-type="time">
            <text:p>04:38</text:p>
          </table:table-cell>
          <table:table-cell office:value-type="float" office:value="424.2" calcext:value-type="float">
            <text:p>424.2</text:p>
          </table:table-cell>
          <table:table-cell table:style-name="ce7" office:value-type="time" office:time-value="PT00H04M38.1S" calcext:value-type="time">
            <text:p>04:38</text:p>
          </table:table-cell>
          <table:table-cell/>
          <table:table-cell table:style-name="ce7" office:value-type="time" office:time-value="PT00H04M38.1S" calcext:value-type="time">
            <text:p>04:38</text:p>
          </table:table-cell>
          <table:table-cell office:value-type="float" office:value="409.3" calcext:value-type="float">
            <text:p>409.3</text:p>
          </table:table-cell>
          <table:table-cell table:style-name="ce7" office:value-type="time" office:time-value="PT00H04M38.1S" calcext:value-type="time">
            <text:p>04:38</text:p>
          </table:table-cell>
          <table:table-cell office:value-type="float" office:value="418.8" calcext:value-type="float">
            <text:p>418.8</text:p>
          </table:table-cell>
          <table:table-cell table:style-name="ce7" office:value-type="time" office:time-value="PT00H04M38.1S" calcext:value-type="time">
            <text:p>04:38</text:p>
          </table:table-cell>
          <table:table-cell office:value-type="float" office:value="419.4" calcext:value-type="float">
            <text:p>419.4</text:p>
          </table:table-cell>
          <table:table-cell table:style-name="ce7" office:value-type="time" office:time-value="PT00H04M38.1S" calcext:value-type="time">
            <text:p>04:38</text:p>
          </table:table-cell>
          <table:table-cell office:value-type="float" office:value="420.2" calcext:value-type="float">
            <text:p>42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0.1S" calcext:value-type="time">
            <text:p>04:40</text:p>
          </table:table-cell>
          <table:table-cell office:value-type="float" office:value="424.4" calcext:value-type="float">
            <text:p>424.4</text:p>
          </table:table-cell>
          <table:table-cell table:style-name="ce7" office:value-type="time" office:time-value="PT00H04M40.1S" calcext:value-type="time">
            <text:p>04:40</text:p>
          </table:table-cell>
          <table:table-cell/>
          <table:table-cell table:style-name="ce7" office:value-type="time" office:time-value="PT00H04M40.1S" calcext:value-type="time">
            <text:p>04:40</text:p>
          </table:table-cell>
          <table:table-cell office:value-type="float" office:value="410.1" calcext:value-type="float">
            <text:p>410.1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19.8" calcext:value-type="float">
            <text:p>419.8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20.1" calcext:value-type="float">
            <text:p>420.1</text:p>
          </table:table-cell>
          <table:table-cell table:style-name="ce7" office:value-type="time" office:time-value="PT00H04M40.1S" calcext:value-type="time">
            <text:p>04:40</text:p>
          </table:table-cell>
          <table:table-cell office:value-type="float" office:value="423.1" calcext:value-type="float">
            <text:p>423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2.1S" calcext:value-type="time">
            <text:p>04:42</text:p>
          </table:table-cell>
          <table:table-cell office:value-type="float" office:value="425.4" calcext:value-type="float">
            <text:p>425.4</text:p>
          </table:table-cell>
          <table:table-cell table:style-name="ce7" office:value-type="time" office:time-value="PT00H04M42.1S" calcext:value-type="time">
            <text:p>04:42</text:p>
          </table:table-cell>
          <table:table-cell/>
          <table:table-cell table:style-name="ce7" office:value-type="time" office:time-value="PT00H04M42.1S" calcext:value-type="time">
            <text:p>04:42</text:p>
          </table:table-cell>
          <table:table-cell office:value-type="float" office:value="410.4" calcext:value-type="float">
            <text:p>410.4</text:p>
          </table:table-cell>
          <table:table-cell table:style-name="ce7" office:value-type="time" office:time-value="PT00H04M42.1S" calcext:value-type="time">
            <text:p>04:42</text:p>
          </table:table-cell>
          <table:table-cell office:value-type="float" office:value="422.2" calcext:value-type="float">
            <text:p>422.2</text:p>
          </table:table-cell>
          <table:table-cell table:style-name="ce7" office:value-type="time" office:time-value="PT00H04M42.1S" calcext:value-type="time">
            <text:p>04:42</text:p>
          </table:table-cell>
          <table:table-cell office:value-type="float" office:value="419" calcext:value-type="float">
            <text:p>419</text:p>
          </table:table-cell>
          <table:table-cell table:style-name="ce7" office:value-type="time" office:time-value="PT00H04M42.1S" calcext:value-type="time">
            <text:p>04:42</text:p>
          </table:table-cell>
          <table:table-cell office:value-type="float" office:value="423.9" calcext:value-type="float">
            <text:p>423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4.1S" calcext:value-type="time">
            <text:p>04:44</text:p>
          </table:table-cell>
          <table:table-cell office:value-type="float" office:value="426.4" calcext:value-type="float">
            <text:p>426.4</text:p>
          </table:table-cell>
          <table:table-cell table:style-name="ce7" office:value-type="time" office:time-value="PT00H04M44.1S" calcext:value-type="time">
            <text:p>04:44</text:p>
          </table:table-cell>
          <table:table-cell/>
          <table:table-cell table:style-name="ce7" office:value-type="time" office:time-value="PT00H04M44.1S" calcext:value-type="time">
            <text:p>04:44</text:p>
          </table:table-cell>
          <table:table-cell office:value-type="float" office:value="410.6" calcext:value-type="float">
            <text:p>410.6</text:p>
          </table:table-cell>
          <table:table-cell table:style-name="ce7" office:value-type="time" office:time-value="PT00H04M44.1S" calcext:value-type="time">
            <text:p>04:44</text:p>
          </table:table-cell>
          <table:table-cell office:value-type="float" office:value="424.6" calcext:value-type="float">
            <text:p>424.6</text:p>
          </table:table-cell>
          <table:table-cell table:style-name="ce7" office:value-type="time" office:time-value="PT00H04M44.1S" calcext:value-type="time">
            <text:p>04:44</text:p>
          </table:table-cell>
          <table:table-cell office:value-type="float" office:value="424.3" calcext:value-type="float">
            <text:p>424.3</text:p>
          </table:table-cell>
          <table:table-cell table:style-name="ce7" office:value-type="time" office:time-value="PT00H04M44.1S" calcext:value-type="time">
            <text:p>04:44</text:p>
          </table:table-cell>
          <table:table-cell office:value-type="float" office:value="423.9" calcext:value-type="float">
            <text:p>423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6.1S" calcext:value-type="time">
            <text:p>04:46</text:p>
          </table:table-cell>
          <table:table-cell office:value-type="float" office:value="425.9" calcext:value-type="float">
            <text:p>425.9</text:p>
          </table:table-cell>
          <table:table-cell table:style-name="ce7" office:value-type="time" office:time-value="PT00H04M46.1S" calcext:value-type="time">
            <text:p>04:46</text:p>
          </table:table-cell>
          <table:table-cell/>
          <table:table-cell table:style-name="ce7" office:value-type="time" office:time-value="PT00H04M46.1S" calcext:value-type="time">
            <text:p>04:46</text:p>
          </table:table-cell>
          <table:table-cell office:value-type="float" office:value="412.9" calcext:value-type="float">
            <text:p>412.9</text:p>
          </table:table-cell>
          <table:table-cell table:style-name="ce7" office:value-type="time" office:time-value="PT00H04M46.1S" calcext:value-type="time">
            <text:p>04:46</text:p>
          </table:table-cell>
          <table:table-cell office:value-type="float" office:value="427.5" calcext:value-type="float">
            <text:p>427.5</text:p>
          </table:table-cell>
          <table:table-cell table:style-name="ce7" office:value-type="time" office:time-value="PT00H04M46.1S" calcext:value-type="time">
            <text:p>04:46</text:p>
          </table:table-cell>
          <table:table-cell office:value-type="float" office:value="422.8" calcext:value-type="float">
            <text:p>422.8</text:p>
          </table:table-cell>
          <table:table-cell table:style-name="ce7" office:value-type="time" office:time-value="PT00H04M46.1S" calcext:value-type="time">
            <text:p>04:46</text:p>
          </table:table-cell>
          <table:table-cell office:value-type="float" office:value="422.8" calcext:value-type="float">
            <text:p>422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48.1S" calcext:value-type="time">
            <text:p>04:48</text:p>
          </table:table-cell>
          <table:table-cell office:value-type="float" office:value="426.6" calcext:value-type="float">
            <text:p>426.6</text:p>
          </table:table-cell>
          <table:table-cell table:style-name="ce7" office:value-type="time" office:time-value="PT00H04M48.1S" calcext:value-type="time">
            <text:p>04:48</text:p>
          </table:table-cell>
          <table:table-cell/>
          <table:table-cell table:style-name="ce7" office:value-type="time" office:time-value="PT00H04M48.1S" calcext:value-type="time">
            <text:p>04:48</text:p>
          </table:table-cell>
          <table:table-cell office:value-type="float" office:value="412.1" calcext:value-type="float">
            <text:p>412.1</text:p>
          </table:table-cell>
          <table:table-cell table:style-name="ce7" office:value-type="time" office:time-value="PT00H04M48.1S" calcext:value-type="time">
            <text:p>04:48</text:p>
          </table:table-cell>
          <table:table-cell office:value-type="float" office:value="427" calcext:value-type="float">
            <text:p>427</text:p>
          </table:table-cell>
          <table:table-cell table:style-name="ce7" office:value-type="time" office:time-value="PT00H04M48.1S" calcext:value-type="time">
            <text:p>04:48</text:p>
          </table:table-cell>
          <table:table-cell office:value-type="float" office:value="423.2" calcext:value-type="float">
            <text:p>423.2</text:p>
          </table:table-cell>
          <table:table-cell table:style-name="ce7" office:value-type="time" office:time-value="PT00H04M48.1S" calcext:value-type="time">
            <text:p>04:48</text:p>
          </table:table-cell>
          <table:table-cell office:value-type="float" office:value="423.6" calcext:value-type="float">
            <text:p>42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0.1S" calcext:value-type="time">
            <text:p>04:50</text:p>
          </table:table-cell>
          <table:table-cell office:value-type="float" office:value="428.5" calcext:value-type="float">
            <text:p>428.5</text:p>
          </table:table-cell>
          <table:table-cell table:style-name="ce7" office:value-type="time" office:time-value="PT00H04M50.1S" calcext:value-type="time">
            <text:p>04:50</text:p>
          </table:table-cell>
          <table:table-cell/>
          <table:table-cell table:style-name="ce7" office:value-type="time" office:time-value="PT00H04M50.1S" calcext:value-type="time">
            <text:p>04:50</text:p>
          </table:table-cell>
          <table:table-cell office:value-type="float" office:value="413.2" calcext:value-type="float">
            <text:p>413.2</text:p>
          </table:table-cell>
          <table:table-cell table:style-name="ce7" office:value-type="time" office:time-value="PT00H04M50.1S" calcext:value-type="time">
            <text:p>04:50</text:p>
          </table:table-cell>
          <table:table-cell office:value-type="float" office:value="430.4" calcext:value-type="float">
            <text:p>430.4</text:p>
          </table:table-cell>
          <table:table-cell table:style-name="ce7" office:value-type="time" office:time-value="PT00H04M50.1S" calcext:value-type="time">
            <text:p>04:50</text:p>
          </table:table-cell>
          <table:table-cell office:value-type="float" office:value="426.6" calcext:value-type="float">
            <text:p>426.6</text:p>
          </table:table-cell>
          <table:table-cell table:style-name="ce7" office:value-type="time" office:time-value="PT00H04M50.1S" calcext:value-type="time">
            <text:p>04:50</text:p>
          </table:table-cell>
          <table:table-cell office:value-type="float" office:value="425.6" calcext:value-type="float">
            <text:p>42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2.1S" calcext:value-type="time">
            <text:p>04:52</text:p>
          </table:table-cell>
          <table:table-cell office:value-type="float" office:value="431.5" calcext:value-type="float">
            <text:p>431.5</text:p>
          </table:table-cell>
          <table:table-cell table:style-name="ce7" office:value-type="time" office:time-value="PT00H04M52.1S" calcext:value-type="time">
            <text:p>04:52</text:p>
          </table:table-cell>
          <table:table-cell/>
          <table:table-cell table:style-name="ce7" office:value-type="time" office:time-value="PT00H04M52.1S" calcext:value-type="time">
            <text:p>04:52</text:p>
          </table:table-cell>
          <table:table-cell office:value-type="float" office:value="413.9" calcext:value-type="float">
            <text:p>413.9</text:p>
          </table:table-cell>
          <table:table-cell table:style-name="ce7" office:value-type="time" office:time-value="PT00H04M52.1S" calcext:value-type="time">
            <text:p>04:52</text:p>
          </table:table-cell>
          <table:table-cell office:value-type="float" office:value="428.1" calcext:value-type="float">
            <text:p>428.1</text:p>
          </table:table-cell>
          <table:table-cell table:style-name="ce7" office:value-type="time" office:time-value="PT00H04M52.1S" calcext:value-type="time">
            <text:p>04:52</text:p>
          </table:table-cell>
          <table:table-cell office:value-type="float" office:value="427" calcext:value-type="float">
            <text:p>427</text:p>
          </table:table-cell>
          <table:table-cell table:style-name="ce7" office:value-type="time" office:time-value="PT00H04M52.1S" calcext:value-type="time">
            <text:p>04:52</text:p>
          </table:table-cell>
          <table:table-cell office:value-type="float" office:value="426.9" calcext:value-type="float">
            <text:p>426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4.1S" calcext:value-type="time">
            <text:p>04:54</text:p>
          </table:table-cell>
          <table:table-cell office:value-type="float" office:value="432.3" calcext:value-type="float">
            <text:p>432.3</text:p>
          </table:table-cell>
          <table:table-cell table:style-name="ce7" office:value-type="time" office:time-value="PT00H04M54.1S" calcext:value-type="time">
            <text:p>04:54</text:p>
          </table:table-cell>
          <table:table-cell/>
          <table:table-cell table:style-name="ce7" office:value-type="time" office:time-value="PT00H04M54.1S" calcext:value-type="time">
            <text:p>04:54</text:p>
          </table:table-cell>
          <table:table-cell office:value-type="float" office:value="414.2" calcext:value-type="float">
            <text:p>414.2</text:p>
          </table:table-cell>
          <table:table-cell table:style-name="ce7" office:value-type="time" office:time-value="PT00H04M54.1S" calcext:value-type="time">
            <text:p>04:54</text:p>
          </table:table-cell>
          <table:table-cell office:value-type="float" office:value="430.4" calcext:value-type="float">
            <text:p>430.4</text:p>
          </table:table-cell>
          <table:table-cell table:style-name="ce7" office:value-type="time" office:time-value="PT00H04M54.1S" calcext:value-type="time">
            <text:p>04:54</text:p>
          </table:table-cell>
          <table:table-cell office:value-type="float" office:value="424.6" calcext:value-type="float">
            <text:p>424.6</text:p>
          </table:table-cell>
          <table:table-cell table:style-name="ce7" office:value-type="time" office:time-value="PT00H04M54.1S" calcext:value-type="time">
            <text:p>04:54</text:p>
          </table:table-cell>
          <table:table-cell office:value-type="float" office:value="428.4" calcext:value-type="float">
            <text:p>428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6.1S" calcext:value-type="time">
            <text:p>04:56</text:p>
          </table:table-cell>
          <table:table-cell office:value-type="float" office:value="434.2" calcext:value-type="float">
            <text:p>434.2</text:p>
          </table:table-cell>
          <table:table-cell table:style-name="ce7" office:value-type="time" office:time-value="PT00H04M56.1S" calcext:value-type="time">
            <text:p>04:56</text:p>
          </table:table-cell>
          <table:table-cell/>
          <table:table-cell table:style-name="ce7" office:value-type="time" office:time-value="PT00H04M56.1S" calcext:value-type="time">
            <text:p>04:56</text:p>
          </table:table-cell>
          <table:table-cell office:value-type="float" office:value="413.8" calcext:value-type="float">
            <text:p>413.8</text:p>
          </table:table-cell>
          <table:table-cell table:style-name="ce7" office:value-type="time" office:time-value="PT00H04M56.1S" calcext:value-type="time">
            <text:p>04:56</text:p>
          </table:table-cell>
          <table:table-cell office:value-type="float" office:value="429.4" calcext:value-type="float">
            <text:p>429.4</text:p>
          </table:table-cell>
          <table:table-cell table:style-name="ce7" office:value-type="time" office:time-value="PT00H04M56.1S" calcext:value-type="time">
            <text:p>04:56</text:p>
          </table:table-cell>
          <table:table-cell office:value-type="float" office:value="426.6" calcext:value-type="float">
            <text:p>426.6</text:p>
          </table:table-cell>
          <table:table-cell table:style-name="ce7" office:value-type="time" office:time-value="PT00H04M56.1S" calcext:value-type="time">
            <text:p>04:56</text:p>
          </table:table-cell>
          <table:table-cell office:value-type="float" office:value="427.7" calcext:value-type="float">
            <text:p>427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4M58.1S" calcext:value-type="time">
            <text:p>04:58</text:p>
          </table:table-cell>
          <table:table-cell office:value-type="float" office:value="436.6" calcext:value-type="float">
            <text:p>436.6</text:p>
          </table:table-cell>
          <table:table-cell table:style-name="ce7" office:value-type="time" office:time-value="PT00H04M58.1S" calcext:value-type="time">
            <text:p>04:58</text:p>
          </table:table-cell>
          <table:table-cell/>
          <table:table-cell table:style-name="ce7" office:value-type="time" office:time-value="PT00H04M58.1S" calcext:value-type="time">
            <text:p>04:58</text:p>
          </table:table-cell>
          <table:table-cell office:value-type="float" office:value="413.6" calcext:value-type="float">
            <text:p>413.6</text:p>
          </table:table-cell>
          <table:table-cell table:style-name="ce7" office:value-type="time" office:time-value="PT00H04M58.1S" calcext:value-type="time">
            <text:p>04:58</text:p>
          </table:table-cell>
          <table:table-cell office:value-type="float" office:value="427.1" calcext:value-type="float">
            <text:p>427.1</text:p>
          </table:table-cell>
          <table:table-cell table:style-name="ce7" office:value-type="time" office:time-value="PT00H04M58.1S" calcext:value-type="time">
            <text:p>04:58</text:p>
          </table:table-cell>
          <table:table-cell office:value-type="float" office:value="428.3" calcext:value-type="float">
            <text:p>428.3</text:p>
          </table:table-cell>
          <table:table-cell table:style-name="ce7" office:value-type="time" office:time-value="PT00H04M58.1S" calcext:value-type="time">
            <text:p>04:58</text:p>
          </table:table-cell>
          <table:table-cell office:value-type="float" office:value="428.2" calcext:value-type="float">
            <text:p>42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0.1S" calcext:value-type="time">
            <text:p>05:00</text:p>
          </table:table-cell>
          <table:table-cell office:value-type="float" office:value="436.1" calcext:value-type="float">
            <text:p>436.1</text:p>
          </table:table-cell>
          <table:table-cell table:style-name="ce7" office:value-type="time" office:time-value="PT00H05M00.1S" calcext:value-type="time">
            <text:p>05:00</text:p>
          </table:table-cell>
          <table:table-cell/>
          <table:table-cell table:style-name="ce7" office:value-type="time" office:time-value="PT00H05M00.1S" calcext:value-type="time">
            <text:p>05:00</text:p>
          </table:table-cell>
          <table:table-cell office:value-type="float" office:value="414.4" calcext:value-type="float">
            <text:p>414.4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29" calcext:value-type="float">
            <text:p>429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30.7" calcext:value-type="float">
            <text:p>430.7</text:p>
          </table:table-cell>
          <table:table-cell table:style-name="ce7" office:value-type="time" office:time-value="PT00H05M00.1S" calcext:value-type="time">
            <text:p>05:00</text:p>
          </table:table-cell>
          <table:table-cell office:value-type="float" office:value="430.6" calcext:value-type="float">
            <text:p>43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2.1S" calcext:value-type="time">
            <text:p>05:02</text:p>
          </table:table-cell>
          <table:table-cell office:value-type="float" office:value="436.5" calcext:value-type="float">
            <text:p>436.5</text:p>
          </table:table-cell>
          <table:table-cell table:style-name="ce7" office:value-type="time" office:time-value="PT00H05M02.1S" calcext:value-type="time">
            <text:p>05:02</text:p>
          </table:table-cell>
          <table:table-cell/>
          <table:table-cell table:style-name="ce7" office:value-type="time" office:time-value="PT00H05M02.1S" calcext:value-type="time">
            <text:p>05:02</text:p>
          </table:table-cell>
          <table:table-cell office:value-type="float" office:value="416" calcext:value-type="float">
            <text:p>416</text:p>
          </table:table-cell>
          <table:table-cell table:style-name="ce7" office:value-type="time" office:time-value="PT00H05M02.1S" calcext:value-type="time">
            <text:p>05:02</text:p>
          </table:table-cell>
          <table:table-cell office:value-type="float" office:value="429.3" calcext:value-type="float">
            <text:p>429.3</text:p>
          </table:table-cell>
          <table:table-cell table:style-name="ce7" office:value-type="time" office:time-value="PT00H05M02.1S" calcext:value-type="time">
            <text:p>05:02</text:p>
          </table:table-cell>
          <table:table-cell office:value-type="float" office:value="429.9" calcext:value-type="float">
            <text:p>429.9</text:p>
          </table:table-cell>
          <table:table-cell table:style-name="ce7" office:value-type="time" office:time-value="PT00H05M02.1S" calcext:value-type="time">
            <text:p>05:02</text:p>
          </table:table-cell>
          <table:table-cell office:value-type="float" office:value="429.6" calcext:value-type="float">
            <text:p>429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4.1S" calcext:value-type="time">
            <text:p>05:04</text:p>
          </table:table-cell>
          <table:table-cell office:value-type="float" office:value="436.4" calcext:value-type="float">
            <text:p>436.4</text:p>
          </table:table-cell>
          <table:table-cell table:style-name="ce7" office:value-type="time" office:time-value="PT00H05M04.1S" calcext:value-type="time">
            <text:p>05:04</text:p>
          </table:table-cell>
          <table:table-cell/>
          <table:table-cell table:style-name="ce7" office:value-type="time" office:time-value="PT00H05M04.1S" calcext:value-type="time">
            <text:p>05:04</text:p>
          </table:table-cell>
          <table:table-cell office:value-type="float" office:value="416.7" calcext:value-type="float">
            <text:p>416.7</text:p>
          </table:table-cell>
          <table:table-cell table:style-name="ce7" office:value-type="time" office:time-value="PT00H05M04.1S" calcext:value-type="time">
            <text:p>05:04</text:p>
          </table:table-cell>
          <table:table-cell office:value-type="float" office:value="431.7" calcext:value-type="float">
            <text:p>431.7</text:p>
          </table:table-cell>
          <table:table-cell table:style-name="ce7" office:value-type="time" office:time-value="PT00H05M04.1S" calcext:value-type="time">
            <text:p>05:04</text:p>
          </table:table-cell>
          <table:table-cell office:value-type="float" office:value="430.6" calcext:value-type="float">
            <text:p>430.6</text:p>
          </table:table-cell>
          <table:table-cell table:style-name="ce7" office:value-type="time" office:time-value="PT00H05M04.1S" calcext:value-type="time">
            <text:p>05:04</text:p>
          </table:table-cell>
          <table:table-cell office:value-type="float" office:value="432" calcext:value-type="float">
            <text:p>43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6.1S" calcext:value-type="time">
            <text:p>05:06</text:p>
          </table:table-cell>
          <table:table-cell office:value-type="float" office:value="435.6" calcext:value-type="float">
            <text:p>435.6</text:p>
          </table:table-cell>
          <table:table-cell table:style-name="ce7" office:value-type="time" office:time-value="PT00H05M06.1S" calcext:value-type="time">
            <text:p>05:06</text:p>
          </table:table-cell>
          <table:table-cell/>
          <table:table-cell table:style-name="ce7" office:value-type="time" office:time-value="PT00H05M06.1S" calcext:value-type="time">
            <text:p>05:06</text:p>
          </table:table-cell>
          <table:table-cell office:value-type="float" office:value="416.8" calcext:value-type="float">
            <text:p>416.8</text:p>
          </table:table-cell>
          <table:table-cell table:style-name="ce7" office:value-type="time" office:time-value="PT00H05M06.1S" calcext:value-type="time">
            <text:p>05:06</text:p>
          </table:table-cell>
          <table:table-cell office:value-type="float" office:value="431.6" calcext:value-type="float">
            <text:p>431.6</text:p>
          </table:table-cell>
          <table:table-cell table:style-name="ce7" office:value-type="time" office:time-value="PT00H05M06.1S" calcext:value-type="time">
            <text:p>05:06</text:p>
          </table:table-cell>
          <table:table-cell office:value-type="float" office:value="431.2" calcext:value-type="float">
            <text:p>431.2</text:p>
          </table:table-cell>
          <table:table-cell table:style-name="ce7" office:value-type="time" office:time-value="PT00H05M06.1S" calcext:value-type="time">
            <text:p>05:06</text:p>
          </table:table-cell>
          <table:table-cell office:value-type="float" office:value="431.3" calcext:value-type="float">
            <text:p>431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08.1S" calcext:value-type="time">
            <text:p>05:08</text:p>
          </table:table-cell>
          <table:table-cell office:value-type="float" office:value="437" calcext:value-type="float">
            <text:p>437</text:p>
          </table:table-cell>
          <table:table-cell table:style-name="ce7" office:value-type="time" office:time-value="PT00H05M08.1S" calcext:value-type="time">
            <text:p>05:08</text:p>
          </table:table-cell>
          <table:table-cell/>
          <table:table-cell table:style-name="ce7" office:value-type="time" office:time-value="PT00H05M08.1S" calcext:value-type="time">
            <text:p>05:08</text:p>
          </table:table-cell>
          <table:table-cell office:value-type="float" office:value="416.7" calcext:value-type="float">
            <text:p>416.7</text:p>
          </table:table-cell>
          <table:table-cell table:style-name="ce7" office:value-type="time" office:time-value="PT00H05M08.1S" calcext:value-type="time">
            <text:p>05:08</text:p>
          </table:table-cell>
          <table:table-cell office:value-type="float" office:value="433.2" calcext:value-type="float">
            <text:p>433.2</text:p>
          </table:table-cell>
          <table:table-cell table:style-name="ce7" office:value-type="time" office:time-value="PT00H05M08.1S" calcext:value-type="time">
            <text:p>05:08</text:p>
          </table:table-cell>
          <table:table-cell office:value-type="float" office:value="432.8" calcext:value-type="float">
            <text:p>432.8</text:p>
          </table:table-cell>
          <table:table-cell table:style-name="ce7" office:value-type="time" office:time-value="PT00H05M08.1S" calcext:value-type="time">
            <text:p>05:08</text:p>
          </table:table-cell>
          <table:table-cell office:value-type="float" office:value="436.2" calcext:value-type="float">
            <text:p>43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0.1S" calcext:value-type="time">
            <text:p>05:10</text:p>
          </table:table-cell>
          <table:table-cell office:value-type="float" office:value="438.8" calcext:value-type="float">
            <text:p>438.8</text:p>
          </table:table-cell>
          <table:table-cell table:style-name="ce7" office:value-type="time" office:time-value="PT00H05M10.1S" calcext:value-type="time">
            <text:p>05:10</text:p>
          </table:table-cell>
          <table:table-cell/>
          <table:table-cell table:style-name="ce7" office:value-type="time" office:time-value="PT00H05M10.1S" calcext:value-type="time">
            <text:p>05:10</text:p>
          </table:table-cell>
          <table:table-cell office:value-type="float" office:value="417" calcext:value-type="float">
            <text:p>417</text:p>
          </table:table-cell>
          <table:table-cell table:style-name="ce7" office:value-type="time" office:time-value="PT00H05M10.1S" calcext:value-type="time">
            <text:p>05:10</text:p>
          </table:table-cell>
          <table:table-cell office:value-type="float" office:value="436.7" calcext:value-type="float">
            <text:p>436.7</text:p>
          </table:table-cell>
          <table:table-cell table:style-name="ce7" office:value-type="time" office:time-value="PT00H05M10.1S" calcext:value-type="time">
            <text:p>05:10</text:p>
          </table:table-cell>
          <table:table-cell office:value-type="float" office:value="433" calcext:value-type="float">
            <text:p>433</text:p>
          </table:table-cell>
          <table:table-cell table:style-name="ce7" office:value-type="time" office:time-value="PT00H05M10.1S" calcext:value-type="time">
            <text:p>05:10</text:p>
          </table:table-cell>
          <table:table-cell office:value-type="float" office:value="435.1" calcext:value-type="float">
            <text:p>435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2.1S" calcext:value-type="time">
            <text:p>05:12</text:p>
          </table:table-cell>
          <table:table-cell office:value-type="float" office:value="438.5" calcext:value-type="float">
            <text:p>438.5</text:p>
          </table:table-cell>
          <table:table-cell table:style-name="ce7" office:value-type="time" office:time-value="PT00H05M12.1S" calcext:value-type="time">
            <text:p>05:12</text:p>
          </table:table-cell>
          <table:table-cell/>
          <table:table-cell table:style-name="ce7" office:value-type="time" office:time-value="PT00H05M12.1S" calcext:value-type="time">
            <text:p>05:12</text:p>
          </table:table-cell>
          <table:table-cell office:value-type="float" office:value="417.1" calcext:value-type="float">
            <text:p>417.1</text:p>
          </table:table-cell>
          <table:table-cell table:style-name="ce7" office:value-type="time" office:time-value="PT00H05M12.1S" calcext:value-type="time">
            <text:p>05:12</text:p>
          </table:table-cell>
          <table:table-cell office:value-type="float" office:value="435.4" calcext:value-type="float">
            <text:p>435.4</text:p>
          </table:table-cell>
          <table:table-cell table:style-name="ce7" office:value-type="time" office:time-value="PT00H05M12.1S" calcext:value-type="time">
            <text:p>05:12</text:p>
          </table:table-cell>
          <table:table-cell office:value-type="float" office:value="433.3" calcext:value-type="float">
            <text:p>433.3</text:p>
          </table:table-cell>
          <table:table-cell table:style-name="ce7" office:value-type="time" office:time-value="PT00H05M12.1S" calcext:value-type="time">
            <text:p>05:12</text:p>
          </table:table-cell>
          <table:table-cell office:value-type="float" office:value="434.5" calcext:value-type="float">
            <text:p>434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4.1S" calcext:value-type="time">
            <text:p>05:14</text:p>
          </table:table-cell>
          <table:table-cell office:value-type="float" office:value="439.9" calcext:value-type="float">
            <text:p>439.9</text:p>
          </table:table-cell>
          <table:table-cell table:style-name="ce7" office:value-type="time" office:time-value="PT00H05M14.1S" calcext:value-type="time">
            <text:p>05:14</text:p>
          </table:table-cell>
          <table:table-cell/>
          <table:table-cell table:style-name="ce7" office:value-type="time" office:time-value="PT00H05M14.1S" calcext:value-type="time">
            <text:p>05:14</text:p>
          </table:table-cell>
          <table:table-cell office:value-type="float" office:value="417.7" calcext:value-type="float">
            <text:p>417.7</text:p>
          </table:table-cell>
          <table:table-cell table:style-name="ce7" office:value-type="time" office:time-value="PT00H05M14.1S" calcext:value-type="time">
            <text:p>05:14</text:p>
          </table:table-cell>
          <table:table-cell office:value-type="float" office:value="437.8" calcext:value-type="float">
            <text:p>437.8</text:p>
          </table:table-cell>
          <table:table-cell table:style-name="ce7" office:value-type="time" office:time-value="PT00H05M14.1S" calcext:value-type="time">
            <text:p>05:14</text:p>
          </table:table-cell>
          <table:table-cell office:value-type="float" office:value="439.3" calcext:value-type="float">
            <text:p>439.3</text:p>
          </table:table-cell>
          <table:table-cell table:style-name="ce7" office:value-type="time" office:time-value="PT00H05M14.1S" calcext:value-type="time">
            <text:p>05:14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6.1S" calcext:value-type="time">
            <text:p>05:16</text:p>
          </table:table-cell>
          <table:table-cell office:value-type="float" office:value="441.6" calcext:value-type="float">
            <text:p>441.6</text:p>
          </table:table-cell>
          <table:table-cell table:style-name="ce7" office:value-type="time" office:time-value="PT00H05M16.1S" calcext:value-type="time">
            <text:p>05:16</text:p>
          </table:table-cell>
          <table:table-cell/>
          <table:table-cell table:style-name="ce7" office:value-type="time" office:time-value="PT00H05M16.1S" calcext:value-type="time">
            <text:p>05:16</text:p>
          </table:table-cell>
          <table:table-cell office:value-type="float" office:value="419.6" calcext:value-type="float">
            <text:p>419.6</text:p>
          </table:table-cell>
          <table:table-cell table:style-name="ce7" office:value-type="time" office:time-value="PT00H05M16.1S" calcext:value-type="time">
            <text:p>05:16</text:p>
          </table:table-cell>
          <table:table-cell office:value-type="float" office:value="437.9" calcext:value-type="float">
            <text:p>437.9</text:p>
          </table:table-cell>
          <table:table-cell table:style-name="ce7" office:value-type="time" office:time-value="PT00H05M16.1S" calcext:value-type="time">
            <text:p>05:16</text:p>
          </table:table-cell>
          <table:table-cell office:value-type="float" office:value="440" calcext:value-type="float">
            <text:p>440</text:p>
          </table:table-cell>
          <table:table-cell table:style-name="ce7" office:value-type="time" office:time-value="PT00H05M16.1S" calcext:value-type="time">
            <text:p>05:16</text:p>
          </table:table-cell>
          <table:table-cell office:value-type="float" office:value="436" calcext:value-type="float">
            <text:p>43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18.1S" calcext:value-type="time">
            <text:p>05:18</text:p>
          </table:table-cell>
          <table:table-cell office:value-type="float" office:value="440.1" calcext:value-type="float">
            <text:p>440.1</text:p>
          </table:table-cell>
          <table:table-cell table:style-name="ce7" office:value-type="time" office:time-value="PT00H05M18.1S" calcext:value-type="time">
            <text:p>05:18</text:p>
          </table:table-cell>
          <table:table-cell/>
          <table:table-cell table:style-name="ce7" office:value-type="time" office:time-value="PT00H05M18.1S" calcext:value-type="time">
            <text:p>05:18</text:p>
          </table:table-cell>
          <table:table-cell office:value-type="float" office:value="419.6" calcext:value-type="float">
            <text:p>419.6</text:p>
          </table:table-cell>
          <table:table-cell table:style-name="ce7" office:value-type="time" office:time-value="PT00H05M18.1S" calcext:value-type="time">
            <text:p>05:18</text:p>
          </table:table-cell>
          <table:table-cell office:value-type="float" office:value="436.5" calcext:value-type="float">
            <text:p>436.5</text:p>
          </table:table-cell>
          <table:table-cell table:style-name="ce7" office:value-type="time" office:time-value="PT00H05M18.1S" calcext:value-type="time">
            <text:p>05:18</text:p>
          </table:table-cell>
          <table:table-cell office:value-type="float" office:value="436.4" calcext:value-type="float">
            <text:p>436.4</text:p>
          </table:table-cell>
          <table:table-cell table:style-name="ce7" office:value-type="time" office:time-value="PT00H05M18.1S" calcext:value-type="time">
            <text:p>05:18</text:p>
          </table:table-cell>
          <table:table-cell office:value-type="float" office:value="436.3" calcext:value-type="float">
            <text:p>43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0.1S" calcext:value-type="time">
            <text:p>05:20</text:p>
          </table:table-cell>
          <table:table-cell office:value-type="float" office:value="443.6" calcext:value-type="float">
            <text:p>443.6</text:p>
          </table:table-cell>
          <table:table-cell table:style-name="ce7" office:value-type="time" office:time-value="PT00H05M20.1S" calcext:value-type="time">
            <text:p>05:20</text:p>
          </table:table-cell>
          <table:table-cell/>
          <table:table-cell table:style-name="ce7" office:value-type="time" office:time-value="PT00H05M20.1S" calcext:value-type="time">
            <text:p>05:20</text:p>
          </table:table-cell>
          <table:table-cell office:value-type="float" office:value="420.6" calcext:value-type="float">
            <text:p>420.6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36.6" calcext:value-type="float">
            <text:p>436.6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35.2" calcext:value-type="float">
            <text:p>435.2</text:p>
          </table:table-cell>
          <table:table-cell table:style-name="ce7" office:value-type="time" office:time-value="PT00H05M20.1S" calcext:value-type="time">
            <text:p>05:20</text:p>
          </table:table-cell>
          <table:table-cell office:value-type="float" office:value="439.3" calcext:value-type="float">
            <text:p>43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2.1S" calcext:value-type="time">
            <text:p>05:22</text:p>
          </table:table-cell>
          <table:table-cell office:value-type="float" office:value="442.8" calcext:value-type="float">
            <text:p>442.8</text:p>
          </table:table-cell>
          <table:table-cell table:style-name="ce7" office:value-type="time" office:time-value="PT00H05M22.1S" calcext:value-type="time">
            <text:p>05:22</text:p>
          </table:table-cell>
          <table:table-cell/>
          <table:table-cell table:style-name="ce7" office:value-type="time" office:time-value="PT00H05M22.1S" calcext:value-type="time">
            <text:p>05:22</text:p>
          </table:table-cell>
          <table:table-cell office:value-type="float" office:value="423.4" calcext:value-type="float">
            <text:p>423.4</text:p>
          </table:table-cell>
          <table:table-cell table:style-name="ce7" office:value-type="time" office:time-value="PT00H05M22.1S" calcext:value-type="time">
            <text:p>05:22</text:p>
          </table:table-cell>
          <table:table-cell office:value-type="float" office:value="438.2" calcext:value-type="float">
            <text:p>438.2</text:p>
          </table:table-cell>
          <table:table-cell table:style-name="ce7" office:value-type="time" office:time-value="PT00H05M22.1S" calcext:value-type="time">
            <text:p>05:22</text:p>
          </table:table-cell>
          <table:table-cell office:value-type="float" office:value="431.9" calcext:value-type="float">
            <text:p>431.9</text:p>
          </table:table-cell>
          <table:table-cell table:style-name="ce7" office:value-type="time" office:time-value="PT00H05M22.1S" calcext:value-type="time">
            <text:p>05:22</text:p>
          </table:table-cell>
          <table:table-cell office:value-type="float" office:value="443.4" calcext:value-type="float">
            <text:p>443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4.1S" calcext:value-type="time">
            <text:p>05:24</text:p>
          </table:table-cell>
          <table:table-cell office:value-type="float" office:value="442.2" calcext:value-type="float">
            <text:p>442.2</text:p>
          </table:table-cell>
          <table:table-cell table:style-name="ce7" office:value-type="time" office:time-value="PT00H05M24.1S" calcext:value-type="time">
            <text:p>05:24</text:p>
          </table:table-cell>
          <table:table-cell/>
          <table:table-cell table:style-name="ce7" office:value-type="time" office:time-value="PT00H05M24.1S" calcext:value-type="time">
            <text:p>05:24</text:p>
          </table:table-cell>
          <table:table-cell office:value-type="float" office:value="422.2" calcext:value-type="float">
            <text:p>422.2</text:p>
          </table:table-cell>
          <table:table-cell table:style-name="ce7" office:value-type="time" office:time-value="PT00H05M24.1S" calcext:value-type="time">
            <text:p>05:24</text:p>
          </table:table-cell>
          <table:table-cell office:value-type="float" office:value="438" calcext:value-type="float">
            <text:p>438</text:p>
          </table:table-cell>
          <table:table-cell table:style-name="ce7" office:value-type="time" office:time-value="PT00H05M24.1S" calcext:value-type="time">
            <text:p>05:24</text:p>
          </table:table-cell>
          <table:table-cell office:value-type="float" office:value="431.7" calcext:value-type="float">
            <text:p>431.7</text:p>
          </table:table-cell>
          <table:table-cell table:style-name="ce7" office:value-type="time" office:time-value="PT00H05M24.1S" calcext:value-type="time">
            <text:p>05:24</text:p>
          </table:table-cell>
          <table:table-cell office:value-type="float" office:value="440.7" calcext:value-type="float">
            <text:p>440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6.1S" calcext:value-type="time">
            <text:p>05:26</text:p>
          </table:table-cell>
          <table:table-cell office:value-type="float" office:value="443.2" calcext:value-type="float">
            <text:p>443.2</text:p>
          </table:table-cell>
          <table:table-cell table:style-name="ce7" office:value-type="time" office:time-value="PT00H05M26.1S" calcext:value-type="time">
            <text:p>05:26</text:p>
          </table:table-cell>
          <table:table-cell/>
          <table:table-cell table:style-name="ce7" office:value-type="time" office:time-value="PT00H05M26.1S" calcext:value-type="time">
            <text:p>05:26</text:p>
          </table:table-cell>
          <table:table-cell office:value-type="float" office:value="422.1" calcext:value-type="float">
            <text:p>422.1</text:p>
          </table:table-cell>
          <table:table-cell table:style-name="ce7" office:value-type="time" office:time-value="PT00H05M26.1S" calcext:value-type="time">
            <text:p>05:26</text:p>
          </table:table-cell>
          <table:table-cell office:value-type="float" office:value="441.2" calcext:value-type="float">
            <text:p>441.2</text:p>
          </table:table-cell>
          <table:table-cell table:style-name="ce7" office:value-type="time" office:time-value="PT00H05M26.1S" calcext:value-type="time">
            <text:p>05:26</text:p>
          </table:table-cell>
          <table:table-cell office:value-type="float" office:value="429.1" calcext:value-type="float">
            <text:p>429.1</text:p>
          </table:table-cell>
          <table:table-cell table:style-name="ce7" office:value-type="time" office:time-value="PT00H05M26.1S" calcext:value-type="time">
            <text:p>05:26</text:p>
          </table:table-cell>
          <table:table-cell office:value-type="float" office:value="440.8" calcext:value-type="float">
            <text:p>440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28.1S" calcext:value-type="time">
            <text:p>05:28</text:p>
          </table:table-cell>
          <table:table-cell office:value-type="float" office:value="442.2" calcext:value-type="float">
            <text:p>442.2</text:p>
          </table:table-cell>
          <table:table-cell table:style-name="ce7" office:value-type="time" office:time-value="PT00H05M28.1S" calcext:value-type="time">
            <text:p>05:28</text:p>
          </table:table-cell>
          <table:table-cell/>
          <table:table-cell table:style-name="ce7" office:value-type="time" office:time-value="PT00H05M28.1S" calcext:value-type="time">
            <text:p>05:28</text:p>
          </table:table-cell>
          <table:table-cell office:value-type="float" office:value="421.6" calcext:value-type="float">
            <text:p>421.6</text:p>
          </table:table-cell>
          <table:table-cell table:style-name="ce7" office:value-type="time" office:time-value="PT00H05M28.1S" calcext:value-type="time">
            <text:p>05:28</text:p>
          </table:table-cell>
          <table:table-cell office:value-type="float" office:value="443" calcext:value-type="float">
            <text:p>443</text:p>
          </table:table-cell>
          <table:table-cell table:style-name="ce7" office:value-type="time" office:time-value="PT00H05M28.1S" calcext:value-type="time">
            <text:p>05:28</text:p>
          </table:table-cell>
          <table:table-cell office:value-type="float" office:value="427.5" calcext:value-type="float">
            <text:p>427.5</text:p>
          </table:table-cell>
          <table:table-cell table:style-name="ce7" office:value-type="time" office:time-value="PT00H05M28.1S" calcext:value-type="time">
            <text:p>05:28</text:p>
          </table:table-cell>
          <table:table-cell office:value-type="float" office:value="438" calcext:value-type="float">
            <text:p>43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0.1S" calcext:value-type="time">
            <text:p>05:30</text:p>
          </table:table-cell>
          <table:table-cell office:value-type="float" office:value="445.1" calcext:value-type="float">
            <text:p>445.1</text:p>
          </table:table-cell>
          <table:table-cell table:style-name="ce7" office:value-type="time" office:time-value="PT00H05M30.1S" calcext:value-type="time">
            <text:p>05:30</text:p>
          </table:table-cell>
          <table:table-cell/>
          <table:table-cell table:style-name="ce7" office:value-type="time" office:time-value="PT00H05M30.1S" calcext:value-type="time">
            <text:p>05:30</text:p>
          </table:table-cell>
          <table:table-cell office:value-type="float" office:value="422.5" calcext:value-type="float">
            <text:p>422.5</text:p>
          </table:table-cell>
          <table:table-cell table:style-name="ce7" office:value-type="time" office:time-value="PT00H05M30.1S" calcext:value-type="time">
            <text:p>05:30</text:p>
          </table:table-cell>
          <table:table-cell office:value-type="float" office:value="441.8" calcext:value-type="float">
            <text:p>441.8</text:p>
          </table:table-cell>
          <table:table-cell table:style-name="ce7" office:value-type="time" office:time-value="PT00H05M30.1S" calcext:value-type="time">
            <text:p>05:30</text:p>
          </table:table-cell>
          <table:table-cell office:value-type="float" office:value="426.1" calcext:value-type="float">
            <text:p>426.1</text:p>
          </table:table-cell>
          <table:table-cell table:style-name="ce7" office:value-type="time" office:time-value="PT00H05M30.1S" calcext:value-type="time">
            <text:p>05:30</text:p>
          </table:table-cell>
          <table:table-cell office:value-type="float" office:value="439.3" calcext:value-type="float">
            <text:p>43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2.1S" calcext:value-type="time">
            <text:p>05:32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5M32.1S" calcext:value-type="time">
            <text:p>05:32</text:p>
          </table:table-cell>
          <table:table-cell/>
          <table:table-cell table:style-name="ce7" office:value-type="time" office:time-value="PT00H05M32.1S" calcext:value-type="time">
            <text:p>05:32</text:p>
          </table:table-cell>
          <table:table-cell office:value-type="float" office:value="422.3" calcext:value-type="float">
            <text:p>422.3</text:p>
          </table:table-cell>
          <table:table-cell table:style-name="ce7" office:value-type="time" office:time-value="PT00H05M32.1S" calcext:value-type="time">
            <text:p>05:32</text:p>
          </table:table-cell>
          <table:table-cell office:value-type="float" office:value="441.8" calcext:value-type="float">
            <text:p>441.8</text:p>
          </table:table-cell>
          <table:table-cell table:style-name="ce7" office:value-type="time" office:time-value="PT00H05M32.1S" calcext:value-type="time">
            <text:p>05:32</text:p>
          </table:table-cell>
          <table:table-cell office:value-type="float" office:value="426.2" calcext:value-type="float">
            <text:p>426.2</text:p>
          </table:table-cell>
          <table:table-cell table:style-name="ce7" office:value-type="time" office:time-value="PT00H05M32.1S" calcext:value-type="time">
            <text:p>05:32</text:p>
          </table:table-cell>
          <table:table-cell office:value-type="float" office:value="438.7" calcext:value-type="float">
            <text:p>438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4.1S" calcext:value-type="time">
            <text:p>05:34</text:p>
          </table:table-cell>
          <table:table-cell office:value-type="float" office:value="445.7" calcext:value-type="float">
            <text:p>445.7</text:p>
          </table:table-cell>
          <table:table-cell table:style-name="ce7" office:value-type="time" office:time-value="PT00H05M34.1S" calcext:value-type="time">
            <text:p>05:34</text:p>
          </table:table-cell>
          <table:table-cell/>
          <table:table-cell table:style-name="ce7" office:value-type="time" office:time-value="PT00H05M34.1S" calcext:value-type="time">
            <text:p>05:34</text:p>
          </table:table-cell>
          <table:table-cell office:value-type="float" office:value="423" calcext:value-type="float">
            <text:p>423</text:p>
          </table:table-cell>
          <table:table-cell table:style-name="ce7" office:value-type="time" office:time-value="PT00H05M34.1S" calcext:value-type="time">
            <text:p>05:34</text:p>
          </table:table-cell>
          <table:table-cell office:value-type="float" office:value="441.8" calcext:value-type="float">
            <text:p>441.8</text:p>
          </table:table-cell>
          <table:table-cell table:style-name="ce7" office:value-type="time" office:time-value="PT00H05M34.1S" calcext:value-type="time">
            <text:p>05:34</text:p>
          </table:table-cell>
          <table:table-cell office:value-type="float" office:value="427.4" calcext:value-type="float">
            <text:p>427.4</text:p>
          </table:table-cell>
          <table:table-cell table:style-name="ce7" office:value-type="time" office:time-value="PT00H05M34.1S" calcext:value-type="time">
            <text:p>05:34</text:p>
          </table:table-cell>
          <table:table-cell office:value-type="float" office:value="441.1" calcext:value-type="float">
            <text:p>44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6.1S" calcext:value-type="time">
            <text:p>05:36</text:p>
          </table:table-cell>
          <table:table-cell office:value-type="float" office:value="447" calcext:value-type="float">
            <text:p>447</text:p>
          </table:table-cell>
          <table:table-cell table:style-name="ce7" office:value-type="time" office:time-value="PT00H05M36.1S" calcext:value-type="time">
            <text:p>05:36</text:p>
          </table:table-cell>
          <table:table-cell/>
          <table:table-cell table:style-name="ce7" office:value-type="time" office:time-value="PT00H05M36.1S" calcext:value-type="time">
            <text:p>05:36</text:p>
          </table:table-cell>
          <table:table-cell office:value-type="float" office:value="424.4" calcext:value-type="float">
            <text:p>424.4</text:p>
          </table:table-cell>
          <table:table-cell table:style-name="ce7" office:value-type="time" office:time-value="PT00H05M36.1S" calcext:value-type="time">
            <text:p>05:36</text:p>
          </table:table-cell>
          <table:table-cell office:value-type="float" office:value="442.5" calcext:value-type="float">
            <text:p>442.5</text:p>
          </table:table-cell>
          <table:table-cell table:style-name="ce7" office:value-type="time" office:time-value="PT00H05M36.1S" calcext:value-type="time">
            <text:p>05:36</text:p>
          </table:table-cell>
          <table:table-cell office:value-type="float" office:value="425.2" calcext:value-type="float">
            <text:p>425.2</text:p>
          </table:table-cell>
          <table:table-cell table:style-name="ce7" office:value-type="time" office:time-value="PT00H05M36.1S" calcext:value-type="time">
            <text:p>05:36</text:p>
          </table:table-cell>
          <table:table-cell office:value-type="float" office:value="440.5" calcext:value-type="float">
            <text:p>440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38.1S" calcext:value-type="time">
            <text:p>05:38</text:p>
          </table:table-cell>
          <table:table-cell office:value-type="float" office:value="446.8" calcext:value-type="float">
            <text:p>446.8</text:p>
          </table:table-cell>
          <table:table-cell table:style-name="ce7" office:value-type="time" office:time-value="PT00H05M38.1S" calcext:value-type="time">
            <text:p>05:38</text:p>
          </table:table-cell>
          <table:table-cell/>
          <table:table-cell table:style-name="ce7" office:value-type="time" office:time-value="PT00H05M38.1S" calcext:value-type="time">
            <text:p>05:38</text:p>
          </table:table-cell>
          <table:table-cell office:value-type="float" office:value="425.2" calcext:value-type="float">
            <text:p>425.2</text:p>
          </table:table-cell>
          <table:table-cell table:style-name="ce7" office:value-type="time" office:time-value="PT00H05M38.1S" calcext:value-type="time">
            <text:p>05:38</text:p>
          </table:table-cell>
          <table:table-cell office:value-type="float" office:value="445.1" calcext:value-type="float">
            <text:p>445.1</text:p>
          </table:table-cell>
          <table:table-cell table:style-name="ce7" office:value-type="time" office:time-value="PT00H05M38.1S" calcext:value-type="time">
            <text:p>05:38</text:p>
          </table:table-cell>
          <table:table-cell office:value-type="float" office:value="425.4" calcext:value-type="float">
            <text:p>425.4</text:p>
          </table:table-cell>
          <table:table-cell table:style-name="ce7" office:value-type="time" office:time-value="PT00H05M38.1S" calcext:value-type="time">
            <text:p>05:38</text:p>
          </table:table-cell>
          <table:table-cell office:value-type="float" office:value="443.5" calcext:value-type="float">
            <text:p>443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0.1S" calcext:value-type="time">
            <text:p>05:40</text:p>
          </table:table-cell>
          <table:table-cell office:value-type="float" office:value="443.4" calcext:value-type="float">
            <text:p>443.4</text:p>
          </table:table-cell>
          <table:table-cell table:style-name="ce7" office:value-type="time" office:time-value="PT00H05M40.1S" calcext:value-type="time">
            <text:p>05:40</text:p>
          </table:table-cell>
          <table:table-cell/>
          <table:table-cell table:style-name="ce7" office:value-type="time" office:time-value="PT00H05M40.1S" calcext:value-type="time">
            <text:p>05:40</text:p>
          </table:table-cell>
          <table:table-cell office:value-type="float" office:value="426.6" calcext:value-type="float">
            <text:p>426.6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44.9" calcext:value-type="float">
            <text:p>444.9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24.8" calcext:value-type="float">
            <text:p>424.8</text:p>
          </table:table-cell>
          <table:table-cell table:style-name="ce7" office:value-type="time" office:time-value="PT00H05M40.1S" calcext:value-type="time">
            <text:p>05:40</text:p>
          </table:table-cell>
          <table:table-cell office:value-type="float" office:value="444.4" calcext:value-type="float">
            <text:p>444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2.1S" calcext:value-type="time">
            <text:p>05:42</text:p>
          </table:table-cell>
          <table:table-cell office:value-type="float" office:value="448.5" calcext:value-type="float">
            <text:p>448.5</text:p>
          </table:table-cell>
          <table:table-cell table:style-name="ce7" office:value-type="time" office:time-value="PT00H05M42.1S" calcext:value-type="time">
            <text:p>05:42</text:p>
          </table:table-cell>
          <table:table-cell/>
          <table:table-cell table:style-name="ce7" office:value-type="time" office:time-value="PT00H05M42.1S" calcext:value-type="time">
            <text:p>05:42</text:p>
          </table:table-cell>
          <table:table-cell office:value-type="float" office:value="426.1" calcext:value-type="float">
            <text:p>426.1</text:p>
          </table:table-cell>
          <table:table-cell table:style-name="ce7" office:value-type="time" office:time-value="PT00H05M42.1S" calcext:value-type="time">
            <text:p>05:42</text:p>
          </table:table-cell>
          <table:table-cell office:value-type="float" office:value="445.5" calcext:value-type="float">
            <text:p>445.5</text:p>
          </table:table-cell>
          <table:table-cell table:style-name="ce7" office:value-type="time" office:time-value="PT00H05M42.1S" calcext:value-type="time">
            <text:p>05:42</text:p>
          </table:table-cell>
          <table:table-cell office:value-type="float" office:value="424.6" calcext:value-type="float">
            <text:p>424.6</text:p>
          </table:table-cell>
          <table:table-cell table:style-name="ce7" office:value-type="time" office:time-value="PT00H05M42.1S" calcext:value-type="time">
            <text:p>05:42</text:p>
          </table:table-cell>
          <table:table-cell office:value-type="float" office:value="443.7" calcext:value-type="float">
            <text:p>44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4.1S" calcext:value-type="time">
            <text:p>05:44</text:p>
          </table:table-cell>
          <table:table-cell office:value-type="float" office:value="451.6" calcext:value-type="float">
            <text:p>451.6</text:p>
          </table:table-cell>
          <table:table-cell table:style-name="ce7" office:value-type="time" office:time-value="PT00H05M44.1S" calcext:value-type="time">
            <text:p>05:44</text:p>
          </table:table-cell>
          <table:table-cell/>
          <table:table-cell table:style-name="ce7" office:value-type="time" office:time-value="PT00H05M44.1S" calcext:value-type="time">
            <text:p>05:44</text:p>
          </table:table-cell>
          <table:table-cell office:value-type="float" office:value="427.6" calcext:value-type="float">
            <text:p>427.6</text:p>
          </table:table-cell>
          <table:table-cell table:style-name="ce7" office:value-type="time" office:time-value="PT00H05M44.1S" calcext:value-type="time">
            <text:p>05:44</text:p>
          </table:table-cell>
          <table:table-cell office:value-type="float" office:value="446" calcext:value-type="float">
            <text:p>446</text:p>
          </table:table-cell>
          <table:table-cell table:style-name="ce7" office:value-type="time" office:time-value="PT00H05M44.1S" calcext:value-type="time">
            <text:p>05:44</text:p>
          </table:table-cell>
          <table:table-cell office:value-type="float" office:value="425.9" calcext:value-type="float">
            <text:p>425.9</text:p>
          </table:table-cell>
          <table:table-cell table:style-name="ce7" office:value-type="time" office:time-value="PT00H05M44.1S" calcext:value-type="time">
            <text:p>05:44</text:p>
          </table:table-cell>
          <table:table-cell office:value-type="float" office:value="445.7" calcext:value-type="float">
            <text:p>445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6.1S" calcext:value-type="time">
            <text:p>05:46</text:p>
          </table:table-cell>
          <table:table-cell office:value-type="float" office:value="449.1" calcext:value-type="float">
            <text:p>449.1</text:p>
          </table:table-cell>
          <table:table-cell table:style-name="ce7" office:value-type="time" office:time-value="PT00H05M46.1S" calcext:value-type="time">
            <text:p>05:46</text:p>
          </table:table-cell>
          <table:table-cell/>
          <table:table-cell table:style-name="ce7" office:value-type="time" office:time-value="PT00H05M46.1S" calcext:value-type="time">
            <text:p>05:46</text:p>
          </table:table-cell>
          <table:table-cell office:value-type="float" office:value="428.3" calcext:value-type="float">
            <text:p>428.3</text:p>
          </table:table-cell>
          <table:table-cell table:style-name="ce7" office:value-type="time" office:time-value="PT00H05M46.1S" calcext:value-type="time">
            <text:p>05:46</text:p>
          </table:table-cell>
          <table:table-cell office:value-type="float" office:value="445.6" calcext:value-type="float">
            <text:p>445.6</text:p>
          </table:table-cell>
          <table:table-cell table:style-name="ce7" office:value-type="time" office:time-value="PT00H05M46.1S" calcext:value-type="time">
            <text:p>05:46</text:p>
          </table:table-cell>
          <table:table-cell office:value-type="float" office:value="424.8" calcext:value-type="float">
            <text:p>424.8</text:p>
          </table:table-cell>
          <table:table-cell table:style-name="ce7" office:value-type="time" office:time-value="PT00H05M46.1S" calcext:value-type="time">
            <text:p>05:46</text:p>
          </table:table-cell>
          <table:table-cell office:value-type="float" office:value="444.9" calcext:value-type="float">
            <text:p>44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48.1S" calcext:value-type="time">
            <text:p>05:48</text:p>
          </table:table-cell>
          <table:table-cell office:value-type="float" office:value="451.2" calcext:value-type="float">
            <text:p>451.2</text:p>
          </table:table-cell>
          <table:table-cell table:style-name="ce7" office:value-type="time" office:time-value="PT00H05M48.1S" calcext:value-type="time">
            <text:p>05:48</text:p>
          </table:table-cell>
          <table:table-cell/>
          <table:table-cell table:style-name="ce7" office:value-type="time" office:time-value="PT00H05M48.1S" calcext:value-type="time">
            <text:p>05:48</text:p>
          </table:table-cell>
          <table:table-cell office:value-type="float" office:value="428" calcext:value-type="float">
            <text:p>428</text:p>
          </table:table-cell>
          <table:table-cell table:style-name="ce7" office:value-type="time" office:time-value="PT00H05M48.1S" calcext:value-type="time">
            <text:p>05:48</text:p>
          </table:table-cell>
          <table:table-cell office:value-type="float" office:value="450.2" calcext:value-type="float">
            <text:p>450.2</text:p>
          </table:table-cell>
          <table:table-cell table:style-name="ce7" office:value-type="time" office:time-value="PT00H05M48.1S" calcext:value-type="time">
            <text:p>05:48</text:p>
          </table:table-cell>
          <table:table-cell office:value-type="float" office:value="425.4" calcext:value-type="float">
            <text:p>425.4</text:p>
          </table:table-cell>
          <table:table-cell table:style-name="ce7" office:value-type="time" office:time-value="PT00H05M48.1S" calcext:value-type="time">
            <text:p>05:48</text:p>
          </table:table-cell>
          <table:table-cell office:value-type="float" office:value="444.8" calcext:value-type="float">
            <text:p>44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0.1S" calcext:value-type="time">
            <text:p>05:50</text:p>
          </table:table-cell>
          <table:table-cell office:value-type="float" office:value="451.8" calcext:value-type="float">
            <text:p>451.8</text:p>
          </table:table-cell>
          <table:table-cell table:style-name="ce7" office:value-type="time" office:time-value="PT00H05M50.1S" calcext:value-type="time">
            <text:p>05:50</text:p>
          </table:table-cell>
          <table:table-cell/>
          <table:table-cell table:style-name="ce7" office:value-type="time" office:time-value="PT00H05M50.1S" calcext:value-type="time">
            <text:p>05:50</text:p>
          </table:table-cell>
          <table:table-cell office:value-type="float" office:value="428.6" calcext:value-type="float">
            <text:p>428.6</text:p>
          </table:table-cell>
          <table:table-cell table:style-name="ce7" office:value-type="time" office:time-value="PT00H05M50.1S" calcext:value-type="time">
            <text:p>05:50</text:p>
          </table:table-cell>
          <table:table-cell office:value-type="float" office:value="449.1" calcext:value-type="float">
            <text:p>449.1</text:p>
          </table:table-cell>
          <table:table-cell table:style-name="ce7" office:value-type="time" office:time-value="PT00H05M50.1S" calcext:value-type="time">
            <text:p>05:50</text:p>
          </table:table-cell>
          <table:table-cell office:value-type="float" office:value="428.5" calcext:value-type="float">
            <text:p>428.5</text:p>
          </table:table-cell>
          <table:table-cell table:style-name="ce7" office:value-type="time" office:time-value="PT00H05M50.1S" calcext:value-type="time">
            <text:p>05:50</text:p>
          </table:table-cell>
          <table:table-cell office:value-type="float" office:value="445.6" calcext:value-type="float">
            <text:p>445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2.1S" calcext:value-type="time">
            <text:p>05:52</text:p>
          </table:table-cell>
          <table:table-cell office:value-type="float" office:value="452.4" calcext:value-type="float">
            <text:p>452.4</text:p>
          </table:table-cell>
          <table:table-cell table:style-name="ce7" office:value-type="time" office:time-value="PT00H05M52.1S" calcext:value-type="time">
            <text:p>05:52</text:p>
          </table:table-cell>
          <table:table-cell/>
          <table:table-cell table:style-name="ce7" office:value-type="time" office:time-value="PT00H05M52.1S" calcext:value-type="time">
            <text:p>05:52</text:p>
          </table:table-cell>
          <table:table-cell office:value-type="float" office:value="428.8" calcext:value-type="float">
            <text:p>428.8</text:p>
          </table:table-cell>
          <table:table-cell table:style-name="ce7" office:value-type="time" office:time-value="PT00H05M52.1S" calcext:value-type="time">
            <text:p>05:52</text:p>
          </table:table-cell>
          <table:table-cell office:value-type="float" office:value="449.6" calcext:value-type="float">
            <text:p>449.6</text:p>
          </table:table-cell>
          <table:table-cell table:style-name="ce7" office:value-type="time" office:time-value="PT00H05M52.1S" calcext:value-type="time">
            <text:p>05:52</text:p>
          </table:table-cell>
          <table:table-cell office:value-type="float" office:value="433.2" calcext:value-type="float">
            <text:p>433.2</text:p>
          </table:table-cell>
          <table:table-cell table:style-name="ce7" office:value-type="time" office:time-value="PT00H05M52.1S" calcext:value-type="time">
            <text:p>05:52</text:p>
          </table:table-cell>
          <table:table-cell office:value-type="float" office:value="444.6" calcext:value-type="float">
            <text:p>44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4.1S" calcext:value-type="time">
            <text:p>05:54</text:p>
          </table:table-cell>
          <table:table-cell office:value-type="float" office:value="452.8" calcext:value-type="float">
            <text:p>452.8</text:p>
          </table:table-cell>
          <table:table-cell table:style-name="ce7" office:value-type="time" office:time-value="PT00H05M54.1S" calcext:value-type="time">
            <text:p>05:54</text:p>
          </table:table-cell>
          <table:table-cell/>
          <table:table-cell table:style-name="ce7" office:value-type="time" office:time-value="PT00H05M54.1S" calcext:value-type="time">
            <text:p>05:54</text:p>
          </table:table-cell>
          <table:table-cell office:value-type="float" office:value="431.4" calcext:value-type="float">
            <text:p>431.4</text:p>
          </table:table-cell>
          <table:table-cell table:style-name="ce7" office:value-type="time" office:time-value="PT00H05M54.1S" calcext:value-type="time">
            <text:p>05:54</text:p>
          </table:table-cell>
          <table:table-cell office:value-type="float" office:value="451.9" calcext:value-type="float">
            <text:p>451.9</text:p>
          </table:table-cell>
          <table:table-cell table:style-name="ce7" office:value-type="time" office:time-value="PT00H05M54.1S" calcext:value-type="time">
            <text:p>05:54</text:p>
          </table:table-cell>
          <table:table-cell office:value-type="float" office:value="438.3" calcext:value-type="float">
            <text:p>438.3</text:p>
          </table:table-cell>
          <table:table-cell table:style-name="ce7" office:value-type="time" office:time-value="PT00H05M54.1S" calcext:value-type="time">
            <text:p>05:54</text:p>
          </table:table-cell>
          <table:table-cell office:value-type="float" office:value="446.6" calcext:value-type="float">
            <text:p>446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6.1S" calcext:value-type="time">
            <text:p>05:56</text:p>
          </table:table-cell>
          <table:table-cell office:value-type="float" office:value="453" calcext:value-type="float">
            <text:p>453</text:p>
          </table:table-cell>
          <table:table-cell table:style-name="ce7" office:value-type="time" office:time-value="PT00H05M56.1S" calcext:value-type="time">
            <text:p>05:56</text:p>
          </table:table-cell>
          <table:table-cell/>
          <table:table-cell table:style-name="ce7" office:value-type="time" office:time-value="PT00H05M56.1S" calcext:value-type="time">
            <text:p>05:56</text:p>
          </table:table-cell>
          <table:table-cell office:value-type="float" office:value="433.7" calcext:value-type="float">
            <text:p>433.7</text:p>
          </table:table-cell>
          <table:table-cell table:style-name="ce7" office:value-type="time" office:time-value="PT00H05M56.1S" calcext:value-type="time">
            <text:p>05:56</text:p>
          </table:table-cell>
          <table:table-cell office:value-type="float" office:value="451.7" calcext:value-type="float">
            <text:p>451.7</text:p>
          </table:table-cell>
          <table:table-cell table:style-name="ce7" office:value-type="time" office:time-value="PT00H05M56.1S" calcext:value-type="time">
            <text:p>05:56</text:p>
          </table:table-cell>
          <table:table-cell office:value-type="float" office:value="441.1" calcext:value-type="float">
            <text:p>441.1</text:p>
          </table:table-cell>
          <table:table-cell table:style-name="ce7" office:value-type="time" office:time-value="PT00H05M56.1S" calcext:value-type="time">
            <text:p>05:56</text:p>
          </table:table-cell>
          <table:table-cell office:value-type="float" office:value="451.3" calcext:value-type="float">
            <text:p>451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5M58.1S" calcext:value-type="time">
            <text:p>05:58</text:p>
          </table:table-cell>
          <table:table-cell office:value-type="float" office:value="453.5" calcext:value-type="float">
            <text:p>453.5</text:p>
          </table:table-cell>
          <table:table-cell table:style-name="ce7" office:value-type="time" office:time-value="PT00H05M58.1S" calcext:value-type="time">
            <text:p>05:58</text:p>
          </table:table-cell>
          <table:table-cell/>
          <table:table-cell table:style-name="ce7" office:value-type="time" office:time-value="PT00H05M58.1S" calcext:value-type="time">
            <text:p>05:58</text:p>
          </table:table-cell>
          <table:table-cell office:value-type="float" office:value="430.8" calcext:value-type="float">
            <text:p>430.8</text:p>
          </table:table-cell>
          <table:table-cell table:style-name="ce7" office:value-type="time" office:time-value="PT00H05M58.1S" calcext:value-type="time">
            <text:p>05:58</text:p>
          </table:table-cell>
          <table:table-cell office:value-type="float" office:value="451.5" calcext:value-type="float">
            <text:p>451.5</text:p>
          </table:table-cell>
          <table:table-cell table:style-name="ce7" office:value-type="time" office:time-value="PT00H05M58.1S" calcext:value-type="time">
            <text:p>05:58</text:p>
          </table:table-cell>
          <table:table-cell office:value-type="float" office:value="442.3" calcext:value-type="float">
            <text:p>442.3</text:p>
          </table:table-cell>
          <table:table-cell table:style-name="ce7" office:value-type="time" office:time-value="PT00H05M58.1S" calcext:value-type="time">
            <text:p>05:58</text:p>
          </table:table-cell>
          <table:table-cell office:value-type="float" office:value="449.5" calcext:value-type="float">
            <text:p>449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0.1S" calcext:value-type="time">
            <text:p>06:00</text:p>
          </table:table-cell>
          <table:table-cell office:value-type="float" office:value="453.2" calcext:value-type="float">
            <text:p>453.2</text:p>
          </table:table-cell>
          <table:table-cell table:style-name="ce7" office:value-type="time" office:time-value="PT00H06M00.1S" calcext:value-type="time">
            <text:p>06:00</text:p>
          </table:table-cell>
          <table:table-cell/>
          <table:table-cell table:style-name="ce7" office:value-type="time" office:time-value="PT00H06M00.1S" calcext:value-type="time">
            <text:p>06:00</text:p>
          </table:table-cell>
          <table:table-cell office:value-type="float" office:value="432" calcext:value-type="float">
            <text:p>432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51.5" calcext:value-type="float">
            <text:p>451.5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46.2" calcext:value-type="float">
            <text:p>446.2</text:p>
          </table:table-cell>
          <table:table-cell table:style-name="ce7" office:value-type="time" office:time-value="PT00H06M00.1S" calcext:value-type="time">
            <text:p>06:00</text:p>
          </table:table-cell>
          <table:table-cell office:value-type="float" office:value="448.2" calcext:value-type="float">
            <text:p>44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2.1S" calcext:value-type="time">
            <text:p>06:02</text:p>
          </table:table-cell>
          <table:table-cell office:value-type="float" office:value="453.6" calcext:value-type="float">
            <text:p>453.6</text:p>
          </table:table-cell>
          <table:table-cell table:style-name="ce7" office:value-type="time" office:time-value="PT00H06M02.1S" calcext:value-type="time">
            <text:p>06:02</text:p>
          </table:table-cell>
          <table:table-cell/>
          <table:table-cell table:style-name="ce7" office:value-type="time" office:time-value="PT00H06M02.1S" calcext:value-type="time">
            <text:p>06:02</text:p>
          </table:table-cell>
          <table:table-cell office:value-type="float" office:value="432" calcext:value-type="float">
            <text:p>432</text:p>
          </table:table-cell>
          <table:table-cell table:style-name="ce7" office:value-type="time" office:time-value="PT00H06M02.1S" calcext:value-type="time">
            <text:p>06:02</text:p>
          </table:table-cell>
          <table:table-cell office:value-type="float" office:value="452.2" calcext:value-type="float">
            <text:p>452.2</text:p>
          </table:table-cell>
          <table:table-cell table:style-name="ce7" office:value-type="time" office:time-value="PT00H06M02.1S" calcext:value-type="time">
            <text:p>06:02</text:p>
          </table:table-cell>
          <table:table-cell office:value-type="float" office:value="446.3" calcext:value-type="float">
            <text:p>446.3</text:p>
          </table:table-cell>
          <table:table-cell table:style-name="ce7" office:value-type="time" office:time-value="PT00H06M02.1S" calcext:value-type="time">
            <text:p>06:02</text:p>
          </table:table-cell>
          <table:table-cell office:value-type="float" office:value="449.3" calcext:value-type="float">
            <text:p>449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4.1S" calcext:value-type="time">
            <text:p>06:04</text:p>
          </table:table-cell>
          <table:table-cell office:value-type="float" office:value="455.5" calcext:value-type="float">
            <text:p>455.5</text:p>
          </table:table-cell>
          <table:table-cell table:style-name="ce7" office:value-type="time" office:time-value="PT00H06M04.1S" calcext:value-type="time">
            <text:p>06:04</text:p>
          </table:table-cell>
          <table:table-cell/>
          <table:table-cell table:style-name="ce7" office:value-type="time" office:time-value="PT00H06M04.1S" calcext:value-type="time">
            <text:p>06:04</text:p>
          </table:table-cell>
          <table:table-cell office:value-type="float" office:value="432.6" calcext:value-type="float">
            <text:p>432.6</text:p>
          </table:table-cell>
          <table:table-cell table:style-name="ce7" office:value-type="time" office:time-value="PT00H06M04.1S" calcext:value-type="time">
            <text:p>06:04</text:p>
          </table:table-cell>
          <table:table-cell office:value-type="float" office:value="454" calcext:value-type="float">
            <text:p>454</text:p>
          </table:table-cell>
          <table:table-cell table:style-name="ce7" office:value-type="time" office:time-value="PT00H06M04.1S" calcext:value-type="time">
            <text:p>06:04</text:p>
          </table:table-cell>
          <table:table-cell office:value-type="float" office:value="447.3" calcext:value-type="float">
            <text:p>447.3</text:p>
          </table:table-cell>
          <table:table-cell table:style-name="ce7" office:value-type="time" office:time-value="PT00H06M04.1S" calcext:value-type="time">
            <text:p>06:04</text:p>
          </table:table-cell>
          <table:table-cell office:value-type="float" office:value="450.1" calcext:value-type="float">
            <text:p>45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6.1S" calcext:value-type="time">
            <text:p>06:06</text:p>
          </table:table-cell>
          <table:table-cell office:value-type="float" office:value="456.4" calcext:value-type="float">
            <text:p>456.4</text:p>
          </table:table-cell>
          <table:table-cell table:style-name="ce7" office:value-type="time" office:time-value="PT00H06M06.1S" calcext:value-type="time">
            <text:p>06:06</text:p>
          </table:table-cell>
          <table:table-cell/>
          <table:table-cell table:style-name="ce7" office:value-type="time" office:time-value="PT00H06M06.1S" calcext:value-type="time">
            <text:p>06:06</text:p>
          </table:table-cell>
          <table:table-cell office:value-type="float" office:value="432.4" calcext:value-type="float">
            <text:p>432.4</text:p>
          </table:table-cell>
          <table:table-cell table:style-name="ce7" office:value-type="time" office:time-value="PT00H06M06.1S" calcext:value-type="time">
            <text:p>06:06</text:p>
          </table:table-cell>
          <table:table-cell office:value-type="float" office:value="454.2" calcext:value-type="float">
            <text:p>454.2</text:p>
          </table:table-cell>
          <table:table-cell table:style-name="ce7" office:value-type="time" office:time-value="PT00H06M06.1S" calcext:value-type="time">
            <text:p>06:06</text:p>
          </table:table-cell>
          <table:table-cell office:value-type="float" office:value="446.7" calcext:value-type="float">
            <text:p>446.7</text:p>
          </table:table-cell>
          <table:table-cell table:style-name="ce7" office:value-type="time" office:time-value="PT00H06M06.1S" calcext:value-type="time">
            <text:p>06:06</text:p>
          </table:table-cell>
          <table:table-cell office:value-type="float" office:value="451.7" calcext:value-type="float">
            <text:p>45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08.1S" calcext:value-type="time">
            <text:p>06:08</text:p>
          </table:table-cell>
          <table:table-cell office:value-type="float" office:value="457.1" calcext:value-type="float">
            <text:p>457.1</text:p>
          </table:table-cell>
          <table:table-cell table:style-name="ce7" office:value-type="time" office:time-value="PT00H06M08.1S" calcext:value-type="time">
            <text:p>06:08</text:p>
          </table:table-cell>
          <table:table-cell/>
          <table:table-cell table:style-name="ce7" office:value-type="time" office:time-value="PT00H06M08.1S" calcext:value-type="time">
            <text:p>06:08</text:p>
          </table:table-cell>
          <table:table-cell office:value-type="float" office:value="434.7" calcext:value-type="float">
            <text:p>434.7</text:p>
          </table:table-cell>
          <table:table-cell table:style-name="ce7" office:value-type="time" office:time-value="PT00H06M08.1S" calcext:value-type="time">
            <text:p>06:08</text:p>
          </table:table-cell>
          <table:table-cell office:value-type="float" office:value="456.4" calcext:value-type="float">
            <text:p>456.4</text:p>
          </table:table-cell>
          <table:table-cell table:style-name="ce7" office:value-type="time" office:time-value="PT00H06M08.1S" calcext:value-type="time">
            <text:p>06:08</text:p>
          </table:table-cell>
          <table:table-cell office:value-type="float" office:value="450.4" calcext:value-type="float">
            <text:p>450.4</text:p>
          </table:table-cell>
          <table:table-cell table:style-name="ce7" office:value-type="time" office:time-value="PT00H06M08.1S" calcext:value-type="time">
            <text:p>06:08</text:p>
          </table:table-cell>
          <table:table-cell office:value-type="float" office:value="450.8" calcext:value-type="float">
            <text:p>450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0.1S" calcext:value-type="time">
            <text:p>06:10</text:p>
          </table:table-cell>
          <table:table-cell office:value-type="float" office:value="457.4" calcext:value-type="float">
            <text:p>457.4</text:p>
          </table:table-cell>
          <table:table-cell table:style-name="ce7" office:value-type="time" office:time-value="PT00H06M10.1S" calcext:value-type="time">
            <text:p>06:10</text:p>
          </table:table-cell>
          <table:table-cell/>
          <table:table-cell table:style-name="ce7" office:value-type="time" office:time-value="PT00H06M10.1S" calcext:value-type="time">
            <text:p>06:10</text:p>
          </table:table-cell>
          <table:table-cell office:value-type="float" office:value="435.9" calcext:value-type="float">
            <text:p>435.9</text:p>
          </table:table-cell>
          <table:table-cell table:style-name="ce7" office:value-type="time" office:time-value="PT00H06M10.1S" calcext:value-type="time">
            <text:p>06:10</text:p>
          </table:table-cell>
          <table:table-cell office:value-type="float" office:value="456.1" calcext:value-type="float">
            <text:p>456.1</text:p>
          </table:table-cell>
          <table:table-cell table:style-name="ce7" office:value-type="time" office:time-value="PT00H06M10.1S" calcext:value-type="time">
            <text:p>06:10</text:p>
          </table:table-cell>
          <table:table-cell office:value-type="float" office:value="449.1" calcext:value-type="float">
            <text:p>449.1</text:p>
          </table:table-cell>
          <table:table-cell table:style-name="ce7" office:value-type="time" office:time-value="PT00H06M10.1S" calcext:value-type="time">
            <text:p>06:10</text:p>
          </table:table-cell>
          <table:table-cell office:value-type="float" office:value="451.5" calcext:value-type="float">
            <text:p>451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2.1S" calcext:value-type="time">
            <text:p>06:12</text:p>
          </table:table-cell>
          <table:table-cell office:value-type="float" office:value="455.1" calcext:value-type="float">
            <text:p>455.1</text:p>
          </table:table-cell>
          <table:table-cell table:style-name="ce7" office:value-type="time" office:time-value="PT00H06M12.1S" calcext:value-type="time">
            <text:p>06:12</text:p>
          </table:table-cell>
          <table:table-cell/>
          <table:table-cell table:style-name="ce7" office:value-type="time" office:time-value="PT00H06M12.1S" calcext:value-type="time">
            <text:p>06:12</text:p>
          </table:table-cell>
          <table:table-cell office:value-type="float" office:value="432.4" calcext:value-type="float">
            <text:p>432.4</text:p>
          </table:table-cell>
          <table:table-cell table:style-name="ce7" office:value-type="time" office:time-value="PT00H06M12.1S" calcext:value-type="time">
            <text:p>06:12</text:p>
          </table:table-cell>
          <table:table-cell office:value-type="float" office:value="457.2" calcext:value-type="float">
            <text:p>457.2</text:p>
          </table:table-cell>
          <table:table-cell table:style-name="ce7" office:value-type="time" office:time-value="PT00H06M12.1S" calcext:value-type="time">
            <text:p>06:12</text:p>
          </table:table-cell>
          <table:table-cell office:value-type="float" office:value="447.1" calcext:value-type="float">
            <text:p>447.1</text:p>
          </table:table-cell>
          <table:table-cell table:style-name="ce7" office:value-type="time" office:time-value="PT00H06M12.1S" calcext:value-type="time">
            <text:p>06:12</text:p>
          </table:table-cell>
          <table:table-cell office:value-type="float" office:value="451.7" calcext:value-type="float">
            <text:p>45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56.9" calcext:value-type="float">
            <text:p>456.9</text:p>
          </table:table-cell>
          <table:table-cell table:style-name="ce7" office:value-type="time" office:time-value="PT00H06M14.1S" calcext:value-type="time">
            <text:p>06:14</text:p>
          </table:table-cell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36.4" calcext:value-type="float">
            <text:p>436.4</text:p>
          </table:table-cell>
          <table:table-cell table:style-name="ce7" office:value-type="time" office:time-value="PT00H06M14.1S" calcext:value-type="time">
            <text:p>06:14</text:p>
          </table:table-cell>
          <table:table-cell/>
          <table:table-cell table:style-name="ce7" office:value-type="time" office:time-value="PT00H06M14.1S" calcext:value-type="time">
            <text:p>06:14</text:p>
          </table:table-cell>
          <table:table-cell office:value-type="float" office:value="449.5" calcext:value-type="float">
            <text:p>449.5</text:p>
          </table:table-cell>
          <table:table-cell table:style-name="ce7" office:value-type="time" office:time-value="PT00H06M14.1S" calcext:value-type="time">
            <text:p>06:14</text:p>
          </table:table-cell>
          <table:table-cell office:value-type="float" office:value="453.3" calcext:value-type="float">
            <text:p>453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58.6" calcext:value-type="float">
            <text:p>458.6</text:p>
          </table:table-cell>
          <table:table-cell table:style-name="ce7" office:value-type="time" office:time-value="PT00H06M16.1S" calcext:value-type="time">
            <text:p>06:16</text:p>
          </table:table-cell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36.8" calcext:value-type="float">
            <text:p>436.8</text:p>
          </table:table-cell>
          <table:table-cell table:style-name="ce7" office:value-type="time" office:time-value="PT00H06M16.1S" calcext:value-type="time">
            <text:p>06:16</text:p>
          </table:table-cell>
          <table:table-cell/>
          <table:table-cell table:style-name="ce7" office:value-type="time" office:time-value="PT00H06M16.1S" calcext:value-type="time">
            <text:p>06:16</text:p>
          </table:table-cell>
          <table:table-cell office:value-type="float" office:value="452" calcext:value-type="float">
            <text:p>452</text:p>
          </table:table-cell>
          <table:table-cell table:style-name="ce7" office:value-type="time" office:time-value="PT00H06M16.1S" calcext:value-type="time">
            <text:p>06:16</text:p>
          </table:table-cell>
          <table:table-cell office:value-type="float" office:value="456.3" calcext:value-type="float">
            <text:p>456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59.9" calcext:value-type="float">
            <text:p>459.9</text:p>
          </table:table-cell>
          <table:table-cell table:style-name="ce7" office:value-type="time" office:time-value="PT00H06M18.1S" calcext:value-type="time">
            <text:p>06:18</text:p>
          </table:table-cell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37.5" calcext:value-type="float">
            <text:p>437.5</text:p>
          </table:table-cell>
          <table:table-cell table:style-name="ce7" office:value-type="time" office:time-value="PT00H06M18.1S" calcext:value-type="time">
            <text:p>06:18</text:p>
          </table:table-cell>
          <table:table-cell/>
          <table:table-cell table:style-name="ce7" office:value-type="time" office:time-value="PT00H06M18.1S" calcext:value-type="time">
            <text:p>06:18</text:p>
          </table:table-cell>
          <table:table-cell office:value-type="float" office:value="453.6" calcext:value-type="float">
            <text:p>453.6</text:p>
          </table:table-cell>
          <table:table-cell table:style-name="ce7" office:value-type="time" office:time-value="PT00H06M18.1S" calcext:value-type="time">
            <text:p>06:18</text:p>
          </table:table-cell>
          <table:table-cell office:value-type="float" office:value="455.9" calcext:value-type="float">
            <text:p>45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59.1" calcext:value-type="float">
            <text:p>459.1</text:p>
          </table:table-cell>
          <table:table-cell table:style-name="ce7" office:value-type="time" office:time-value="PT00H06M20.1S" calcext:value-type="time">
            <text:p>06:20</text:p>
          </table:table-cell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39" calcext:value-type="float">
            <text:p>439</text:p>
          </table:table-cell>
          <table:table-cell table:style-name="ce7" office:value-type="time" office:time-value="PT00H06M20.1S" calcext:value-type="time">
            <text:p>06:20</text:p>
          </table:table-cell>
          <table:table-cell/>
          <table:table-cell table:style-name="ce7" office:value-type="time" office:time-value="PT00H06M20.1S" calcext:value-type="time">
            <text:p>06:20</text:p>
          </table:table-cell>
          <table:table-cell office:value-type="float" office:value="452.8" calcext:value-type="float">
            <text:p>452.8</text:p>
          </table:table-cell>
          <table:table-cell table:style-name="ce7" office:value-type="time" office:time-value="PT00H06M20.1S" calcext:value-type="time">
            <text:p>06:20</text:p>
          </table:table-cell>
          <table:table-cell office:value-type="float" office:value="457.6" calcext:value-type="float">
            <text:p>457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62.8" calcext:value-type="float">
            <text:p>462.8</text:p>
          </table:table-cell>
          <table:table-cell table:style-name="ce7" office:value-type="time" office:time-value="PT00H06M22.1S" calcext:value-type="time">
            <text:p>06:22</text:p>
          </table:table-cell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38.6" calcext:value-type="float">
            <text:p>438.6</text:p>
          </table:table-cell>
          <table:table-cell table:style-name="ce7" office:value-type="time" office:time-value="PT00H06M22.1S" calcext:value-type="time">
            <text:p>06:22</text:p>
          </table:table-cell>
          <table:table-cell/>
          <table:table-cell table:style-name="ce7" office:value-type="time" office:time-value="PT00H06M22.1S" calcext:value-type="time">
            <text:p>06:22</text:p>
          </table:table-cell>
          <table:table-cell office:value-type="float" office:value="454.2" calcext:value-type="float">
            <text:p>454.2</text:p>
          </table:table-cell>
          <table:table-cell table:style-name="ce7" office:value-type="time" office:time-value="PT00H06M22.1S" calcext:value-type="time">
            <text:p>06:22</text:p>
          </table:table-cell>
          <table:table-cell office:value-type="float" office:value="454.9" calcext:value-type="float">
            <text:p>454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6M24.1S" calcext:value-type="time">
            <text:p>06:24</text:p>
          </table:table-cell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38.3" calcext:value-type="float">
            <text:p>438.3</text:p>
          </table:table-cell>
          <table:table-cell table:style-name="ce7" office:value-type="time" office:time-value="PT00H06M24.1S" calcext:value-type="time">
            <text:p>06:24</text:p>
          </table:table-cell>
          <table:table-cell/>
          <table:table-cell table:style-name="ce7" office:value-type="time" office:time-value="PT00H06M24.1S" calcext:value-type="time">
            <text:p>06:24</text:p>
          </table:table-cell>
          <table:table-cell office:value-type="float" office:value="453.9" calcext:value-type="float">
            <text:p>453.9</text:p>
          </table:table-cell>
          <table:table-cell table:style-name="ce7" office:value-type="time" office:time-value="PT00H06M24.1S" calcext:value-type="time">
            <text:p>06:24</text:p>
          </table:table-cell>
          <table:table-cell office:value-type="float" office:value="455.9" calcext:value-type="float">
            <text:p>45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61.6" calcext:value-type="float">
            <text:p>461.6</text:p>
          </table:table-cell>
          <table:table-cell table:style-name="ce7" office:value-type="time" office:time-value="PT00H06M26.1S" calcext:value-type="time">
            <text:p>06:26</text:p>
          </table:table-cell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38.6" calcext:value-type="float">
            <text:p>438.6</text:p>
          </table:table-cell>
          <table:table-cell table:style-name="ce7" office:value-type="time" office:time-value="PT00H06M26.1S" calcext:value-type="time">
            <text:p>06:26</text:p>
          </table:table-cell>
          <table:table-cell/>
          <table:table-cell table:style-name="ce7" office:value-type="time" office:time-value="PT00H06M26.1S" calcext:value-type="time">
            <text:p>06:26</text:p>
          </table:table-cell>
          <table:table-cell office:value-type="float" office:value="455" calcext:value-type="float">
            <text:p>455</text:p>
          </table:table-cell>
          <table:table-cell table:style-name="ce7" office:value-type="time" office:time-value="PT00H06M26.1S" calcext:value-type="time">
            <text:p>06:26</text:p>
          </table:table-cell>
          <table:table-cell office:value-type="float" office:value="458.2" calcext:value-type="float">
            <text:p>458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60.5" calcext:value-type="float">
            <text:p>460.5</text:p>
          </table:table-cell>
          <table:table-cell table:style-name="ce7" office:value-type="time" office:time-value="PT00H06M28.1S" calcext:value-type="time">
            <text:p>06:28</text:p>
          </table:table-cell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37.2" calcext:value-type="float">
            <text:p>437.2</text:p>
          </table:table-cell>
          <table:table-cell table:style-name="ce7" office:value-type="time" office:time-value="PT00H06M28.1S" calcext:value-type="time">
            <text:p>06:28</text:p>
          </table:table-cell>
          <table:table-cell/>
          <table:table-cell table:style-name="ce7" office:value-type="time" office:time-value="PT00H06M28.1S" calcext:value-type="time">
            <text:p>06:28</text:p>
          </table:table-cell>
          <table:table-cell office:value-type="float" office:value="450.4" calcext:value-type="float">
            <text:p>450.4</text:p>
          </table:table-cell>
          <table:table-cell table:style-name="ce7" office:value-type="time" office:time-value="PT00H06M28.1S" calcext:value-type="time">
            <text:p>06:28</text:p>
          </table:table-cell>
          <table:table-cell office:value-type="float" office:value="457.6" calcext:value-type="float">
            <text:p>457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61.6" calcext:value-type="float">
            <text:p>461.6</text:p>
          </table:table-cell>
          <table:table-cell table:style-name="ce7" office:value-type="time" office:time-value="PT00H06M30.1S" calcext:value-type="time">
            <text:p>06:30</text:p>
          </table:table-cell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40.4" calcext:value-type="float">
            <text:p>440.4</text:p>
          </table:table-cell>
          <table:table-cell table:style-name="ce7" office:value-type="time" office:time-value="PT00H06M30.1S" calcext:value-type="time">
            <text:p>06:30</text:p>
          </table:table-cell>
          <table:table-cell/>
          <table:table-cell table:style-name="ce7" office:value-type="time" office:time-value="PT00H06M30.1S" calcext:value-type="time">
            <text:p>06:30</text:p>
          </table:table-cell>
          <table:table-cell office:value-type="float" office:value="456.7" calcext:value-type="float">
            <text:p>456.7</text:p>
          </table:table-cell>
          <table:table-cell table:style-name="ce7" office:value-type="time" office:time-value="PT00H06M30.1S" calcext:value-type="time">
            <text:p>06:30</text:p>
          </table:table-cell>
          <table:table-cell office:value-type="float" office:value="457.8" calcext:value-type="float">
            <text:p>457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63.5" calcext:value-type="float">
            <text:p>463.5</text:p>
          </table:table-cell>
          <table:table-cell table:style-name="ce7" office:value-type="time" office:time-value="PT00H06M32.1S" calcext:value-type="time">
            <text:p>06:32</text:p>
          </table:table-cell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39" calcext:value-type="float">
            <text:p>439</text:p>
          </table:table-cell>
          <table:table-cell table:style-name="ce7" office:value-type="time" office:time-value="PT00H06M32.1S" calcext:value-type="time">
            <text:p>06:32</text:p>
          </table:table-cell>
          <table:table-cell/>
          <table:table-cell table:style-name="ce7" office:value-type="time" office:time-value="PT00H06M32.1S" calcext:value-type="time">
            <text:p>06:32</text:p>
          </table:table-cell>
          <table:table-cell office:value-type="float" office:value="458.8" calcext:value-type="float">
            <text:p>458.8</text:p>
          </table:table-cell>
          <table:table-cell table:style-name="ce7" office:value-type="time" office:time-value="PT00H06M32.1S" calcext:value-type="time">
            <text:p>06:32</text:p>
          </table:table-cell>
          <table:table-cell office:value-type="float" office:value="460.8" calcext:value-type="float">
            <text:p>460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64.6" calcext:value-type="float">
            <text:p>464.6</text:p>
          </table:table-cell>
          <table:table-cell table:style-name="ce7" office:value-type="time" office:time-value="PT00H06M34.1S" calcext:value-type="time">
            <text:p>06:34</text:p>
          </table:table-cell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41.9" calcext:value-type="float">
            <text:p>441.9</text:p>
          </table:table-cell>
          <table:table-cell table:style-name="ce7" office:value-type="time" office:time-value="PT00H06M34.1S" calcext:value-type="time">
            <text:p>06:34</text:p>
          </table:table-cell>
          <table:table-cell/>
          <table:table-cell table:style-name="ce7" office:value-type="time" office:time-value="PT00H06M34.1S" calcext:value-type="time">
            <text:p>06:34</text:p>
          </table:table-cell>
          <table:table-cell office:value-type="float" office:value="457.6" calcext:value-type="float">
            <text:p>457.6</text:p>
          </table:table-cell>
          <table:table-cell table:style-name="ce7" office:value-type="time" office:time-value="PT00H06M34.1S" calcext:value-type="time">
            <text:p>06:34</text:p>
          </table:table-cell>
          <table:table-cell office:value-type="float" office:value="460.9" calcext:value-type="float">
            <text:p>46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66.8" calcext:value-type="float">
            <text:p>466.8</text:p>
          </table:table-cell>
          <table:table-cell table:style-name="ce7" office:value-type="time" office:time-value="PT00H06M36.1S" calcext:value-type="time">
            <text:p>06:36</text:p>
          </table:table-cell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40.3" calcext:value-type="float">
            <text:p>440.3</text:p>
          </table:table-cell>
          <table:table-cell table:style-name="ce7" office:value-type="time" office:time-value="PT00H06M36.1S" calcext:value-type="time">
            <text:p>06:36</text:p>
          </table:table-cell>
          <table:table-cell/>
          <table:table-cell table:style-name="ce7" office:value-type="time" office:time-value="PT00H06M36.1S" calcext:value-type="time">
            <text:p>06:36</text:p>
          </table:table-cell>
          <table:table-cell office:value-type="float" office:value="457.9" calcext:value-type="float">
            <text:p>457.9</text:p>
          </table:table-cell>
          <table:table-cell table:style-name="ce7" office:value-type="time" office:time-value="PT00H06M36.1S" calcext:value-type="time">
            <text:p>06:36</text:p>
          </table:table-cell>
          <table:table-cell office:value-type="float" office:value="456.2" calcext:value-type="float">
            <text:p>456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64.3" calcext:value-type="float">
            <text:p>464.3</text:p>
          </table:table-cell>
          <table:table-cell table:style-name="ce7" office:value-type="time" office:time-value="PT00H06M38.1S" calcext:value-type="time">
            <text:p>06:38</text:p>
          </table:table-cell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41" calcext:value-type="float">
            <text:p>441</text:p>
          </table:table-cell>
          <table:table-cell table:style-name="ce7" office:value-type="time" office:time-value="PT00H06M38.1S" calcext:value-type="time">
            <text:p>06:38</text:p>
          </table:table-cell>
          <table:table-cell/>
          <table:table-cell table:style-name="ce7" office:value-type="time" office:time-value="PT00H06M38.1S" calcext:value-type="time">
            <text:p>06:38</text:p>
          </table:table-cell>
          <table:table-cell office:value-type="float" office:value="458.5" calcext:value-type="float">
            <text:p>458.5</text:p>
          </table:table-cell>
          <table:table-cell table:style-name="ce7" office:value-type="time" office:time-value="PT00H06M38.1S" calcext:value-type="time">
            <text:p>06:38</text:p>
          </table:table-cell>
          <table:table-cell office:value-type="float" office:value="458.7" calcext:value-type="float">
            <text:p>458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67.1" calcext:value-type="float">
            <text:p>467.1</text:p>
          </table:table-cell>
          <table:table-cell table:style-name="ce7" office:value-type="time" office:time-value="PT00H06M40.1S" calcext:value-type="time">
            <text:p>06:40</text:p>
          </table:table-cell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40.9" calcext:value-type="float">
            <text:p>440.9</text:p>
          </table:table-cell>
          <table:table-cell table:style-name="ce7" office:value-type="time" office:time-value="PT00H06M40.1S" calcext:value-type="time">
            <text:p>06:40</text:p>
          </table:table-cell>
          <table:table-cell/>
          <table:table-cell table:style-name="ce7" office:value-type="time" office:time-value="PT00H06M40.1S" calcext:value-type="time">
            <text:p>06:40</text:p>
          </table:table-cell>
          <table:table-cell office:value-type="float" office:value="460.8" calcext:value-type="float">
            <text:p>460.8</text:p>
          </table:table-cell>
          <table:table-cell table:style-name="ce7" office:value-type="time" office:time-value="PT00H06M40.1S" calcext:value-type="time">
            <text:p>06:40</text:p>
          </table:table-cell>
          <table:table-cell office:value-type="float" office:value="458.9" calcext:value-type="float">
            <text:p>45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69.2" calcext:value-type="float">
            <text:p>469.2</text:p>
          </table:table-cell>
          <table:table-cell table:style-name="ce7" office:value-type="time" office:time-value="PT00H06M42.1S" calcext:value-type="time">
            <text:p>06:42</text:p>
          </table:table-cell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41.7" calcext:value-type="float">
            <text:p>441.7</text:p>
          </table:table-cell>
          <table:table-cell table:style-name="ce7" office:value-type="time" office:time-value="PT00H06M42.1S" calcext:value-type="time">
            <text:p>06:42</text:p>
          </table:table-cell>
          <table:table-cell/>
          <table:table-cell table:style-name="ce7" office:value-type="time" office:time-value="PT00H06M42.1S" calcext:value-type="time">
            <text:p>06:42</text:p>
          </table:table-cell>
          <table:table-cell office:value-type="float" office:value="460.3" calcext:value-type="float">
            <text:p>460.3</text:p>
          </table:table-cell>
          <table:table-cell table:style-name="ce7" office:value-type="time" office:time-value="PT00H06M42.1S" calcext:value-type="time">
            <text:p>06:42</text:p>
          </table:table-cell>
          <table:table-cell office:value-type="float" office:value="459" calcext:value-type="float">
            <text:p>45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66.9" calcext:value-type="float">
            <text:p>466.9</text:p>
          </table:table-cell>
          <table:table-cell table:style-name="ce7" office:value-type="time" office:time-value="PT00H06M44.1S" calcext:value-type="time">
            <text:p>06:44</text:p>
          </table:table-cell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43.9" calcext:value-type="float">
            <text:p>443.9</text:p>
          </table:table-cell>
          <table:table-cell table:style-name="ce7" office:value-type="time" office:time-value="PT00H06M44.1S" calcext:value-type="time">
            <text:p>06:44</text:p>
          </table:table-cell>
          <table:table-cell/>
          <table:table-cell table:style-name="ce7" office:value-type="time" office:time-value="PT00H06M44.1S" calcext:value-type="time">
            <text:p>06:44</text:p>
          </table:table-cell>
          <table:table-cell office:value-type="float" office:value="461.1" calcext:value-type="float">
            <text:p>461.1</text:p>
          </table:table-cell>
          <table:table-cell table:style-name="ce7" office:value-type="time" office:time-value="PT00H06M44.1S" calcext:value-type="time">
            <text:p>06:44</text:p>
          </table:table-cell>
          <table:table-cell office:value-type="float" office:value="461.7" calcext:value-type="float">
            <text:p>46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66.6" calcext:value-type="float">
            <text:p>466.6</text:p>
          </table:table-cell>
          <table:table-cell table:style-name="ce7" office:value-type="time" office:time-value="PT00H06M46.1S" calcext:value-type="time">
            <text:p>06:46</text:p>
          </table:table-cell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43.1" calcext:value-type="float">
            <text:p>443.1</text:p>
          </table:table-cell>
          <table:table-cell table:style-name="ce7" office:value-type="time" office:time-value="PT00H06M46.1S" calcext:value-type="time">
            <text:p>06:46</text:p>
          </table:table-cell>
          <table:table-cell/>
          <table:table-cell table:style-name="ce7" office:value-type="time" office:time-value="PT00H06M46.1S" calcext:value-type="time">
            <text:p>06:46</text:p>
          </table:table-cell>
          <table:table-cell office:value-type="float" office:value="463.1" calcext:value-type="float">
            <text:p>463.1</text:p>
          </table:table-cell>
          <table:table-cell table:style-name="ce7" office:value-type="time" office:time-value="PT00H06M46.1S" calcext:value-type="time">
            <text:p>06:46</text:p>
          </table:table-cell>
          <table:table-cell office:value-type="float" office:value="458.8" calcext:value-type="float">
            <text:p>45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67.3" calcext:value-type="float">
            <text:p>467.3</text:p>
          </table:table-cell>
          <table:table-cell table:style-name="ce7" office:value-type="time" office:time-value="PT00H06M48.1S" calcext:value-type="time">
            <text:p>06:48</text:p>
          </table:table-cell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44" calcext:value-type="float">
            <text:p>444</text:p>
          </table:table-cell>
          <table:table-cell table:style-name="ce7" office:value-type="time" office:time-value="PT00H06M48.1S" calcext:value-type="time">
            <text:p>06:48</text:p>
          </table:table-cell>
          <table:table-cell/>
          <table:table-cell table:style-name="ce7" office:value-type="time" office:time-value="PT00H06M48.1S" calcext:value-type="time">
            <text:p>06:48</text:p>
          </table:table-cell>
          <table:table-cell office:value-type="float" office:value="463" calcext:value-type="float">
            <text:p>463</text:p>
          </table:table-cell>
          <table:table-cell table:style-name="ce7" office:value-type="time" office:time-value="PT00H06M48.1S" calcext:value-type="time">
            <text:p>06:48</text:p>
          </table:table-cell>
          <table:table-cell office:value-type="float" office:value="461.1" calcext:value-type="float">
            <text:p>461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68.5" calcext:value-type="float">
            <text:p>468.5</text:p>
          </table:table-cell>
          <table:table-cell table:style-name="ce7" office:value-type="time" office:time-value="PT00H06M50.1S" calcext:value-type="time">
            <text:p>06:50</text:p>
          </table:table-cell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43.4" calcext:value-type="float">
            <text:p>443.4</text:p>
          </table:table-cell>
          <table:table-cell table:style-name="ce7" office:value-type="time" office:time-value="PT00H06M50.1S" calcext:value-type="time">
            <text:p>06:50</text:p>
          </table:table-cell>
          <table:table-cell/>
          <table:table-cell table:style-name="ce7" office:value-type="time" office:time-value="PT00H06M50.1S" calcext:value-type="time">
            <text:p>06:50</text:p>
          </table:table-cell>
          <table:table-cell office:value-type="float" office:value="463.6" calcext:value-type="float">
            <text:p>463.6</text:p>
          </table:table-cell>
          <table:table-cell table:style-name="ce7" office:value-type="time" office:time-value="PT00H06M50.1S" calcext:value-type="time">
            <text:p>06:50</text:p>
          </table:table-cell>
          <table:table-cell office:value-type="float" office:value="463" calcext:value-type="float">
            <text:p>46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69.2" calcext:value-type="float">
            <text:p>469.2</text:p>
          </table:table-cell>
          <table:table-cell table:style-name="ce7" office:value-type="time" office:time-value="PT00H06M52.1S" calcext:value-type="time">
            <text:p>06:52</text:p>
          </table:table-cell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43.7" calcext:value-type="float">
            <text:p>443.7</text:p>
          </table:table-cell>
          <table:table-cell table:style-name="ce7" office:value-type="time" office:time-value="PT00H06M52.1S" calcext:value-type="time">
            <text:p>06:52</text:p>
          </table:table-cell>
          <table:table-cell/>
          <table:table-cell table:style-name="ce7" office:value-type="time" office:time-value="PT00H06M52.1S" calcext:value-type="time">
            <text:p>06:52</text:p>
          </table:table-cell>
          <table:table-cell office:value-type="float" office:value="464.9" calcext:value-type="float">
            <text:p>464.9</text:p>
          </table:table-cell>
          <table:table-cell table:style-name="ce7" office:value-type="time" office:time-value="PT00H06M52.1S" calcext:value-type="time">
            <text:p>06:52</text:p>
          </table:table-cell>
          <table:table-cell office:value-type="float" office:value="464.3" calcext:value-type="float">
            <text:p>464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470.7" calcext:value-type="float">
            <text:p>470.7</text:p>
          </table:table-cell>
          <table:table-cell table:style-name="ce7" office:value-type="time" office:time-value="PT00H06M54.1S" calcext:value-type="time">
            <text:p>06:54</text:p>
          </table:table-cell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447.1" calcext:value-type="float">
            <text:p>447.1</text:p>
          </table:table-cell>
          <table:table-cell table:style-name="ce7" office:value-type="time" office:time-value="PT00H06M54.1S" calcext:value-type="time">
            <text:p>06:54</text:p>
          </table:table-cell>
          <table:table-cell/>
          <table:table-cell table:style-name="ce7" office:value-type="time" office:time-value="PT00H06M54.1S" calcext:value-type="time">
            <text:p>06:54</text:p>
          </table:table-cell>
          <table:table-cell office:value-type="float" office:value="463.8" calcext:value-type="float">
            <text:p>463.8</text:p>
          </table:table-cell>
          <table:table-cell table:style-name="ce7" office:value-type="time" office:time-value="PT00H06M54.1S" calcext:value-type="time">
            <text:p>06:54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469.8" calcext:value-type="float">
            <text:p>469.8</text:p>
          </table:table-cell>
          <table:table-cell table:style-name="ce7" office:value-type="time" office:time-value="PT00H06M56.1S" calcext:value-type="time">
            <text:p>06:56</text:p>
          </table:table-cell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447.6" calcext:value-type="float">
            <text:p>447.6</text:p>
          </table:table-cell>
          <table:table-cell table:style-name="ce7" office:value-type="time" office:time-value="PT00H06M56.1S" calcext:value-type="time">
            <text:p>06:56</text:p>
          </table:table-cell>
          <table:table-cell/>
          <table:table-cell table:style-name="ce7" office:value-type="time" office:time-value="PT00H06M56.1S" calcext:value-type="time">
            <text:p>06:56</text:p>
          </table:table-cell>
          <table:table-cell office:value-type="float" office:value="461.3" calcext:value-type="float">
            <text:p>461.3</text:p>
          </table:table-cell>
          <table:table-cell table:style-name="ce7" office:value-type="time" office:time-value="PT00H06M56.1S" calcext:value-type="time">
            <text:p>06:56</text:p>
          </table:table-cell>
          <table:table-cell office:value-type="float" office:value="464.8" calcext:value-type="float">
            <text:p>464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470.5" calcext:value-type="float">
            <text:p>470.5</text:p>
          </table:table-cell>
          <table:table-cell table:style-name="ce7" office:value-type="time" office:time-value="PT00H06M58.1S" calcext:value-type="time">
            <text:p>06:58</text:p>
          </table:table-cell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446.6" calcext:value-type="float">
            <text:p>446.6</text:p>
          </table:table-cell>
          <table:table-cell table:style-name="ce7" office:value-type="time" office:time-value="PT00H06M58.1S" calcext:value-type="time">
            <text:p>06:58</text:p>
          </table:table-cell>
          <table:table-cell/>
          <table:table-cell table:style-name="ce7" office:value-type="time" office:time-value="PT00H06M58.1S" calcext:value-type="time">
            <text:p>06:58</text:p>
          </table:table-cell>
          <table:table-cell office:value-type="float" office:value="458.2" calcext:value-type="float">
            <text:p>458.2</text:p>
          </table:table-cell>
          <table:table-cell table:style-name="ce7" office:value-type="time" office:time-value="PT00H06M58.1S" calcext:value-type="time">
            <text:p>06:58</text:p>
          </table:table-cell>
          <table:table-cell office:value-type="float" office:value="464.7" calcext:value-type="float">
            <text:p>464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471" calcext:value-type="float">
            <text:p>471</text:p>
          </table:table-cell>
          <table:table-cell table:style-name="ce7" office:value-type="time" office:time-value="PT00H07M00.1S" calcext:value-type="time">
            <text:p>07:00</text:p>
          </table:table-cell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445.6" calcext:value-type="float">
            <text:p>445.6</text:p>
          </table:table-cell>
          <table:table-cell table:style-name="ce7" office:value-type="time" office:time-value="PT00H07M00.1S" calcext:value-type="time">
            <text:p>07:00</text:p>
          </table:table-cell>
          <table:table-cell/>
          <table:table-cell table:style-name="ce7" office:value-type="time" office:time-value="PT00H07M00.1S" calcext:value-type="time">
            <text:p>07:00</text:p>
          </table:table-cell>
          <table:table-cell office:value-type="float" office:value="455.7" calcext:value-type="float">
            <text:p>455.7</text:p>
          </table:table-cell>
          <table:table-cell table:style-name="ce7" office:value-type="time" office:time-value="PT00H07M00.1S" calcext:value-type="time">
            <text:p>07:00</text:p>
          </table:table-cell>
          <table:table-cell office:value-type="float" office:value="463.7" calcext:value-type="float">
            <text:p>463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470.1" calcext:value-type="float">
            <text:p>470.1</text:p>
          </table:table-cell>
          <table:table-cell table:style-name="ce7" office:value-type="time" office:time-value="PT00H07M02.1S" calcext:value-type="time">
            <text:p>07:02</text:p>
          </table:table-cell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445.8" calcext:value-type="float">
            <text:p>445.8</text:p>
          </table:table-cell>
          <table:table-cell table:style-name="ce7" office:value-type="time" office:time-value="PT00H07M02.1S" calcext:value-type="time">
            <text:p>07:02</text:p>
          </table:table-cell>
          <table:table-cell/>
          <table:table-cell table:style-name="ce7" office:value-type="time" office:time-value="PT00H07M02.1S" calcext:value-type="time">
            <text:p>07:02</text:p>
          </table:table-cell>
          <table:table-cell office:value-type="float" office:value="458.1" calcext:value-type="float">
            <text:p>458.1</text:p>
          </table:table-cell>
          <table:table-cell table:style-name="ce7" office:value-type="time" office:time-value="PT00H07M02.1S" calcext:value-type="time">
            <text:p>07:02</text:p>
          </table:table-cell>
          <table:table-cell office:value-type="float" office:value="466" calcext:value-type="float">
            <text:p>46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472.2" calcext:value-type="float">
            <text:p>472.2</text:p>
          </table:table-cell>
          <table:table-cell table:style-name="ce7" office:value-type="time" office:time-value="PT00H07M04.1S" calcext:value-type="time">
            <text:p>07:04</text:p>
          </table:table-cell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447.5" calcext:value-type="float">
            <text:p>447.5</text:p>
          </table:table-cell>
          <table:table-cell table:style-name="ce7" office:value-type="time" office:time-value="PT00H07M04.1S" calcext:value-type="time">
            <text:p>07:04</text:p>
          </table:table-cell>
          <table:table-cell/>
          <table:table-cell table:style-name="ce7" office:value-type="time" office:time-value="PT00H07M04.1S" calcext:value-type="time">
            <text:p>07:04</text:p>
          </table:table-cell>
          <table:table-cell office:value-type="float" office:value="459.5" calcext:value-type="float">
            <text:p>459.5</text:p>
          </table:table-cell>
          <table:table-cell table:style-name="ce7" office:value-type="time" office:time-value="PT00H07M04.1S" calcext:value-type="time">
            <text:p>07:04</text:p>
          </table:table-cell>
          <table:table-cell office:value-type="float" office:value="465.9" calcext:value-type="float">
            <text:p>46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474.6" calcext:value-type="float">
            <text:p>474.6</text:p>
          </table:table-cell>
          <table:table-cell table:style-name="ce7" office:value-type="time" office:time-value="PT00H07M06.1S" calcext:value-type="time">
            <text:p>07:06</text:p>
          </table:table-cell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449.9" calcext:value-type="float">
            <text:p>449.9</text:p>
          </table:table-cell>
          <table:table-cell table:style-name="ce7" office:value-type="time" office:time-value="PT00H07M06.1S" calcext:value-type="time">
            <text:p>07:06</text:p>
          </table:table-cell>
          <table:table-cell/>
          <table:table-cell table:style-name="ce7" office:value-type="time" office:time-value="PT00H07M06.1S" calcext:value-type="time">
            <text:p>07:06</text:p>
          </table:table-cell>
          <table:table-cell office:value-type="float" office:value="461.3" calcext:value-type="float">
            <text:p>461.3</text:p>
          </table:table-cell>
          <table:table-cell table:style-name="ce7" office:value-type="time" office:time-value="PT00H07M06.1S" calcext:value-type="time">
            <text:p>07:06</text:p>
          </table:table-cell>
          <table:table-cell office:value-type="float" office:value="466.1" calcext:value-type="float">
            <text:p>466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471.6" calcext:value-type="float">
            <text:p>471.6</text:p>
          </table:table-cell>
          <table:table-cell table:style-name="ce7" office:value-type="time" office:time-value="PT00H07M08.1S" calcext:value-type="time">
            <text:p>07:08</text:p>
          </table:table-cell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448.2" calcext:value-type="float">
            <text:p>448.2</text:p>
          </table:table-cell>
          <table:table-cell table:style-name="ce7" office:value-type="time" office:time-value="PT00H07M08.1S" calcext:value-type="time">
            <text:p>07:08</text:p>
          </table:table-cell>
          <table:table-cell/>
          <table:table-cell table:style-name="ce7" office:value-type="time" office:time-value="PT00H07M08.1S" calcext:value-type="time">
            <text:p>07:08</text:p>
          </table:table-cell>
          <table:table-cell office:value-type="float" office:value="460.4" calcext:value-type="float">
            <text:p>460.4</text:p>
          </table:table-cell>
          <table:table-cell table:style-name="ce7" office:value-type="time" office:time-value="PT00H07M08.1S" calcext:value-type="time">
            <text:p>07:08</text:p>
          </table:table-cell>
          <table:table-cell office:value-type="float" office:value="467.9" calcext:value-type="float">
            <text:p>467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474.3" calcext:value-type="float">
            <text:p>474.3</text:p>
          </table:table-cell>
          <table:table-cell table:style-name="ce7" office:value-type="time" office:time-value="PT00H07M10.1S" calcext:value-type="time">
            <text:p>07:10</text:p>
          </table:table-cell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450.2" calcext:value-type="float">
            <text:p>450.2</text:p>
          </table:table-cell>
          <table:table-cell table:style-name="ce7" office:value-type="time" office:time-value="PT00H07M10.1S" calcext:value-type="time">
            <text:p>07:10</text:p>
          </table:table-cell>
          <table:table-cell/>
          <table:table-cell table:style-name="ce7" office:value-type="time" office:time-value="PT00H07M10.1S" calcext:value-type="time">
            <text:p>07:10</text:p>
          </table:table-cell>
          <table:table-cell office:value-type="float" office:value="459.7" calcext:value-type="float">
            <text:p>459.7</text:p>
          </table:table-cell>
          <table:table-cell table:style-name="ce7" office:value-type="time" office:time-value="PT00H07M10.1S" calcext:value-type="time">
            <text:p>07:10</text:p>
          </table:table-cell>
          <table:table-cell office:value-type="float" office:value="467" calcext:value-type="float">
            <text:p>46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472" calcext:value-type="float">
            <text:p>472</text:p>
          </table:table-cell>
          <table:table-cell table:style-name="ce7" office:value-type="time" office:time-value="PT00H07M12.1S" calcext:value-type="time">
            <text:p>07:12</text:p>
          </table:table-cell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451" calcext:value-type="float">
            <text:p>451</text:p>
          </table:table-cell>
          <table:table-cell table:style-name="ce7" office:value-type="time" office:time-value="PT00H07M12.1S" calcext:value-type="time">
            <text:p>07:12</text:p>
          </table:table-cell>
          <table:table-cell/>
          <table:table-cell table:style-name="ce7" office:value-type="time" office:time-value="PT00H07M12.1S" calcext:value-type="time">
            <text:p>07:12</text:p>
          </table:table-cell>
          <table:table-cell office:value-type="float" office:value="461.3" calcext:value-type="float">
            <text:p>461.3</text:p>
          </table:table-cell>
          <table:table-cell table:style-name="ce7" office:value-type="time" office:time-value="PT00H07M12.1S" calcext:value-type="time">
            <text:p>07:12</text:p>
          </table:table-cell>
          <table:table-cell office:value-type="float" office:value="468.9" calcext:value-type="float">
            <text:p>46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473.6" calcext:value-type="float">
            <text:p>473.6</text:p>
          </table:table-cell>
          <table:table-cell table:style-name="ce7" office:value-type="time" office:time-value="PT00H07M14.1S" calcext:value-type="time">
            <text:p>07:14</text:p>
          </table:table-cell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449.8" calcext:value-type="float">
            <text:p>449.8</text:p>
          </table:table-cell>
          <table:table-cell table:style-name="ce7" office:value-type="time" office:time-value="PT00H07M14.1S" calcext:value-type="time">
            <text:p>07:14</text:p>
          </table:table-cell>
          <table:table-cell/>
          <table:table-cell table:style-name="ce7" office:value-type="time" office:time-value="PT00H07M14.1S" calcext:value-type="time">
            <text:p>07:14</text:p>
          </table:table-cell>
          <table:table-cell office:value-type="float" office:value="463.6" calcext:value-type="float">
            <text:p>463.6</text:p>
          </table:table-cell>
          <table:table-cell table:style-name="ce7" office:value-type="time" office:time-value="PT00H07M14.1S" calcext:value-type="time">
            <text:p>07:14</text:p>
          </table:table-cell>
          <table:table-cell office:value-type="float" office:value="468.6" calcext:value-type="float">
            <text:p>468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475.8" calcext:value-type="float">
            <text:p>475.8</text:p>
          </table:table-cell>
          <table:table-cell table:style-name="ce7" office:value-type="time" office:time-value="PT00H07M16.1S" calcext:value-type="time">
            <text:p>07:16</text:p>
          </table:table-cell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450.3" calcext:value-type="float">
            <text:p>450.3</text:p>
          </table:table-cell>
          <table:table-cell table:style-name="ce7" office:value-type="time" office:time-value="PT00H07M16.1S" calcext:value-type="time">
            <text:p>07:16</text:p>
          </table:table-cell>
          <table:table-cell/>
          <table:table-cell table:style-name="ce7" office:value-type="time" office:time-value="PT00H07M16.1S" calcext:value-type="time">
            <text:p>07:16</text:p>
          </table:table-cell>
          <table:table-cell office:value-type="float" office:value="463.8" calcext:value-type="float">
            <text:p>463.8</text:p>
          </table:table-cell>
          <table:table-cell table:style-name="ce7" office:value-type="time" office:time-value="PT00H07M16.1S" calcext:value-type="time">
            <text:p>07:16</text:p>
          </table:table-cell>
          <table:table-cell office:value-type="float" office:value="471.2" calcext:value-type="float">
            <text:p>471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472.3" calcext:value-type="float">
            <text:p>472.3</text:p>
          </table:table-cell>
          <table:table-cell table:style-name="ce7" office:value-type="time" office:time-value="PT00H07M18.1S" calcext:value-type="time">
            <text:p>07:18</text:p>
          </table:table-cell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451" calcext:value-type="float">
            <text:p>451</text:p>
          </table:table-cell>
          <table:table-cell table:style-name="ce7" office:value-type="time" office:time-value="PT00H07M18.1S" calcext:value-type="time">
            <text:p>07:18</text:p>
          </table:table-cell>
          <table:table-cell/>
          <table:table-cell table:style-name="ce7" office:value-type="time" office:time-value="PT00H07M18.1S" calcext:value-type="time">
            <text:p>07:18</text:p>
          </table:table-cell>
          <table:table-cell office:value-type="float" office:value="464.8" calcext:value-type="float">
            <text:p>464.8</text:p>
          </table:table-cell>
          <table:table-cell table:style-name="ce7" office:value-type="time" office:time-value="PT00H07M18.1S" calcext:value-type="time">
            <text:p>07:18</text:p>
          </table:table-cell>
          <table:table-cell office:value-type="float" office:value="470.2" calcext:value-type="float">
            <text:p>470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476.8" calcext:value-type="float">
            <text:p>476.8</text:p>
          </table:table-cell>
          <table:table-cell table:style-name="ce7" office:value-type="time" office:time-value="PT00H07M20.1S" calcext:value-type="time">
            <text:p>07:20</text:p>
          </table:table-cell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451" calcext:value-type="float">
            <text:p>451</text:p>
          </table:table-cell>
          <table:table-cell table:style-name="ce7" office:value-type="time" office:time-value="PT00H07M20.1S" calcext:value-type="time">
            <text:p>07:20</text:p>
          </table:table-cell>
          <table:table-cell/>
          <table:table-cell table:style-name="ce7" office:value-type="time" office:time-value="PT00H07M20.1S" calcext:value-type="time">
            <text:p>07:20</text:p>
          </table:table-cell>
          <table:table-cell office:value-type="float" office:value="464.9" calcext:value-type="float">
            <text:p>464.9</text:p>
          </table:table-cell>
          <table:table-cell table:style-name="ce7" office:value-type="time" office:time-value="PT00H07M20.1S" calcext:value-type="time">
            <text:p>07:20</text:p>
          </table:table-cell>
          <table:table-cell office:value-type="float" office:value="465.4" calcext:value-type="float">
            <text:p>465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479.4" calcext:value-type="float">
            <text:p>479.4</text:p>
          </table:table-cell>
          <table:table-cell table:style-name="ce7" office:value-type="time" office:time-value="PT00H07M22.1S" calcext:value-type="time">
            <text:p>07:22</text:p>
          </table:table-cell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450.6" calcext:value-type="float">
            <text:p>450.6</text:p>
          </table:table-cell>
          <table:table-cell table:style-name="ce7" office:value-type="time" office:time-value="PT00H07M22.1S" calcext:value-type="time">
            <text:p>07:22</text:p>
          </table:table-cell>
          <table:table-cell/>
          <table:table-cell table:style-name="ce7" office:value-type="time" office:time-value="PT00H07M22.1S" calcext:value-type="time">
            <text:p>07:22</text:p>
          </table:table-cell>
          <table:table-cell office:value-type="float" office:value="466.4" calcext:value-type="float">
            <text:p>466.4</text:p>
          </table:table-cell>
          <table:table-cell table:style-name="ce7" office:value-type="time" office:time-value="PT00H07M22.1S" calcext:value-type="time">
            <text:p>07:22</text:p>
          </table:table-cell>
          <table:table-cell office:value-type="float" office:value="470.4" calcext:value-type="float">
            <text:p>470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476.2" calcext:value-type="float">
            <text:p>476.2</text:p>
          </table:table-cell>
          <table:table-cell table:style-name="ce7" office:value-type="time" office:time-value="PT00H07M24.1S" calcext:value-type="time">
            <text:p>07:24</text:p>
          </table:table-cell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450.1" calcext:value-type="float">
            <text:p>450.1</text:p>
          </table:table-cell>
          <table:table-cell table:style-name="ce7" office:value-type="time" office:time-value="PT00H07M24.1S" calcext:value-type="time">
            <text:p>07:24</text:p>
          </table:table-cell>
          <table:table-cell/>
          <table:table-cell table:style-name="ce7" office:value-type="time" office:time-value="PT00H07M24.1S" calcext:value-type="time">
            <text:p>07:24</text:p>
          </table:table-cell>
          <table:table-cell office:value-type="float" office:value="464.2" calcext:value-type="float">
            <text:p>464.2</text:p>
          </table:table-cell>
          <table:table-cell table:style-name="ce7" office:value-type="time" office:time-value="PT00H07M24.1S" calcext:value-type="time">
            <text:p>07:24</text:p>
          </table:table-cell>
          <table:table-cell office:value-type="float" office:value="469.8" calcext:value-type="float">
            <text:p>469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477.8" calcext:value-type="float">
            <text:p>477.8</text:p>
          </table:table-cell>
          <table:table-cell table:style-name="ce7" office:value-type="time" office:time-value="PT00H07M26.1S" calcext:value-type="time">
            <text:p>07:26</text:p>
          </table:table-cell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452.7" calcext:value-type="float">
            <text:p>452.7</text:p>
          </table:table-cell>
          <table:table-cell table:style-name="ce7" office:value-type="time" office:time-value="PT00H07M26.1S" calcext:value-type="time">
            <text:p>07:26</text:p>
          </table:table-cell>
          <table:table-cell/>
          <table:table-cell table:style-name="ce7" office:value-type="time" office:time-value="PT00H07M26.1S" calcext:value-type="time">
            <text:p>07:26</text:p>
          </table:table-cell>
          <table:table-cell office:value-type="float" office:value="465.4" calcext:value-type="float">
            <text:p>465.4</text:p>
          </table:table-cell>
          <table:table-cell table:style-name="ce7" office:value-type="time" office:time-value="PT00H07M26.1S" calcext:value-type="time">
            <text:p>07:26</text:p>
          </table:table-cell>
          <table:table-cell office:value-type="float" office:value="468.8" calcext:value-type="float">
            <text:p>46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478" calcext:value-type="float">
            <text:p>478</text:p>
          </table:table-cell>
          <table:table-cell table:style-name="ce7" office:value-type="time" office:time-value="PT00H07M28.1S" calcext:value-type="time">
            <text:p>07:28</text:p>
          </table:table-cell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452.9" calcext:value-type="float">
            <text:p>452.9</text:p>
          </table:table-cell>
          <table:table-cell table:style-name="ce7" office:value-type="time" office:time-value="PT00H07M28.1S" calcext:value-type="time">
            <text:p>07:28</text:p>
          </table:table-cell>
          <table:table-cell/>
          <table:table-cell table:style-name="ce7" office:value-type="time" office:time-value="PT00H07M28.1S" calcext:value-type="time">
            <text:p>07:28</text:p>
          </table:table-cell>
          <table:table-cell office:value-type="float" office:value="463.7" calcext:value-type="float">
            <text:p>463.7</text:p>
          </table:table-cell>
          <table:table-cell table:style-name="ce7" office:value-type="time" office:time-value="PT00H07M28.1S" calcext:value-type="time">
            <text:p>07:28</text:p>
          </table:table-cell>
          <table:table-cell office:value-type="float" office:value="469.2" calcext:value-type="float">
            <text:p>469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477.1" calcext:value-type="float">
            <text:p>477.1</text:p>
          </table:table-cell>
          <table:table-cell table:style-name="ce7" office:value-type="time" office:time-value="PT00H07M30.1S" calcext:value-type="time">
            <text:p>07:30</text:p>
          </table:table-cell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451.6" calcext:value-type="float">
            <text:p>451.6</text:p>
          </table:table-cell>
          <table:table-cell table:style-name="ce7" office:value-type="time" office:time-value="PT00H07M30.1S" calcext:value-type="time">
            <text:p>07:30</text:p>
          </table:table-cell>
          <table:table-cell/>
          <table:table-cell table:style-name="ce7" office:value-type="time" office:time-value="PT00H07M30.1S" calcext:value-type="time">
            <text:p>07:30</text:p>
          </table:table-cell>
          <table:table-cell office:value-type="float" office:value="464.1" calcext:value-type="float">
            <text:p>464.1</text:p>
          </table:table-cell>
          <table:table-cell table:style-name="ce7" office:value-type="time" office:time-value="PT00H07M30.1S" calcext:value-type="time">
            <text:p>07:30</text:p>
          </table:table-cell>
          <table:table-cell office:value-type="float" office:value="467.3" calcext:value-type="float">
            <text:p>467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480.9" calcext:value-type="float">
            <text:p>480.9</text:p>
          </table:table-cell>
          <table:table-cell table:style-name="ce7" office:value-type="time" office:time-value="PT00H07M32.1S" calcext:value-type="time">
            <text:p>07:32</text:p>
          </table:table-cell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452" calcext:value-type="float">
            <text:p>452</text:p>
          </table:table-cell>
          <table:table-cell table:style-name="ce7" office:value-type="time" office:time-value="PT00H07M32.1S" calcext:value-type="time">
            <text:p>07:32</text:p>
          </table:table-cell>
          <table:table-cell/>
          <table:table-cell table:style-name="ce7" office:value-type="time" office:time-value="PT00H07M32.1S" calcext:value-type="time">
            <text:p>07:32</text:p>
          </table:table-cell>
          <table:table-cell office:value-type="float" office:value="465.3" calcext:value-type="float">
            <text:p>465.3</text:p>
          </table:table-cell>
          <table:table-cell table:style-name="ce7" office:value-type="time" office:time-value="PT00H07M32.1S" calcext:value-type="time">
            <text:p>07:32</text:p>
          </table:table-cell>
          <table:table-cell office:value-type="float" office:value="470.1" calcext:value-type="float">
            <text:p>47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477.1" calcext:value-type="float">
            <text:p>477.1</text:p>
          </table:table-cell>
          <table:table-cell table:style-name="ce7" office:value-type="time" office:time-value="PT00H07M34.1S" calcext:value-type="time">
            <text:p>07:34</text:p>
          </table:table-cell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452.6" calcext:value-type="float">
            <text:p>452.6</text:p>
          </table:table-cell>
          <table:table-cell table:style-name="ce7" office:value-type="time" office:time-value="PT00H07M34.1S" calcext:value-type="time">
            <text:p>07:34</text:p>
          </table:table-cell>
          <table:table-cell/>
          <table:table-cell table:style-name="ce7" office:value-type="time" office:time-value="PT00H07M34.1S" calcext:value-type="time">
            <text:p>07:34</text:p>
          </table:table-cell>
          <table:table-cell office:value-type="float" office:value="469.5" calcext:value-type="float">
            <text:p>469.5</text:p>
          </table:table-cell>
          <table:table-cell table:style-name="ce7" office:value-type="time" office:time-value="PT00H07M34.1S" calcext:value-type="time">
            <text:p>07:34</text:p>
          </table:table-cell>
          <table:table-cell office:value-type="float" office:value="470.4" calcext:value-type="float">
            <text:p>470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477.7" calcext:value-type="float">
            <text:p>477.7</text:p>
          </table:table-cell>
          <table:table-cell table:style-name="ce7" office:value-type="time" office:time-value="PT00H07M36.1S" calcext:value-type="time">
            <text:p>07:36</text:p>
          </table:table-cell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452.8" calcext:value-type="float">
            <text:p>452.8</text:p>
          </table:table-cell>
          <table:table-cell table:style-name="ce7" office:value-type="time" office:time-value="PT00H07M36.1S" calcext:value-type="time">
            <text:p>07:36</text:p>
          </table:table-cell>
          <table:table-cell/>
          <table:table-cell table:style-name="ce7" office:value-type="time" office:time-value="PT00H07M36.1S" calcext:value-type="time">
            <text:p>07:36</text:p>
          </table:table-cell>
          <table:table-cell office:value-type="float" office:value="469.2" calcext:value-type="float">
            <text:p>469.2</text:p>
          </table:table-cell>
          <table:table-cell table:style-name="ce7" office:value-type="time" office:time-value="PT00H07M36.1S" calcext:value-type="time">
            <text:p>07:36</text:p>
          </table:table-cell>
          <table:table-cell office:value-type="float" office:value="470.9" calcext:value-type="float">
            <text:p>47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38.1S" calcext:value-type="time">
            <text:p>07:38</text:p>
          </table:table-cell>
          <table:table-cell office:value-type="float" office:value="477.9" calcext:value-type="float">
            <text:p>477.9</text:p>
          </table:table-cell>
          <table:table-cell table:style-name="ce7" office:value-type="time" office:time-value="PT00H07M38.1S" calcext:value-type="time">
            <text:p>07:38</text:p>
          </table:table-cell>
          <table:table-cell/>
          <table:table-cell table:style-name="ce7" office:value-type="time" office:time-value="PT00H07M38.1S" calcext:value-type="time">
            <text:p>07:38</text:p>
          </table:table-cell>
          <table:table-cell office:value-type="float" office:value="455.7" calcext:value-type="float">
            <text:p>455.7</text:p>
          </table:table-cell>
          <table:table-cell table:style-name="ce7" office:value-type="time" office:time-value="PT00H07M38.1S" calcext:value-type="time">
            <text:p>07:38</text:p>
          </table:table-cell>
          <table:table-cell/>
          <table:table-cell table:style-name="ce7" office:value-type="time" office:time-value="PT00H07M38.1S" calcext:value-type="time">
            <text:p>07:38</text:p>
          </table:table-cell>
          <table:table-cell office:value-type="float" office:value="470.3" calcext:value-type="float">
            <text:p>470.3</text:p>
          </table:table-cell>
          <table:table-cell table:style-name="ce7" office:value-type="time" office:time-value="PT00H07M38.1S" calcext:value-type="time">
            <text:p>07:38</text:p>
          </table:table-cell>
          <table:table-cell office:value-type="float" office:value="470.1" calcext:value-type="float">
            <text:p>470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40.1S" calcext:value-type="time">
            <text:p>07:40</text:p>
          </table:table-cell>
          <table:table-cell office:value-type="float" office:value="478.8" calcext:value-type="float">
            <text:p>478.8</text:p>
          </table:table-cell>
          <table:table-cell table:style-name="ce7" office:value-type="time" office:time-value="PT00H07M40.1S" calcext:value-type="time">
            <text:p>07:40</text:p>
          </table:table-cell>
          <table:table-cell/>
          <table:table-cell table:style-name="ce7" office:value-type="time" office:time-value="PT00H07M40.1S" calcext:value-type="time">
            <text:p>07:40</text:p>
          </table:table-cell>
          <table:table-cell office:value-type="float" office:value="455.4" calcext:value-type="float">
            <text:p>455.4</text:p>
          </table:table-cell>
          <table:table-cell table:style-name="ce7" office:value-type="time" office:time-value="PT00H07M40.1S" calcext:value-type="time">
            <text:p>07:40</text:p>
          </table:table-cell>
          <table:table-cell/>
          <table:table-cell table:style-name="ce7" office:value-type="time" office:time-value="PT00H07M40.1S" calcext:value-type="time">
            <text:p>07:40</text:p>
          </table:table-cell>
          <table:table-cell office:value-type="float" office:value="473.1" calcext:value-type="float">
            <text:p>473.1</text:p>
          </table:table-cell>
          <table:table-cell table:style-name="ce7" office:value-type="time" office:time-value="PT00H07M40.1S" calcext:value-type="time">
            <text:p>07:40</text:p>
          </table:table-cell>
          <table:table-cell office:value-type="float" office:value="468.9" calcext:value-type="float">
            <text:p>46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42.1S" calcext:value-type="time">
            <text:p>07:42</text:p>
          </table:table-cell>
          <table:table-cell office:value-type="float" office:value="477.9" calcext:value-type="float">
            <text:p>477.9</text:p>
          </table:table-cell>
          <table:table-cell table:style-name="ce7" office:value-type="time" office:time-value="PT00H07M42.1S" calcext:value-type="time">
            <text:p>07:42</text:p>
          </table:table-cell>
          <table:table-cell/>
          <table:table-cell table:style-name="ce7" office:value-type="time" office:time-value="PT00H07M42.1S" calcext:value-type="time">
            <text:p>07:42</text:p>
          </table:table-cell>
          <table:table-cell office:value-type="float" office:value="453.9" calcext:value-type="float">
            <text:p>453.9</text:p>
          </table:table-cell>
          <table:table-cell table:style-name="ce7" office:value-type="time" office:time-value="PT00H07M42.1S" calcext:value-type="time">
            <text:p>07:42</text:p>
          </table:table-cell>
          <table:table-cell/>
          <table:table-cell table:style-name="ce7" office:value-type="time" office:time-value="PT00H07M42.1S" calcext:value-type="time">
            <text:p>07:42</text:p>
          </table:table-cell>
          <table:table-cell office:value-type="float" office:value="473.2" calcext:value-type="float">
            <text:p>473.2</text:p>
          </table:table-cell>
          <table:table-cell table:style-name="ce7" office:value-type="time" office:time-value="PT00H07M42.1S" calcext:value-type="time">
            <text:p>07:42</text:p>
          </table:table-cell>
          <table:table-cell office:value-type="float" office:value="472.6" calcext:value-type="float">
            <text:p>472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44.1S" calcext:value-type="time">
            <text:p>07:44</text:p>
          </table:table-cell>
          <table:table-cell office:value-type="float" office:value="480.7" calcext:value-type="float">
            <text:p>480.7</text:p>
          </table:table-cell>
          <table:table-cell table:style-name="ce7" office:value-type="time" office:time-value="PT00H07M44.1S" calcext:value-type="time">
            <text:p>07:44</text:p>
          </table:table-cell>
          <table:table-cell/>
          <table:table-cell table:style-name="ce7" office:value-type="time" office:time-value="PT00H07M44.1S" calcext:value-type="time">
            <text:p>07:44</text:p>
          </table:table-cell>
          <table:table-cell office:value-type="float" office:value="453.1" calcext:value-type="float">
            <text:p>453.1</text:p>
          </table:table-cell>
          <table:table-cell table:style-name="ce7" office:value-type="time" office:time-value="PT00H07M44.1S" calcext:value-type="time">
            <text:p>07:44</text:p>
          </table:table-cell>
          <table:table-cell/>
          <table:table-cell table:style-name="ce7" office:value-type="time" office:time-value="PT00H07M44.1S" calcext:value-type="time">
            <text:p>07:44</text:p>
          </table:table-cell>
          <table:table-cell office:value-type="float" office:value="474.2" calcext:value-type="float">
            <text:p>474.2</text:p>
          </table:table-cell>
          <table:table-cell table:style-name="ce7" office:value-type="time" office:time-value="PT00H07M44.1S" calcext:value-type="time">
            <text:p>07:44</text:p>
          </table:table-cell>
          <table:table-cell office:value-type="float" office:value="471.7" calcext:value-type="float">
            <text:p>471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46.1S" calcext:value-type="time">
            <text:p>07:46</text:p>
          </table:table-cell>
          <table:table-cell office:value-type="float" office:value="480.4" calcext:value-type="float">
            <text:p>480.4</text:p>
          </table:table-cell>
          <table:table-cell table:style-name="ce7" office:value-type="time" office:time-value="PT00H07M46.1S" calcext:value-type="time">
            <text:p>07:46</text:p>
          </table:table-cell>
          <table:table-cell/>
          <table:table-cell table:style-name="ce7" office:value-type="time" office:time-value="PT00H07M46.1S" calcext:value-type="time">
            <text:p>07:46</text:p>
          </table:table-cell>
          <table:table-cell office:value-type="float" office:value="455.1" calcext:value-type="float">
            <text:p>455.1</text:p>
          </table:table-cell>
          <table:table-cell table:style-name="ce7" office:value-type="time" office:time-value="PT00H07M46.1S" calcext:value-type="time">
            <text:p>07:46</text:p>
          </table:table-cell>
          <table:table-cell/>
          <table:table-cell table:style-name="ce7" office:value-type="time" office:time-value="PT00H07M46.1S" calcext:value-type="time">
            <text:p>07:46</text:p>
          </table:table-cell>
          <table:table-cell office:value-type="float" office:value="473.5" calcext:value-type="float">
            <text:p>473.5</text:p>
          </table:table-cell>
          <table:table-cell table:style-name="ce7" office:value-type="time" office:time-value="PT00H07M46.1S" calcext:value-type="time">
            <text:p>07:46</text:p>
          </table:table-cell>
          <table:table-cell office:value-type="float" office:value="472.5" calcext:value-type="float">
            <text:p>472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48.1S" calcext:value-type="time">
            <text:p>07:48</text:p>
          </table:table-cell>
          <table:table-cell office:value-type="float" office:value="479.3" calcext:value-type="float">
            <text:p>479.3</text:p>
          </table:table-cell>
          <table:table-cell table:style-name="ce7" office:value-type="time" office:time-value="PT00H07M48.1S" calcext:value-type="time">
            <text:p>07:48</text:p>
          </table:table-cell>
          <table:table-cell/>
          <table:table-cell table:style-name="ce7" office:value-type="time" office:time-value="PT00H07M48.1S" calcext:value-type="time">
            <text:p>07:48</text:p>
          </table:table-cell>
          <table:table-cell office:value-type="float" office:value="457" calcext:value-type="float">
            <text:p>457</text:p>
          </table:table-cell>
          <table:table-cell table:style-name="ce7" office:value-type="time" office:time-value="PT00H07M48.1S" calcext:value-type="time">
            <text:p>07:48</text:p>
          </table:table-cell>
          <table:table-cell/>
          <table:table-cell table:style-name="ce7" office:value-type="time" office:time-value="PT00H07M48.1S" calcext:value-type="time">
            <text:p>07:48</text:p>
          </table:table-cell>
          <table:table-cell office:value-type="float" office:value="473.1" calcext:value-type="float">
            <text:p>473.1</text:p>
          </table:table-cell>
          <table:table-cell table:style-name="ce7" office:value-type="time" office:time-value="PT00H07M48.1S" calcext:value-type="time">
            <text:p>07:48</text:p>
          </table:table-cell>
          <table:table-cell office:value-type="float" office:value="474.1" calcext:value-type="float">
            <text:p>47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50.1S" calcext:value-type="time">
            <text:p>07:50</text:p>
          </table:table-cell>
          <table:table-cell office:value-type="float" office:value="480.6" calcext:value-type="float">
            <text:p>480.6</text:p>
          </table:table-cell>
          <table:table-cell table:style-name="ce7" office:value-type="time" office:time-value="PT00H07M50.1S" calcext:value-type="time">
            <text:p>07:50</text:p>
          </table:table-cell>
          <table:table-cell/>
          <table:table-cell table:style-name="ce7" office:value-type="time" office:time-value="PT00H07M50.1S" calcext:value-type="time">
            <text:p>07:50</text:p>
          </table:table-cell>
          <table:table-cell office:value-type="float" office:value="456.5" calcext:value-type="float">
            <text:p>456.5</text:p>
          </table:table-cell>
          <table:table-cell table:style-name="ce7" office:value-type="time" office:time-value="PT00H07M50.1S" calcext:value-type="time">
            <text:p>07:50</text:p>
          </table:table-cell>
          <table:table-cell/>
          <table:table-cell table:style-name="ce7" office:value-type="time" office:time-value="PT00H07M50.1S" calcext:value-type="time">
            <text:p>07:50</text:p>
          </table:table-cell>
          <table:table-cell office:value-type="float" office:value="472.9" calcext:value-type="float">
            <text:p>472.9</text:p>
          </table:table-cell>
          <table:table-cell table:style-name="ce7" office:value-type="time" office:time-value="PT00H07M50.1S" calcext:value-type="time">
            <text:p>07:50</text:p>
          </table:table-cell>
          <table:table-cell office:value-type="float" office:value="472.4" calcext:value-type="float">
            <text:p>47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52.1S" calcext:value-type="time">
            <text:p>07:52</text:p>
          </table:table-cell>
          <table:table-cell office:value-type="float" office:value="483" calcext:value-type="float">
            <text:p>483</text:p>
          </table:table-cell>
          <table:table-cell table:style-name="ce7" office:value-type="time" office:time-value="PT00H07M52.1S" calcext:value-type="time">
            <text:p>07:52</text:p>
          </table:table-cell>
          <table:table-cell/>
          <table:table-cell table:style-name="ce7" office:value-type="time" office:time-value="PT00H07M52.1S" calcext:value-type="time">
            <text:p>07:52</text:p>
          </table:table-cell>
          <table:table-cell office:value-type="float" office:value="457.6" calcext:value-type="float">
            <text:p>457.6</text:p>
          </table:table-cell>
          <table:table-cell table:style-name="ce7" office:value-type="time" office:time-value="PT00H07M52.1S" calcext:value-type="time">
            <text:p>07:52</text:p>
          </table:table-cell>
          <table:table-cell/>
          <table:table-cell table:style-name="ce7" office:value-type="time" office:time-value="PT00H07M52.1S" calcext:value-type="time">
            <text:p>07:52</text:p>
          </table:table-cell>
          <table:table-cell office:value-type="float" office:value="474" calcext:value-type="float">
            <text:p>474</text:p>
          </table:table-cell>
          <table:table-cell table:style-name="ce7" office:value-type="time" office:time-value="PT00H07M52.1S" calcext:value-type="time">
            <text:p>07:52</text:p>
          </table:table-cell>
          <table:table-cell office:value-type="float" office:value="475.5" calcext:value-type="float">
            <text:p>475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54.1S" calcext:value-type="time">
            <text:p>07:54</text:p>
          </table:table-cell>
          <table:table-cell office:value-type="float" office:value="483.6" calcext:value-type="float">
            <text:p>483.6</text:p>
          </table:table-cell>
          <table:table-cell table:style-name="ce7" office:value-type="time" office:time-value="PT00H07M54.1S" calcext:value-type="time">
            <text:p>07:54</text:p>
          </table:table-cell>
          <table:table-cell/>
          <table:table-cell table:style-name="ce7" office:value-type="time" office:time-value="PT00H07M54.1S" calcext:value-type="time">
            <text:p>07:54</text:p>
          </table:table-cell>
          <table:table-cell office:value-type="float" office:value="455.7" calcext:value-type="float">
            <text:p>455.7</text:p>
          </table:table-cell>
          <table:table-cell table:style-name="ce7" office:value-type="time" office:time-value="PT00H07M54.1S" calcext:value-type="time">
            <text:p>07:54</text:p>
          </table:table-cell>
          <table:table-cell/>
          <table:table-cell table:style-name="ce7" office:value-type="time" office:time-value="PT00H07M54.1S" calcext:value-type="time">
            <text:p>07:54</text:p>
          </table:table-cell>
          <table:table-cell office:value-type="float" office:value="475.9" calcext:value-type="float">
            <text:p>475.9</text:p>
          </table:table-cell>
          <table:table-cell table:style-name="ce7" office:value-type="time" office:time-value="PT00H07M54.1S" calcext:value-type="time">
            <text:p>07:54</text:p>
          </table:table-cell>
          <table:table-cell office:value-type="float" office:value="473.8" calcext:value-type="float">
            <text:p>473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56.1S" calcext:value-type="time">
            <text:p>07:56</text:p>
          </table:table-cell>
          <table:table-cell office:value-type="float" office:value="483.4" calcext:value-type="float">
            <text:p>483.4</text:p>
          </table:table-cell>
          <table:table-cell table:style-name="ce7" office:value-type="time" office:time-value="PT00H07M56.1S" calcext:value-type="time">
            <text:p>07:56</text:p>
          </table:table-cell>
          <table:table-cell/>
          <table:table-cell table:style-name="ce7" office:value-type="time" office:time-value="PT00H07M56.1S" calcext:value-type="time">
            <text:p>07:56</text:p>
          </table:table-cell>
          <table:table-cell office:value-type="float" office:value="456.4" calcext:value-type="float">
            <text:p>456.4</text:p>
          </table:table-cell>
          <table:table-cell table:style-name="ce7" office:value-type="time" office:time-value="PT00H07M56.1S" calcext:value-type="time">
            <text:p>07:56</text:p>
          </table:table-cell>
          <table:table-cell/>
          <table:table-cell table:style-name="ce7" office:value-type="time" office:time-value="PT00H07M56.1S" calcext:value-type="time">
            <text:p>07:56</text:p>
          </table:table-cell>
          <table:table-cell office:value-type="float" office:value="474.6" calcext:value-type="float">
            <text:p>474.6</text:p>
          </table:table-cell>
          <table:table-cell table:style-name="ce7" office:value-type="time" office:time-value="PT00H07M56.1S" calcext:value-type="time">
            <text:p>07:56</text:p>
          </table:table-cell>
          <table:table-cell office:value-type="float" office:value="475.3" calcext:value-type="float">
            <text:p>475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7M58.1S" calcext:value-type="time">
            <text:p>07:58</text:p>
          </table:table-cell>
          <table:table-cell office:value-type="float" office:value="484.7" calcext:value-type="float">
            <text:p>484.7</text:p>
          </table:table-cell>
          <table:table-cell table:style-name="ce7" office:value-type="time" office:time-value="PT00H07M58.1S" calcext:value-type="time">
            <text:p>07:58</text:p>
          </table:table-cell>
          <table:table-cell/>
          <table:table-cell table:style-name="ce7" office:value-type="time" office:time-value="PT00H07M58.1S" calcext:value-type="time">
            <text:p>07:58</text:p>
          </table:table-cell>
          <table:table-cell office:value-type="float" office:value="457.4" calcext:value-type="float">
            <text:p>457.4</text:p>
          </table:table-cell>
          <table:table-cell table:style-name="ce7" office:value-type="time" office:time-value="PT00H07M58.1S" calcext:value-type="time">
            <text:p>07:58</text:p>
          </table:table-cell>
          <table:table-cell/>
          <table:table-cell table:style-name="ce7" office:value-type="time" office:time-value="PT00H07M58.1S" calcext:value-type="time">
            <text:p>07:58</text:p>
          </table:table-cell>
          <table:table-cell office:value-type="float" office:value="474.6" calcext:value-type="float">
            <text:p>474.6</text:p>
          </table:table-cell>
          <table:table-cell table:style-name="ce7" office:value-type="time" office:time-value="PT00H07M58.1S" calcext:value-type="time">
            <text:p>07:58</text:p>
          </table:table-cell>
          <table:table-cell office:value-type="float" office:value="474.1" calcext:value-type="float">
            <text:p>47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00.1S" calcext:value-type="time">
            <text:p>08:00</text:p>
          </table:table-cell>
          <table:table-cell office:value-type="float" office:value="482.4" calcext:value-type="float">
            <text:p>482.4</text:p>
          </table:table-cell>
          <table:table-cell table:style-name="ce7" office:value-type="time" office:time-value="PT00H08M00.1S" calcext:value-type="time">
            <text:p>08:00</text:p>
          </table:table-cell>
          <table:table-cell/>
          <table:table-cell table:style-name="ce7" office:value-type="time" office:time-value="PT00H08M00.1S" calcext:value-type="time">
            <text:p>08:00</text:p>
          </table:table-cell>
          <table:table-cell office:value-type="float" office:value="457" calcext:value-type="float">
            <text:p>457</text:p>
          </table:table-cell>
          <table:table-cell table:style-name="ce7" office:value-type="time" office:time-value="PT00H08M00.1S" calcext:value-type="time">
            <text:p>08:00</text:p>
          </table:table-cell>
          <table:table-cell/>
          <table:table-cell table:style-name="ce7" office:value-type="time" office:time-value="PT00H08M00.1S" calcext:value-type="time">
            <text:p>08:00</text:p>
          </table:table-cell>
          <table:table-cell office:value-type="float" office:value="474.9" calcext:value-type="float">
            <text:p>474.9</text:p>
          </table:table-cell>
          <table:table-cell table:style-name="ce7" office:value-type="time" office:time-value="PT00H08M00.1S" calcext:value-type="time">
            <text:p>08:00</text:p>
          </table:table-cell>
          <table:table-cell office:value-type="float" office:value="472.9" calcext:value-type="float">
            <text:p>47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02.1S" calcext:value-type="time">
            <text:p>08:02</text:p>
          </table:table-cell>
          <table:table-cell office:value-type="float" office:value="483.8" calcext:value-type="float">
            <text:p>483.8</text:p>
          </table:table-cell>
          <table:table-cell table:style-name="ce7" office:value-type="time" office:time-value="PT00H08M02.1S" calcext:value-type="time">
            <text:p>08:02</text:p>
          </table:table-cell>
          <table:table-cell/>
          <table:table-cell table:style-name="ce7" office:value-type="time" office:time-value="PT00H08M02.1S" calcext:value-type="time">
            <text:p>08:02</text:p>
          </table:table-cell>
          <table:table-cell office:value-type="float" office:value="457.9" calcext:value-type="float">
            <text:p>457.9</text:p>
          </table:table-cell>
          <table:table-cell table:style-name="ce7" office:value-type="time" office:time-value="PT00H08M02.1S" calcext:value-type="time">
            <text:p>08:02</text:p>
          </table:table-cell>
          <table:table-cell/>
          <table:table-cell table:style-name="ce7" office:value-type="time" office:time-value="PT00H08M02.1S" calcext:value-type="time">
            <text:p>08:02</text:p>
          </table:table-cell>
          <table:table-cell office:value-type="float" office:value="474.2" calcext:value-type="float">
            <text:p>474.2</text:p>
          </table:table-cell>
          <table:table-cell table:style-name="ce7" office:value-type="time" office:time-value="PT00H08M02.1S" calcext:value-type="time">
            <text:p>08:02</text:p>
          </table:table-cell>
          <table:table-cell office:value-type="float" office:value="472.9" calcext:value-type="float">
            <text:p>472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04.1S" calcext:value-type="time">
            <text:p>08:04</text:p>
          </table:table-cell>
          <table:table-cell office:value-type="float" office:value="485.5" calcext:value-type="float">
            <text:p>485.5</text:p>
          </table:table-cell>
          <table:table-cell table:style-name="ce7" office:value-type="time" office:time-value="PT00H08M04.1S" calcext:value-type="time">
            <text:p>08:04</text:p>
          </table:table-cell>
          <table:table-cell/>
          <table:table-cell table:style-name="ce7" office:value-type="time" office:time-value="PT00H08M04.1S" calcext:value-type="time">
            <text:p>08:04</text:p>
          </table:table-cell>
          <table:table-cell office:value-type="float" office:value="457.4" calcext:value-type="float">
            <text:p>457.4</text:p>
          </table:table-cell>
          <table:table-cell table:style-name="ce7" office:value-type="time" office:time-value="PT00H08M04.1S" calcext:value-type="time">
            <text:p>08:04</text:p>
          </table:table-cell>
          <table:table-cell/>
          <table:table-cell table:style-name="ce7" office:value-type="time" office:time-value="PT00H08M04.1S" calcext:value-type="time">
            <text:p>08:04</text:p>
          </table:table-cell>
          <table:table-cell office:value-type="float" office:value="475.6" calcext:value-type="float">
            <text:p>475.6</text:p>
          </table:table-cell>
          <table:table-cell table:style-name="ce7" office:value-type="time" office:time-value="PT00H08M04.1S" calcext:value-type="time">
            <text:p>08:04</text:p>
          </table:table-cell>
          <table:table-cell office:value-type="float" office:value="454.2" calcext:value-type="float">
            <text:p>454.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06.1S" calcext:value-type="time">
            <text:p>08:06</text:p>
          </table:table-cell>
          <table:table-cell office:value-type="float" office:value="489.2" calcext:value-type="float">
            <text:p>489.2</text:p>
          </table:table-cell>
          <table:table-cell table:style-name="ce7" office:value-type="time" office:time-value="PT00H08M06.1S" calcext:value-type="time">
            <text:p>08:06</text:p>
          </table:table-cell>
          <table:table-cell/>
          <table:table-cell table:style-name="ce7" office:value-type="time" office:time-value="PT00H08M06.1S" calcext:value-type="time">
            <text:p>08:06</text:p>
          </table:table-cell>
          <table:table-cell office:value-type="float" office:value="459.5" calcext:value-type="float">
            <text:p>459.5</text:p>
          </table:table-cell>
          <table:table-cell table:style-name="ce7" office:value-type="time" office:time-value="PT00H08M06.1S" calcext:value-type="time">
            <text:p>08:06</text:p>
          </table:table-cell>
          <table:table-cell/>
          <table:table-cell table:style-name="ce7" office:value-type="time" office:time-value="PT00H08M06.1S" calcext:value-type="time">
            <text:p>08:06</text:p>
          </table:table-cell>
          <table:table-cell office:value-type="float" office:value="476.2" calcext:value-type="float">
            <text:p>476.2</text:p>
          </table:table-cell>
          <table:table-cell table:style-name="ce7" office:value-type="time" office:time-value="PT00H08M06.1S" calcext:value-type="time">
            <text:p>08:06</text:p>
          </table:table-cell>
          <table:table-cell office:value-type="float" office:value="416.5" calcext:value-type="float">
            <text:p>416.5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08.1S" calcext:value-type="time">
            <text:p>08:08</text:p>
          </table:table-cell>
          <table:table-cell office:value-type="float" office:value="487.9" calcext:value-type="float">
            <text:p>487.9</text:p>
          </table:table-cell>
          <table:table-cell table:style-name="ce7" office:value-type="time" office:time-value="PT00H08M08.1S" calcext:value-type="time">
            <text:p>08:08</text:p>
          </table:table-cell>
          <table:table-cell/>
          <table:table-cell table:style-name="ce7" office:value-type="time" office:time-value="PT00H08M08.1S" calcext:value-type="time">
            <text:p>08:08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8M08.1S" calcext:value-type="time">
            <text:p>08:08</text:p>
          </table:table-cell>
          <table:table-cell/>
          <table:table-cell table:style-name="ce7" office:value-type="time" office:time-value="PT00H08M08.1S" calcext:value-type="time">
            <text:p>08:08</text:p>
          </table:table-cell>
          <table:table-cell office:value-type="float" office:value="455.7" calcext:value-type="float">
            <text:p>455.7</text:p>
          </table:table-cell>
          <table:table-cell table:style-name="ce7" office:value-type="time" office:time-value="PT00H08M08.1S" calcext:value-type="time">
            <text:p>08:08</text:p>
          </table:table-cell>
          <table:table-cell office:value-type="float" office:value="393.9" calcext:value-type="float">
            <text:p>393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10.1S" calcext:value-type="time">
            <text:p>08:10</text:p>
          </table:table-cell>
          <table:table-cell office:value-type="float" office:value="488" calcext:value-type="float">
            <text:p>488</text:p>
          </table:table-cell>
          <table:table-cell table:style-name="ce7" office:value-type="time" office:time-value="PT00H08M10.1S" calcext:value-type="time">
            <text:p>08:10</text:p>
          </table:table-cell>
          <table:table-cell/>
          <table:table-cell table:style-name="ce7" office:value-type="time" office:time-value="PT00H08M10.1S" calcext:value-type="time">
            <text:p>08:10</text:p>
          </table:table-cell>
          <table:table-cell office:value-type="float" office:value="461.6" calcext:value-type="float">
            <text:p>461.6</text:p>
          </table:table-cell>
          <table:table-cell table:style-name="ce7" office:value-type="time" office:time-value="PT00H08M10.1S" calcext:value-type="time">
            <text:p>08:10</text:p>
          </table:table-cell>
          <table:table-cell/>
          <table:table-cell table:style-name="ce7" office:value-type="time" office:time-value="PT00H08M10.1S" calcext:value-type="time">
            <text:p>08:10</text:p>
          </table:table-cell>
          <table:table-cell office:value-type="float" office:value="423.4" calcext:value-type="float">
            <text:p>423.4</text:p>
          </table:table-cell>
          <table:table-cell table:style-name="ce7" office:value-type="time" office:time-value="PT00H08M10.1S" calcext:value-type="time">
            <text:p>08:10</text:p>
          </table:table-cell>
          <table:table-cell office:value-type="float" office:value="372.8" calcext:value-type="float">
            <text:p>372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12.1S" calcext:value-type="time">
            <text:p>08:12</text:p>
          </table:table-cell>
          <table:table-cell office:value-type="float" office:value="484.6" calcext:value-type="float">
            <text:p>484.6</text:p>
          </table:table-cell>
          <table:table-cell table:style-name="ce7" office:value-type="time" office:time-value="PT00H08M12.1S" calcext:value-type="time">
            <text:p>08:12</text:p>
          </table:table-cell>
          <table:table-cell/>
          <table:table-cell table:style-name="ce7" office:value-type="time" office:time-value="PT00H08M12.1S" calcext:value-type="time">
            <text:p>08:12</text:p>
          </table:table-cell>
          <table:table-cell office:value-type="float" office:value="462.1" calcext:value-type="float">
            <text:p>462.1</text:p>
          </table:table-cell>
          <table:table-cell table:style-name="ce7" office:value-type="time" office:time-value="PT00H08M12.1S" calcext:value-type="time">
            <text:p>08:12</text:p>
          </table:table-cell>
          <table:table-cell/>
          <table:table-cell table:style-name="ce7" office:value-type="time" office:time-value="PT00H08M12.1S" calcext:value-type="time">
            <text:p>08:12</text:p>
          </table:table-cell>
          <table:table-cell office:value-type="float" office:value="394.4" calcext:value-type="float">
            <text:p>394.4</text:p>
          </table:table-cell>
          <table:table-cell table:style-name="ce7" office:value-type="time" office:time-value="PT00H08M12.1S" calcext:value-type="time">
            <text:p>08:12</text:p>
          </table:table-cell>
          <table:table-cell office:value-type="float" office:value="354.7" calcext:value-type="float">
            <text:p>354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14.1S" calcext:value-type="time">
            <text:p>08:14</text:p>
          </table:table-cell>
          <table:table-cell office:value-type="float" office:value="486.5" calcext:value-type="float">
            <text:p>486.5</text:p>
          </table:table-cell>
          <table:table-cell table:style-name="ce7" office:value-type="time" office:time-value="PT00H08M14.1S" calcext:value-type="time">
            <text:p>08:14</text:p>
          </table:table-cell>
          <table:table-cell/>
          <table:table-cell table:style-name="ce7" office:value-type="time" office:time-value="PT00H08M14.1S" calcext:value-type="time">
            <text:p>08:14</text:p>
          </table:table-cell>
          <table:table-cell office:value-type="float" office:value="461.4" calcext:value-type="float">
            <text:p>461.4</text:p>
          </table:table-cell>
          <table:table-cell table:style-name="ce7" office:value-type="time" office:time-value="PT00H08M14.1S" calcext:value-type="time">
            <text:p>08:14</text:p>
          </table:table-cell>
          <table:table-cell/>
          <table:table-cell table:style-name="ce7" office:value-type="time" office:time-value="PT00H08M14.1S" calcext:value-type="time">
            <text:p>08:14</text:p>
          </table:table-cell>
          <table:table-cell office:value-type="float" office:value="377.1" calcext:value-type="float">
            <text:p>377.1</text:p>
          </table:table-cell>
          <table:table-cell table:style-name="ce7" office:value-type="time" office:time-value="PT00H08M14.1S" calcext:value-type="time">
            <text:p>08:14</text:p>
          </table:table-cell>
          <table:table-cell office:value-type="float" office:value="340.6" calcext:value-type="float">
            <text:p>340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16.1S" calcext:value-type="time">
            <text:p>08:16</text:p>
          </table:table-cell>
          <table:table-cell office:value-type="float" office:value="487.6" calcext:value-type="float">
            <text:p>487.6</text:p>
          </table:table-cell>
          <table:table-cell table:style-name="ce7" office:value-type="time" office:time-value="PT00H08M16.1S" calcext:value-type="time">
            <text:p>08:16</text:p>
          </table:table-cell>
          <table:table-cell/>
          <table:table-cell table:style-name="ce7" office:value-type="time" office:time-value="PT00H08M16.1S" calcext:value-type="time">
            <text:p>08:16</text:p>
          </table:table-cell>
          <table:table-cell office:value-type="float" office:value="460.5" calcext:value-type="float">
            <text:p>460.5</text:p>
          </table:table-cell>
          <table:table-cell table:style-name="ce7" office:value-type="time" office:time-value="PT00H08M16.1S" calcext:value-type="time">
            <text:p>08:16</text:p>
          </table:table-cell>
          <table:table-cell/>
          <table:table-cell table:style-name="ce7" office:value-type="time" office:time-value="PT00H08M16.1S" calcext:value-type="time">
            <text:p>08:16</text:p>
          </table:table-cell>
          <table:table-cell office:value-type="float" office:value="361.1" calcext:value-type="float">
            <text:p>361.1</text:p>
          </table:table-cell>
          <table:table-cell table:style-name="ce7" office:value-type="time" office:time-value="PT00H08M16.1S" calcext:value-type="time">
            <text:p>08:16</text:p>
          </table:table-cell>
          <table:table-cell office:value-type="float" office:value="328.8" calcext:value-type="float">
            <text:p>328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18.1S" calcext:value-type="time">
            <text:p>08:18</text:p>
          </table:table-cell>
          <table:table-cell office:value-type="float" office:value="487.2" calcext:value-type="float">
            <text:p>487.2</text:p>
          </table:table-cell>
          <table:table-cell table:style-name="ce7" office:value-type="time" office:time-value="PT00H08M18.1S" calcext:value-type="time">
            <text:p>08:18</text:p>
          </table:table-cell>
          <table:table-cell/>
          <table:table-cell table:style-name="ce7" office:value-type="time" office:time-value="PT00H08M18.1S" calcext:value-type="time">
            <text:p>08:18</text:p>
          </table:table-cell>
          <table:table-cell office:value-type="float" office:value="461.8" calcext:value-type="float">
            <text:p>461.8</text:p>
          </table:table-cell>
          <table:table-cell table:style-name="ce7" office:value-type="time" office:time-value="PT00H08M18.1S" calcext:value-type="time">
            <text:p>08:18</text:p>
          </table:table-cell>
          <table:table-cell/>
          <table:table-cell table:style-name="ce7" office:value-type="time" office:time-value="PT00H08M18.1S" calcext:value-type="time">
            <text:p>08:18</text:p>
          </table:table-cell>
          <table:table-cell office:value-type="float" office:value="347" calcext:value-type="float">
            <text:p>347</text:p>
          </table:table-cell>
          <table:table-cell table:style-name="ce7" office:value-type="time" office:time-value="PT00H08M18.1S" calcext:value-type="time">
            <text:p>08:18</text:p>
          </table:table-cell>
          <table:table-cell office:value-type="float" office:value="318.9" calcext:value-type="float">
            <text:p>318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20.1S" calcext:value-type="time">
            <text:p>08:20</text:p>
          </table:table-cell>
          <table:table-cell office:value-type="float" office:value="487.1" calcext:value-type="float">
            <text:p>487.1</text:p>
          </table:table-cell>
          <table:table-cell table:style-name="ce7" office:value-type="time" office:time-value="PT00H08M20.1S" calcext:value-type="time">
            <text:p>08:20</text:p>
          </table:table-cell>
          <table:table-cell/>
          <table:table-cell table:style-name="ce7" office:value-type="time" office:time-value="PT00H08M20.1S" calcext:value-type="time">
            <text:p>08:20</text:p>
          </table:table-cell>
          <table:table-cell office:value-type="float" office:value="462.7" calcext:value-type="float">
            <text:p>462.7</text:p>
          </table:table-cell>
          <table:table-cell table:style-name="ce7" office:value-type="time" office:time-value="PT00H08M20.1S" calcext:value-type="time">
            <text:p>08:20</text:p>
          </table:table-cell>
          <table:table-cell/>
          <table:table-cell table:style-name="ce7" office:value-type="time" office:time-value="PT00H08M20.1S" calcext:value-type="time">
            <text:p>08:20</text:p>
          </table:table-cell>
          <table:table-cell office:value-type="float" office:value="334.2" calcext:value-type="float">
            <text:p>334.2</text:p>
          </table:table-cell>
          <table:table-cell table:style-name="ce7" office:value-type="time" office:time-value="PT00H08M20.1S" calcext:value-type="time">
            <text:p>08:20</text:p>
          </table:table-cell>
          <table:table-cell office:value-type="float" office:value="310.9" calcext:value-type="float">
            <text:p>310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22.1S" calcext:value-type="time">
            <text:p>08:22</text:p>
          </table:table-cell>
          <table:table-cell office:value-type="float" office:value="489.4" calcext:value-type="float">
            <text:p>489.4</text:p>
          </table:table-cell>
          <table:table-cell table:style-name="ce7" office:value-type="time" office:time-value="PT00H08M22.1S" calcext:value-type="time">
            <text:p>08:22</text:p>
          </table:table-cell>
          <table:table-cell/>
          <table:table-cell table:style-name="ce7" office:value-type="time" office:time-value="PT00H08M22.1S" calcext:value-type="time">
            <text:p>08:22</text:p>
          </table:table-cell>
          <table:table-cell office:value-type="float" office:value="462.1" calcext:value-type="float">
            <text:p>462.1</text:p>
          </table:table-cell>
          <table:table-cell table:style-name="ce7" office:value-type="time" office:time-value="PT00H08M22.1S" calcext:value-type="time">
            <text:p>08:22</text:p>
          </table:table-cell>
          <table:table-cell/>
          <table:table-cell table:style-name="ce7" office:value-type="time" office:time-value="PT00H08M22.1S" calcext:value-type="time">
            <text:p>08:22</text:p>
          </table:table-cell>
          <table:table-cell office:value-type="float" office:value="322.1" calcext:value-type="float">
            <text:p>322.1</text:p>
          </table:table-cell>
          <table:table-cell table:style-name="ce7" office:value-type="time" office:time-value="PT00H08M22.1S" calcext:value-type="time">
            <text:p>08:22</text:p>
          </table:table-cell>
          <table:table-cell office:value-type="float" office:value="303.3" calcext:value-type="float">
            <text:p>303.3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24.1S" calcext:value-type="time">
            <text:p>08:24</text:p>
          </table:table-cell>
          <table:table-cell office:value-type="float" office:value="488.5" calcext:value-type="float">
            <text:p>488.5</text:p>
          </table:table-cell>
          <table:table-cell table:style-name="ce7" office:value-type="time" office:time-value="PT00H08M24.1S" calcext:value-type="time">
            <text:p>08:24</text:p>
          </table:table-cell>
          <table:table-cell/>
          <table:table-cell table:style-name="ce7" office:value-type="time" office:time-value="PT00H08M24.1S" calcext:value-type="time">
            <text:p>08:24</text:p>
          </table:table-cell>
          <table:table-cell office:value-type="float" office:value="463.2" calcext:value-type="float">
            <text:p>463.2</text:p>
          </table:table-cell>
          <table:table-cell table:style-name="ce7" office:value-type="time" office:time-value="PT00H08M24.1S" calcext:value-type="time">
            <text:p>08:24</text:p>
          </table:table-cell>
          <table:table-cell/>
          <table:table-cell table:style-name="ce7" office:value-type="time" office:time-value="PT00H08M24.1S" calcext:value-type="time">
            <text:p>08:24</text:p>
          </table:table-cell>
          <table:table-cell office:value-type="float" office:value="314.2" calcext:value-type="float">
            <text:p>314.2</text:p>
          </table:table-cell>
          <table:table-cell table:style-name="ce7" office:value-type="time" office:time-value="PT00H08M24.1S" calcext:value-type="time">
            <text:p>08:24</text:p>
          </table:table-cell>
          <table:table-cell office:value-type="float" office:value="293.6" calcext:value-type="float">
            <text:p>29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26.1S" calcext:value-type="time">
            <text:p>08:26</text:p>
          </table:table-cell>
          <table:table-cell office:value-type="float" office:value="488.8" calcext:value-type="float">
            <text:p>488.8</text:p>
          </table:table-cell>
          <table:table-cell table:style-name="ce7" office:value-type="time" office:time-value="PT00H08M26.1S" calcext:value-type="time">
            <text:p>08:26</text:p>
          </table:table-cell>
          <table:table-cell/>
          <table:table-cell table:style-name="ce7" office:value-type="time" office:time-value="PT00H08M26.1S" calcext:value-type="time">
            <text:p>08:26</text:p>
          </table:table-cell>
          <table:table-cell office:value-type="float" office:value="462.6" calcext:value-type="float">
            <text:p>462.6</text:p>
          </table:table-cell>
          <table:table-cell table:style-name="ce7" office:value-type="time" office:time-value="PT00H08M26.1S" calcext:value-type="time">
            <text:p>08:26</text:p>
          </table:table-cell>
          <table:table-cell/>
          <table:table-cell table:style-name="ce7" office:value-type="time" office:time-value="PT00H08M26.1S" calcext:value-type="time">
            <text:p>08:26</text:p>
          </table:table-cell>
          <table:table-cell office:value-type="float" office:value="309" calcext:value-type="float">
            <text:p>309</text:p>
          </table:table-cell>
          <table:table-cell table:style-name="ce7" office:value-type="time" office:time-value="PT00H08M26.1S" calcext:value-type="time">
            <text:p>08:26</text:p>
          </table:table-cell>
          <table:table-cell office:value-type="float" office:value="287.7" calcext:value-type="float">
            <text:p>287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28.1S" calcext:value-type="time">
            <text:p>08:28</text:p>
          </table:table-cell>
          <table:table-cell office:value-type="float" office:value="486.7" calcext:value-type="float">
            <text:p>486.7</text:p>
          </table:table-cell>
          <table:table-cell table:style-name="ce7" office:value-type="time" office:time-value="PT00H08M28.1S" calcext:value-type="time">
            <text:p>08:28</text:p>
          </table:table-cell>
          <table:table-cell/>
          <table:table-cell table:style-name="ce7" office:value-type="time" office:time-value="PT00H08M28.1S" calcext:value-type="time">
            <text:p>08:28</text:p>
          </table:table-cell>
          <table:table-cell office:value-type="float" office:value="464.8" calcext:value-type="float">
            <text:p>464.8</text:p>
          </table:table-cell>
          <table:table-cell table:style-name="ce7" office:value-type="time" office:time-value="PT00H08M28.1S" calcext:value-type="time">
            <text:p>08:28</text:p>
          </table:table-cell>
          <table:table-cell/>
          <table:table-cell table:style-name="ce7" office:value-type="time" office:time-value="PT00H08M28.1S" calcext:value-type="time">
            <text:p>08:28</text:p>
          </table:table-cell>
          <table:table-cell office:value-type="float" office:value="300.2" calcext:value-type="float">
            <text:p>300.2</text:p>
          </table:table-cell>
          <table:table-cell table:style-name="ce7" office:value-type="time" office:time-value="PT00H08M28.1S" calcext:value-type="time">
            <text:p>08:28</text:p>
          </table:table-cell>
          <table:table-cell office:value-type="float" office:value="281.6" calcext:value-type="float">
            <text:p>281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30.1S" calcext:value-type="time">
            <text:p>08:30</text:p>
          </table:table-cell>
          <table:table-cell office:value-type="float" office:value="488.6" calcext:value-type="float">
            <text:p>488.6</text:p>
          </table:table-cell>
          <table:table-cell table:style-name="ce7" office:value-type="time" office:time-value="PT00H08M30.1S" calcext:value-type="time">
            <text:p>08:30</text:p>
          </table:table-cell>
          <table:table-cell/>
          <table:table-cell table:style-name="ce7" office:value-type="time" office:time-value="PT00H08M30.1S" calcext:value-type="time">
            <text:p>08:30</text:p>
          </table:table-cell>
          <table:table-cell office:value-type="float" office:value="463.1" calcext:value-type="float">
            <text:p>463.1</text:p>
          </table:table-cell>
          <table:table-cell table:style-name="ce7" office:value-type="time" office:time-value="PT00H08M30.1S" calcext:value-type="time">
            <text:p>08:30</text:p>
          </table:table-cell>
          <table:table-cell/>
          <table:table-cell table:style-name="ce7" office:value-type="time" office:time-value="PT00H08M30.1S" calcext:value-type="time">
            <text:p>08:30</text:p>
          </table:table-cell>
          <table:table-cell office:value-type="float" office:value="293.7" calcext:value-type="float">
            <text:p>293.7</text:p>
          </table:table-cell>
          <table:table-cell table:style-name="ce7" office:value-type="time" office:time-value="PT00H08M30.1S" calcext:value-type="time">
            <text:p>08:30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32.1S" calcext:value-type="time">
            <text:p>08:32</text:p>
          </table:table-cell>
          <table:table-cell office:value-type="float" office:value="493.4" calcext:value-type="float">
            <text:p>493.4</text:p>
          </table:table-cell>
          <table:table-cell table:style-name="ce7" office:value-type="time" office:time-value="PT00H08M32.1S" calcext:value-type="time">
            <text:p>08:32</text:p>
          </table:table-cell>
          <table:table-cell/>
          <table:table-cell table:style-name="ce7" office:value-type="time" office:time-value="PT00H08M32.1S" calcext:value-type="time">
            <text:p>08:32</text:p>
          </table:table-cell>
          <table:table-cell office:value-type="float" office:value="455.7" calcext:value-type="float">
            <text:p>455.7</text:p>
          </table:table-cell>
          <table:table-cell table:style-name="ce7" office:value-type="time" office:time-value="PT00H08M32.1S" calcext:value-type="time">
            <text:p>08:32</text:p>
          </table:table-cell>
          <table:table-cell/>
          <table:table-cell table:style-name="ce7" office:value-type="time" office:time-value="PT00H08M32.1S" calcext:value-type="time">
            <text:p>08:32</text:p>
          </table:table-cell>
          <table:table-cell office:value-type="float" office:value="287.1" calcext:value-type="float">
            <text:p>287.1</text:p>
          </table:table-cell>
          <table:table-cell table:style-name="ce7" office:value-type="time" office:time-value="PT00H08M32.1S" calcext:value-type="time">
            <text:p>08:32</text:p>
          </table:table-cell>
          <table:table-cell office:value-type="float" office:value="270" calcext:value-type="float">
            <text:p>270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34.1S" calcext:value-type="time">
            <text:p>08:34</text:p>
          </table:table-cell>
          <table:table-cell office:value-type="float" office:value="490.9" calcext:value-type="float">
            <text:p>490.9</text:p>
          </table:table-cell>
          <table:table-cell table:style-name="ce7" office:value-type="time" office:time-value="PT00H08M34.1S" calcext:value-type="time">
            <text:p>08:34</text:p>
          </table:table-cell>
          <table:table-cell/>
          <table:table-cell table:style-name="ce7" office:value-type="time" office:time-value="PT00H08M34.1S" calcext:value-type="time">
            <text:p>08:34</text:p>
          </table:table-cell>
          <table:table-cell office:value-type="float" office:value="421.7" calcext:value-type="float">
            <text:p>421.7</text:p>
          </table:table-cell>
          <table:table-cell table:style-name="ce7" office:value-type="time" office:time-value="PT00H08M34.1S" calcext:value-type="time">
            <text:p>08:34</text:p>
          </table:table-cell>
          <table:table-cell/>
          <table:table-cell table:style-name="ce7" office:value-type="time" office:time-value="PT00H08M34.1S" calcext:value-type="time">
            <text:p>08:34</text:p>
          </table:table-cell>
          <table:table-cell office:value-type="float" office:value="283.4" calcext:value-type="float">
            <text:p>283.4</text:p>
          </table:table-cell>
          <table:table-cell table:style-name="ce7" office:value-type="time" office:time-value="PT00H08M34.1S" calcext:value-type="time">
            <text:p>08:34</text:p>
          </table:table-cell>
          <table:table-cell office:value-type="float" office:value="265.9" calcext:value-type="float">
            <text:p>265.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36.1S" calcext:value-type="time">
            <text:p>08:36</text:p>
          </table:table-cell>
          <table:table-cell office:value-type="float" office:value="491.1" calcext:value-type="float">
            <text:p>491.1</text:p>
          </table:table-cell>
          <table:table-cell table:style-name="ce7" office:value-type="time" office:time-value="PT00H08M36.1S" calcext:value-type="time">
            <text:p>08:36</text:p>
          </table:table-cell>
          <table:table-cell/>
          <table:table-cell table:style-name="ce7" office:value-type="time" office:time-value="PT00H08M36.1S" calcext:value-type="time">
            <text:p>08:36</text:p>
          </table:table-cell>
          <table:table-cell office:value-type="float" office:value="392.1" calcext:value-type="float">
            <text:p>392.1</text:p>
          </table:table-cell>
          <table:table-cell table:style-name="ce7" office:value-type="time" office:time-value="PT00H08M36.1S" calcext:value-type="time">
            <text:p>08:36</text:p>
          </table:table-cell>
          <table:table-cell/>
          <table:table-cell table:style-name="ce7" office:value-type="time" office:time-value="PT00H08M36.1S" calcext:value-type="time">
            <text:p>08:36</text:p>
          </table:table-cell>
          <table:table-cell office:value-type="float" office:value="275.4" calcext:value-type="float">
            <text:p>275.4</text:p>
          </table:table-cell>
          <table:table-cell table:style-name="ce7" office:value-type="time" office:time-value="PT00H08M36.1S" calcext:value-type="time">
            <text:p>08:36</text:p>
          </table:table-cell>
          <table:table-cell office:value-type="float" office:value="260.7" calcext:value-type="float">
            <text:p>260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38.1S" calcext:value-type="time">
            <text:p>08:38</text:p>
          </table:table-cell>
          <table:table-cell office:value-type="float" office:value="491.1" calcext:value-type="float">
            <text:p>491.1</text:p>
          </table:table-cell>
          <table:table-cell table:style-name="ce7" office:value-type="time" office:time-value="PT00H08M38.1S" calcext:value-type="time">
            <text:p>08:38</text:p>
          </table:table-cell>
          <table:table-cell/>
          <table:table-cell table:style-name="ce7" office:value-type="time" office:time-value="PT00H08M38.1S" calcext:value-type="time">
            <text:p>08:38</text:p>
          </table:table-cell>
          <table:table-cell office:value-type="float" office:value="367.9" calcext:value-type="float">
            <text:p>367.9</text:p>
          </table:table-cell>
          <table:table-cell table:style-name="ce7" office:value-type="time" office:time-value="PT00H08M38.1S" calcext:value-type="time">
            <text:p>08:38</text:p>
          </table:table-cell>
          <table:table-cell/>
          <table:table-cell table:style-name="ce7" office:value-type="time" office:time-value="PT00H08M38.1S" calcext:value-type="time">
            <text:p>08:38</text:p>
          </table:table-cell>
          <table:table-cell office:value-type="float" office:value="268.5" calcext:value-type="float">
            <text:p>268.5</text:p>
          </table:table-cell>
          <table:table-cell table:style-name="ce7" office:value-type="time" office:time-value="PT00H08M38.1S" calcext:value-type="time">
            <text:p>08:38</text:p>
          </table:table-cell>
          <table:table-cell office:value-type="float" office:value="257.4" calcext:value-type="float">
            <text:p>257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40.1S" calcext:value-type="time">
            <text:p>08:40</text:p>
          </table:table-cell>
          <table:table-cell office:value-type="float" office:value="490" calcext:value-type="float">
            <text:p>490</text:p>
          </table:table-cell>
          <table:table-cell table:style-name="ce7" office:value-type="time" office:time-value="PT00H08M40.1S" calcext:value-type="time">
            <text:p>08:40</text:p>
          </table:table-cell>
          <table:table-cell/>
          <table:table-cell table:style-name="ce7" office:value-type="time" office:time-value="PT00H08M40.1S" calcext:value-type="time">
            <text:p>08:40</text:p>
          </table:table-cell>
          <table:table-cell office:value-type="float" office:value="348.7" calcext:value-type="float">
            <text:p>348.7</text:p>
          </table:table-cell>
          <table:table-cell table:style-name="ce7" office:value-type="time" office:time-value="PT00H08M40.1S" calcext:value-type="time">
            <text:p>08:40</text:p>
          </table:table-cell>
          <table:table-cell/>
          <table:table-cell table:style-name="ce7" office:value-type="time" office:time-value="PT00H08M40.1S" calcext:value-type="time">
            <text:p>08:40</text:p>
          </table:table-cell>
          <table:table-cell office:value-type="float" office:value="266.6" calcext:value-type="float">
            <text:p>266.6</text:p>
          </table:table-cell>
          <table:table-cell table:style-name="ce7" office:value-type="time" office:time-value="PT00H08M40.1S" calcext:value-type="time">
            <text:p>08:40</text:p>
          </table:table-cell>
          <table:table-cell office:value-type="float" office:value="253.6" calcext:value-type="float">
            <text:p>253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42.1S" calcext:value-type="time">
            <text:p>08:42</text:p>
          </table:table-cell>
          <table:table-cell office:value-type="float" office:value="489.7" calcext:value-type="float">
            <text:p>489.7</text:p>
          </table:table-cell>
          <table:table-cell table:style-name="ce7" office:value-type="time" office:time-value="PT00H08M42.1S" calcext:value-type="time">
            <text:p>08:42</text:p>
          </table:table-cell>
          <table:table-cell/>
          <table:table-cell table:style-name="ce7" office:value-type="time" office:time-value="PT00H08M42.1S" calcext:value-type="time">
            <text:p>08:42</text:p>
          </table:table-cell>
          <table:table-cell office:value-type="float" office:value="335.6" calcext:value-type="float">
            <text:p>335.6</text:p>
          </table:table-cell>
          <table:table-cell table:style-name="ce7" office:value-type="time" office:time-value="PT00H08M42.1S" calcext:value-type="time">
            <text:p>08:42</text:p>
          </table:table-cell>
          <table:table-cell/>
          <table:table-cell table:style-name="ce7" office:value-type="time" office:time-value="PT00H08M42.1S" calcext:value-type="time">
            <text:p>08:42</text:p>
          </table:table-cell>
          <table:table-cell office:value-type="float" office:value="262.6" calcext:value-type="float">
            <text:p>262.6</text:p>
          </table:table-cell>
          <table:table-cell table:style-name="ce7" office:value-type="time" office:time-value="PT00H08M42.1S" calcext:value-type="time">
            <text:p>08:42</text:p>
          </table:table-cell>
          <table:table-cell office:value-type="float" office:value="249.7" calcext:value-type="float">
            <text:p>249.7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44.1S" calcext:value-type="time">
            <text:p>08:44</text:p>
          </table:table-cell>
          <table:table-cell office:value-type="float" office:value="491.4" calcext:value-type="float">
            <text:p>491.4</text:p>
          </table:table-cell>
          <table:table-cell table:style-name="ce7" office:value-type="time" office:time-value="PT00H08M44.1S" calcext:value-type="time">
            <text:p>08:44</text:p>
          </table:table-cell>
          <table:table-cell/>
          <table:table-cell table:style-name="ce7" office:value-type="time" office:time-value="PT00H08M44.1S" calcext:value-type="time">
            <text:p>08:44</text:p>
          </table:table-cell>
          <table:table-cell office:value-type="float" office:value="324.1" calcext:value-type="float">
            <text:p>324.1</text:p>
          </table:table-cell>
          <table:table-cell table:style-name="ce7" office:value-type="time" office:time-value="PT00H08M44.1S" calcext:value-type="time">
            <text:p>08:44</text:p>
          </table:table-cell>
          <table:table-cell/>
          <table:table-cell table:style-name="ce7" office:value-type="time" office:time-value="PT00H08M44.1S" calcext:value-type="time">
            <text:p>08:44</text:p>
          </table:table-cell>
          <table:table-cell office:value-type="float" office:value="255.8" calcext:value-type="float">
            <text:p>255.8</text:p>
          </table:table-cell>
          <table:table-cell table:style-name="ce7" office:value-type="time" office:time-value="PT00H08M44.1S" calcext:value-type="time">
            <text:p>08:44</text:p>
          </table:table-cell>
          <table:table-cell office:value-type="float" office:value="244.6" calcext:value-type="float">
            <text:p>24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46.1S" calcext:value-type="time">
            <text:p>08:46</text:p>
          </table:table-cell>
          <table:table-cell office:value-type="float" office:value="490.8" calcext:value-type="float">
            <text:p>490.8</text:p>
          </table:table-cell>
          <table:table-cell table:style-name="ce7" office:value-type="time" office:time-value="PT00H08M46.1S" calcext:value-type="time">
            <text:p>08:46</text:p>
          </table:table-cell>
          <table:table-cell/>
          <table:table-cell table:style-name="ce7" office:value-type="time" office:time-value="PT00H08M46.1S" calcext:value-type="time">
            <text:p>08:46</text:p>
          </table:table-cell>
          <table:table-cell office:value-type="float" office:value="313" calcext:value-type="float">
            <text:p>313</text:p>
          </table:table-cell>
          <table:table-cell table:style-name="ce7" office:value-type="time" office:time-value="PT00H08M46.1S" calcext:value-type="time">
            <text:p>08:46</text:p>
          </table:table-cell>
          <table:table-cell/>
          <table:table-cell table:style-name="ce7" office:value-type="time" office:time-value="PT00H08M46.1S" calcext:value-type="time">
            <text:p>08:46</text:p>
          </table:table-cell>
          <table:table-cell office:value-type="float" office:value="253" calcext:value-type="float">
            <text:p>253</text:p>
          </table:table-cell>
          <table:table-cell table:style-name="ce7" office:value-type="time" office:time-value="PT00H08M46.1S" calcext:value-type="time">
            <text:p>08:46</text:p>
          </table:table-cell>
          <table:table-cell office:value-type="float" office:value="242.4" calcext:value-type="float">
            <text:p>242.4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48.1S" calcext:value-type="time">
            <text:p>08:48</text:p>
          </table:table-cell>
          <table:table-cell office:value-type="float" office:value="494.1" calcext:value-type="float">
            <text:p>494.1</text:p>
          </table:table-cell>
          <table:table-cell table:style-name="ce7" office:value-type="time" office:time-value="PT00H08M48.1S" calcext:value-type="time">
            <text:p>08:48</text:p>
          </table:table-cell>
          <table:table-cell/>
          <table:table-cell table:style-name="ce7" office:value-type="time" office:time-value="PT00H08M48.1S" calcext:value-type="time">
            <text:p>08:48</text:p>
          </table:table-cell>
          <table:table-cell office:value-type="float" office:value="303.9" calcext:value-type="float">
            <text:p>303.9</text:p>
          </table:table-cell>
          <table:table-cell table:style-name="ce7" office:value-type="time" office:time-value="PT00H08M48.1S" calcext:value-type="time">
            <text:p>08:48</text:p>
          </table:table-cell>
          <table:table-cell/>
          <table:table-cell table:style-name="ce7" office:value-type="time" office:time-value="PT00H08M48.1S" calcext:value-type="time">
            <text:p>08:48</text:p>
          </table:table-cell>
          <table:table-cell office:value-type="float" office:value="250" calcext:value-type="float">
            <text:p>250</text:p>
          </table:table-cell>
          <table:table-cell table:style-name="ce7" office:value-type="time" office:time-value="PT00H08M48.1S" calcext:value-type="time">
            <text:p>08:48</text:p>
          </table:table-cell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50.1S" calcext:value-type="time">
            <text:p>08:50</text:p>
          </table:table-cell>
          <table:table-cell office:value-type="float" office:value="494.9" calcext:value-type="float">
            <text:p>494.9</text:p>
          </table:table-cell>
          <table:table-cell table:style-name="ce7" office:value-type="time" office:time-value="PT00H08M50.1S" calcext:value-type="time">
            <text:p>08:50</text:p>
          </table:table-cell>
          <table:table-cell/>
          <table:table-cell table:style-name="ce7" office:value-type="time" office:time-value="PT00H08M50.1S" calcext:value-type="time">
            <text:p>08:50</text:p>
          </table:table-cell>
          <table:table-cell office:value-type="float" office:value="297.4" calcext:value-type="float">
            <text:p>297.4</text:p>
          </table:table-cell>
          <table:table-cell table:style-name="ce7" office:value-type="time" office:time-value="PT00H08M50.1S" calcext:value-type="time">
            <text:p>08:50</text:p>
          </table:table-cell>
          <table:table-cell/>
          <table:table-cell table:style-name="ce7" office:value-type="time" office:time-value="PT00H08M50.1S" calcext:value-type="time">
            <text:p>08:50</text:p>
          </table:table-cell>
          <table:table-cell office:value-type="float" office:value="245.1" calcext:value-type="float">
            <text:p>245.1</text:p>
          </table:table-cell>
          <table:table-cell table:style-name="ce7" office:value-type="time" office:time-value="PT00H08M50.1S" calcext:value-type="time">
            <text:p>08:50</text:p>
          </table:table-cell>
          <table:table-cell office:value-type="float" office:value="234.6" calcext:value-type="float">
            <text:p>234.6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52.1S" calcext:value-type="time">
            <text:p>08:52</text:p>
          </table:table-cell>
          <table:table-cell office:value-type="float" office:value="494.3" calcext:value-type="float">
            <text:p>494.3</text:p>
          </table:table-cell>
          <table:table-cell table:style-name="ce7" office:value-type="time" office:time-value="PT00H08M52.1S" calcext:value-type="time">
            <text:p>08:52</text:p>
          </table:table-cell>
          <table:table-cell/>
          <table:table-cell table:style-name="ce7" office:value-type="time" office:time-value="PT00H08M52.1S" calcext:value-type="time">
            <text:p>08:52</text:p>
          </table:table-cell>
          <table:table-cell office:value-type="float" office:value="291.1" calcext:value-type="float">
            <text:p>291.1</text:p>
          </table:table-cell>
          <table:table-cell table:style-name="ce7" office:value-type="time" office:time-value="PT00H08M52.1S" calcext:value-type="time">
            <text:p>08:52</text:p>
          </table:table-cell>
          <table:table-cell/>
          <table:table-cell table:style-name="ce7" office:value-type="time" office:time-value="PT00H08M52.1S" calcext:value-type="time">
            <text:p>08:52</text:p>
          </table:table-cell>
          <table:table-cell office:value-type="float" office:value="240.5" calcext:value-type="float">
            <text:p>240.5</text:p>
          </table:table-cell>
          <table:table-cell table:style-name="ce7" office:value-type="time" office:time-value="PT00H08M52.1S" calcext:value-type="time">
            <text:p>08:52</text:p>
          </table:table-cell>
          <table:table-cell office:value-type="float" office:value="230.8" calcext:value-type="float">
            <text:p>230.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54.1S" calcext:value-type="time">
            <text:p>08:54</text:p>
          </table:table-cell>
          <table:table-cell office:value-type="float" office:value="493.3" calcext:value-type="float">
            <text:p>493.3</text:p>
          </table:table-cell>
          <table:table-cell table:style-name="ce7" office:value-type="time" office:time-value="PT00H08M54.1S" calcext:value-type="time">
            <text:p>08:54</text:p>
          </table:table-cell>
          <table:table-cell/>
          <table:table-cell table:style-name="ce7" office:value-type="time" office:time-value="PT00H08M54.1S" calcext:value-type="time">
            <text:p>08:54</text:p>
          </table:table-cell>
          <table:table-cell office:value-type="float" office:value="283.2" calcext:value-type="float">
            <text:p>283.2</text:p>
          </table:table-cell>
          <table:table-cell table:style-name="ce7" office:value-type="time" office:time-value="PT00H08M54.1S" calcext:value-type="time">
            <text:p>08:54</text:p>
          </table:table-cell>
          <table:table-cell/>
          <table:table-cell table:style-name="ce7" office:value-type="time" office:time-value="PT00H08M54.1S" calcext:value-type="time">
            <text:p>08:54</text:p>
          </table:table-cell>
          <table:table-cell office:value-type="float" office:value="238.6" calcext:value-type="float">
            <text:p>238.6</text:p>
          </table:table-cell>
          <table:table-cell table:style-name="ce7" office:value-type="time" office:time-value="PT00H08M54.1S" calcext:value-type="time">
            <text:p>08:54</text:p>
          </table:table-cell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56.1S" calcext:value-type="time">
            <text:p>08:56</text:p>
          </table:table-cell>
          <table:table-cell office:value-type="float" office:value="489.2" calcext:value-type="float">
            <text:p>489.2</text:p>
          </table:table-cell>
          <table:table-cell table:style-name="ce7" office:value-type="time" office:time-value="PT00H08M56.1S" calcext:value-type="time">
            <text:p>08:56</text:p>
          </table:table-cell>
          <table:table-cell/>
          <table:table-cell table:style-name="ce7" office:value-type="time" office:time-value="PT00H08M56.1S" calcext:value-type="time">
            <text:p>08:56</text:p>
          </table:table-cell>
          <table:table-cell office:value-type="float" office:value="277.2" calcext:value-type="float">
            <text:p>277.2</text:p>
          </table:table-cell>
          <table:table-cell table:style-name="ce7" office:value-type="time" office:time-value="PT00H08M56.1S" calcext:value-type="time">
            <text:p>08:56</text:p>
          </table:table-cell>
          <table:table-cell/>
          <table:table-cell table:style-name="ce7" office:value-type="time" office:time-value="PT00H08M56.1S" calcext:value-type="time">
            <text:p>08:56</text:p>
          </table:table-cell>
          <table:table-cell office:value-type="float" office:value="235.2" calcext:value-type="float">
            <text:p>235.2</text:p>
          </table:table-cell>
          <table:table-cell table:style-name="ce7" office:value-type="time" office:time-value="PT00H08M56.1S" calcext:value-type="time">
            <text:p>08:56</text:p>
          </table:table-cell>
          <table:table-cell office:value-type="float" office:value="224.1" calcext:value-type="float">
            <text:p>224.1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time" office:time-value="PT00H08M58.1S" calcext:value-type="time">
            <text:p>08:58</text:p>
          </table:table-cell>
          <table:table-cell office:value-type="float" office:value="493.5" calcext:value-type="float">
            <text:p>493.5</text:p>
          </table:table-cell>
          <table:table-cell table:style-name="ce7" office:value-type="time" office:time-value="PT00H08M58.1S" calcext:value-type="time">
            <text:p>08:58</text:p>
          </table:table-cell>
          <table:table-cell/>
          <table:table-cell table:style-name="ce7" office:value-type="time" office:time-value="PT00H08M58.1S" calcext:value-type="time">
            <text:p>08:58</text:p>
          </table:table-cell>
          <table:table-cell office:value-type="float" office:value="273" calcext:value-type="float">
            <text:p>273</text:p>
          </table:table-cell>
          <table:table-cell table:style-name="ce7" office:value-type="time" office:time-value="PT00H08M58.1S" calcext:value-type="time">
            <text:p>08:58</text:p>
          </table:table-cell>
          <table:table-cell/>
          <table:table-cell table:style-name="ce7" office:value-type="time" office:time-value="PT00H08M58.1S" calcext:value-type="time">
            <text:p>08:58</text:p>
          </table:table-cell>
          <table:table-cell office:value-type="float" office:value="230.9" calcext:value-type="float">
            <text:p>230.9</text:p>
          </table:table-cell>
          <table:table-cell table:style-name="ce7" office:value-type="time" office:time-value="PT00H08M58.1S" calcext:value-type="time">
            <text:p>08:5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00.1S" calcext:value-type="time">
            <text:p>09:00</text:p>
          </table:table-cell>
          <table:table-cell office:value-type="float" office:value="494.1" calcext:value-type="float">
            <text:p>494.1</text:p>
          </table:table-cell>
          <table:table-cell table:style-name="ce7" office:value-type="time" office:time-value="PT00H09M00.1S" calcext:value-type="time">
            <text:p>09:00</text:p>
          </table:table-cell>
          <table:table-cell/>
          <table:table-cell table:style-name="ce7" office:value-type="time" office:time-value="PT00H09M00.1S" calcext:value-type="time">
            <text:p>09:00</text:p>
          </table:table-cell>
          <table:table-cell office:value-type="float" office:value="265.9" calcext:value-type="float">
            <text:p>265.9</text:p>
          </table:table-cell>
          <table:table-cell table:style-name="ce7" office:value-type="time" office:time-value="PT00H09M00.1S" calcext:value-type="time">
            <text:p>09:00</text:p>
          </table:table-cell>
          <table:table-cell/>
          <table:table-cell table:style-name="ce7" office:value-type="time" office:time-value="PT00H09M00.1S" calcext:value-type="time">
            <text:p>09:00</text:p>
          </table:table-cell>
          <table:table-cell office:value-type="float" office:value="226.4" calcext:value-type="float">
            <text:p>226.4</text:p>
          </table:table-cell>
          <table:table-cell table:style-name="ce7" office:value-type="time" office:time-value="PT00H09M00.1S" calcext:value-type="time">
            <text:p>09: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02.1S" calcext:value-type="time">
            <text:p>09:02</text:p>
          </table:table-cell>
          <table:table-cell office:value-type="float" office:value="495.2" calcext:value-type="float">
            <text:p>495.2</text:p>
          </table:table-cell>
          <table:table-cell table:style-name="ce7" office:value-type="time" office:time-value="PT00H09M02.1S" calcext:value-type="time">
            <text:p>09:02</text:p>
          </table:table-cell>
          <table:table-cell/>
          <table:table-cell table:style-name="ce7" office:value-type="time" office:time-value="PT00H09M02.1S" calcext:value-type="time">
            <text:p>09:02</text:p>
          </table:table-cell>
          <table:table-cell office:value-type="float" office:value="262.1" calcext:value-type="float">
            <text:p>262.1</text:p>
          </table:table-cell>
          <table:table-cell table:style-name="ce7" office:value-type="time" office:time-value="PT00H09M02.1S" calcext:value-type="time">
            <text:p>09:02</text:p>
          </table:table-cell>
          <table:table-cell/>
          <table:table-cell table:style-name="ce7" office:value-type="time" office:time-value="PT00H09M02.1S" calcext:value-type="time">
            <text:p>09:02</text:p>
          </table:table-cell>
          <table:table-cell office:value-type="float" office:value="224.5" calcext:value-type="float">
            <text:p>224.5</text:p>
          </table:table-cell>
          <table:table-cell table:style-name="ce7" office:value-type="time" office:time-value="PT00H09M02.1S" calcext:value-type="time">
            <text:p>09:0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04.1S" calcext:value-type="time">
            <text:p>09:04</text:p>
          </table:table-cell>
          <table:table-cell office:value-type="float" office:value="495.7" calcext:value-type="float">
            <text:p>495.7</text:p>
          </table:table-cell>
          <table:table-cell table:style-name="ce7" office:value-type="time" office:time-value="PT00H09M04.1S" calcext:value-type="time">
            <text:p>09:04</text:p>
          </table:table-cell>
          <table:table-cell/>
          <table:table-cell table:style-name="ce7" office:value-type="time" office:time-value="PT00H09M04.1S" calcext:value-type="time">
            <text:p>09:04</text:p>
          </table:table-cell>
          <table:table-cell office:value-type="float" office:value="255.1" calcext:value-type="float">
            <text:p>255.1</text:p>
          </table:table-cell>
          <table:table-cell table:style-name="ce7" office:value-type="time" office:time-value="PT00H09M04.1S" calcext:value-type="time">
            <text:p>09:04</text:p>
          </table:table-cell>
          <table:table-cell/>
          <table:table-cell table:style-name="ce7" office:value-type="time" office:time-value="PT00H09M04.1S" calcext:value-type="time">
            <text:p>09:04</text:p>
          </table:table-cell>
          <table:table-cell office:value-type="float" office:value="221.4" calcext:value-type="float">
            <text:p>221.4</text:p>
          </table:table-cell>
          <table:table-cell table:style-name="ce7" office:value-type="time" office:time-value="PT00H09M04.1S" calcext:value-type="time">
            <text:p>09:0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06.1S" calcext:value-type="time">
            <text:p>09:06</text:p>
          </table:table-cell>
          <table:table-cell office:value-type="float" office:value="492.8" calcext:value-type="float">
            <text:p>492.8</text:p>
          </table:table-cell>
          <table:table-cell table:style-name="ce7" office:value-type="time" office:time-value="PT00H09M06.1S" calcext:value-type="time">
            <text:p>09:06</text:p>
          </table:table-cell>
          <table:table-cell/>
          <table:table-cell table:style-name="ce7" office:value-type="time" office:time-value="PT00H09M06.1S" calcext:value-type="time">
            <text:p>09:06</text:p>
          </table:table-cell>
          <table:table-cell office:value-type="float" office:value="251.1" calcext:value-type="float">
            <text:p>251.1</text:p>
          </table:table-cell>
          <table:table-cell table:style-name="ce7" office:value-type="time" office:time-value="PT00H09M06.1S" calcext:value-type="time">
            <text:p>09:06</text:p>
          </table:table-cell>
          <table:table-cell/>
          <table:table-cell table:style-name="ce7" office:value-type="time" office:time-value="PT00H09M06.1S" calcext:value-type="time">
            <text:p>09:06</text:p>
          </table:table-cell>
          <table:table-cell office:value-type="float" office:value="217.8" calcext:value-type="float">
            <text:p>217.8</text:p>
          </table:table-cell>
          <table:table-cell table:style-name="ce7" office:value-type="time" office:time-value="PT00H09M06.1S" calcext:value-type="time">
            <text:p>09:0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08.1S" calcext:value-type="time">
            <text:p>09:08</text:p>
          </table:table-cell>
          <table:table-cell office:value-type="float" office:value="466.8" calcext:value-type="float">
            <text:p>466.8</text:p>
          </table:table-cell>
          <table:table-cell table:style-name="ce7" office:value-type="time" office:time-value="PT00H09M08.1S" calcext:value-type="time">
            <text:p>09:08</text:p>
          </table:table-cell>
          <table:table-cell/>
          <table:table-cell table:style-name="ce7" office:value-type="time" office:time-value="PT00H09M08.1S" calcext:value-type="time">
            <text:p>09:08</text:p>
          </table:table-cell>
          <table:table-cell office:value-type="float" office:value="247.7" calcext:value-type="float">
            <text:p>247.7</text:p>
          </table:table-cell>
          <table:table-cell table:style-name="ce7" office:value-type="time" office:time-value="PT00H09M08.1S" calcext:value-type="time">
            <text:p>09:08</text:p>
          </table:table-cell>
          <table:table-cell/>
          <table:table-cell table:style-name="ce7" office:value-type="time" office:time-value="PT00H09M08.1S" calcext:value-type="time">
            <text:p>09:08</text:p>
          </table:table-cell>
          <table:table-cell office:value-type="float" office:value="215.2" calcext:value-type="float">
            <text:p>215.2</text:p>
          </table:table-cell>
          <table:table-cell table:style-name="ce7" office:value-type="time" office:time-value="PT00H09M08.1S" calcext:value-type="time">
            <text:p>09:0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10.1S" calcext:value-type="time">
            <text:p>09:10</text:p>
          </table:table-cell>
          <table:table-cell office:value-type="float" office:value="434.2" calcext:value-type="float">
            <text:p>434.2</text:p>
          </table:table-cell>
          <table:table-cell table:style-name="ce7" office:value-type="time" office:time-value="PT00H09M10.1S" calcext:value-type="time">
            <text:p>09:10</text:p>
          </table:table-cell>
          <table:table-cell/>
          <table:table-cell table:style-name="ce7" office:value-type="time" office:time-value="PT00H09M10.1S" calcext:value-type="time">
            <text:p>09:10</text:p>
          </table:table-cell>
          <table:table-cell office:value-type="float" office:value="243.3" calcext:value-type="float">
            <text:p>243.3</text:p>
          </table:table-cell>
          <table:table-cell table:style-name="ce7" office:value-type="time" office:time-value="PT00H09M10.1S" calcext:value-type="time">
            <text:p>09:10</text:p>
          </table:table-cell>
          <table:table-cell/>
          <table:table-cell table:style-name="ce7" office:value-type="time" office:time-value="PT00H09M10.1S" calcext:value-type="time">
            <text:p>09:10</text:p>
          </table:table-cell>
          <table:table-cell office:value-type="float" office:value="212.1" calcext:value-type="float">
            <text:p>212.1</text:p>
          </table:table-cell>
          <table:table-cell table:style-name="ce7" office:value-type="time" office:time-value="PT00H09M10.1S" calcext:value-type="time">
            <text:p>09:1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12.1S" calcext:value-type="time">
            <text:p>09:12</text:p>
          </table:table-cell>
          <table:table-cell office:value-type="float" office:value="409.6" calcext:value-type="float">
            <text:p>409.6</text:p>
          </table:table-cell>
          <table:table-cell table:style-name="ce7" office:value-type="time" office:time-value="PT00H09M12.1S" calcext:value-type="time">
            <text:p>09:12</text:p>
          </table:table-cell>
          <table:table-cell/>
          <table:table-cell table:style-name="ce7" office:value-type="time" office:time-value="PT00H09M12.1S" calcext:value-type="time">
            <text:p>09:12</text:p>
          </table:table-cell>
          <table:table-cell office:value-type="float" office:value="239.2" calcext:value-type="float">
            <text:p>239.2</text:p>
          </table:table-cell>
          <table:table-cell table:style-name="ce7" office:value-type="time" office:time-value="PT00H09M12.1S" calcext:value-type="time">
            <text:p>09:12</text:p>
          </table:table-cell>
          <table:table-cell/>
          <table:table-cell table:style-name="ce7" office:value-type="time" office:time-value="PT00H09M12.1S" calcext:value-type="time">
            <text:p>09:12</text:p>
          </table:table-cell>
          <table:table-cell office:value-type="float" office:value="210.5" calcext:value-type="float">
            <text:p>210.5</text:p>
          </table:table-cell>
          <table:table-cell table:style-name="ce7" office:value-type="time" office:time-value="PT00H09M12.1S" calcext:value-type="time">
            <text:p>09:1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14.1S" calcext:value-type="time">
            <text:p>09:14</text:p>
          </table:table-cell>
          <table:table-cell office:value-type="float" office:value="390.2" calcext:value-type="float">
            <text:p>390.2</text:p>
          </table:table-cell>
          <table:table-cell table:style-name="ce7" office:value-type="time" office:time-value="PT00H09M14.1S" calcext:value-type="time">
            <text:p>09:14</text:p>
          </table:table-cell>
          <table:table-cell/>
          <table:table-cell table:style-name="ce7" office:value-type="time" office:time-value="PT00H09M14.1S" calcext:value-type="time">
            <text:p>09:14</text:p>
          </table:table-cell>
          <table:table-cell office:value-type="float" office:value="235.4" calcext:value-type="float">
            <text:p>235.4</text:p>
          </table:table-cell>
          <table:table-cell table:style-name="ce7" office:value-type="time" office:time-value="PT00H09M14.1S" calcext:value-type="time">
            <text:p>09:14</text:p>
          </table:table-cell>
          <table:table-cell/>
          <table:table-cell table:style-name="ce7" office:value-type="time" office:time-value="PT00H09M14.1S" calcext:value-type="time">
            <text:p>09:14</text:p>
          </table:table-cell>
          <table:table-cell office:value-type="float" office:value="208.2" calcext:value-type="float">
            <text:p>208.2</text:p>
          </table:table-cell>
          <table:table-cell table:style-name="ce7" office:value-type="time" office:time-value="PT00H09M14.1S" calcext:value-type="time">
            <text:p>09:1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16.1S" calcext:value-type="time">
            <text:p>09:16</text:p>
          </table:table-cell>
          <table:table-cell office:value-type="float" office:value="374.9" calcext:value-type="float">
            <text:p>374.9</text:p>
          </table:table-cell>
          <table:table-cell table:style-name="ce7" office:value-type="time" office:time-value="PT00H09M16.1S" calcext:value-type="time">
            <text:p>09:16</text:p>
          </table:table-cell>
          <table:table-cell/>
          <table:table-cell table:style-name="ce7" office:value-type="time" office:time-value="PT00H09M16.1S" calcext:value-type="time">
            <text:p>09:16</text:p>
          </table:table-cell>
          <table:table-cell office:value-type="float" office:value="231.4" calcext:value-type="float">
            <text:p>231.4</text:p>
          </table:table-cell>
          <table:table-cell table:style-name="ce7" office:value-type="time" office:time-value="PT00H09M16.1S" calcext:value-type="time">
            <text:p>09:16</text:p>
          </table:table-cell>
          <table:table-cell/>
          <table:table-cell table:style-name="ce7" office:value-type="time" office:time-value="PT00H09M16.1S" calcext:value-type="time">
            <text:p>09:16</text:p>
          </table:table-cell>
          <table:table-cell office:value-type="float" office:value="205.3" calcext:value-type="float">
            <text:p>205.3</text:p>
          </table:table-cell>
          <table:table-cell table:style-name="ce7" office:value-type="time" office:time-value="PT00H09M16.1S" calcext:value-type="time">
            <text:p>09:1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18.1S" calcext:value-type="time">
            <text:p>09:18</text:p>
          </table:table-cell>
          <table:table-cell office:value-type="float" office:value="358" calcext:value-type="float">
            <text:p>358</text:p>
          </table:table-cell>
          <table:table-cell table:style-name="ce7" office:value-type="time" office:time-value="PT00H09M18.1S" calcext:value-type="time">
            <text:p>09:18</text:p>
          </table:table-cell>
          <table:table-cell/>
          <table:table-cell table:style-name="ce7" office:value-type="time" office:time-value="PT00H09M18.1S" calcext:value-type="time">
            <text:p>09:18</text:p>
          </table:table-cell>
          <table:table-cell office:value-type="float" office:value="227.5" calcext:value-type="float">
            <text:p>227.5</text:p>
          </table:table-cell>
          <table:table-cell table:style-name="ce7" office:value-type="time" office:time-value="PT00H09M18.1S" calcext:value-type="time">
            <text:p>09:18</text:p>
          </table:table-cell>
          <table:table-cell/>
          <table:table-cell table:style-name="ce7" office:value-type="time" office:time-value="PT00H09M18.1S" calcext:value-type="time">
            <text:p>09:18</text:p>
          </table:table-cell>
          <table:table-cell office:value-type="float" office:value="203.2" calcext:value-type="float">
            <text:p>203.2</text:p>
          </table:table-cell>
          <table:table-cell table:style-name="ce7" office:value-type="time" office:time-value="PT00H09M18.1S" calcext:value-type="time">
            <text:p>09: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20.1S" calcext:value-type="time">
            <text:p>09:20</text:p>
          </table:table-cell>
          <table:table-cell office:value-type="float" office:value="346.3" calcext:value-type="float">
            <text:p>346.3</text:p>
          </table:table-cell>
          <table:table-cell table:style-name="ce7" office:value-type="time" office:time-value="PT00H09M20.1S" calcext:value-type="time">
            <text:p>09:20</text:p>
          </table:table-cell>
          <table:table-cell/>
          <table:table-cell table:style-name="ce7" office:value-type="time" office:time-value="PT00H09M20.1S" calcext:value-type="time">
            <text:p>09:20</text:p>
          </table:table-cell>
          <table:table-cell office:value-type="float" office:value="224.8" calcext:value-type="float">
            <text:p>224.8</text:p>
          </table:table-cell>
          <table:table-cell table:style-name="ce7" office:value-type="time" office:time-value="PT00H09M20.1S" calcext:value-type="time">
            <text:p>09:20</text:p>
          </table:table-cell>
          <table:table-cell/>
          <table:table-cell table:style-name="ce7" office:value-type="time" office:time-value="PT00H09M20.1S" calcext:value-type="time">
            <text:p>09:20</text:p>
          </table:table-cell>
          <table:table-cell office:value-type="float" office:value="200.7" calcext:value-type="float">
            <text:p>200.7</text:p>
          </table:table-cell>
          <table:table-cell table:style-name="ce7" office:value-type="time" office:time-value="PT00H09M20.1S" calcext:value-type="time">
            <text:p>09:2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22.1S" calcext:value-type="time">
            <text:p>09:22</text:p>
          </table:table-cell>
          <table:table-cell office:value-type="float" office:value="336" calcext:value-type="float">
            <text:p>336</text:p>
          </table:table-cell>
          <table:table-cell table:style-name="ce7" office:value-type="time" office:time-value="PT00H09M22.1S" calcext:value-type="time">
            <text:p>09:22</text:p>
          </table:table-cell>
          <table:table-cell/>
          <table:table-cell table:style-name="ce7" office:value-type="time" office:time-value="PT00H09M22.1S" calcext:value-type="time">
            <text:p>09:22</text:p>
          </table:table-cell>
          <table:table-cell office:value-type="float" office:value="221.4" calcext:value-type="float">
            <text:p>221.4</text:p>
          </table:table-cell>
          <table:table-cell table:style-name="ce7" office:value-type="time" office:time-value="PT00H09M22.1S" calcext:value-type="time">
            <text:p>09:22</text:p>
          </table:table-cell>
          <table:table-cell/>
          <table:table-cell table:style-name="ce7" office:value-type="time" office:time-value="PT00H09M22.1S" calcext:value-type="time">
            <text:p>09:22</text:p>
          </table:table-cell>
          <table:table-cell office:value-type="float" office:value="198.3" calcext:value-type="float">
            <text:p>198.3</text:p>
          </table:table-cell>
          <table:table-cell table:style-name="ce7" office:value-type="time" office:time-value="PT00H09M22.1S" calcext:value-type="time">
            <text:p>09:2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24.1S" calcext:value-type="time">
            <text:p>09:24</text:p>
          </table:table-cell>
          <table:table-cell office:value-type="float" office:value="324" calcext:value-type="float">
            <text:p>324</text:p>
          </table:table-cell>
          <table:table-cell table:style-name="ce7" office:value-type="time" office:time-value="PT00H09M24.1S" calcext:value-type="time">
            <text:p>09:24</text:p>
          </table:table-cell>
          <table:table-cell/>
          <table:table-cell table:style-name="ce7" office:value-type="time" office:time-value="PT00H09M24.1S" calcext:value-type="time">
            <text:p>09:24</text:p>
          </table:table-cell>
          <table:table-cell office:value-type="float" office:value="218.7" calcext:value-type="float">
            <text:p>218.7</text:p>
          </table:table-cell>
          <table:table-cell table:style-name="ce7" office:value-type="time" office:time-value="PT00H09M24.1S" calcext:value-type="time">
            <text:p>09:24</text:p>
          </table:table-cell>
          <table:table-cell/>
          <table:table-cell table:style-name="ce7" office:value-type="time" office:time-value="PT00H09M24.1S" calcext:value-type="time">
            <text:p>09:24</text:p>
          </table:table-cell>
          <table:table-cell office:value-type="float" office:value="196.6" calcext:value-type="float">
            <text:p>196.6</text:p>
          </table:table-cell>
          <table:table-cell table:style-name="ce7" office:value-type="time" office:time-value="PT00H09M24.1S" calcext:value-type="time">
            <text:p>09:2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26.1S" calcext:value-type="time">
            <text:p>09:26</text:p>
          </table:table-cell>
          <table:table-cell office:value-type="float" office:value="318.3" calcext:value-type="float">
            <text:p>318.3</text:p>
          </table:table-cell>
          <table:table-cell table:style-name="ce7" office:value-type="time" office:time-value="PT00H09M26.1S" calcext:value-type="time">
            <text:p>09:26</text:p>
          </table:table-cell>
          <table:table-cell/>
          <table:table-cell table:style-name="ce7" office:value-type="time" office:time-value="PT00H09M26.1S" calcext:value-type="time">
            <text:p>09:26</text:p>
          </table:table-cell>
          <table:table-cell office:value-type="float" office:value="216.3" calcext:value-type="float">
            <text:p>216.3</text:p>
          </table:table-cell>
          <table:table-cell table:style-name="ce7" office:value-type="time" office:time-value="PT00H09M26.1S" calcext:value-type="time">
            <text:p>09:26</text:p>
          </table:table-cell>
          <table:table-cell/>
          <table:table-cell table:style-name="ce7" office:value-type="time" office:time-value="PT00H09M26.1S" calcext:value-type="time">
            <text:p>09:26</text:p>
          </table:table-cell>
          <table:table-cell/>
          <table:table-cell table:style-name="ce7" office:value-type="time" office:time-value="PT00H09M26.1S" calcext:value-type="time">
            <text:p>09:2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28.1S" calcext:value-type="time">
            <text:p>09:28</text:p>
          </table:table-cell>
          <table:table-cell office:value-type="float" office:value="308.7" calcext:value-type="float">
            <text:p>308.7</text:p>
          </table:table-cell>
          <table:table-cell table:style-name="ce7" office:value-type="time" office:time-value="PT00H09M28.1S" calcext:value-type="time">
            <text:p>09:28</text:p>
          </table:table-cell>
          <table:table-cell/>
          <table:table-cell table:style-name="ce7" office:value-type="time" office:time-value="PT00H09M28.1S" calcext:value-type="time">
            <text:p>09:28</text:p>
          </table:table-cell>
          <table:table-cell office:value-type="float" office:value="213.2" calcext:value-type="float">
            <text:p>213.2</text:p>
          </table:table-cell>
          <table:table-cell table:style-name="ce7" office:value-type="time" office:time-value="PT00H09M28.1S" calcext:value-type="time">
            <text:p>09:28</text:p>
          </table:table-cell>
          <table:table-cell/>
          <table:table-cell table:style-name="ce7" office:value-type="time" office:time-value="PT00H09M28.1S" calcext:value-type="time">
            <text:p>09:28</text:p>
          </table:table-cell>
          <table:table-cell/>
          <table:table-cell table:style-name="ce7" office:value-type="time" office:time-value="PT00H09M28.1S" calcext:value-type="time">
            <text:p>09:2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30.1S" calcext:value-type="time">
            <text:p>09:30</text:p>
          </table:table-cell>
          <table:table-cell office:value-type="float" office:value="302.4" calcext:value-type="float">
            <text:p>302.4</text:p>
          </table:table-cell>
          <table:table-cell table:style-name="ce7" office:value-type="time" office:time-value="PT00H09M30.1S" calcext:value-type="time">
            <text:p>09:30</text:p>
          </table:table-cell>
          <table:table-cell/>
          <table:table-cell table:style-name="ce7" office:value-type="time" office:time-value="PT00H09M30.1S" calcext:value-type="time">
            <text:p>09:30</text:p>
          </table:table-cell>
          <table:table-cell office:value-type="float" office:value="210.6" calcext:value-type="float">
            <text:p>210.6</text:p>
          </table:table-cell>
          <table:table-cell table:style-name="ce7" office:value-type="time" office:time-value="PT00H09M30.1S" calcext:value-type="time">
            <text:p>09:30</text:p>
          </table:table-cell>
          <table:table-cell/>
          <table:table-cell table:style-name="ce7" office:value-type="time" office:time-value="PT00H09M30.1S" calcext:value-type="time">
            <text:p>09:30</text:p>
          </table:table-cell>
          <table:table-cell/>
          <table:table-cell table:style-name="ce7" office:value-type="time" office:time-value="PT00H09M30.1S" calcext:value-type="time">
            <text:p>09:3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32.1S" calcext:value-type="time">
            <text:p>09:32</text:p>
          </table:table-cell>
          <table:table-cell office:value-type="float" office:value="295.4" calcext:value-type="float">
            <text:p>295.4</text:p>
          </table:table-cell>
          <table:table-cell table:style-name="ce7" office:value-type="time" office:time-value="PT00H09M32.1S" calcext:value-type="time">
            <text:p>09:32</text:p>
          </table:table-cell>
          <table:table-cell/>
          <table:table-cell table:style-name="ce7" office:value-type="time" office:time-value="PT00H09M32.1S" calcext:value-type="time">
            <text:p>09:32</text:p>
          </table:table-cell>
          <table:table-cell office:value-type="float" office:value="208.2" calcext:value-type="float">
            <text:p>208.2</text:p>
          </table:table-cell>
          <table:table-cell table:style-name="ce7" office:value-type="time" office:time-value="PT00H09M32.1S" calcext:value-type="time">
            <text:p>09:32</text:p>
          </table:table-cell>
          <table:table-cell/>
          <table:table-cell table:style-name="ce7" office:value-type="time" office:time-value="PT00H09M32.1S" calcext:value-type="time">
            <text:p>09:32</text:p>
          </table:table-cell>
          <table:table-cell/>
          <table:table-cell table:style-name="ce7" office:value-type="time" office:time-value="PT00H09M32.1S" calcext:value-type="time">
            <text:p>09:3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34.1S" calcext:value-type="time">
            <text:p>09:34</text:p>
          </table:table-cell>
          <table:table-cell office:value-type="float" office:value="289.9" calcext:value-type="float">
            <text:p>289.9</text:p>
          </table:table-cell>
          <table:table-cell table:style-name="ce7" office:value-type="time" office:time-value="PT00H09M34.1S" calcext:value-type="time">
            <text:p>09:34</text:p>
          </table:table-cell>
          <table:table-cell/>
          <table:table-cell table:style-name="ce7" office:value-type="time" office:time-value="PT00H09M34.1S" calcext:value-type="time">
            <text:p>09:34</text:p>
          </table:table-cell>
          <table:table-cell office:value-type="float" office:value="205.6" calcext:value-type="float">
            <text:p>205.6</text:p>
          </table:table-cell>
          <table:table-cell table:style-name="ce7" office:value-type="time" office:time-value="PT00H09M34.1S" calcext:value-type="time">
            <text:p>09:34</text:p>
          </table:table-cell>
          <table:table-cell/>
          <table:table-cell table:style-name="ce7" office:value-type="time" office:time-value="PT00H09M34.1S" calcext:value-type="time">
            <text:p>09:34</text:p>
          </table:table-cell>
          <table:table-cell/>
          <table:table-cell table:style-name="ce7" office:value-type="time" office:time-value="PT00H09M34.1S" calcext:value-type="time">
            <text:p>09:3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36.1S" calcext:value-type="time">
            <text:p>09:36</text:p>
          </table:table-cell>
          <table:table-cell office:value-type="float" office:value="282.6" calcext:value-type="float">
            <text:p>282.6</text:p>
          </table:table-cell>
          <table:table-cell table:style-name="ce7" office:value-type="time" office:time-value="PT00H09M36.1S" calcext:value-type="time">
            <text:p>09:36</text:p>
          </table:table-cell>
          <table:table-cell/>
          <table:table-cell table:style-name="ce7" office:value-type="time" office:time-value="PT00H09M36.1S" calcext:value-type="time">
            <text:p>09:36</text:p>
          </table:table-cell>
          <table:table-cell office:value-type="float" office:value="202.3" calcext:value-type="float">
            <text:p>202.3</text:p>
          </table:table-cell>
          <table:table-cell table:style-name="ce7" office:value-type="time" office:time-value="PT00H09M36.1S" calcext:value-type="time">
            <text:p>09:36</text:p>
          </table:table-cell>
          <table:table-cell/>
          <table:table-cell table:style-name="ce7" office:value-type="time" office:time-value="PT00H09M36.1S" calcext:value-type="time">
            <text:p>09:36</text:p>
          </table:table-cell>
          <table:table-cell/>
          <table:table-cell table:style-name="ce7" office:value-type="time" office:time-value="PT00H09M36.1S" calcext:value-type="time">
            <text:p>09:3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38.1S" calcext:value-type="time">
            <text:p>09:38</text:p>
          </table:table-cell>
          <table:table-cell office:value-type="float" office:value="277.6" calcext:value-type="float">
            <text:p>277.6</text:p>
          </table:table-cell>
          <table:table-cell table:style-name="ce7" office:value-type="time" office:time-value="PT00H09M38.1S" calcext:value-type="time">
            <text:p>09:38</text:p>
          </table:table-cell>
          <table:table-cell/>
          <table:table-cell table:style-name="ce7" office:value-type="time" office:time-value="PT00H09M38.1S" calcext:value-type="time">
            <text:p>09:38</text:p>
          </table:table-cell>
          <table:table-cell office:value-type="float" office:value="200.3" calcext:value-type="float">
            <text:p>200.3</text:p>
          </table:table-cell>
          <table:table-cell table:style-name="ce7" office:value-type="time" office:time-value="PT00H09M38.1S" calcext:value-type="time">
            <text:p>09:38</text:p>
          </table:table-cell>
          <table:table-cell/>
          <table:table-cell table:style-name="ce7" office:value-type="time" office:time-value="PT00H09M38.1S" calcext:value-type="time">
            <text:p>09:38</text:p>
          </table:table-cell>
          <table:table-cell/>
          <table:table-cell table:style-name="ce7" office:value-type="time" office:time-value="PT00H09M38.1S" calcext:value-type="time">
            <text:p>09:3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40.1S" calcext:value-type="time">
            <text:p>09:40</text:p>
          </table:table-cell>
          <table:table-cell office:value-type="float" office:value="272.4" calcext:value-type="float">
            <text:p>272.4</text:p>
          </table:table-cell>
          <table:table-cell table:style-name="ce7" office:value-type="time" office:time-value="PT00H09M40.1S" calcext:value-type="time">
            <text:p>09:40</text:p>
          </table:table-cell>
          <table:table-cell/>
          <table:table-cell table:style-name="ce7" office:value-type="time" office:time-value="PT00H09M40.1S" calcext:value-type="time">
            <text:p>09:40</text:p>
          </table:table-cell>
          <table:table-cell office:value-type="float" office:value="198.3" calcext:value-type="float">
            <text:p>198.3</text:p>
          </table:table-cell>
          <table:table-cell table:style-name="ce7" office:value-type="time" office:time-value="PT00H09M40.1S" calcext:value-type="time">
            <text:p>09:40</text:p>
          </table:table-cell>
          <table:table-cell/>
          <table:table-cell table:style-name="ce7" office:value-type="time" office:time-value="PT00H09M40.1S" calcext:value-type="time">
            <text:p>09:40</text:p>
          </table:table-cell>
          <table:table-cell/>
          <table:table-cell table:style-name="ce7" office:value-type="time" office:time-value="PT00H09M40.1S" calcext:value-type="time">
            <text:p>09:4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42.1S" calcext:value-type="time">
            <text:p>09:42</text:p>
          </table:table-cell>
          <table:table-cell office:value-type="float" office:value="268.3" calcext:value-type="float">
            <text:p>268.3</text:p>
          </table:table-cell>
          <table:table-cell table:style-name="ce7" office:value-type="time" office:time-value="PT00H09M42.1S" calcext:value-type="time">
            <text:p>09:42</text:p>
          </table:table-cell>
          <table:table-cell/>
          <table:table-cell table:style-name="ce7" office:value-type="time" office:time-value="PT00H09M42.1S" calcext:value-type="time">
            <text:p>09:42</text:p>
          </table:table-cell>
          <table:table-cell/>
          <table:table-cell table:style-name="ce7" office:value-type="time" office:time-value="PT00H09M42.1S" calcext:value-type="time">
            <text:p>09:42</text:p>
          </table:table-cell>
          <table:table-cell/>
          <table:table-cell table:style-name="ce7" office:value-type="time" office:time-value="PT00H09M42.1S" calcext:value-type="time">
            <text:p>09:42</text:p>
          </table:table-cell>
          <table:table-cell/>
          <table:table-cell table:style-name="ce7" office:value-type="time" office:time-value="PT00H09M42.1S" calcext:value-type="time">
            <text:p>09:4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44.1S" calcext:value-type="time">
            <text:p>09:44</text:p>
          </table:table-cell>
          <table:table-cell office:value-type="float" office:value="263.2" calcext:value-type="float">
            <text:p>263.2</text:p>
          </table:table-cell>
          <table:table-cell table:style-name="ce7" office:value-type="time" office:time-value="PT00H09M44.1S" calcext:value-type="time">
            <text:p>09:44</text:p>
          </table:table-cell>
          <table:table-cell/>
          <table:table-cell table:style-name="ce7" office:value-type="time" office:time-value="PT00H09M44.1S" calcext:value-type="time">
            <text:p>09:44</text:p>
          </table:table-cell>
          <table:table-cell/>
          <table:table-cell table:style-name="ce7" office:value-type="time" office:time-value="PT00H09M44.1S" calcext:value-type="time">
            <text:p>09:44</text:p>
          </table:table-cell>
          <table:table-cell/>
          <table:table-cell table:style-name="ce7" office:value-type="time" office:time-value="PT00H09M44.1S" calcext:value-type="time">
            <text:p>09:44</text:p>
          </table:table-cell>
          <table:table-cell/>
          <table:table-cell table:style-name="ce7" office:value-type="time" office:time-value="PT00H09M44.1S" calcext:value-type="time">
            <text:p>09:4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46.1S" calcext:value-type="time">
            <text:p>09:46</text:p>
          </table:table-cell>
          <table:table-cell office:value-type="float" office:value="258.4" calcext:value-type="float">
            <text:p>258.4</text:p>
          </table:table-cell>
          <table:table-cell table:style-name="ce7" office:value-type="time" office:time-value="PT00H09M46.1S" calcext:value-type="time">
            <text:p>09:46</text:p>
          </table:table-cell>
          <table:table-cell/>
          <table:table-cell table:style-name="ce7" office:value-type="time" office:time-value="PT00H09M46.1S" calcext:value-type="time">
            <text:p>09:46</text:p>
          </table:table-cell>
          <table:table-cell/>
          <table:table-cell table:style-name="ce7" office:value-type="time" office:time-value="PT00H09M46.1S" calcext:value-type="time">
            <text:p>09:46</text:p>
          </table:table-cell>
          <table:table-cell/>
          <table:table-cell table:style-name="ce7" office:value-type="time" office:time-value="PT00H09M46.1S" calcext:value-type="time">
            <text:p>09:46</text:p>
          </table:table-cell>
          <table:table-cell/>
          <table:table-cell table:style-name="ce7" office:value-type="time" office:time-value="PT00H09M46.1S" calcext:value-type="time">
            <text:p>09:4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48.1S" calcext:value-type="time">
            <text:p>09:48</text:p>
          </table:table-cell>
          <table:table-cell office:value-type="float" office:value="254.2" calcext:value-type="float">
            <text:p>254.2</text:p>
          </table:table-cell>
          <table:table-cell table:style-name="ce7" office:value-type="time" office:time-value="PT00H09M48.1S" calcext:value-type="time">
            <text:p>09:48</text:p>
          </table:table-cell>
          <table:table-cell/>
          <table:table-cell table:style-name="ce7" office:value-type="time" office:time-value="PT00H09M48.1S" calcext:value-type="time">
            <text:p>09:48</text:p>
          </table:table-cell>
          <table:table-cell/>
          <table:table-cell table:style-name="ce7" office:value-type="time" office:time-value="PT00H09M48.1S" calcext:value-type="time">
            <text:p>09:48</text:p>
          </table:table-cell>
          <table:table-cell/>
          <table:table-cell table:style-name="ce7" office:value-type="time" office:time-value="PT00H09M48.1S" calcext:value-type="time">
            <text:p>09:48</text:p>
          </table:table-cell>
          <table:table-cell/>
          <table:table-cell table:style-name="ce7" office:value-type="time" office:time-value="PT00H09M48.1S" calcext:value-type="time">
            <text:p>09:4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50.1S" calcext:value-type="time">
            <text:p>09:50</text:p>
          </table:table-cell>
          <table:table-cell office:value-type="float" office:value="249.1" calcext:value-type="float">
            <text:p>249.1</text:p>
          </table:table-cell>
          <table:table-cell table:style-name="ce7" office:value-type="time" office:time-value="PT00H09M50.1S" calcext:value-type="time">
            <text:p>09:50</text:p>
          </table:table-cell>
          <table:table-cell/>
          <table:table-cell table:style-name="ce7" office:value-type="time" office:time-value="PT00H09M50.1S" calcext:value-type="time">
            <text:p>09:50</text:p>
          </table:table-cell>
          <table:table-cell/>
          <table:table-cell table:style-name="ce7" office:value-type="time" office:time-value="PT00H09M50.1S" calcext:value-type="time">
            <text:p>09:50</text:p>
          </table:table-cell>
          <table:table-cell/>
          <table:table-cell table:style-name="ce7" office:value-type="time" office:time-value="PT00H09M50.1S" calcext:value-type="time">
            <text:p>09:50</text:p>
          </table:table-cell>
          <table:table-cell/>
          <table:table-cell table:style-name="ce7" office:value-type="time" office:time-value="PT00H09M50.1S" calcext:value-type="time">
            <text:p>09:5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52.1S" calcext:value-type="time">
            <text:p>09:52</text:p>
          </table:table-cell>
          <table:table-cell office:value-type="float" office:value="246.7" calcext:value-type="float">
            <text:p>246.7</text:p>
          </table:table-cell>
          <table:table-cell table:style-name="ce7" office:value-type="time" office:time-value="PT00H09M52.1S" calcext:value-type="time">
            <text:p>09:52</text:p>
          </table:table-cell>
          <table:table-cell/>
          <table:table-cell table:style-name="ce7" office:value-type="time" office:time-value="PT00H09M52.1S" calcext:value-type="time">
            <text:p>09:52</text:p>
          </table:table-cell>
          <table:table-cell/>
          <table:table-cell table:style-name="ce7" office:value-type="time" office:time-value="PT00H09M52.1S" calcext:value-type="time">
            <text:p>09:52</text:p>
          </table:table-cell>
          <table:table-cell/>
          <table:table-cell table:style-name="ce7" office:value-type="time" office:time-value="PT00H09M52.1S" calcext:value-type="time">
            <text:p>09:52</text:p>
          </table:table-cell>
          <table:table-cell/>
          <table:table-cell table:style-name="ce7" office:value-type="time" office:time-value="PT00H09M52.1S" calcext:value-type="time">
            <text:p>09:5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54.1S" calcext:value-type="time">
            <text:p>09:54</text:p>
          </table:table-cell>
          <table:table-cell office:value-type="float" office:value="241.8" calcext:value-type="float">
            <text:p>241.8</text:p>
          </table:table-cell>
          <table:table-cell table:style-name="ce7" office:value-type="time" office:time-value="PT00H09M54.1S" calcext:value-type="time">
            <text:p>09:54</text:p>
          </table:table-cell>
          <table:table-cell/>
          <table:table-cell table:style-name="ce7" office:value-type="time" office:time-value="PT00H09M54.1S" calcext:value-type="time">
            <text:p>09:54</text:p>
          </table:table-cell>
          <table:table-cell/>
          <table:table-cell table:style-name="ce7" office:value-type="time" office:time-value="PT00H09M54.1S" calcext:value-type="time">
            <text:p>09:54</text:p>
          </table:table-cell>
          <table:table-cell/>
          <table:table-cell table:style-name="ce7" office:value-type="time" office:time-value="PT00H09M54.1S" calcext:value-type="time">
            <text:p>09:54</text:p>
          </table:table-cell>
          <table:table-cell/>
          <table:table-cell table:style-name="ce7" office:value-type="time" office:time-value="PT00H09M54.1S" calcext:value-type="time">
            <text:p>09:5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56.1S" calcext:value-type="time">
            <text:p>09:56</text:p>
          </table:table-cell>
          <table:table-cell office:value-type="float" office:value="239.3" calcext:value-type="float">
            <text:p>239.3</text:p>
          </table:table-cell>
          <table:table-cell table:style-name="ce7" office:value-type="time" office:time-value="PT00H09M56.1S" calcext:value-type="time">
            <text:p>09:56</text:p>
          </table:table-cell>
          <table:table-cell/>
          <table:table-cell table:style-name="ce7" office:value-type="time" office:time-value="PT00H09M56.1S" calcext:value-type="time">
            <text:p>09:56</text:p>
          </table:table-cell>
          <table:table-cell/>
          <table:table-cell table:style-name="ce7" office:value-type="time" office:time-value="PT00H09M56.1S" calcext:value-type="time">
            <text:p>09:56</text:p>
          </table:table-cell>
          <table:table-cell/>
          <table:table-cell table:style-name="ce7" office:value-type="time" office:time-value="PT00H09M56.1S" calcext:value-type="time">
            <text:p>09:56</text:p>
          </table:table-cell>
          <table:table-cell/>
          <table:table-cell table:style-name="ce7" office:value-type="time" office:time-value="PT00H09M56.1S" calcext:value-type="time">
            <text:p>09:5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09M58.1S" calcext:value-type="time">
            <text:p>09:58</text:p>
          </table:table-cell>
          <table:table-cell office:value-type="float" office:value="236.3" calcext:value-type="float">
            <text:p>236.3</text:p>
          </table:table-cell>
          <table:table-cell table:style-name="ce7" office:value-type="time" office:time-value="PT00H09M58.1S" calcext:value-type="time">
            <text:p>09:58</text:p>
          </table:table-cell>
          <table:table-cell/>
          <table:table-cell table:style-name="ce7" office:value-type="time" office:time-value="PT00H09M58.1S" calcext:value-type="time">
            <text:p>09:58</text:p>
          </table:table-cell>
          <table:table-cell/>
          <table:table-cell table:style-name="ce7" office:value-type="time" office:time-value="PT00H09M58.1S" calcext:value-type="time">
            <text:p>09:58</text:p>
          </table:table-cell>
          <table:table-cell/>
          <table:table-cell table:style-name="ce7" office:value-type="time" office:time-value="PT00H09M58.1S" calcext:value-type="time">
            <text:p>09:58</text:p>
          </table:table-cell>
          <table:table-cell/>
          <table:table-cell table:style-name="ce7" office:value-type="time" office:time-value="PT00H09M58.1S" calcext:value-type="time">
            <text:p>09:5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00.1S" calcext:value-type="time">
            <text:p>10:00</text:p>
          </table:table-cell>
          <table:table-cell office:value-type="float" office:value="233.2" calcext:value-type="float">
            <text:p>233.2</text:p>
          </table:table-cell>
          <table:table-cell table:style-name="ce7" office:value-type="time" office:time-value="PT00H10M00.1S" calcext:value-type="time">
            <text:p>10:00</text:p>
          </table:table-cell>
          <table:table-cell/>
          <table:table-cell table:style-name="ce7" office:value-type="time" office:time-value="PT00H10M00.1S" calcext:value-type="time">
            <text:p>10:00</text:p>
          </table:table-cell>
          <table:table-cell/>
          <table:table-cell table:style-name="ce7" office:value-type="time" office:time-value="PT00H10M00.1S" calcext:value-type="time">
            <text:p>10:00</text:p>
          </table:table-cell>
          <table:table-cell/>
          <table:table-cell table:style-name="ce7" office:value-type="time" office:time-value="PT00H10M00.1S" calcext:value-type="time">
            <text:p>10:00</text:p>
          </table:table-cell>
          <table:table-cell/>
          <table:table-cell table:style-name="ce7" office:value-type="time" office:time-value="PT00H10M00.1S" calcext:value-type="time">
            <text:p>10: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02.1S" calcext:value-type="time">
            <text:p>10:02</text:p>
          </table:table-cell>
          <table:table-cell office:value-type="float" office:value="229.5" calcext:value-type="float">
            <text:p>229.5</text:p>
          </table:table-cell>
          <table:table-cell table:style-name="ce7" office:value-type="time" office:time-value="PT00H10M02.1S" calcext:value-type="time">
            <text:p>10:02</text:p>
          </table:table-cell>
          <table:table-cell/>
          <table:table-cell table:style-name="ce7" office:value-type="time" office:time-value="PT00H10M02.1S" calcext:value-type="time">
            <text:p>10:02</text:p>
          </table:table-cell>
          <table:table-cell/>
          <table:table-cell table:style-name="ce7" office:value-type="time" office:time-value="PT00H10M02.1S" calcext:value-type="time">
            <text:p>10:02</text:p>
          </table:table-cell>
          <table:table-cell/>
          <table:table-cell table:style-name="ce7" office:value-type="time" office:time-value="PT00H10M02.1S" calcext:value-type="time">
            <text:p>10:02</text:p>
          </table:table-cell>
          <table:table-cell/>
          <table:table-cell table:style-name="ce7" office:value-type="time" office:time-value="PT00H10M02.1S" calcext:value-type="time">
            <text:p>10:0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04.1S" calcext:value-type="time">
            <text:p>10:04</text:p>
          </table:table-cell>
          <table:table-cell office:value-type="float" office:value="226.3" calcext:value-type="float">
            <text:p>226.3</text:p>
          </table:table-cell>
          <table:table-cell table:style-name="ce7" office:value-type="time" office:time-value="PT00H10M04.1S" calcext:value-type="time">
            <text:p>10:04</text:p>
          </table:table-cell>
          <table:table-cell/>
          <table:table-cell table:style-name="ce7" office:value-type="time" office:time-value="PT00H10M04.1S" calcext:value-type="time">
            <text:p>10:04</text:p>
          </table:table-cell>
          <table:table-cell/>
          <table:table-cell table:style-name="ce7" office:value-type="time" office:time-value="PT00H10M04.1S" calcext:value-type="time">
            <text:p>10:04</text:p>
          </table:table-cell>
          <table:table-cell/>
          <table:table-cell table:style-name="ce7" office:value-type="time" office:time-value="PT00H10M04.1S" calcext:value-type="time">
            <text:p>10:04</text:p>
          </table:table-cell>
          <table:table-cell/>
          <table:table-cell table:style-name="ce7" office:value-type="time" office:time-value="PT00H10M04.1S" calcext:value-type="time">
            <text:p>10:0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06.1S" calcext:value-type="time">
            <text:p>10:06</text:p>
          </table:table-cell>
          <table:table-cell office:value-type="float" office:value="221.9" calcext:value-type="float">
            <text:p>221.9</text:p>
          </table:table-cell>
          <table:table-cell table:style-name="ce7" office:value-type="time" office:time-value="PT00H10M06.1S" calcext:value-type="time">
            <text:p>10:06</text:p>
          </table:table-cell>
          <table:table-cell/>
          <table:table-cell table:style-name="ce7" office:value-type="time" office:time-value="PT00H10M06.1S" calcext:value-type="time">
            <text:p>10:06</text:p>
          </table:table-cell>
          <table:table-cell/>
          <table:table-cell table:style-name="ce7" office:value-type="time" office:time-value="PT00H10M06.1S" calcext:value-type="time">
            <text:p>10:06</text:p>
          </table:table-cell>
          <table:table-cell/>
          <table:table-cell table:style-name="ce7" office:value-type="time" office:time-value="PT00H10M06.1S" calcext:value-type="time">
            <text:p>10:06</text:p>
          </table:table-cell>
          <table:table-cell/>
          <table:table-cell table:style-name="ce7" office:value-type="time" office:time-value="PT00H10M06.1S" calcext:value-type="time">
            <text:p>10:0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08.1S" calcext:value-type="time">
            <text:p>10:08</text:p>
          </table:table-cell>
          <table:table-cell office:value-type="float" office:value="220.8" calcext:value-type="float">
            <text:p>220.8</text:p>
          </table:table-cell>
          <table:table-cell table:style-name="ce7" office:value-type="time" office:time-value="PT00H10M08.1S" calcext:value-type="time">
            <text:p>10:08</text:p>
          </table:table-cell>
          <table:table-cell/>
          <table:table-cell table:style-name="ce7" office:value-type="time" office:time-value="PT00H10M08.1S" calcext:value-type="time">
            <text:p>10:08</text:p>
          </table:table-cell>
          <table:table-cell/>
          <table:table-cell table:style-name="ce7" office:value-type="time" office:time-value="PT00H10M08.1S" calcext:value-type="time">
            <text:p>10:08</text:p>
          </table:table-cell>
          <table:table-cell/>
          <table:table-cell table:style-name="ce7" office:value-type="time" office:time-value="PT00H10M08.1S" calcext:value-type="time">
            <text:p>10:08</text:p>
          </table:table-cell>
          <table:table-cell/>
          <table:table-cell table:style-name="ce7" office:value-type="time" office:time-value="PT00H10M08.1S" calcext:value-type="time">
            <text:p>10:0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10.1S" calcext:value-type="time">
            <text:p>10:10</text:p>
          </table:table-cell>
          <table:table-cell office:value-type="float" office:value="217.8" calcext:value-type="float">
            <text:p>217.8</text:p>
          </table:table-cell>
          <table:table-cell table:style-name="ce7" office:value-type="time" office:time-value="PT00H10M10.1S" calcext:value-type="time">
            <text:p>10:10</text:p>
          </table:table-cell>
          <table:table-cell/>
          <table:table-cell table:style-name="ce7" office:value-type="time" office:time-value="PT00H10M10.1S" calcext:value-type="time">
            <text:p>10:10</text:p>
          </table:table-cell>
          <table:table-cell/>
          <table:table-cell table:style-name="ce7" office:value-type="time" office:time-value="PT00H10M10.1S" calcext:value-type="time">
            <text:p>10:10</text:p>
          </table:table-cell>
          <table:table-cell/>
          <table:table-cell table:style-name="ce7" office:value-type="time" office:time-value="PT00H10M10.1S" calcext:value-type="time">
            <text:p>10:10</text:p>
          </table:table-cell>
          <table:table-cell/>
          <table:table-cell table:style-name="ce7" office:value-type="time" office:time-value="PT00H10M10.1S" calcext:value-type="time">
            <text:p>10:1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12.1S" calcext:value-type="time">
            <text:p>10:12</text:p>
          </table:table-cell>
          <table:table-cell office:value-type="float" office:value="212.5" calcext:value-type="float">
            <text:p>212.5</text:p>
          </table:table-cell>
          <table:table-cell table:style-name="ce7" office:value-type="time" office:time-value="PT00H10M12.1S" calcext:value-type="time">
            <text:p>10:12</text:p>
          </table:table-cell>
          <table:table-cell/>
          <table:table-cell table:style-name="ce7" office:value-type="time" office:time-value="PT00H10M12.1S" calcext:value-type="time">
            <text:p>10:12</text:p>
          </table:table-cell>
          <table:table-cell/>
          <table:table-cell table:style-name="ce7" office:value-type="time" office:time-value="PT00H10M12.1S" calcext:value-type="time">
            <text:p>10:12</text:p>
          </table:table-cell>
          <table:table-cell/>
          <table:table-cell table:style-name="ce7" office:value-type="time" office:time-value="PT00H10M12.1S" calcext:value-type="time">
            <text:p>10:12</text:p>
          </table:table-cell>
          <table:table-cell/>
          <table:table-cell table:style-name="ce7" office:value-type="time" office:time-value="PT00H10M12.1S" calcext:value-type="time">
            <text:p>10:1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14.1S" calcext:value-type="time">
            <text:p>10:14</text:p>
          </table:table-cell>
          <table:table-cell office:value-type="float" office:value="212.6" calcext:value-type="float">
            <text:p>212.6</text:p>
          </table:table-cell>
          <table:table-cell table:style-name="ce7" office:value-type="time" office:time-value="PT00H10M14.1S" calcext:value-type="time">
            <text:p>10:14</text:p>
          </table:table-cell>
          <table:table-cell/>
          <table:table-cell table:style-name="ce7" office:value-type="time" office:time-value="PT00H10M14.1S" calcext:value-type="time">
            <text:p>10:14</text:p>
          </table:table-cell>
          <table:table-cell/>
          <table:table-cell table:style-name="ce7" office:value-type="time" office:time-value="PT00H10M14.1S" calcext:value-type="time">
            <text:p>10:14</text:p>
          </table:table-cell>
          <table:table-cell/>
          <table:table-cell table:style-name="ce7" office:value-type="time" office:time-value="PT00H10M14.1S" calcext:value-type="time">
            <text:p>10:14</text:p>
          </table:table-cell>
          <table:table-cell/>
          <table:table-cell table:style-name="ce7" office:value-type="time" office:time-value="PT00H10M14.1S" calcext:value-type="time">
            <text:p>10:1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16.1S" calcext:value-type="time">
            <text:p>10:16</text:p>
          </table:table-cell>
          <table:table-cell office:value-type="float" office:value="210" calcext:value-type="float">
            <text:p>210</text:p>
          </table:table-cell>
          <table:table-cell table:style-name="ce7" office:value-type="time" office:time-value="PT00H10M16.1S" calcext:value-type="time">
            <text:p>10:16</text:p>
          </table:table-cell>
          <table:table-cell/>
          <table:table-cell table:style-name="ce7" office:value-type="time" office:time-value="PT00H10M16.1S" calcext:value-type="time">
            <text:p>10:16</text:p>
          </table:table-cell>
          <table:table-cell/>
          <table:table-cell table:style-name="ce7" office:value-type="time" office:time-value="PT00H10M16.1S" calcext:value-type="time">
            <text:p>10:16</text:p>
          </table:table-cell>
          <table:table-cell/>
          <table:table-cell table:style-name="ce7" office:value-type="time" office:time-value="PT00H10M16.1S" calcext:value-type="time">
            <text:p>10:16</text:p>
          </table:table-cell>
          <table:table-cell/>
          <table:table-cell table:style-name="ce7" office:value-type="time" office:time-value="PT00H10M16.1S" calcext:value-type="time">
            <text:p>10:1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18.1S" calcext:value-type="time">
            <text:p>10:18</text:p>
          </table:table-cell>
          <table:table-cell office:value-type="float" office:value="207.8" calcext:value-type="float">
            <text:p>207.8</text:p>
          </table:table-cell>
          <table:table-cell table:style-name="ce7" office:value-type="time" office:time-value="PT00H10M18.1S" calcext:value-type="time">
            <text:p>10:18</text:p>
          </table:table-cell>
          <table:table-cell/>
          <table:table-cell table:style-name="ce7" office:value-type="time" office:time-value="PT00H10M18.1S" calcext:value-type="time">
            <text:p>10:18</text:p>
          </table:table-cell>
          <table:table-cell/>
          <table:table-cell table:style-name="ce7" office:value-type="time" office:time-value="PT00H10M18.1S" calcext:value-type="time">
            <text:p>10:18</text:p>
          </table:table-cell>
          <table:table-cell/>
          <table:table-cell table:style-name="ce7" office:value-type="time" office:time-value="PT00H10M18.1S" calcext:value-type="time">
            <text:p>10:18</text:p>
          </table:table-cell>
          <table:table-cell/>
          <table:table-cell table:style-name="ce7" office:value-type="time" office:time-value="PT00H10M18.1S" calcext:value-type="time">
            <text:p>10:1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20.1S" calcext:value-type="time">
            <text:p>10:20</text:p>
          </table:table-cell>
          <table:table-cell office:value-type="float" office:value="204.9" calcext:value-type="float">
            <text:p>204.9</text:p>
          </table:table-cell>
          <table:table-cell table:style-name="ce7" office:value-type="time" office:time-value="PT00H10M20.1S" calcext:value-type="time">
            <text:p>10:20</text:p>
          </table:table-cell>
          <table:table-cell/>
          <table:table-cell table:style-name="ce7" office:value-type="time" office:time-value="PT00H10M20.1S" calcext:value-type="time">
            <text:p>10:20</text:p>
          </table:table-cell>
          <table:table-cell/>
          <table:table-cell table:style-name="ce7" office:value-type="time" office:time-value="PT00H10M20.1S" calcext:value-type="time">
            <text:p>10:20</text:p>
          </table:table-cell>
          <table:table-cell/>
          <table:table-cell table:style-name="ce7" office:value-type="time" office:time-value="PT00H10M20.1S" calcext:value-type="time">
            <text:p>10:20</text:p>
          </table:table-cell>
          <table:table-cell/>
          <table:table-cell table:style-name="ce7" office:value-type="time" office:time-value="PT00H10M20.1S" calcext:value-type="time">
            <text:p>10:2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22.1S" calcext:value-type="time">
            <text:p>10:22</text:p>
          </table:table-cell>
          <table:table-cell office:value-type="float" office:value="203.5" calcext:value-type="float">
            <text:p>203.5</text:p>
          </table:table-cell>
          <table:table-cell table:style-name="ce7" office:value-type="time" office:time-value="PT00H10M22.1S" calcext:value-type="time">
            <text:p>10:22</text:p>
          </table:table-cell>
          <table:table-cell/>
          <table:table-cell table:style-name="ce7" office:value-type="time" office:time-value="PT00H10M22.1S" calcext:value-type="time">
            <text:p>10:22</text:p>
          </table:table-cell>
          <table:table-cell/>
          <table:table-cell table:style-name="ce7" office:value-type="time" office:time-value="PT00H10M22.1S" calcext:value-type="time">
            <text:p>10:22</text:p>
          </table:table-cell>
          <table:table-cell/>
          <table:table-cell table:style-name="ce7" office:value-type="time" office:time-value="PT00H10M22.1S" calcext:value-type="time">
            <text:p>10:22</text:p>
          </table:table-cell>
          <table:table-cell/>
          <table:table-cell table:style-name="ce7" office:value-type="time" office:time-value="PT00H10M22.1S" calcext:value-type="time">
            <text:p>10:22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24.1S" calcext:value-type="time">
            <text:p>10:24</text:p>
          </table:table-cell>
          <table:table-cell office:value-type="float" office:value="202.1" calcext:value-type="float">
            <text:p>202.1</text:p>
          </table:table-cell>
          <table:table-cell table:style-name="ce7" office:value-type="time" office:time-value="PT00H10M24.1S" calcext:value-type="time">
            <text:p>10:24</text:p>
          </table:table-cell>
          <table:table-cell/>
          <table:table-cell table:style-name="ce7" office:value-type="time" office:time-value="PT00H10M24.1S" calcext:value-type="time">
            <text:p>10:24</text:p>
          </table:table-cell>
          <table:table-cell/>
          <table:table-cell table:style-name="ce7" office:value-type="time" office:time-value="PT00H10M24.1S" calcext:value-type="time">
            <text:p>10:24</text:p>
          </table:table-cell>
          <table:table-cell/>
          <table:table-cell table:style-name="ce7" office:value-type="time" office:time-value="PT00H10M24.1S" calcext:value-type="time">
            <text:p>10:24</text:p>
          </table:table-cell>
          <table:table-cell/>
          <table:table-cell table:style-name="ce7" office:value-type="time" office:time-value="PT00H10M24.1S" calcext:value-type="time">
            <text:p>10:24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26.1S" calcext:value-type="time">
            <text:p>10:26</text:p>
          </table:table-cell>
          <table:table-cell office:value-type="float" office:value="198.8" calcext:value-type="float">
            <text:p>198.8</text:p>
          </table:table-cell>
          <table:table-cell table:style-name="ce7" office:value-type="time" office:time-value="PT00H10M26.1S" calcext:value-type="time">
            <text:p>10:26</text:p>
          </table:table-cell>
          <table:table-cell/>
          <table:table-cell table:style-name="ce7" office:value-type="time" office:time-value="PT00H10M26.1S" calcext:value-type="time">
            <text:p>10:26</text:p>
          </table:table-cell>
          <table:table-cell/>
          <table:table-cell table:style-name="ce7" office:value-type="time" office:time-value="PT00H10M26.1S" calcext:value-type="time">
            <text:p>10:26</text:p>
          </table:table-cell>
          <table:table-cell/>
          <table:table-cell table:style-name="ce7" office:value-type="time" office:time-value="PT00H10M26.1S" calcext:value-type="time">
            <text:p>10:26</text:p>
          </table:table-cell>
          <table:table-cell/>
          <table:table-cell table:style-name="ce7" office:value-type="time" office:time-value="PT00H10M26.1S" calcext:value-type="time">
            <text:p>10:26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28.1S" calcext:value-type="time">
            <text:p>10:28</text:p>
          </table:table-cell>
          <table:table-cell office:value-type="float" office:value="197.8" calcext:value-type="float">
            <text:p>197.8</text:p>
          </table:table-cell>
          <table:table-cell table:style-name="ce7" office:value-type="time" office:time-value="PT00H10M28.1S" calcext:value-type="time">
            <text:p>10:28</text:p>
          </table:table-cell>
          <table:table-cell/>
          <table:table-cell table:style-name="ce7" office:value-type="time" office:time-value="PT00H10M28.1S" calcext:value-type="time">
            <text:p>10:28</text:p>
          </table:table-cell>
          <table:table-cell/>
          <table:table-cell table:style-name="ce7" office:value-type="time" office:time-value="PT00H10M28.1S" calcext:value-type="time">
            <text:p>10:28</text:p>
          </table:table-cell>
          <table:table-cell/>
          <table:table-cell table:style-name="ce7" office:value-type="time" office:time-value="PT00H10M28.1S" calcext:value-type="time">
            <text:p>10:28</text:p>
          </table:table-cell>
          <table:table-cell/>
          <table:table-cell table:style-name="ce7" office:value-type="time" office:time-value="PT00H10M28.1S" calcext:value-type="time">
            <text:p>10:28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30.1S" calcext:value-type="time">
            <text:p>10:30</text:p>
          </table:table-cell>
          <table:table-cell office:value-type="float" office:value="195.3" calcext:value-type="float">
            <text:p>195.3</text:p>
          </table:table-cell>
          <table:table-cell table:style-name="ce7" office:value-type="time" office:time-value="PT00H10M30.1S" calcext:value-type="time">
            <text:p>10:30</text:p>
          </table:table-cell>
          <table:table-cell/>
          <table:table-cell table:style-name="ce7" office:value-type="time" office:time-value="PT00H10M30.1S" calcext:value-type="time">
            <text:p>10:30</text:p>
          </table:table-cell>
          <table:table-cell/>
          <table:table-cell table:style-name="ce7" office:value-type="time" office:time-value="PT00H10M30.1S" calcext:value-type="time">
            <text:p>10:30</text:p>
          </table:table-cell>
          <table:table-cell/>
          <table:table-cell table:style-name="ce7" office:value-type="time" office:time-value="PT00H10M30.1S" calcext:value-type="time">
            <text:p>10:30</text:p>
          </table:table-cell>
          <table:table-cell/>
          <table:table-cell table:style-name="ce7" office:value-type="time" office:time-value="PT00H10M30.1S" calcext:value-type="time">
            <text:p>10:3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time" office:time-value="PT00H10M32.1S" calcext:value-type="time">
            <text:p>10:32</text:p>
          </table:table-cell>
          <table:table-cell office:value-type="float" office:value="193.9" calcext:value-type="float">
            <text:p>193.9</text:p>
          </table:table-cell>
          <table:table-cell table:style-name="ce7" office:value-type="time" office:time-value="PT00H10M32.1S" calcext:value-type="time">
            <text:p>10:32</text:p>
          </table:table-cell>
          <table:table-cell/>
          <table:table-cell table:style-name="ce7" office:value-type="time" office:time-value="PT00H10M32.1S" calcext:value-type="time">
            <text:p>10:32</text:p>
          </table:table-cell>
          <table:table-cell/>
          <table:table-cell table:style-name="ce7" office:value-type="time" office:time-value="PT00H10M32.1S" calcext:value-type="time">
            <text:p>10:32</text:p>
          </table:table-cell>
          <table:table-cell/>
          <table:table-cell table:style-name="ce7" office:value-type="time" office:time-value="PT00H10M32.1S" calcext:value-type="time">
            <text:p>10:32</text:p>
          </table:table-cell>
          <table:table-cell/>
          <table:table-cell table:style-name="ce7" office:value-type="time" office:time-value="PT00H10M32.1S" calcext:value-type="time">
            <text:p>10:32</text:p>
          </table:table-cell>
          <table:table-cell table:number-columns-repeated="5"/>
        </table:table-row>
        <table:table-row table:style-name="ro2" table:number-rows-repeated="135">
          <table:table-cell/>
          <table:table-cell table:style-name="ce8"/>
          <table:table-cell table:style-name="ce12"/>
          <table:table-cell table:style-name="ce8"/>
          <table:table-cell/>
          <table:table-cell table:style-name="ce7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21">
          <table:table-cell/>
          <table:table-cell table:style-name="ce8"/>
          <table:table-cell table:style-name="ce12"/>
          <table:table-cell table:style-name="ce7"/>
          <table:table-cell/>
          <table:table-cell table:style-name="ce7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19">
          <table:table-cell/>
          <table:table-cell table:style-name="ce9"/>
          <table:table-cell table:style-name="ce12"/>
          <table:table-cell table:style-name="ce7"/>
          <table:table-cell/>
          <table:table-cell table:style-name="ce7"/>
          <table:table-cell/>
          <table:table-cell table:style-name="ce21"/>
          <table:table-cell/>
          <table:table-cell table:style-name="ce21"/>
          <table:table-cell table:number-columns-repeated="7"/>
        </table:table-row>
        <table:table-row table:style-name="ro2" table:number-rows-repeated="8">
          <table:table-cell/>
          <table:table-cell table:style-name="ce9"/>
          <table:table-cell table:style-name="ce12"/>
          <table:table-cell table:style-name="ce16"/>
          <table:table-cell table:style-name="ce17"/>
          <table:table-cell table:style-name="ce7"/>
          <table:table-cell table:number-columns-repeated="11"/>
        </table:table-row>
        <table:table-row table:style-name="ro2" table:number-rows-repeated="73">
          <table:table-cell/>
          <table:table-cell table:style-name="ce9"/>
          <table:table-cell table:style-name="ce12"/>
          <table:table-cell table:style-name="ce16"/>
          <table:table-cell table:style-name="ce17"/>
          <table:table-cell table:style-name="ce19"/>
          <table:table-cell table:style-name="ce12"/>
          <table:table-cell table:number-columns-repeated="10"/>
        </table:table-row>
        <table:table-row table:style-name="ro2" table:number-rows-repeated="19">
          <table:table-cell/>
          <table:table-cell table:style-name="ce9"/>
          <table:table-cell table:style-name="ce12"/>
          <table:table-cell table:number-columns-repeated="2"/>
          <table:table-cell table:style-name="ce19"/>
          <table:table-cell table:style-name="ce12"/>
          <table:table-cell table:number-columns-repeated="10"/>
        </table:table-row>
        <table:table-row table:style-name="ro2" table:number-rows-repeated="9">
          <table:table-cell/>
          <table:table-cell table:style-name="ce9"/>
          <table:table-cell table:style-name="ce12"/>
          <table:table-cell table:number-columns-repeated="2"/>
          <table:table-cell table:style-name="ce9"/>
          <table:table-cell table:style-name="ce12"/>
          <table:table-cell table:number-columns-repeated="10"/>
        </table:table-row>
        <table:table-row table:style-name="ro2">
          <table:table-cell/>
          <table:table-cell table:style-name="ce10"/>
          <table:table-cell table:style-name="ce13"/>
          <table:table-cell table:number-columns-repeated="2"/>
          <table:table-cell table:style-name="ce10"/>
          <table:table-cell table:style-name="ce13"/>
          <table:table-cell table:number-columns-repeated="10"/>
        </table:table-row>
        <table:table-row table:style-name="ro2" table:number-rows-repeated="104796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B9:Sheet1.C37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.</number:text>
      <number:seconds/>
    </number:time-style>
    <number:time-style style:name="N111">
      <number:minutes number:style="long"/>
      <number:text>:</number:text>
      <number:seconds number:style="long"/>
      <number:seconds/>
    </number:time-style>
    <number:time-style style:name="N112">
      <number:minutes number:style="long"/>
      <number:text>:</number:text>
      <number:seconds number:style="long" number:decimal-places="1"/>
    </number:tim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00-00-00</text:date>, <text:time style:data-style-name="N2" text:time-value="11:03:14.267087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2T11:14:44.760731628</dc:date>
    <meta:editing-duration>PT7H57M17S</meta:editing-duration>
    <meta:editing-cycles>37</meta:editing-cycles>
    <meta:generator>LibreOffice/4.3.0.4$Linux_x86 LibreOffice_project/430m0$Build-4</meta:generator>
    <meta:document-statistic meta:table-count="1" meta:cell-count="33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style:style style:name="ch1" style:family="chart">
      <style:graphic-properties draw:stroke="solid" svg:stroke-width="0.3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1cm" draw:fill="solid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109">
      <style:chart-properties chart:display-label="true" chart:logarithmic="false" chart:minimum="0" chart:maximum="0.00694444444444444" chart:interval-major="0.000694444444444444" chart:interval-minor-divisor="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666666" svg:stroke-opacity="70%"/>
    </style:style>
    <style:style style:name="ch8" style:family="chart">
      <style:graphic-properties svg:stroke-color="#9966cc" svg:stroke-opacity="30%"/>
    </style:style>
    <style:style style:name="ch9" style:family="chart" style:data-style-name="N0">
      <style:chart-properties chart:display-label="true" chart:logarithmic="false" chart:minimum="0" chart:maximum="500" chart:origin="0" chart:interval-major="100" chart:interval-minor-divisor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color="#7e0021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  <style:style style:name="gr1" style:family="graphic">
      <style:graphic-properties draw:opacity="10%" draw:textarea-horizontal-align="center" draw:textarea-vertical-align="middle" draw:shadow-opacity="10%"/>
    </style:style>
    <style:style style:name="gr2" style:family="graphic">
      <style:graphic-properties draw:stroke="none" svg:stroke-color="#000000" draw:fill="none" draw:fill-color="#ffffff" fo:min-height="2.1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6.977cm" svg:height="18.879cm" xlink:href=".." xlink:type="simple" chart:class="chart:scatter" chart:style-name="ch1">
        <chart:title svg:x="10.126cm" svg:y="0.513cm" chart:style-name="ch2">
          <text:p>Sumatra Organic Buah Buahan</text:p>
        </chart:title>
        <chart:subtitle svg:x="12.251cm" svg:y="1.728cm" chart:style-name="ch3">
          <text:p>Multiple Runs</text:p>
        </chart:subtitle>
        <chart:legend svg:x="16.518cm" svg:y="11.532cm" style:legend-expansion="custom" chartooo:width="3.016cm" chartooo:height="3.182cm" style:legend-expansion-aspect-ratio="0.947831552482715" chart:style-name="ch4"/>
        <chart:plot-area chart:style-name="ch5" table:cell-range-address="Sheet1.B9:Sheet1.C600 Sheet1.B7:Sheet1.B7 Sheet1.D7:Sheet1.D7 Sheet1.E9:Sheet1.E600 Sheet1.F7:Sheet1.F7 Sheet1.G9:Sheet1.G600 Sheet1.H7:Sheet1.H7 Sheet1.I9:Sheet1.I600 Sheet1.N7:Sheet1.N7 Sheet1.O9:Sheet1.O600 Sheet1.L7:Sheet1.L7 Sheet1.M9:Sheet1.M600 Sheet1.J7:Sheet1.J7 Sheet1.K9:Sheet1.K600" chart:data-source-has-labels="row" svg:x="0.989cm" svg:y="3.157cm" svg:width="24.91cm" svg:height="14.925cm">
          <chartooo:coordinate-region svg:x="1.86cm" svg:y="3.365cm" svg:width="23.58cm" svg:height="14.053cm"/>
          <chart:axis chart:dimension="x" chart:name="primary-x" chart:style-name="ch6">
            <chart:grid chart:style-name="ch7" chart:class="major"/>
            <chart:grid chart:style-name="ch8" chart:class="minor"/>
          </chart:axis>
          <chart:axis chart:dimension="y" chart:name="primary-y" chart:style-name="ch9">
            <chart:grid chart:style-name="ch7" chart:class="major"/>
            <chart:grid chart:style-name="ch8" chart:class="minor"/>
          </chart:axis>
          <chart:series chart:style-name="ch10" chart:values-cell-range-address="Sheet1.C9:Sheet1.C600" chart:label-cell-address="Sheet1.B7:Sheet1.B7" chart:class="chart:scatter">
            <chart:domain table:cell-range-address="Sheet1.B9:Sheet1.B600"/>
            <chart:data-point chart:repeated="592"/>
          </chart:series>
          <chart:series chart:style-name="ch11" chart:values-cell-range-address="Sheet1.E9:Sheet1.E600" chart:label-cell-address="Sheet1.D7:Sheet1.D7" chart:class="chart:scatter">
            <chart:domain table:cell-range-address="Sheet1.D9:Sheet1.D600"/>
            <chart:data-point chart:repeated="592"/>
          </chart:series>
          <chart:series chart:style-name="ch12" chart:values-cell-range-address="Sheet1.G9:Sheet1.G600" chart:label-cell-address="Sheet1.F7:Sheet1.F7" chart:class="chart:scatter">
            <chart:domain table:cell-range-address="Sheet1.F9:Sheet1.F600"/>
            <chart:data-point chart:repeated="592"/>
          </chart:series>
          <chart:series chart:style-name="ch13" chart:values-cell-range-address="Sheet1.I9:Sheet1.I600" chart:label-cell-address="Sheet1.H7:Sheet1.H7" chart:class="chart:scatter">
            <chart:domain table:cell-range-address="Sheet1.H9:Sheet1.H600"/>
            <chart:data-point chart:repeated="592"/>
          </chart:series>
          <chart:series chart:style-name="ch14" chart:values-cell-range-address="Sheet1.O9:Sheet1.O600" chart:label-cell-address="Sheet1.N7:Sheet1.N7" chart:class="chart:scatter">
            <chart:domain table:cell-range-address="Sheet1.N9:Sheet1.N600"/>
            <chart:data-point chart:repeated="592"/>
          </chart:series>
          <chart:series chart:style-name="ch15" chart:values-cell-range-address="Sheet1.M9:Sheet1.M600" chart:label-cell-address="Sheet1.L7:Sheet1.L7" chart:class="chart:scatter">
            <chart:domain table:cell-range-address="Sheet1.L9:Sheet1.L600"/>
            <chart:data-point chart:repeated="592"/>
          </chart:series>
          <chart:series chart:style-name="ch16" chart:values-cell-range-address="Sheet1.K9:Sheet1.K600" chart:label-cell-address="Sheet1.J7:Sheet1.J7" chart:class="chart:scatter">
            <chart:domain table:cell-range-address="Sheet1.J9:Sheet1.J600"/>
            <chart:data-point chart:repeated="592"/>
          </chart:series>
          <chart:wall chart:style-name="ch17"/>
          <chart:floor chart:style-name="ch18"/>
        </chart:plot-area>
        <draw:rect draw:style-name="gr1" draw:text-style-name="P1" svg:width="23.579cm" svg:height="0.59cm" svg:x="1.86cm" svg:y="5.032cm">
          <text:p/>
        </draw:rect>
        <draw:frame draw:style-name="gr2" svg:width="7.99cm" svg:height="2.116cm" svg:x="2.361cm" svg:y="5.032cm">
          <draw:text-box>
            <text:p>1C: 421 - 444 typical</text:p>
          </draw:text-box>
        </draw:frame>
        <draw:rect draw:style-name="gr1" draw:text-style-name="P2" svg:width="23.576cm" svg:height="0.981cm" svg:x="1.863cm" svg:y="3.257cm">
          <text:p/>
        </draw:rect>
        <draw:frame draw:style-name="gr2" draw:text-style-name="P3" svg:width="7.99cm" svg:height="2.116cm" svg:x="2.361cm" svg:y="3.506cm">
          <draw:text-box>
            <text:p><text:span text:style-name="T1">2C: &gt; 476'F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un #0</text:p>
                <draw:g>
                  <svg:desc>Sheet1.B7:Sheet1.B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un #1</text:p>
                <draw:g>
                  <svg:desc>Sheet1.D7:Sheet1.D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un #13</text:p>
                <draw:g>
                  <svg:desc>Sheet1.F7:Sheet1.F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Run #3</text:p>
                <draw:g>
                  <svg:desc>Sheet1.H7:Sheet1.H7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TARGET</text:p>
                <draw:g>
                  <svg:desc>Sheet1.N7:Sheet1.N7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Run #5</text:p>
                <draw:g>
                  <svg:desc>Sheet1.L7:Sheet1.L7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Run #25</text:p>
                <draw:g>
                  <svg:desc>Sheet1.J7:Sheet1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115740740740741">
                <text:p>0.00000115740740740741</text:p>
                <draw:g>
                  <svg:desc>Sheet1.B9:Sheet1.B600</svg:desc>
                </draw:g>
              </table:table-cell>
              <table:table-cell office:value-type="float" office:value="68.1">
                <text:p>68.1</text:p>
                <draw:g>
                  <svg:desc>Sheet1.C9:Sheet1.C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D9:Sheet1.D600</svg:desc>
                </draw:g>
              </table:table-cell>
              <table:table-cell office:value-type="float" office:value="NaN">
                <text:p>NaN</text:p>
                <draw:g>
                  <svg:desc>Sheet1.E9:Sheet1.E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F9:Sheet1.F600</svg:desc>
                </draw:g>
              </table:table-cell>
              <table:table-cell office:value-type="float" office:value="68.1">
                <text:p>68.1</text:p>
                <draw:g>
                  <svg:desc>Sheet1.G9:Sheet1.G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H9:Sheet1.H600</svg:desc>
                </draw:g>
              </table:table-cell>
              <table:table-cell office:value-type="float" office:value="68">
                <text:p>68</text:p>
                <draw:g>
                  <svg:desc>Sheet1.I9:Sheet1.I600</svg:desc>
                </draw:g>
              </table:table-cell>
              <table:table-cell office:value-type="float" office:value="0">
                <text:p>0</text:p>
                <draw:g>
                  <svg:desc>Sheet1.N9:Sheet1.N600</svg:desc>
                </draw:g>
              </table:table-cell>
              <table:table-cell office:value-type="float" office:value="70">
                <text:p>70</text:p>
                <draw:g>
                  <svg:desc>Sheet1.O9:Sheet1.O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L9:Sheet1.L600</svg:desc>
                </draw:g>
              </table:table-cell>
              <table:table-cell office:value-type="float" office:value="68.8">
                <text:p>68.8</text:p>
                <draw:g>
                  <svg:desc>Sheet1.M9:Sheet1.M600</svg:desc>
                </draw:g>
              </table:table-cell>
              <table:table-cell office:value-type="float" office:value="0.00000115740740740741">
                <text:p>0.00000115740740740741</text:p>
                <draw:g>
                  <svg:desc>Sheet1.J9:Sheet1.J600</svg:desc>
                </draw:g>
              </table:table-cell>
              <table:table-cell office:value-type="float" office:value="68.3">
                <text:p>68.3</text:p>
                <draw:g>
                  <svg:desc>Sheet1.K9:Sheet1.K6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69">
                <text:p>69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NaN">
                <text:p>NaN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68.2">
                <text:p>68.2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74.9">
                <text:p>74.9</text:p>
              </table:table-cell>
              <table:table-cell office:value-type="float" office:value="0.000347222222222222">
                <text:p>0.000347222222222222</text:p>
              </table:table-cell>
              <table:table-cell office:value-type="float" office:value="200">
                <text:p>200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81.3">
                <text:p>81.3</text:p>
              </table:table-cell>
              <table:table-cell office:value-type="float" office:value="0.0000243055555555556">
                <text:p>0.0000243055555555556</text:p>
              </table:table-cell>
              <table:table-cell office:value-type="float" office:value="76.1">
                <text:p>76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6.1">
                <text:p>76.1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NaN">
                <text:p>NaN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74.6">
                <text:p>74.6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108.6">
                <text:p>108.6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260">
                <text:p>260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105.7">
                <text:p>105.7</text:p>
              </table:table-cell>
              <table:table-cell office:value-type="float" office:value="0.0000474537037037037">
                <text:p>0.0000474537037037037</text:p>
              </table:table-cell>
              <table:table-cell office:value-type="float" office:value="89.8">
                <text:p>8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81.9">
                <text:p>81.9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NaN">
                <text:p>NaN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85.3">
                <text:p>85.3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134.5">
                <text:p>134.5</text:p>
              </table:table-cell>
              <table:table-cell office:value-type="float" office:value="0.00104166666666667">
                <text:p>0.00104166666666667</text:p>
              </table:table-cell>
              <table:table-cell office:value-type="float" office:value="305">
                <text:p>305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141.6">
                <text:p>141.6</text:p>
              </table:table-cell>
              <table:table-cell office:value-type="float" office:value="0.0000706018518518519">
                <text:p>0.00007060185185185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9375">
                <text:p>0.00009375</text:p>
              </table:table-cell>
              <table:table-cell office:value-type="float" office:value="90.9">
                <text:p>90.9</text:p>
              </table:table-cell>
              <table:table-cell office:value-type="float" office:value="0.00009375">
                <text:p>0.00009375</text:p>
              </table:table-cell>
              <table:table-cell office:value-type="float" office:value="NaN">
                <text:p>NaN</text:p>
              </table:table-cell>
              <table:table-cell office:value-type="float" office:value="0.00009375">
                <text:p>0.00009375</text:p>
              </table:table-cell>
              <table:table-cell office:value-type="float" office:value="99.4">
                <text:p>99.4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59.5">
                <text:p>159.5</text:p>
              </table:table-cell>
              <table:table-cell office:value-type="float" office:value="0.00138888888888889">
                <text:p>0.00138888888888889</text:p>
              </table:table-cell>
              <table:table-cell office:value-type="float" office:value="335">
                <text:p>335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69.9">
                <text:p>169.9</text:p>
              </table:table-cell>
              <table:table-cell office:value-type="float" office:value="0.00009375">
                <text:p>0.00009375</text:p>
              </table:table-cell>
              <table:table-cell office:value-type="float" office:value="115.7">
                <text:p>11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96.8">
                <text:p>96.8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NaN">
                <text:p>NaN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09.9">
                <text:p>109.9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88.1">
                <text:p>188.1</text:p>
              </table:table-cell>
              <table:table-cell office:value-type="float" office:value="0.00173611111111111">
                <text:p>0.00173611111111111</text:p>
              </table:table-cell>
              <table:table-cell office:value-type="float" office:value="355">
                <text:p>355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55.4">
                <text:p>155.4</text:p>
              </table:table-cell>
              <table:table-cell office:value-type="float" office:value="0.000116898148148148">
                <text:p>0.000116898148148148</text:p>
              </table:table-cell>
              <table:table-cell office:value-type="float" office:value="125.4">
                <text:p>12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06.9">
                <text:p>106.9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NaN">
                <text:p>NaN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21.7">
                <text:p>121.7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225">
                <text:p>225</text:p>
              </table:table-cell>
              <table:table-cell office:value-type="float" office:value="0.00208333333333333">
                <text:p>0.00208333333333333</text:p>
              </table:table-cell>
              <table:table-cell office:value-type="float" office:value="375">
                <text:p>375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78.4">
                <text:p>178.4</text:p>
              </table:table-cell>
              <table:table-cell office:value-type="float" office:value="0.000140046296296296">
                <text:p>0.00014004629629629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17.5">
                <text:p>117.5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NaN">
                <text:p>NaN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33.3">
                <text:p>133.3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219.3">
                <text:p>219.3</text:p>
              </table:table-cell>
              <table:table-cell office:value-type="float" office:value="0.00243055555555556">
                <text:p>0.00243055555555556</text:p>
              </table:table-cell>
              <table:table-cell office:value-type="float" office:value="390">
                <text:p>390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72">
                <text:p>172</text:p>
              </table:table-cell>
              <table:table-cell office:value-type="float" office:value="0.000163194444444444">
                <text:p>0.0001631944444444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28.7">
                <text:p>128.7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NaN">
                <text:p>NaN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39.4">
                <text:p>139.4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226.6">
                <text:p>226.6</text:p>
              </table:table-cell>
              <table:table-cell office:value-type="float" office:value="0.00277777777777778">
                <text:p>0.00277777777777778</text:p>
              </table:table-cell>
              <table:table-cell office:value-type="float" office:value="405">
                <text:p>405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89.9">
                <text:p>189.9</text:p>
              </table:table-cell>
              <table:table-cell office:value-type="float" office:value="0.000186342592592593">
                <text:p>0.000186342592592593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36.3">
                <text:p>136.3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NaN">
                <text:p>NaN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46.2">
                <text:p>146.2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210.8">
                <text:p>210.8</text:p>
              </table:table-cell>
              <table:table-cell office:value-type="float" office:value="0.003125">
                <text:p>0.003125</text:p>
              </table:table-cell>
              <table:table-cell office:value-type="float" office:value="420">
                <text:p>420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98">
                <text:p>198</text:p>
              </table:table-cell>
              <table:table-cell office:value-type="float" office:value="0.000209490740740741">
                <text:p>0.000209490740740741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45">
                <text:p>145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NaN">
                <text:p>NaN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53">
                <text:p>153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242.5">
                <text:p>242.5</text:p>
              </table:table-cell>
              <table:table-cell office:value-type="float" office:value="0.00347222222222222">
                <text:p>0.00347222222222222</text:p>
              </table:table-cell>
              <table:table-cell office:value-type="float" office:value="430">
                <text:p>430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92.7">
                <text:p>192.7</text:p>
              </table:table-cell>
              <table:table-cell office:value-type="float" office:value="0.000232638888888889">
                <text:p>0.000232638888888889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54.5">
                <text:p>154.5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NaN">
                <text:p>NaN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64.4">
                <text:p>164.4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238.8">
                <text:p>238.8</text:p>
              </table:table-cell>
              <table:table-cell office:value-type="float" office:value="0.00381944444444444">
                <text:p>0.00381944444444444</text:p>
              </table:table-cell>
              <table:table-cell office:value-type="float" office:value="440">
                <text:p>440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73">
                <text:p>173</text:p>
              </table:table-cell>
              <table:table-cell office:value-type="float" office:value="0.000255787037037037">
                <text:p>0.000255787037037037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60.6">
                <text:p>160.6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NaN">
                <text:p>NaN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72">
                <text:p>172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249.8">
                <text:p>249.8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450">
                <text:p>450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89">
                <text:p>189</text:p>
              </table:table-cell>
              <table:table-cell office:value-type="float" office:value="0.000278935185185185">
                <text:p>0.000278935185185185</text:p>
              </table:table-cell>
              <table:table-cell office:value-type="float" office:value="193.3">
                <text:p>193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63.8">
                <text:p>163.8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79.2">
                <text:p>179.2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248.2">
                <text:p>248.2</text:p>
              </table:table-cell>
              <table:table-cell office:value-type="float" office:value="0.00451388888888889">
                <text:p>0.00451388888888889</text:p>
              </table:table-cell>
              <table:table-cell office:value-type="float" office:value="460">
                <text:p>460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194.5">
                <text:p>194.5</text:p>
              </table:table-cell>
              <table:table-cell office:value-type="float" office:value="0.000302083333333333">
                <text:p>0.000302083333333333</text:p>
              </table:table-cell>
              <table:table-cell office:value-type="float" office:value="200.1">
                <text:p>20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69.4">
                <text:p>169.4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NaN">
                <text:p>NaN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184.4">
                <text:p>184.4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255.8">
                <text:p>255.8</text:p>
              </table:table-cell>
              <table:table-cell office:value-type="float" office:value="0.00486111111111111">
                <text:p>0.00486111111111111</text:p>
              </table:table-cell>
              <table:table-cell office:value-type="float" office:value="465">
                <text:p>465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213.1">
                <text:p>213.1</text:p>
              </table:table-cell>
              <table:table-cell office:value-type="float" office:value="0.000325231481481481">
                <text:p>0.000325231481481481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83.3">
                <text:p>183.3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193.9">
                <text:p>193.9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275.8">
                <text:p>275.8</text:p>
              </table:table-cell>
              <table:table-cell office:value-type="float" office:value="0.00520833333333333">
                <text:p>0.00520833333333333</text:p>
              </table:table-cell>
              <table:table-cell office:value-type="float" office:value="470">
                <text:p>470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211.4">
                <text:p>211.4</text:p>
              </table:table-cell>
              <table:table-cell office:value-type="float" office:value="0.00034837962962963">
                <text:p>0.00034837962962963</text:p>
              </table:table-cell>
              <table:table-cell office:value-type="float" office:value="207.9">
                <text:p>207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190.5">
                <text:p>190.5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NaN">
                <text:p>NaN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200.1">
                <text:p>200.1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289.6">
                <text:p>289.6</text:p>
              </table:table-cell>
              <table:table-cell office:value-type="float" office:value="0.00555555555555556">
                <text:p>0.00555555555555556</text:p>
              </table:table-cell>
              <table:table-cell office:value-type="float" office:value="475">
                <text:p>475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229.6">
                <text:p>229.6</text:p>
              </table:table-cell>
              <table:table-cell office:value-type="float" office:value="0.000371527777777778">
                <text:p>0.000371527777777778</text:p>
              </table:table-cell>
              <table:table-cell office:value-type="float" office:value="210.7">
                <text:p>210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194.6">
                <text:p>194.6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NaN">
                <text:p>NaN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07.3">
                <text:p>207.3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89.7">
                <text:p>28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26.6">
                <text:p>226.6</text:p>
              </table:table-cell>
              <table:table-cell office:value-type="float" office:value="0.000394675925925926">
                <text:p>0.000394675925925926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01.2">
                <text:p>201.2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NaN">
                <text:p>NaN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13.2">
                <text:p>213.2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87.7">
                <text:p>28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17.4">
                <text:p>217.4</text:p>
              </table:table-cell>
              <table:table-cell office:value-type="float" office:value="0.000417824074074074">
                <text:p>0.000417824074074074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0.2">
                <text:p>210.2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NaN">
                <text:p>NaN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6.2">
                <text:p>216.2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97.7">
                <text:p>2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3.6">
                <text:p>213.6</text:p>
              </table:table-cell>
              <table:table-cell office:value-type="float" office:value="0.000440972222222222">
                <text:p>0.000440972222222222</text:p>
              </table:table-cell>
              <table:table-cell office:value-type="float" office:value="215.7">
                <text:p>215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12.3">
                <text:p>212.3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24.1">
                <text:p>224.1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82.5">
                <text:p>28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19.7">
                <text:p>219.7</text:p>
              </table:table-cell>
              <table:table-cell office:value-type="float" office:value="0.00046412037037037">
                <text:p>0.00046412037037037</text:p>
              </table:table-cell>
              <table:table-cell office:value-type="float" office:value="216.4">
                <text:p>216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1.2">
                <text:p>221.2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NaN">
                <text:p>NaN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6.9">
                <text:p>226.9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74.1">
                <text:p>27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24.6">
                <text:p>224.6</text:p>
              </table:table-cell>
              <table:table-cell office:value-type="float" office:value="0.000487268518518519">
                <text:p>0.000487268518518519</text:p>
              </table:table-cell>
              <table:table-cell office:value-type="float" office:value="219.8">
                <text:p>219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22.7">
                <text:p>222.7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NaN">
                <text:p>NaN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31.7">
                <text:p>231.7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75.3">
                <text:p>27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40.1">
                <text:p>240.1</text:p>
              </table:table-cell>
              <table:table-cell office:value-type="float" office:value="0.000510416666666667">
                <text:p>0.000510416666666667</text:p>
              </table:table-cell>
              <table:table-cell office:value-type="float" office:value="219.6">
                <text:p>219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29">
                <text:p>229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NaN">
                <text:p>NaN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5.8">
                <text:p>235.8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71.3">
                <text:p>27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35.9">
                <text:p>235.9</text:p>
              </table:table-cell>
              <table:table-cell office:value-type="float" office:value="0.000533564814814815">
                <text:p>0.000533564814814815</text:p>
              </table:table-cell>
              <table:table-cell office:value-type="float" office:value="226.5">
                <text:p>22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4">
                <text:p>234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NaN">
                <text:p>NaN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40.5">
                <text:p>240.5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67.1">
                <text:p>26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6">
                <text:p>236</text:p>
              </table:table-cell>
              <table:table-cell office:value-type="float" office:value="0.000556712962962963">
                <text:p>0.000556712962962963</text:p>
              </table:table-cell>
              <table:table-cell office:value-type="float" office:value="231.1">
                <text:p>23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37.7">
                <text:p>237.7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NaN">
                <text:p>NaN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46.8">
                <text:p>246.8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67.6">
                <text:p>26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40.1">
                <text:p>240.1</text:p>
              </table:table-cell>
              <table:table-cell office:value-type="float" office:value="0.000579861111111111">
                <text:p>0.000579861111111111</text:p>
              </table:table-cell>
              <table:table-cell office:value-type="float" office:value="239.2">
                <text:p>239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0">
                <text:p>240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NaN">
                <text:p>NaN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9.6">
                <text:p>249.6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66.1">
                <text:p>26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4.6">
                <text:p>244.6</text:p>
              </table:table-cell>
              <table:table-cell office:value-type="float" office:value="0.000603009259259259">
                <text:p>0.000603009259259259</text:p>
              </table:table-cell>
              <table:table-cell office:value-type="float" office:value="245.5">
                <text:p>245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49">
                <text:p>249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NaN">
                <text:p>NaN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2.9">
                <text:p>252.9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71.8">
                <text:p>27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4.4">
                <text:p>254.4</text:p>
              </table:table-cell>
              <table:table-cell office:value-type="float" office:value="0.000626157407407407">
                <text:p>0.000626157407407407</text:p>
              </table:table-cell>
              <table:table-cell office:value-type="float" office:value="250.6">
                <text:p>25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1.2">
                <text:p>251.2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NaN">
                <text:p>NaN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8.8">
                <text:p>258.8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83.6">
                <text:p>28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78.7">
                <text:p>278.7</text:p>
              </table:table-cell>
              <table:table-cell office:value-type="float" office:value="0.000649305555555556">
                <text:p>0.000649305555555556</text:p>
              </table:table-cell>
              <table:table-cell office:value-type="float" office:value="256.6">
                <text:p>256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54.9">
                <text:p>254.9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NaN">
                <text:p>NaN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59.4">
                <text:p>259.4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89.9">
                <text:p>28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86.2">
                <text:p>286.2</text:p>
              </table:table-cell>
              <table:table-cell office:value-type="float" office:value="0.000672453703703704">
                <text:p>0.00067245370370370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58.7">
                <text:p>258.7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NaN">
                <text:p>NaN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63.4">
                <text:p>263.4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79.5">
                <text:p>2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76.9">
                <text:p>276.9</text:p>
              </table:table-cell>
              <table:table-cell office:value-type="float" office:value="0.000695601851851852">
                <text:p>0.000695601851851852</text:p>
              </table:table-cell>
              <table:table-cell office:value-type="float" office:value="267.3">
                <text:p>267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1.6">
                <text:p>261.6</text:p>
              </table:table-cell>
              <table:table-cell office:value-type="float" office:value="0.00071875">
                <text:p>0.00071875</text:p>
              </table:table-cell>
              <table:table-cell office:value-type="float" office:value="NaN">
                <text:p>NaN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67.4">
                <text:p>267.4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88.1">
                <text:p>28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73.1">
                <text:p>273.1</text:p>
              </table:table-cell>
              <table:table-cell office:value-type="float" office:value="0.00071875">
                <text:p>0.00071875</text:p>
              </table:table-cell>
              <table:table-cell office:value-type="float" office:value="270.3">
                <text:p>27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68.7">
                <text:p>268.7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NaN">
                <text:p>NaN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72.7">
                <text:p>272.7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84.9">
                <text:p>28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89.1">
                <text:p>289.1</text:p>
              </table:table-cell>
              <table:table-cell office:value-type="float" office:value="0.000741898148148148">
                <text:p>0.000741898148148148</text:p>
              </table:table-cell>
              <table:table-cell office:value-type="float" office:value="274.9">
                <text:p>274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71.2">
                <text:p>271.2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NaN">
                <text:p>NaN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74.4">
                <text:p>274.4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82.6">
                <text:p>28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87.2">
                <text:p>287.2</text:p>
              </table:table-cell>
              <table:table-cell office:value-type="float" office:value="0.000765046296296296">
                <text:p>0.000765046296296296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71.9">
                <text:p>271.9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NaN">
                <text:p>NaN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77.6">
                <text:p>277.6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91.4">
                <text:p>291.4</text:p>
              </table:table-cell>
              <table:table-cell office:value-type="float" office:value="0.000788194444444444">
                <text:p>0.000788194444444444</text:p>
              </table:table-cell>
              <table:table-cell office:value-type="float" office:value="265.4">
                <text:p>265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78.2">
                <text:p>278.2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NaN">
                <text:p>NaN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78.8">
                <text:p>278.8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82.9">
                <text:p>28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86.2">
                <text:p>286.2</text:p>
              </table:table-cell>
              <table:table-cell office:value-type="float" office:value="0.000811342592592593">
                <text:p>0.000811342592592593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1.5">
                <text:p>281.5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NaN">
                <text:p>NaN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0.4">
                <text:p>280.4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87.5">
                <text:p>287.5</text:p>
              </table:table-cell>
              <table:table-cell office:value-type="float" office:value="0.000834490740740741">
                <text:p>0.000834490740740741</text:p>
              </table:table-cell>
              <table:table-cell office:value-type="float" office:value="264.7">
                <text:p>264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2.3">
                <text:p>282.3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NaN">
                <text:p>NaN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4.8">
                <text:p>284.8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94.9">
                <text:p>2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88.4">
                <text:p>288.4</text:p>
              </table:table-cell>
              <table:table-cell office:value-type="float" office:value="0.000857638888888889">
                <text:p>0.000857638888888889</text:p>
              </table:table-cell>
              <table:table-cell office:value-type="float" office:value="261.8">
                <text:p>261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5">
                <text:p>285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NaN">
                <text:p>NaN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88.5">
                <text:p>288.5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90.9">
                <text:p>29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94.4">
                <text:p>294.4</text:p>
              </table:table-cell>
              <table:table-cell office:value-type="float" office:value="0.000880787037037037">
                <text:p>0.000880787037037037</text:p>
              </table:table-cell>
              <table:table-cell office:value-type="float" office:value="267.6">
                <text:p>267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85.1">
                <text:p>285.1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NaN">
                <text:p>NaN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1.1">
                <text:p>291.1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80.5">
                <text:p>28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97.1">
                <text:p>297.1</text:p>
              </table:table-cell>
              <table:table-cell office:value-type="float" office:value="0.000903935185185185">
                <text:p>0.000903935185185185</text:p>
              </table:table-cell>
              <table:table-cell office:value-type="float" office:value="262.3">
                <text:p>262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89.4">
                <text:p>289.4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NaN">
                <text:p>NaN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4.1">
                <text:p>294.1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86.3">
                <text:p>28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99.1">
                <text:p>299.1</text:p>
              </table:table-cell>
              <table:table-cell office:value-type="float" office:value="0.000927083333333333">
                <text:p>0.000927083333333333</text:p>
              </table:table-cell>
              <table:table-cell office:value-type="float" office:value="269.2">
                <text:p>269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5.3">
                <text:p>295.3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NaN">
                <text:p>NaN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7.8">
                <text:p>297.8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96.1">
                <text:p>2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307.5">
                <text:p>307.5</text:p>
              </table:table-cell>
              <table:table-cell office:value-type="float" office:value="0.000950231481481482">
                <text:p>0.000950231481481482</text:p>
              </table:table-cell>
              <table:table-cell office:value-type="float" office:value="275.8">
                <text:p>275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94.6">
                <text:p>294.6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99.3">
                <text:p>299.3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307.8">
                <text:p>307.8</text:p>
              </table:table-cell>
              <table:table-cell office:value-type="float" office:value="0.00097337962962963">
                <text:p>0.00097337962962963</text:p>
              </table:table-cell>
              <table:table-cell office:value-type="float" office:value="282.9">
                <text:p>282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00.1">
                <text:p>300.1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NaN">
                <text:p>NaN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01.4">
                <text:p>301.4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293.5">
                <text:p>2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307">
                <text:p>307</text:p>
              </table:table-cell>
              <table:table-cell office:value-type="float" office:value="0.000996527777777778">
                <text:p>0.000996527777777778</text:p>
              </table:table-cell>
              <table:table-cell office:value-type="float" office:value="285.7">
                <text:p>285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04.7">
                <text:p>304.7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04.6">
                <text:p>304.6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298.9">
                <text:p>2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320.1">
                <text:p>320.1</text:p>
              </table:table-cell>
              <table:table-cell office:value-type="float" office:value="0.00101967592592593">
                <text:p>0.00101967592592593</text:p>
              </table:table-cell>
              <table:table-cell office:value-type="float" office:value="289.9">
                <text:p>289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02.8">
                <text:p>302.8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05.5">
                <text:p>305.5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01.9">
                <text:p>30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317.5">
                <text:p>317.5</text:p>
              </table:table-cell>
              <table:table-cell office:value-type="float" office:value="0.00104282407407407">
                <text:p>0.00104282407407407</text:p>
              </table:table-cell>
              <table:table-cell office:value-type="float" office:value="293.3">
                <text:p>293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05.9">
                <text:p>305.9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07.7">
                <text:p>307.7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12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322.2">
                <text:p>322.2</text:p>
              </table:table-cell>
              <table:table-cell office:value-type="float" office:value="0.00106597222222222">
                <text:p>0.00106597222222222</text:p>
              </table:table-cell>
              <table:table-cell office:value-type="float" office:value="297.1">
                <text:p>297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10.9">
                <text:p>310.9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10.7">
                <text:p>310.7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21.5">
                <text:p>32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21.8">
                <text:p>321.8</text:p>
              </table:table-cell>
              <table:table-cell office:value-type="float" office:value="0.00108912037037037">
                <text:p>0.00108912037037037</text:p>
              </table:table-cell>
              <table:table-cell office:value-type="float" office:value="303.5">
                <text:p>303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3.2">
                <text:p>313.2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12.3">
                <text:p>312.3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28.2">
                <text:p>32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20.9">
                <text:p>320.9</text:p>
              </table:table-cell>
              <table:table-cell office:value-type="float" office:value="0.00111226851851852">
                <text:p>0.00111226851851852</text:p>
              </table:table-cell>
              <table:table-cell office:value-type="float" office:value="303.8">
                <text:p>303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15.1">
                <text:p>315.1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14.7">
                <text:p>314.7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27.3">
                <text:p>3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23.2">
                <text:p>323.2</text:p>
              </table:table-cell>
              <table:table-cell office:value-type="float" office:value="0.00113541666666667">
                <text:p>0.00113541666666667</text:p>
              </table:table-cell>
              <table:table-cell office:value-type="float" office:value="304.2">
                <text:p>304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16.1">
                <text:p>316.1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NaN">
                <text:p>NaN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15.3">
                <text:p>315.3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07.9">
                <text:p>30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25.3">
                <text:p>325.3</text:p>
              </table:table-cell>
              <table:table-cell office:value-type="float" office:value="0.00115856481481481">
                <text:p>0.00115856481481481</text:p>
              </table:table-cell>
              <table:table-cell office:value-type="float" office:value="306.9">
                <text:p>306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9.9">
                <text:p>319.9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7.3">
                <text:p>317.3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14.6">
                <text:p>31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29">
                <text:p>329</text:p>
              </table:table-cell>
              <table:table-cell office:value-type="float" office:value="0.00118171296296296">
                <text:p>0.00118171296296296</text:p>
              </table:table-cell>
              <table:table-cell office:value-type="float" office:value="309.3">
                <text:p>309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23.8">
                <text:p>323.8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9.2">
                <text:p>319.2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7.7">
                <text:p>31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30.6">
                <text:p>330.6</text:p>
              </table:table-cell>
              <table:table-cell office:value-type="float" office:value="0.00120486111111111">
                <text:p>0.00120486111111111</text:p>
              </table:table-cell>
              <table:table-cell office:value-type="float" office:value="313.5">
                <text:p>31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22.2">
                <text:p>322.2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20.7">
                <text:p>320.7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03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31.3">
                <text:p>331.3</text:p>
              </table:table-cell>
              <table:table-cell office:value-type="float" office:value="0.00122800925925926">
                <text:p>0.00122800925925926</text:p>
              </table:table-cell>
              <table:table-cell office:value-type="float" office:value="315.4">
                <text:p>315.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25.4">
                <text:p>325.4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22.2">
                <text:p>322.2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02.2">
                <text:p>30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40.6">
                <text:p>340.6</text:p>
              </table:table-cell>
              <table:table-cell office:value-type="float" office:value="0.00125115740740741">
                <text:p>0.00125115740740741</text:p>
              </table:table-cell>
              <table:table-cell office:value-type="float" office:value="317.2">
                <text:p>317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28.8">
                <text:p>328.8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24.7">
                <text:p>324.7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06.2">
                <text:p>30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39.9">
                <text:p>339.9</text:p>
              </table:table-cell>
              <table:table-cell office:value-type="float" office:value="0.00127430555555556">
                <text:p>0.00127430555555556</text:p>
              </table:table-cell>
              <table:table-cell office:value-type="float" office:value="318.4">
                <text:p>318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32.3">
                <text:p>332.3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NaN">
                <text:p>NaN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6.7">
                <text:p>326.7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07.8">
                <text:p>30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38.6">
                <text:p>338.6</text:p>
              </table:table-cell>
              <table:table-cell office:value-type="float" office:value="0.0012974537037037">
                <text:p>0.0012974537037037</text:p>
              </table:table-cell>
              <table:table-cell office:value-type="float" office:value="320.4">
                <text:p>320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34">
                <text:p>334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27.6">
                <text:p>327.6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20.4">
                <text:p>3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40.2">
                <text:p>340.2</text:p>
              </table:table-cell>
              <table:table-cell office:value-type="float" office:value="0.00132060185185185">
                <text:p>0.00132060185185185</text:p>
              </table:table-cell>
              <table:table-cell office:value-type="float" office:value="322.7">
                <text:p>322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33.4">
                <text:p>333.4</text:p>
              </table:table-cell>
              <table:table-cell office:value-type="float" office:value="0.00134375">
                <text:p>0.00134375</text:p>
              </table:table-cell>
              <table:table-cell office:value-type="float" office:value="NaN">
                <text:p>NaN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30.7">
                <text:p>330.7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27.6">
                <text:p>32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41.8">
                <text:p>341.8</text:p>
              </table:table-cell>
              <table:table-cell office:value-type="float" office:value="0.00134375">
                <text:p>0.00134375</text:p>
              </table:table-cell>
              <table:table-cell office:value-type="float" office:value="325.8">
                <text:p>32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7.3">
                <text:p>337.3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2.6">
                <text:p>332.6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38.3">
                <text:p>33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48.9">
                <text:p>348.9</text:p>
              </table:table-cell>
              <table:table-cell office:value-type="float" office:value="0.00136689814814815">
                <text:p>0.00136689814814815</text:p>
              </table:table-cell>
              <table:table-cell office:value-type="float" office:value="328.2">
                <text:p>32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35.8">
                <text:p>335.8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NaN">
                <text:p>NaN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33.6">
                <text:p>333.6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3.9">
                <text:p>34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47.5">
                <text:p>347.5</text:p>
              </table:table-cell>
              <table:table-cell office:value-type="float" office:value="0.0013900462962963">
                <text:p>0.0013900462962963</text:p>
              </table:table-cell>
              <table:table-cell office:value-type="float" office:value="329.6">
                <text:p>329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5.9">
                <text:p>335.9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4.2">
                <text:p>334.2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53.3">
                <text:p>35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49.1">
                <text:p>349.1</text:p>
              </table:table-cell>
              <table:table-cell office:value-type="float" office:value="0.00141319444444444">
                <text:p>0.00141319444444444</text:p>
              </table:table-cell>
              <table:table-cell office:value-type="float" office:value="332.6">
                <text:p>332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40.7">
                <text:p>340.7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36.1">
                <text:p>336.1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37.8">
                <text:p>33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55.2">
                <text:p>355.2</text:p>
              </table:table-cell>
              <table:table-cell office:value-type="float" office:value="0.00143634259259259">
                <text:p>0.00143634259259259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42.3">
                <text:p>342.3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39">
                <text:p>339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32.1">
                <text:p>33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55.1">
                <text:p>355.1</text:p>
              </table:table-cell>
              <table:table-cell office:value-type="float" office:value="0.00145949074074074">
                <text:p>0.00145949074074074</text:p>
              </table:table-cell>
              <table:table-cell office:value-type="float" office:value="333.7">
                <text:p>333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2.5">
                <text:p>342.5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40.3">
                <text:p>340.3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36.9">
                <text:p>33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56.9">
                <text:p>356.9</text:p>
              </table:table-cell>
              <table:table-cell office:value-type="float" office:value="0.00148263888888889">
                <text:p>0.00148263888888889</text:p>
              </table:table-cell>
              <table:table-cell office:value-type="float" office:value="337.3">
                <text:p>337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3.8">
                <text:p>343.8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1.8">
                <text:p>341.8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41.8">
                <text:p>3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56.4">
                <text:p>356.4</text:p>
              </table:table-cell>
              <table:table-cell office:value-type="float" office:value="0.00150578703703704">
                <text:p>0.00150578703703704</text:p>
              </table:table-cell>
              <table:table-cell office:value-type="float" office:value="338.4">
                <text:p>338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44.3">
                <text:p>344.3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42.3">
                <text:p>342.3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42.2">
                <text:p>3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53.6">
                <text:p>353.6</text:p>
              </table:table-cell>
              <table:table-cell office:value-type="float" office:value="0.00152893518518519">
                <text:p>0.00152893518518519</text:p>
              </table:table-cell>
              <table:table-cell office:value-type="float" office:value="339.9">
                <text:p>339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47.2">
                <text:p>347.2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45.7">
                <text:p>345.7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55.4">
                <text:p>35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56.1">
                <text:p>356.1</text:p>
              </table:table-cell>
              <table:table-cell office:value-type="float" office:value="0.00155208333333333">
                <text:p>0.00155208333333333</text:p>
              </table:table-cell>
              <table:table-cell office:value-type="float" office:value="341.8">
                <text:p>341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0.1">
                <text:p>350.1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48.5">
                <text:p>348.5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4.1">
                <text:p>35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56.7">
                <text:p>356.7</text:p>
              </table:table-cell>
              <table:table-cell office:value-type="float" office:value="0.00157523148148148">
                <text:p>0.00157523148148148</text:p>
              </table:table-cell>
              <table:table-cell office:value-type="float" office:value="344.8">
                <text:p>344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49.9">
                <text:p>349.9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48.2">
                <text:p>348.2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55.4">
                <text:p>35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57.1">
                <text:p>357.1</text:p>
              </table:table-cell>
              <table:table-cell office:value-type="float" office:value="0.00159837962962963">
                <text:p>0.00159837962962963</text:p>
              </table:table-cell>
              <table:table-cell office:value-type="float" office:value="345.4">
                <text:p>345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3.9">
                <text:p>353.9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48.9">
                <text:p>348.9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63.9">
                <text:p>36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59.1">
                <text:p>359.1</text:p>
              </table:table-cell>
              <table:table-cell office:value-type="float" office:value="0.00162152777777778">
                <text:p>0.00162152777777778</text:p>
              </table:table-cell>
              <table:table-cell office:value-type="float" office:value="347.4">
                <text:p>347.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53.1">
                <text:p>353.1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48.9">
                <text:p>348.9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47.6">
                <text:p>34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61.7">
                <text:p>361.7</text:p>
              </table:table-cell>
              <table:table-cell office:value-type="float" office:value="0.00164467592592593">
                <text:p>0.00164467592592593</text:p>
              </table:table-cell>
              <table:table-cell office:value-type="float" office:value="349.6">
                <text:p>349.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53.6">
                <text:p>353.6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50.8">
                <text:p>350.8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42.9">
                <text:p>34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59.2">
                <text:p>359.2</text:p>
              </table:table-cell>
              <table:table-cell office:value-type="float" office:value="0.00166782407407407">
                <text:p>0.00166782407407407</text:p>
              </table:table-cell>
              <table:table-cell office:value-type="float" office:value="352.9">
                <text:p>352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58.5">
                <text:p>358.5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51.8">
                <text:p>351.8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40.9">
                <text:p>34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53.9">
                <text:p>353.9</text:p>
              </table:table-cell>
              <table:table-cell office:value-type="float" office:value="0.00169097222222222">
                <text:p>0.00169097222222222</text:p>
              </table:table-cell>
              <table:table-cell office:value-type="float" office:value="355.6">
                <text:p>355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7.4">
                <text:p>357.4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3.6">
                <text:p>353.6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1.5">
                <text:p>3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47.1">
                <text:p>347.1</text:p>
              </table:table-cell>
              <table:table-cell office:value-type="float" office:value="0.00171412037037037">
                <text:p>0.00171412037037037</text:p>
              </table:table-cell>
              <table:table-cell office:value-type="float" office:value="354.5">
                <text:p>35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57.5">
                <text:p>357.5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54.1">
                <text:p>354.1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60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47.2">
                <text:p>347.2</text:p>
              </table:table-cell>
              <table:table-cell office:value-type="float" office:value="0.00173726851851852">
                <text:p>0.00173726851851852</text:p>
              </table:table-cell>
              <table:table-cell office:value-type="float" office:value="355.7">
                <text:p>355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59.3">
                <text:p>359.3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56.3">
                <text:p>356.3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0.5">
                <text:p>36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60.9">
                <text:p>360.9</text:p>
              </table:table-cell>
              <table:table-cell office:value-type="float" office:value="0.00176041666666667">
                <text:p>0.00176041666666667</text:p>
              </table:table-cell>
              <table:table-cell office:value-type="float" office:value="357.1">
                <text:p>357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61.2">
                <text:p>361.2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57.7">
                <text:p>357.7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70.2">
                <text:p>37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61.8">
                <text:p>361.8</text:p>
              </table:table-cell>
              <table:table-cell office:value-type="float" office:value="0.00178356481481482">
                <text:p>0.00178356481481482</text:p>
              </table:table-cell>
              <table:table-cell office:value-type="float" office:value="359.4">
                <text:p>359.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4">
                <text:p>364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57.7">
                <text:p>357.7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5.2">
                <text:p>36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5">
                <text:p>365</text:p>
              </table:table-cell>
              <table:table-cell office:value-type="float" office:value="0.00180671296296296">
                <text:p>0.00180671296296296</text:p>
              </table:table-cell>
              <table:table-cell office:value-type="float" office:value="360.9">
                <text:p>360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2.8">
                <text:p>362.8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59.1">
                <text:p>359.1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1.6">
                <text:p>36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6.3">
                <text:p>366.3</text:p>
              </table:table-cell>
              <table:table-cell office:value-type="float" office:value="0.00182986111111111">
                <text:p>0.0018298611111111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64.5">
                <text:p>364.5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59.4">
                <text:p>359.4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62.2">
                <text:p>36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66">
                <text:p>366</text:p>
              </table:table-cell>
              <table:table-cell office:value-type="float" office:value="0.00185300925925926">
                <text:p>0.00185300925925926</text:p>
              </table:table-cell>
              <table:table-cell office:value-type="float" office:value="361.2">
                <text:p>361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7.1">
                <text:p>367.1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0.5">
                <text:p>360.5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5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9.7">
                <text:p>369.7</text:p>
              </table:table-cell>
              <table:table-cell office:value-type="float" office:value="0.00187615740740741">
                <text:p>0.00187615740740741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69">
                <text:p>369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63.2">
                <text:p>363.2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56.6">
                <text:p>35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70.6">
                <text:p>370.6</text:p>
              </table:table-cell>
              <table:table-cell office:value-type="float" office:value="0.00189930555555556">
                <text:p>0.00189930555555556</text:p>
              </table:table-cell>
              <table:table-cell office:value-type="float" office:value="364.7">
                <text:p>364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69.6">
                <text:p>369.6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64.2">
                <text:p>364.2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72.6">
                <text:p>37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70.3">
                <text:p>370.3</text:p>
              </table:table-cell>
              <table:table-cell office:value-type="float" office:value="0.0019224537037037">
                <text:p>0.0019224537037037</text:p>
              </table:table-cell>
              <table:table-cell office:value-type="float" office:value="366.1">
                <text:p>366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72.7">
                <text:p>372.7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65.3">
                <text:p>365.3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70.1">
                <text:p>37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69.7">
                <text:p>369.7</text:p>
              </table:table-cell>
              <table:table-cell office:value-type="float" office:value="0.00194560185185185">
                <text:p>0.00194560185185185</text:p>
              </table:table-cell>
              <table:table-cell office:value-type="float" office:value="368.4">
                <text:p>368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72.4">
                <text:p>372.4</text:p>
              </table:table-cell>
              <table:table-cell office:value-type="float" office:value="0.00196875">
                <text:p>0.00196875</text:p>
              </table:table-cell>
              <table:table-cell office:value-type="float" office:value="NaN">
                <text:p>NaN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66.1">
                <text:p>366.1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57.7">
                <text:p>35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70.5">
                <text:p>370.5</text:p>
              </table:table-cell>
              <table:table-cell office:value-type="float" office:value="0.00196875">
                <text:p>0.00196875</text:p>
              </table:table-cell>
              <table:table-cell office:value-type="float" office:value="369.2">
                <text:p>369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2.7">
                <text:p>372.7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68.6">
                <text:p>368.6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61.3">
                <text:p>36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2.2">
                <text:p>372.2</text:p>
              </table:table-cell>
              <table:table-cell office:value-type="float" office:value="0.00199189814814815">
                <text:p>0.00199189814814815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4.9">
                <text:p>374.9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68.4">
                <text:p>368.4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69.3">
                <text:p>36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5.6">
                <text:p>375.6</text:p>
              </table:table-cell>
              <table:table-cell office:value-type="float" office:value="0.0020150462962963">
                <text:p>0.002015046296296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3.2">
                <text:p>373.2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69.4">
                <text:p>369.4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4.2">
                <text:p>37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6.6">
                <text:p>376.6</text:p>
              </table:table-cell>
              <table:table-cell office:value-type="float" office:value="0.00203819444444444">
                <text:p>0.0020381944444444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3.9">
                <text:p>373.9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1.7">
                <text:p>371.7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66.5">
                <text:p>36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7.4">
                <text:p>377.4</text:p>
              </table:table-cell>
              <table:table-cell office:value-type="float" office:value="0.00206134259259259">
                <text:p>0.00206134259259259</text:p>
              </table:table-cell>
              <table:table-cell office:value-type="float" office:value="374.7">
                <text:p>374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5.9">
                <text:p>375.9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1.8">
                <text:p>371.8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61.9">
                <text:p>36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81">
                <text:p>381</text:p>
              </table:table-cell>
              <table:table-cell office:value-type="float" office:value="0.00208449074074074">
                <text:p>0.00208449074074074</text:p>
              </table:table-cell>
              <table:table-cell office:value-type="float" office:value="375.6">
                <text:p>375.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7.9">
                <text:p>377.9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4.4">
                <text:p>374.4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67.4">
                <text:p>36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8.3">
                <text:p>378.3</text:p>
              </table:table-cell>
              <table:table-cell office:value-type="float" office:value="0.00210763888888889">
                <text:p>0.00210763888888889</text:p>
              </table:table-cell>
              <table:table-cell office:value-type="float" office:value="375.6">
                <text:p>375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3.4">
                <text:p>373.4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4.4">
                <text:p>374.4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1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8.1">
                <text:p>378.1</text:p>
              </table:table-cell>
              <table:table-cell office:value-type="float" office:value="0.00213078703703704">
                <text:p>0.00213078703703704</text:p>
              </table:table-cell>
              <table:table-cell office:value-type="float" office:value="379.3">
                <text:p>379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80.8">
                <text:p>380.8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74.7">
                <text:p>374.7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73.6">
                <text:p>37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78.1">
                <text:p>378.1</text:p>
              </table:table-cell>
              <table:table-cell office:value-type="float" office:value="0.00215393518518519">
                <text:p>0.00215393518518519</text:p>
              </table:table-cell>
              <table:table-cell office:value-type="float" office:value="381.2">
                <text:p>381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80.8">
                <text:p>380.8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5.2">
                <text:p>375.2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9.5">
                <text:p>37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77.2">
                <text:p>377.2</text:p>
              </table:table-cell>
              <table:table-cell office:value-type="float" office:value="0.00217708333333333">
                <text:p>0.00217708333333333</text:p>
              </table:table-cell>
              <table:table-cell office:value-type="float" office:value="383.3">
                <text:p>383.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3.7">
                <text:p>383.7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76.2">
                <text:p>376.2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1.5">
                <text:p>38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75.5">
                <text:p>375.5</text:p>
              </table:table-cell>
              <table:table-cell office:value-type="float" office:value="0.00220023148148148">
                <text:p>0.00220023148148148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4.3">
                <text:p>384.3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76.2">
                <text:p>376.2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4.5">
                <text:p>38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79.9">
                <text:p>379.9</text:p>
              </table:table-cell>
              <table:table-cell office:value-type="float" office:value="0.00222337962962963">
                <text:p>0.00222337962962963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5.9">
                <text:p>385.9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77.1">
                <text:p>377.1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6.3">
                <text:p>38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79.4">
                <text:p>379.4</text:p>
              </table:table-cell>
              <table:table-cell office:value-type="float" office:value="0.00224652777777778">
                <text:p>0.00224652777777778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5.2">
                <text:p>385.2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78.4">
                <text:p>378.4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72.1">
                <text:p>37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1.1">
                <text:p>381.1</text:p>
              </table:table-cell>
              <table:table-cell office:value-type="float" office:value="0.00226967592592593">
                <text:p>0.00226967592592593</text:p>
              </table:table-cell>
              <table:table-cell office:value-type="float" office:value="385.9">
                <text:p>385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6.8">
                <text:p>386.8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79.5">
                <text:p>379.5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71.1">
                <text:p>37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0.1">
                <text:p>380.1</text:p>
              </table:table-cell>
              <table:table-cell office:value-type="float" office:value="0.00229282407407407">
                <text:p>0.00229282407407407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87.6">
                <text:p>387.6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79.8">
                <text:p>379.8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74.5">
                <text:p>37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81.3">
                <text:p>381.3</text:p>
              </table:table-cell>
              <table:table-cell office:value-type="float" office:value="0.00231597222222222">
                <text:p>0.00231597222222222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8.7">
                <text:p>388.7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2.3">
                <text:p>382.3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76.5">
                <text:p>37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2.5">
                <text:p>382.5</text:p>
              </table:table-cell>
              <table:table-cell office:value-type="float" office:value="0.00233912037037037">
                <text:p>0.00233912037037037</text:p>
              </table:table-cell>
              <table:table-cell office:value-type="float" office:value="389.3">
                <text:p>38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89.8">
                <text:p>389.8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85.1">
                <text:p>385.1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71.2">
                <text:p>37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83.5">
                <text:p>383.5</text:p>
              </table:table-cell>
              <table:table-cell office:value-type="float" office:value="0.00236226851851852">
                <text:p>0.00236226851851852</text:p>
              </table:table-cell>
              <table:table-cell office:value-type="float" office:value="387.4">
                <text:p>387.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91.4">
                <text:p>391.4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84.4">
                <text:p>384.4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82.8">
                <text:p>382.8</text:p>
              </table:table-cell>
              <table:table-cell office:value-type="float" office:value="0.00238541666666667">
                <text:p>0.00238541666666667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91.9">
                <text:p>391.9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NaN">
                <text:p>NaN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85.3">
                <text:p>385.3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76.6">
                <text:p>37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84.4">
                <text:p>384.4</text:p>
              </table:table-cell>
              <table:table-cell office:value-type="float" office:value="0.00240856481481481">
                <text:p>0.00240856481481481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92.9">
                <text:p>392.9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86.1">
                <text:p>386.1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81.4">
                <text:p>38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84.6">
                <text:p>384.6</text:p>
              </table:table-cell>
              <table:table-cell office:value-type="float" office:value="0.00243171296296296">
                <text:p>0.00243171296296296</text:p>
              </table:table-cell>
              <table:table-cell office:value-type="float" office:value="392.7">
                <text:p>392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96.1">
                <text:p>396.1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6.5">
                <text:p>386.5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8.3">
                <text:p>38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5.3">
                <text:p>385.3</text:p>
              </table:table-cell>
              <table:table-cell office:value-type="float" office:value="0.00245486111111111">
                <text:p>0.00245486111111111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96">
                <text:p>396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7.3">
                <text:p>387.3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2.9">
                <text:p>38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6.8">
                <text:p>386.8</text:p>
              </table:table-cell>
              <table:table-cell office:value-type="float" office:value="0.00247800925925926">
                <text:p>0.00247800925925926</text:p>
              </table:table-cell>
              <table:table-cell office:value-type="float" office:value="385.8">
                <text:p>385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98.5">
                <text:p>398.5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87.2">
                <text:p>387.2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84.2">
                <text:p>38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89.6">
                <text:p>389.6</text:p>
              </table:table-cell>
              <table:table-cell office:value-type="float" office:value="0.00250115740740741">
                <text:p>0.00250115740740741</text:p>
              </table:table-cell>
              <table:table-cell office:value-type="float" office:value="389.2">
                <text:p>389.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8.9">
                <text:p>398.9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88.6">
                <text:p>388.6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88.4">
                <text:p>38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1.8">
                <text:p>391.8</text:p>
              </table:table-cell>
              <table:table-cell office:value-type="float" office:value="0.00252430555555556">
                <text:p>0.00252430555555556</text:p>
              </table:table-cell>
              <table:table-cell office:value-type="float" office:value="391.1">
                <text:p>391.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8.5">
                <text:p>398.5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NaN">
                <text:p>NaN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89.5">
                <text:p>389.5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2.1">
                <text:p>39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2.4">
                <text:p>392.4</text:p>
              </table:table-cell>
              <table:table-cell office:value-type="float" office:value="0.0025474537037037">
                <text:p>0.0025474537037037</text:p>
              </table:table-cell>
              <table:table-cell office:value-type="float" office:value="394.5">
                <text:p>394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400.9">
                <text:p>400.9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0.9">
                <text:p>390.9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3.1">
                <text:p>3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3">
                <text:p>393</text:p>
              </table:table-cell>
              <table:table-cell office:value-type="float" office:value="0.00257060185185185">
                <text:p>0.00257060185185185</text:p>
              </table:table-cell>
              <table:table-cell office:value-type="float" office:value="395.2">
                <text:p>395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59375">
                <text:p>0.00259375</text:p>
              </table:table-cell>
              <table:table-cell office:value-type="float" office:value="401.1">
                <text:p>401.1</text:p>
              </table:table-cell>
              <table:table-cell office:value-type="float" office:value="0.00259375">
                <text:p>0.00259375</text:p>
              </table:table-cell>
              <table:table-cell office:value-type="float" office:value="NaN">
                <text:p>NaN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2.4">
                <text:p>392.4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6.4">
                <text:p>3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2.8">
                <text:p>392.8</text:p>
              </table:table-cell>
              <table:table-cell office:value-type="float" office:value="0.00259375">
                <text:p>0.00259375</text:p>
              </table:table-cell>
              <table:table-cell office:value-type="float" office:value="397.8">
                <text:p>397.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401">
                <text:p>401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1.8">
                <text:p>391.8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5.4">
                <text:p>3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2.8">
                <text:p>392.8</text:p>
              </table:table-cell>
              <table:table-cell office:value-type="float" office:value="0.00261689814814815">
                <text:p>0.0026168981481481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404.3">
                <text:p>404.3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NaN">
                <text:p>NaN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2.7">
                <text:p>392.7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7.2">
                <text:p>3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1.1">
                <text:p>391.1</text:p>
              </table:table-cell>
              <table:table-cell office:value-type="float" office:value="0.0026400462962963">
                <text:p>0.0026400462962963</text:p>
              </table:table-cell>
              <table:table-cell office:value-type="float" office:value="395.5">
                <text:p>395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407.2">
                <text:p>407.2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3.4">
                <text:p>393.4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7.4">
                <text:p>3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1">
                <text:p>391</text:p>
              </table:table-cell>
              <table:table-cell office:value-type="float" office:value="0.00266319444444444">
                <text:p>0.00266319444444444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405.8">
                <text:p>405.8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393.8">
                <text:p>393.8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405.4">
                <text:p>40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393.1">
                <text:p>393.1</text:p>
              </table:table-cell>
              <table:table-cell office:value-type="float" office:value="0.00268634259259259">
                <text:p>0.00268634259259259</text:p>
              </table:table-cell>
              <table:table-cell office:value-type="float" office:value="393.6">
                <text:p>393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405.5">
                <text:p>405.5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394.7">
                <text:p>394.7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401.5">
                <text:p>40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393">
                <text:p>393</text:p>
              </table:table-cell>
              <table:table-cell office:value-type="float" office:value="0.00270949074074074">
                <text:p>0.00270949074074074</text:p>
              </table:table-cell>
              <table:table-cell office:value-type="float" office:value="396.3">
                <text:p>396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5.4">
                <text:p>405.4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394.2">
                <text:p>394.2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1.7">
                <text:p>40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403.2">
                <text:p>403.2</text:p>
              </table:table-cell>
              <table:table-cell office:value-type="float" office:value="0.00273263888888889">
                <text:p>0.00273263888888889</text:p>
              </table:table-cell>
              <table:table-cell office:value-type="float" office:value="387.1">
                <text:p>387.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06.8">
                <text:p>406.8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395.8">
                <text:p>395.8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00.5">
                <text:p>40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402.2">
                <text:p>402.2</text:p>
              </table:table-cell>
              <table:table-cell office:value-type="float" office:value="0.00275578703703704">
                <text:p>0.00275578703703704</text:p>
              </table:table-cell>
              <table:table-cell office:value-type="float" office:value="388.8">
                <text:p>388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08.2">
                <text:p>408.2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396.7">
                <text:p>396.7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398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406.4">
                <text:p>406.4</text:p>
              </table:table-cell>
              <table:table-cell office:value-type="float" office:value="0.00277893518518519">
                <text:p>0.00277893518518519</text:p>
              </table:table-cell>
              <table:table-cell office:value-type="float" office:value="394.1">
                <text:p>394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7.2">
                <text:p>407.2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396.3">
                <text:p>396.3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399.8">
                <text:p>3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406.6">
                <text:p>406.6</text:p>
              </table:table-cell>
              <table:table-cell office:value-type="float" office:value="0.00280208333333333">
                <text:p>0.00280208333333333</text:p>
              </table:table-cell>
              <table:table-cell office:value-type="float" office:value="395.9">
                <text:p>395.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8.1">
                <text:p>408.1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397.8">
                <text:p>397.8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6.5">
                <text:p>40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406.9">
                <text:p>406.9</text:p>
              </table:table-cell>
              <table:table-cell office:value-type="float" office:value="0.00282523148148148">
                <text:p>0.002825231481481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10.8">
                <text:p>410.8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398.8">
                <text:p>398.8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08.6">
                <text:p>40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07.5">
                <text:p>407.5</text:p>
              </table:table-cell>
              <table:table-cell office:value-type="float" office:value="0.00284837962962963">
                <text:p>0.00284837962962963</text:p>
              </table:table-cell>
              <table:table-cell office:value-type="float" office:value="401.7">
                <text:p>401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12.8">
                <text:p>412.8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398.8">
                <text:p>398.8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07.1">
                <text:p>40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05.5">
                <text:p>405.5</text:p>
              </table:table-cell>
              <table:table-cell office:value-type="float" office:value="0.00287152777777778">
                <text:p>0.00287152777777778</text:p>
              </table:table-cell>
              <table:table-cell office:value-type="float" office:value="401.9">
                <text:p>401.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13">
                <text:p>413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399.5">
                <text:p>399.5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06.1">
                <text:p>40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06.6">
                <text:p>406.6</text:p>
              </table:table-cell>
              <table:table-cell office:value-type="float" office:value="0.00289467592592593">
                <text:p>0.00289467592592593</text:p>
              </table:table-cell>
              <table:table-cell office:value-type="float" office:value="402.4">
                <text:p>402.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10.4">
                <text:p>410.4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0.9">
                <text:p>400.9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9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9">
                <text:p>409</text:p>
              </table:table-cell>
              <table:table-cell office:value-type="float" office:value="0.00291782407407407">
                <text:p>0.00291782407407407</text:p>
              </table:table-cell>
              <table:table-cell office:value-type="float" office:value="403.8">
                <text:p>403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13.8">
                <text:p>413.8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02.5">
                <text:p>402.5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08.9">
                <text:p>40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11.5">
                <text:p>411.5</text:p>
              </table:table-cell>
              <table:table-cell office:value-type="float" office:value="0.00294097222222222">
                <text:p>0.00294097222222222</text:p>
              </table:table-cell>
              <table:table-cell office:value-type="float" office:value="404.9">
                <text:p>404.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17.3">
                <text:p>417.3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02.3">
                <text:p>402.3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12.5">
                <text:p>4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13.6">
                <text:p>413.6</text:p>
              </table:table-cell>
              <table:table-cell office:value-type="float" office:value="0.00296412037037037">
                <text:p>0.00296412037037037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14">
                <text:p>414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03.4">
                <text:p>403.4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14.3">
                <text:p>41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17.6">
                <text:p>417.6</text:p>
              </table:table-cell>
              <table:table-cell office:value-type="float" office:value="0.00298726851851852">
                <text:p>0.00298726851851852</text:p>
              </table:table-cell>
              <table:table-cell office:value-type="float" office:value="408.3">
                <text:p>408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16.5">
                <text:p>416.5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04">
                <text:p>404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16.1">
                <text:p>41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18.2">
                <text:p>418.2</text:p>
              </table:table-cell>
              <table:table-cell office:value-type="float" office:value="0.00301041666666667">
                <text:p>0.0030104166666666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18.3">
                <text:p>418.3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NaN">
                <text:p>NaN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04.8">
                <text:p>404.8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14.1">
                <text:p>41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14.9">
                <text:p>414.9</text:p>
              </table:table-cell>
              <table:table-cell office:value-type="float" office:value="0.00303356481481481">
                <text:p>0.00303356481481481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8.4">
                <text:p>418.4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05.3">
                <text:p>405.3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2.5">
                <text:p>4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6.7">
                <text:p>416.7</text:p>
              </table:table-cell>
              <table:table-cell office:value-type="float" office:value="0.00305671296296296">
                <text:p>0.00305671296296296</text:p>
              </table:table-cell>
              <table:table-cell office:value-type="float" office:value="412.6">
                <text:p>412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20.1">
                <text:p>420.1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05.3">
                <text:p>405.3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3.3">
                <text:p>4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7.2">
                <text:p>417.2</text:p>
              </table:table-cell>
              <table:table-cell office:value-type="float" office:value="0.00307986111111111">
                <text:p>0.00307986111111111</text:p>
              </table:table-cell>
              <table:table-cell office:value-type="float" office:value="414.4">
                <text:p>414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20">
                <text:p>420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06.2">
                <text:p>406.2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7.3">
                <text:p>41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9.8">
                <text:p>419.8</text:p>
              </table:table-cell>
              <table:table-cell office:value-type="float" office:value="0.00310300925925926">
                <text:p>0.00310300925925926</text:p>
              </table:table-cell>
              <table:table-cell office:value-type="float" office:value="414.4">
                <text:p>414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19.6">
                <text:p>419.6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08.1">
                <text:p>408.1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20.2">
                <text:p>420.2</text:p>
              </table:table-cell>
              <table:table-cell office:value-type="float" office:value="0.00312615740740741">
                <text:p>0.00312615740740741</text:p>
              </table:table-cell>
              <table:table-cell office:value-type="float" office:value="414.1">
                <text:p>414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9">
                <text:p>419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08.9">
                <text:p>408.9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20.7">
                <text:p>42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20.6">
                <text:p>420.6</text:p>
              </table:table-cell>
              <table:table-cell office:value-type="float" office:value="0.00314930555555556">
                <text:p>0.00314930555555556</text:p>
              </table:table-cell>
              <table:table-cell office:value-type="float" office:value="416.4">
                <text:p>416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21">
                <text:p>421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08.1">
                <text:p>408.1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21.9">
                <text:p>42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21.5">
                <text:p>421.5</text:p>
              </table:table-cell>
              <table:table-cell office:value-type="float" office:value="0.0031724537037037">
                <text:p>0.0031724537037037</text:p>
              </table:table-cell>
              <table:table-cell office:value-type="float" office:value="415.5">
                <text:p>415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22.7">
                <text:p>422.7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08.6">
                <text:p>408.6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20.6">
                <text:p>42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22.2">
                <text:p>422.2</text:p>
              </table:table-cell>
              <table:table-cell office:value-type="float" office:value="0.00319560185185185">
                <text:p>0.0031956018518518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24.2">
                <text:p>424.2</text:p>
              </table:table-cell>
              <table:table-cell office:value-type="float" office:value="0.00321875">
                <text:p>0.00321875</text:p>
              </table:table-cell>
              <table:table-cell office:value-type="float" office:value="NaN">
                <text:p>NaN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09.3">
                <text:p>409.3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18.8">
                <text:p>41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20.2">
                <text:p>420.2</text:p>
              </table:table-cell>
              <table:table-cell office:value-type="float" office:value="0.00321875">
                <text:p>0.00321875</text:p>
              </table:table-cell>
              <table:table-cell office:value-type="float" office:value="419.4">
                <text:p>419.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24.4">
                <text:p>424.4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10.1">
                <text:p>410.1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19.8">
                <text:p>4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23.1">
                <text:p>423.1</text:p>
              </table:table-cell>
              <table:table-cell office:value-type="float" office:value="0.00324189814814815">
                <text:p>0.00324189814814815</text:p>
              </table:table-cell>
              <table:table-cell office:value-type="float" office:value="420.1">
                <text:p>420.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25.4">
                <text:p>425.4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10.4">
                <text:p>410.4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22.2">
                <text:p>42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23.9">
                <text:p>423.9</text:p>
              </table:table-cell>
              <table:table-cell office:value-type="float" office:value="0.0032650462962963">
                <text:p>0.003265046296296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6.4">
                <text:p>426.4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10.6">
                <text:p>410.6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4.6">
                <text:p>4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3.9">
                <text:p>423.9</text:p>
              </table:table-cell>
              <table:table-cell office:value-type="float" office:value="0.00328819444444444">
                <text:p>0.00328819444444444</text:p>
              </table:table-cell>
              <table:table-cell office:value-type="float" office:value="424.3">
                <text:p>424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5.9">
                <text:p>425.9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12.9">
                <text:p>412.9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7.5">
                <text:p>4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2.8">
                <text:p>422.8</text:p>
              </table:table-cell>
              <table:table-cell office:value-type="float" office:value="0.00331134259259259">
                <text:p>0.00331134259259259</text:p>
              </table:table-cell>
              <table:table-cell office:value-type="float" office:value="422.8">
                <text:p>422.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6.6">
                <text:p>426.6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12.1">
                <text:p>412.1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3.6">
                <text:p>423.6</text:p>
              </table:table-cell>
              <table:table-cell office:value-type="float" office:value="0.00333449074074074">
                <text:p>0.00333449074074074</text:p>
              </table:table-cell>
              <table:table-cell office:value-type="float" office:value="423.2">
                <text:p>423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8.5">
                <text:p>428.5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13.2">
                <text:p>413.2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30.4">
                <text:p>4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5.6">
                <text:p>425.6</text:p>
              </table:table-cell>
              <table:table-cell office:value-type="float" office:value="0.00335763888888889">
                <text:p>0.00335763888888889</text:p>
              </table:table-cell>
              <table:table-cell office:value-type="float" office:value="426.6">
                <text:p>426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31.5">
                <text:p>431.5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13.9">
                <text:p>413.9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8.1">
                <text:p>42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6.9">
                <text:p>426.9</text:p>
              </table:table-cell>
              <table:table-cell office:value-type="float" office:value="0.00338078703703704">
                <text:p>0.0033807870370370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32.3">
                <text:p>432.3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14.2">
                <text:p>414.2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30.4">
                <text:p>4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8.4">
                <text:p>428.4</text:p>
              </table:table-cell>
              <table:table-cell office:value-type="float" office:value="0.00340393518518519">
                <text:p>0.00340393518518519</text:p>
              </table:table-cell>
              <table:table-cell office:value-type="float" office:value="424.6">
                <text:p>424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34.2">
                <text:p>434.2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13.8">
                <text:p>413.8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9.4">
                <text:p>42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7.7">
                <text:p>427.7</text:p>
              </table:table-cell>
              <table:table-cell office:value-type="float" office:value="0.00342708333333333">
                <text:p>0.00342708333333333</text:p>
              </table:table-cell>
              <table:table-cell office:value-type="float" office:value="426.6">
                <text:p>426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36.6">
                <text:p>436.6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13.6">
                <text:p>413.6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7.1">
                <text:p>4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8.2">
                <text:p>428.2</text:p>
              </table:table-cell>
              <table:table-cell office:value-type="float" office:value="0.00345023148148148">
                <text:p>0.00345023148148148</text:p>
              </table:table-cell>
              <table:table-cell office:value-type="float" office:value="428.3">
                <text:p>428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36.1">
                <text:p>436.1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14.4">
                <text:p>414.4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29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30.6">
                <text:p>430.6</text:p>
              </table:table-cell>
              <table:table-cell office:value-type="float" office:value="0.00347337962962963">
                <text:p>0.00347337962962963</text:p>
              </table:table-cell>
              <table:table-cell office:value-type="float" office:value="430.7">
                <text:p>430.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36.5">
                <text:p>436.5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16">
                <text:p>416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9.3">
                <text:p>42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9.6">
                <text:p>429.6</text:p>
              </table:table-cell>
              <table:table-cell office:value-type="float" office:value="0.00349652777777778">
                <text:p>0.00349652777777778</text:p>
              </table:table-cell>
              <table:table-cell office:value-type="float" office:value="429.9">
                <text:p>429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36.4">
                <text:p>436.4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16.7">
                <text:p>416.7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31.7">
                <text:p>43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32">
                <text:p>432</text:p>
              </table:table-cell>
              <table:table-cell office:value-type="float" office:value="0.00351967592592593">
                <text:p>0.00351967592592593</text:p>
              </table:table-cell>
              <table:table-cell office:value-type="float" office:value="430.6">
                <text:p>430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35.6">
                <text:p>435.6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16.8">
                <text:p>416.8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31.6">
                <text:p>43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31.3">
                <text:p>431.3</text:p>
              </table:table-cell>
              <table:table-cell office:value-type="float" office:value="0.00354282407407407">
                <text:p>0.00354282407407407</text:p>
              </table:table-cell>
              <table:table-cell office:value-type="float" office:value="431.2">
                <text:p>431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37">
                <text:p>437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16.7">
                <text:p>416.7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33.2">
                <text:p>43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36.2">
                <text:p>436.2</text:p>
              </table:table-cell>
              <table:table-cell office:value-type="float" office:value="0.00356597222222222">
                <text:p>0.00356597222222222</text:p>
              </table:table-cell>
              <table:table-cell office:value-type="float" office:value="432.8">
                <text:p>432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8.8">
                <text:p>438.8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17">
                <text:p>417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6.7">
                <text:p>43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5.1">
                <text:p>435.1</text:p>
              </table:table-cell>
              <table:table-cell office:value-type="float" office:value="0.00358912037037037">
                <text:p>0.0035891203703703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8.5">
                <text:p>438.5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17.1">
                <text:p>417.1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5.4">
                <text:p>43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4.5">
                <text:p>434.5</text:p>
              </table:table-cell>
              <table:table-cell office:value-type="float" office:value="0.00361226851851852">
                <text:p>0.00361226851851852</text:p>
              </table:table-cell>
              <table:table-cell office:value-type="float" office:value="433.3">
                <text:p>433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9.9">
                <text:p>439.9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17.7">
                <text:p>417.7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7.8">
                <text:p>43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6">
                <text:p>436</text:p>
              </table:table-cell>
              <table:table-cell office:value-type="float" office:value="0.00363541666666667">
                <text:p>0.00363541666666667</text:p>
              </table:table-cell>
              <table:table-cell office:value-type="float" office:value="439.3">
                <text:p>439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41.6">
                <text:p>441.6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NaN">
                <text:p>NaN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19.6">
                <text:p>419.6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7.9">
                <text:p>43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36">
                <text:p>436</text:p>
              </table:table-cell>
              <table:table-cell office:value-type="float" office:value="0.00365856481481481">
                <text:p>0.0036585648148148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40.1">
                <text:p>440.1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19.6">
                <text:p>419.6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6.5">
                <text:p>43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6.3">
                <text:p>436.3</text:p>
              </table:table-cell>
              <table:table-cell office:value-type="float" office:value="0.00368171296296296">
                <text:p>0.00368171296296296</text:p>
              </table:table-cell>
              <table:table-cell office:value-type="float" office:value="436.4">
                <text:p>436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43.6">
                <text:p>443.6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20.6">
                <text:p>420.6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6.6">
                <text:p>43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9.3">
                <text:p>439.3</text:p>
              </table:table-cell>
              <table:table-cell office:value-type="float" office:value="0.00370486111111111">
                <text:p>0.00370486111111111</text:p>
              </table:table-cell>
              <table:table-cell office:value-type="float" office:value="435.2">
                <text:p>435.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42.8">
                <text:p>442.8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23.4">
                <text:p>423.4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8.2">
                <text:p>43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43.4">
                <text:p>443.4</text:p>
              </table:table-cell>
              <table:table-cell office:value-type="float" office:value="0.00372800925925926">
                <text:p>0.00372800925925926</text:p>
              </table:table-cell>
              <table:table-cell office:value-type="float" office:value="431.9">
                <text:p>431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42.2">
                <text:p>442.2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22.2">
                <text:p>422.2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38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40.7">
                <text:p>440.7</text:p>
              </table:table-cell>
              <table:table-cell office:value-type="float" office:value="0.00375115740740741">
                <text:p>0.00375115740740741</text:p>
              </table:table-cell>
              <table:table-cell office:value-type="float" office:value="431.7">
                <text:p>431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3.2">
                <text:p>443.2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22.1">
                <text:p>422.1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1.2">
                <text:p>44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40.8">
                <text:p>440.8</text:p>
              </table:table-cell>
              <table:table-cell office:value-type="float" office:value="0.00377430555555556">
                <text:p>0.00377430555555556</text:p>
              </table:table-cell>
              <table:table-cell office:value-type="float" office:value="429.1">
                <text:p>429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42.2">
                <text:p>442.2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NaN">
                <text:p>NaN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21.6">
                <text:p>421.6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43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38">
                <text:p>438</text:p>
              </table:table-cell>
              <table:table-cell office:value-type="float" office:value="0.0037974537037037">
                <text:p>0.0037974537037037</text:p>
              </table:table-cell>
              <table:table-cell office:value-type="float" office:value="427.5">
                <text:p>427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5.1">
                <text:p>445.1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22.5">
                <text:p>422.5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41.8">
                <text:p>4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39.3">
                <text:p>439.3</text:p>
              </table:table-cell>
              <table:table-cell office:value-type="float" office:value="0.00382060185185185">
                <text:p>0.00382060185185185</text:p>
              </table:table-cell>
              <table:table-cell office:value-type="float" office:value="426.1">
                <text:p>426.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46.3">
                <text:p>446.3</text:p>
              </table:table-cell>
              <table:table-cell office:value-type="float" office:value="0.00384375">
                <text:p>0.00384375</text:p>
              </table:table-cell>
              <table:table-cell office:value-type="float" office:value="NaN">
                <text:p>NaN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22.3">
                <text:p>422.3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41.8">
                <text:p>4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38.7">
                <text:p>438.7</text:p>
              </table:table-cell>
              <table:table-cell office:value-type="float" office:value="0.00384375">
                <text:p>0.00384375</text:p>
              </table:table-cell>
              <table:table-cell office:value-type="float" office:value="426.2">
                <text:p>426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5.7">
                <text:p>445.7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23">
                <text:p>423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1.8">
                <text:p>44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41.1">
                <text:p>441.1</text:p>
              </table:table-cell>
              <table:table-cell office:value-type="float" office:value="0.00386689814814815">
                <text:p>0.00386689814814815</text:p>
              </table:table-cell>
              <table:table-cell office:value-type="float" office:value="427.4">
                <text:p>427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7">
                <text:p>447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NaN">
                <text:p>NaN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24.4">
                <text:p>424.4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2.5">
                <text:p>44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40.5">
                <text:p>440.5</text:p>
              </table:table-cell>
              <table:table-cell office:value-type="float" office:value="0.0038900462962963">
                <text:p>0.0038900462962963</text:p>
              </table:table-cell>
              <table:table-cell office:value-type="float" office:value="425.2">
                <text:p>425.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6.8">
                <text:p>446.8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25.2">
                <text:p>425.2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5.1">
                <text:p>44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43.5">
                <text:p>443.5</text:p>
              </table:table-cell>
              <table:table-cell office:value-type="float" office:value="0.00391319444444444">
                <text:p>0.00391319444444444</text:p>
              </table:table-cell>
              <table:table-cell office:value-type="float" office:value="425.4">
                <text:p>425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3.4">
                <text:p>443.4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26.6">
                <text:p>426.6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4.9">
                <text:p>44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44.4">
                <text:p>444.4</text:p>
              </table:table-cell>
              <table:table-cell office:value-type="float" office:value="0.00393634259259259">
                <text:p>0.00393634259259259</text:p>
              </table:table-cell>
              <table:table-cell office:value-type="float" office:value="424.8">
                <text:p>424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8.5">
                <text:p>448.5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26.1">
                <text:p>426.1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5.5">
                <text:p>44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43.7">
                <text:p>443.7</text:p>
              </table:table-cell>
              <table:table-cell office:value-type="float" office:value="0.00395949074074074">
                <text:p>0.00395949074074074</text:p>
              </table:table-cell>
              <table:table-cell office:value-type="float" office:value="424.6">
                <text:p>424.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51.6">
                <text:p>451.6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27.6">
                <text:p>427.6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46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45.7">
                <text:p>445.7</text:p>
              </table:table-cell>
              <table:table-cell office:value-type="float" office:value="0.00398263888888889">
                <text:p>0.00398263888888889</text:p>
              </table:table-cell>
              <table:table-cell office:value-type="float" office:value="425.9">
                <text:p>425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9.1">
                <text:p>449.1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28.3">
                <text:p>428.3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5.6">
                <text:p>44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44.9">
                <text:p>444.9</text:p>
              </table:table-cell>
              <table:table-cell office:value-type="float" office:value="0.00400578703703704">
                <text:p>0.00400578703703704</text:p>
              </table:table-cell>
              <table:table-cell office:value-type="float" office:value="424.8">
                <text:p>424.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51.2">
                <text:p>451.2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28">
                <text:p>428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50.2">
                <text:p>4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44.8">
                <text:p>444.8</text:p>
              </table:table-cell>
              <table:table-cell office:value-type="float" office:value="0.00402893518518519">
                <text:p>0.00402893518518519</text:p>
              </table:table-cell>
              <table:table-cell office:value-type="float" office:value="425.4">
                <text:p>425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51.8">
                <text:p>451.8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28.6">
                <text:p>428.6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9.1">
                <text:p>44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45.6">
                <text:p>445.6</text:p>
              </table:table-cell>
              <table:table-cell office:value-type="float" office:value="0.00405208333333333">
                <text:p>0.00405208333333333</text:p>
              </table:table-cell>
              <table:table-cell office:value-type="float" office:value="428.5">
                <text:p>428.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52.4">
                <text:p>452.4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28.8">
                <text:p>428.8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9.6">
                <text:p>44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44.6">
                <text:p>444.6</text:p>
              </table:table-cell>
              <table:table-cell office:value-type="float" office:value="0.00407523148148148">
                <text:p>0.00407523148148148</text:p>
              </table:table-cell>
              <table:table-cell office:value-type="float" office:value="433.2">
                <text:p>433.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52.8">
                <text:p>452.8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31.4">
                <text:p>431.4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51.9">
                <text:p>45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46.6">
                <text:p>446.6</text:p>
              </table:table-cell>
              <table:table-cell office:value-type="float" office:value="0.00409837962962963">
                <text:p>0.00409837962962963</text:p>
              </table:table-cell>
              <table:table-cell office:value-type="float" office:value="438.3">
                <text:p>438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53">
                <text:p>453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33.7">
                <text:p>433.7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51.7">
                <text:p>45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51.3">
                <text:p>451.3</text:p>
              </table:table-cell>
              <table:table-cell office:value-type="float" office:value="0.00412152777777778">
                <text:p>0.00412152777777778</text:p>
              </table:table-cell>
              <table:table-cell office:value-type="float" office:value="441.1">
                <text:p>441.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53.5">
                <text:p>453.5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30.8">
                <text:p>430.8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51.5">
                <text:p>4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49.5">
                <text:p>449.5</text:p>
              </table:table-cell>
              <table:table-cell office:value-type="float" office:value="0.00414467592592593">
                <text:p>0.00414467592592593</text:p>
              </table:table-cell>
              <table:table-cell office:value-type="float" office:value="442.3">
                <text:p>442.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53.2">
                <text:p>453.2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32">
                <text:p>432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51.5">
                <text:p>45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48.2">
                <text:p>448.2</text:p>
              </table:table-cell>
              <table:table-cell office:value-type="float" office:value="0.00416782407407407">
                <text:p>0.00416782407407407</text:p>
              </table:table-cell>
              <table:table-cell office:value-type="float" office:value="446.2">
                <text:p>446.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53.6">
                <text:p>453.6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32">
                <text:p>432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52.2">
                <text:p>45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49.3">
                <text:p>449.3</text:p>
              </table:table-cell>
              <table:table-cell office:value-type="float" office:value="0.00419097222222222">
                <text:p>0.00419097222222222</text:p>
              </table:table-cell>
              <table:table-cell office:value-type="float" office:value="446.3">
                <text:p>446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55.5">
                <text:p>455.5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32.6">
                <text:p>432.6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54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50.1">
                <text:p>450.1</text:p>
              </table:table-cell>
              <table:table-cell office:value-type="float" office:value="0.00421412037037037">
                <text:p>0.00421412037037037</text:p>
              </table:table-cell>
              <table:table-cell office:value-type="float" office:value="447.3">
                <text:p>447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6.4">
                <text:p>456.4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32.4">
                <text:p>432.4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4.2">
                <text:p>45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51.7">
                <text:p>451.7</text:p>
              </table:table-cell>
              <table:table-cell office:value-type="float" office:value="0.00423726851851852">
                <text:p>0.00423726851851852</text:p>
              </table:table-cell>
              <table:table-cell office:value-type="float" office:value="446.7">
                <text:p>446.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7.1">
                <text:p>457.1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34.7">
                <text:p>434.7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6.4">
                <text:p>45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0.8">
                <text:p>450.8</text:p>
              </table:table-cell>
              <table:table-cell office:value-type="float" office:value="0.00426041666666667">
                <text:p>0.00426041666666667</text:p>
              </table:table-cell>
              <table:table-cell office:value-type="float" office:value="450.4">
                <text:p>450.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7.4">
                <text:p>457.4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35.9">
                <text:p>435.9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6.1">
                <text:p>45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51.5">
                <text:p>451.5</text:p>
              </table:table-cell>
              <table:table-cell office:value-type="float" office:value="0.00428356481481482">
                <text:p>0.00428356481481482</text:p>
              </table:table-cell>
              <table:table-cell office:value-type="float" office:value="449.1">
                <text:p>449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5.1">
                <text:p>455.1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32.4">
                <text:p>432.4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7.2">
                <text:p>45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51.7">
                <text:p>451.7</text:p>
              </table:table-cell>
              <table:table-cell office:value-type="float" office:value="0.00430671296296296">
                <text:p>0.00430671296296296</text:p>
              </table:table-cell>
              <table:table-cell office:value-type="float" office:value="447.1">
                <text:p>447.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6.9">
                <text:p>456.9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36.4">
                <text:p>436.4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53.3">
                <text:p>453.3</text:p>
              </table:table-cell>
              <table:table-cell office:value-type="float" office:value="0.00432986111111111">
                <text:p>0.00432986111111111</text:p>
              </table:table-cell>
              <table:table-cell office:value-type="float" office:value="449.5">
                <text:p>449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8.6">
                <text:p>458.6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36.8">
                <text:p>436.8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6.3">
                <text:p>456.3</text:p>
              </table:table-cell>
              <table:table-cell office:value-type="float" office:value="0.00435300925925926">
                <text:p>0.0043530092592592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9.9">
                <text:p>459.9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37.5">
                <text:p>437.5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5.9">
                <text:p>455.9</text:p>
              </table:table-cell>
              <table:table-cell office:value-type="float" office:value="0.00437615740740741">
                <text:p>0.00437615740740741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9.1">
                <text:p>459.1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39">
                <text:p>439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7.6">
                <text:p>457.6</text:p>
              </table:table-cell>
              <table:table-cell office:value-type="float" office:value="0.00439930555555556">
                <text:p>0.00439930555555556</text:p>
              </table:table-cell>
              <table:table-cell office:value-type="float" office:value="452.8">
                <text:p>452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62.8">
                <text:p>462.8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38.6">
                <text:p>438.6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54.9">
                <text:p>454.9</text:p>
              </table:table-cell>
              <table:table-cell office:value-type="float" office:value="0.0044224537037037">
                <text:p>0.0044224537037037</text:p>
              </table:table-cell>
              <table:table-cell office:value-type="float" office:value="454.2">
                <text:p>454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62.6">
                <text:p>462.6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38.3">
                <text:p>438.3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55.9">
                <text:p>455.9</text:p>
              </table:table-cell>
              <table:table-cell office:value-type="float" office:value="0.00444560185185185">
                <text:p>0.00444560185185185</text:p>
              </table:table-cell>
              <table:table-cell office:value-type="float" office:value="453.9">
                <text:p>453.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61.6">
                <text:p>461.6</text:p>
              </table:table-cell>
              <table:table-cell office:value-type="float" office:value="0.00446875">
                <text:p>0.00446875</text:p>
              </table:table-cell>
              <table:table-cell office:value-type="float" office:value="NaN">
                <text:p>NaN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38.6">
                <text:p>438.6</text:p>
              </table:table-cell>
              <table:table-cell office:value-type="float" office:value="0.00446875">
                <text:p>0.0044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58.2">
                <text:p>458.2</text:p>
              </table:table-cell>
              <table:table-cell office:value-type="float" office:value="0.00446875">
                <text:p>0.004468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60.5">
                <text:p>460.5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37.2">
                <text:p>437.2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57.6">
                <text:p>457.6</text:p>
              </table:table-cell>
              <table:table-cell office:value-type="float" office:value="0.00449189814814815">
                <text:p>0.00449189814814815</text:p>
              </table:table-cell>
              <table:table-cell office:value-type="float" office:value="450.4">
                <text:p>450.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61.6">
                <text:p>461.6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40.4">
                <text:p>440.4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57.8">
                <text:p>457.8</text:p>
              </table:table-cell>
              <table:table-cell office:value-type="float" office:value="0.0045150462962963">
                <text:p>0.0045150462962963</text:p>
              </table:table-cell>
              <table:table-cell office:value-type="float" office:value="456.7">
                <text:p>456.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63.5">
                <text:p>463.5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39">
                <text:p>439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60.8">
                <text:p>460.8</text:p>
              </table:table-cell>
              <table:table-cell office:value-type="float" office:value="0.00453819444444444">
                <text:p>0.00453819444444444</text:p>
              </table:table-cell>
              <table:table-cell office:value-type="float" office:value="458.8">
                <text:p>458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64.6">
                <text:p>464.6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41.9">
                <text:p>441.9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60.9">
                <text:p>460.9</text:p>
              </table:table-cell>
              <table:table-cell office:value-type="float" office:value="0.00456134259259259">
                <text:p>0.00456134259259259</text:p>
              </table:table-cell>
              <table:table-cell office:value-type="float" office:value="457.6">
                <text:p>457.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66.8">
                <text:p>466.8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40.3">
                <text:p>440.3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56.2">
                <text:p>456.2</text:p>
              </table:table-cell>
              <table:table-cell office:value-type="float" office:value="0.00458449074074074">
                <text:p>0.00458449074074074</text:p>
              </table:table-cell>
              <table:table-cell office:value-type="float" office:value="457.9">
                <text:p>457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64.3">
                <text:p>464.3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41">
                <text:p>441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58.7">
                <text:p>458.7</text:p>
              </table:table-cell>
              <table:table-cell office:value-type="float" office:value="0.00460763888888889">
                <text:p>0.00460763888888889</text:p>
              </table:table-cell>
              <table:table-cell office:value-type="float" office:value="458.5">
                <text:p>458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7.1">
                <text:p>467.1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40.9">
                <text:p>440.9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58.9">
                <text:p>458.9</text:p>
              </table:table-cell>
              <table:table-cell office:value-type="float" office:value="0.00463078703703704">
                <text:p>0.00463078703703704</text:p>
              </table:table-cell>
              <table:table-cell office:value-type="float" office:value="460.8">
                <text:p>460.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9.2">
                <text:p>469.2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41.7">
                <text:p>441.7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59">
                <text:p>459</text:p>
              </table:table-cell>
              <table:table-cell office:value-type="float" office:value="0.00465393518518519">
                <text:p>0.00465393518518519</text:p>
              </table:table-cell>
              <table:table-cell office:value-type="float" office:value="460.3">
                <text:p>460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6.9">
                <text:p>466.9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43.9">
                <text:p>443.9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1.7">
                <text:p>461.7</text:p>
              </table:table-cell>
              <table:table-cell office:value-type="float" office:value="0.00467708333333333">
                <text:p>0.00467708333333333</text:p>
              </table:table-cell>
              <table:table-cell office:value-type="float" office:value="461.1">
                <text:p>461.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6.6">
                <text:p>466.6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43.1">
                <text:p>443.1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58.8">
                <text:p>458.8</text:p>
              </table:table-cell>
              <table:table-cell office:value-type="float" office:value="0.00470023148148148">
                <text:p>0.00470023148148148</text:p>
              </table:table-cell>
              <table:table-cell office:value-type="float" office:value="463.1">
                <text:p>463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67.3">
                <text:p>467.3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44">
                <text:p>444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61.1">
                <text:p>461.1</text:p>
              </table:table-cell>
              <table:table-cell office:value-type="float" office:value="0.00472337962962963">
                <text:p>0.0047233796296296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68.5">
                <text:p>468.5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43.4">
                <text:p>443.4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63">
                <text:p>463</text:p>
              </table:table-cell>
              <table:table-cell office:value-type="float" office:value="0.00474652777777778">
                <text:p>0.00474652777777778</text:p>
              </table:table-cell>
              <table:table-cell office:value-type="float" office:value="463.6">
                <text:p>463.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69.2">
                <text:p>469.2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43.7">
                <text:p>443.7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64.3">
                <text:p>464.3</text:p>
              </table:table-cell>
              <table:table-cell office:value-type="float" office:value="0.00476967592592593">
                <text:p>0.00476967592592593</text:p>
              </table:table-cell>
              <table:table-cell office:value-type="float" office:value="464.9">
                <text:p>464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70.7">
                <text:p>470.7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47.1">
                <text:p>447.1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67">
                <text:p>467</text:p>
              </table:table-cell>
              <table:table-cell office:value-type="float" office:value="0.00479282407407407">
                <text:p>0.00479282407407407</text:p>
              </table:table-cell>
              <table:table-cell office:value-type="float" office:value="463.8">
                <text:p>463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69.8">
                <text:p>469.8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47.6">
                <text:p>447.6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64.8">
                <text:p>464.8</text:p>
              </table:table-cell>
              <table:table-cell office:value-type="float" office:value="0.00481597222222222">
                <text:p>0.00481597222222222</text:p>
              </table:table-cell>
              <table:table-cell office:value-type="float" office:value="461.3">
                <text:p>461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70.5">
                <text:p>470.5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46.6">
                <text:p>446.6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64.7">
                <text:p>464.7</text:p>
              </table:table-cell>
              <table:table-cell office:value-type="float" office:value="0.00483912037037037">
                <text:p>0.00483912037037037</text:p>
              </table:table-cell>
              <table:table-cell office:value-type="float" office:value="458.2">
                <text:p>458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71">
                <text:p>471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45.6">
                <text:p>445.6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63.7">
                <text:p>463.7</text:p>
              </table:table-cell>
              <table:table-cell office:value-type="float" office:value="0.00486226851851852">
                <text:p>0.00486226851851852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70.1">
                <text:p>470.1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45.8">
                <text:p>445.8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66">
                <text:p>466</text:p>
              </table:table-cell>
              <table:table-cell office:value-type="float" office:value="0.00488541666666667">
                <text:p>0.00488541666666667</text:p>
              </table:table-cell>
              <table:table-cell office:value-type="float" office:value="458.1">
                <text:p>458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72.2">
                <text:p>472.2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NaN">
                <text:p>NaN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47.5">
                <text:p>447.5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65.9">
                <text:p>465.9</text:p>
              </table:table-cell>
              <table:table-cell office:value-type="float" office:value="0.00490856481481481">
                <text:p>0.00490856481481481</text:p>
              </table:table-cell>
              <table:table-cell office:value-type="float" office:value="459.5">
                <text:p>459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74.6">
                <text:p>474.6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49.9">
                <text:p>449.9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66.1">
                <text:p>466.1</text:p>
              </table:table-cell>
              <table:table-cell office:value-type="float" office:value="0.00493171296296296">
                <text:p>0.00493171296296296</text:p>
              </table:table-cell>
              <table:table-cell office:value-type="float" office:value="461.3">
                <text:p>461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471.6">
                <text:p>471.6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448.2">
                <text:p>448.2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467.9">
                <text:p>467.9</text:p>
              </table:table-cell>
              <table:table-cell office:value-type="float" office:value="0.00495486111111111">
                <text:p>0.00495486111111111</text:p>
              </table:table-cell>
              <table:table-cell office:value-type="float" office:value="460.4">
                <text:p>460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474.3">
                <text:p>474.3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450.2">
                <text:p>450.2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467">
                <text:p>467</text:p>
              </table:table-cell>
              <table:table-cell office:value-type="float" office:value="0.00497800925925926">
                <text:p>0.00497800925925926</text:p>
              </table:table-cell>
              <table:table-cell office:value-type="float" office:value="459.7">
                <text:p>459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472">
                <text:p>472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451">
                <text:p>451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468.9">
                <text:p>468.9</text:p>
              </table:table-cell>
              <table:table-cell office:value-type="float" office:value="0.00500115740740741">
                <text:p>0.00500115740740741</text:p>
              </table:table-cell>
              <table:table-cell office:value-type="float" office:value="461.3">
                <text:p>461.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473.6">
                <text:p>473.6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449.8">
                <text:p>449.8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468.6">
                <text:p>468.6</text:p>
              </table:table-cell>
              <table:table-cell office:value-type="float" office:value="0.00502430555555556">
                <text:p>0.00502430555555556</text:p>
              </table:table-cell>
              <table:table-cell office:value-type="float" office:value="463.6">
                <text:p>463.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475.8">
                <text:p>475.8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NaN">
                <text:p>NaN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450.3">
                <text:p>450.3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471.2">
                <text:p>471.2</text:p>
              </table:table-cell>
              <table:table-cell office:value-type="float" office:value="0.0050474537037037">
                <text:p>0.0050474537037037</text:p>
              </table:table-cell>
              <table:table-cell office:value-type="float" office:value="463.8">
                <text:p>463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472.3">
                <text:p>472.3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451">
                <text:p>451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470.2">
                <text:p>470.2</text:p>
              </table:table-cell>
              <table:table-cell office:value-type="float" office:value="0.00507060185185185">
                <text:p>0.00507060185185185</text:p>
              </table:table-cell>
              <table:table-cell office:value-type="float" office:value="464.8">
                <text:p>464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509375">
                <text:p>0.00509375</text:p>
              </table:table-cell>
              <table:table-cell office:value-type="float" office:value="476.8">
                <text:p>476.8</text:p>
              </table:table-cell>
              <table:table-cell office:value-type="float" office:value="0.00509375">
                <text:p>0.00509375</text:p>
              </table:table-cell>
              <table:table-cell office:value-type="float" office:value="NaN">
                <text:p>NaN</text:p>
              </table:table-cell>
              <table:table-cell office:value-type="float" office:value="0.00509375">
                <text:p>0.00509375</text:p>
              </table:table-cell>
              <table:table-cell office:value-type="float" office:value="451">
                <text:p>451</text:p>
              </table:table-cell>
              <table:table-cell office:value-type="float" office:value="0.00509375">
                <text:p>0.00509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09375">
                <text:p>0.00509375</text:p>
              </table:table-cell>
              <table:table-cell office:value-type="float" office:value="465.4">
                <text:p>465.4</text:p>
              </table:table-cell>
              <table:table-cell office:value-type="float" office:value="0.00509375">
                <text:p>0.00509375</text:p>
              </table:table-cell>
              <table:table-cell office:value-type="float" office:value="464.9">
                <text:p>464.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479.4">
                <text:p>479.4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450.6">
                <text:p>450.6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470.4">
                <text:p>470.4</text:p>
              </table:table-cell>
              <table:table-cell office:value-type="float" office:value="0.00511689814814815">
                <text:p>0.00511689814814815</text:p>
              </table:table-cell>
              <table:table-cell office:value-type="float" office:value="466.4">
                <text:p>466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476.2">
                <text:p>476.2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NaN">
                <text:p>NaN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450.1">
                <text:p>450.1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469.8">
                <text:p>469.8</text:p>
              </table:table-cell>
              <table:table-cell office:value-type="float" office:value="0.0051400462962963">
                <text:p>0.0051400462962963</text:p>
              </table:table-cell>
              <table:table-cell office:value-type="float" office:value="464.2">
                <text:p>464.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477.8">
                <text:p>477.8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452.7">
                <text:p>452.7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468.8">
                <text:p>468.8</text:p>
              </table:table-cell>
              <table:table-cell office:value-type="float" office:value="0.00516319444444444">
                <text:p>0.00516319444444444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478">
                <text:p>478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452.9">
                <text:p>452.9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469.2">
                <text:p>469.2</text:p>
              </table:table-cell>
              <table:table-cell office:value-type="float" office:value="0.00518634259259259">
                <text:p>0.00518634259259259</text:p>
              </table:table-cell>
              <table:table-cell office:value-type="float" office:value="463.7">
                <text:p>463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477.1">
                <text:p>477.1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451.6">
                <text:p>451.6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467.3">
                <text:p>467.3</text:p>
              </table:table-cell>
              <table:table-cell office:value-type="float" office:value="0.00520949074074074">
                <text:p>0.00520949074074074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480.9">
                <text:p>480.9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452">
                <text:p>452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470.1">
                <text:p>470.1</text:p>
              </table:table-cell>
              <table:table-cell office:value-type="float" office:value="0.00523263888888889">
                <text:p>0.00523263888888889</text:p>
              </table:table-cell>
              <table:table-cell office:value-type="float" office:value="465.3">
                <text:p>465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477.1">
                <text:p>477.1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452.6">
                <text:p>452.6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470.4">
                <text:p>470.4</text:p>
              </table:table-cell>
              <table:table-cell office:value-type="float" office:value="0.00525578703703704">
                <text:p>0.00525578703703704</text:p>
              </table:table-cell>
              <table:table-cell office:value-type="float" office:value="469.5">
                <text:p>469.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477.7">
                <text:p>477.7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452.8">
                <text:p>452.8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470.9">
                <text:p>470.9</text:p>
              </table:table-cell>
              <table:table-cell office:value-type="float" office:value="0.00527893518518519">
                <text:p>0.00527893518518519</text:p>
              </table:table-cell>
              <table:table-cell office:value-type="float" office:value="469.2">
                <text:p>469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477.9">
                <text:p>477.9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455.7">
                <text:p>455.7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470.1">
                <text:p>470.1</text:p>
              </table:table-cell>
              <table:table-cell office:value-type="float" office:value="0.00530208333333333">
                <text:p>0.00530208333333333</text:p>
              </table:table-cell>
              <table:table-cell office:value-type="float" office:value="470.3">
                <text:p>470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478.8">
                <text:p>478.8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455.4">
                <text:p>455.4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468.9">
                <text:p>468.9</text:p>
              </table:table-cell>
              <table:table-cell office:value-type="float" office:value="0.00532523148148148">
                <text:p>0.00532523148148148</text:p>
              </table:table-cell>
              <table:table-cell office:value-type="float" office:value="473.1">
                <text:p>473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477.9">
                <text:p>477.9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453.9">
                <text:p>453.9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472.6">
                <text:p>472.6</text:p>
              </table:table-cell>
              <table:table-cell office:value-type="float" office:value="0.00534837962962963">
                <text:p>0.00534837962962963</text:p>
              </table:table-cell>
              <table:table-cell office:value-type="float" office:value="473.2">
                <text:p>473.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480.7">
                <text:p>480.7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453.1">
                <text:p>453.1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471.7">
                <text:p>471.7</text:p>
              </table:table-cell>
              <table:table-cell office:value-type="float" office:value="0.00537152777777778">
                <text:p>0.00537152777777778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480.4">
                <text:p>480.4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455.1">
                <text:p>455.1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472.5">
                <text:p>472.5</text:p>
              </table:table-cell>
              <table:table-cell office:value-type="float" office:value="0.00539467592592593">
                <text:p>0.00539467592592593</text:p>
              </table:table-cell>
              <table:table-cell office:value-type="float" office:value="473.5">
                <text:p>473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479.3">
                <text:p>479.3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457">
                <text:p>457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474.1">
                <text:p>474.1</text:p>
              </table:table-cell>
              <table:table-cell office:value-type="float" office:value="0.00541782407407407">
                <text:p>0.00541782407407407</text:p>
              </table:table-cell>
              <table:table-cell office:value-type="float" office:value="473.1">
                <text:p>473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480.6">
                <text:p>480.6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456.5">
                <text:p>456.5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472.4">
                <text:p>472.4</text:p>
              </table:table-cell>
              <table:table-cell office:value-type="float" office:value="0.00544097222222222">
                <text:p>0.00544097222222222</text:p>
              </table:table-cell>
              <table:table-cell office:value-type="float" office:value="472.9">
                <text:p>472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483">
                <text:p>483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457.6">
                <text:p>457.6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475.5">
                <text:p>475.5</text:p>
              </table:table-cell>
              <table:table-cell office:value-type="float" office:value="0.00546412037037037">
                <text:p>0.0054641203703703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483.6">
                <text:p>483.6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455.7">
                <text:p>455.7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473.8">
                <text:p>473.8</text:p>
              </table:table-cell>
              <table:table-cell office:value-type="float" office:value="0.00548726851851852">
                <text:p>0.00548726851851852</text:p>
              </table:table-cell>
              <table:table-cell office:value-type="float" office:value="475.9">
                <text:p>475.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483.4">
                <text:p>483.4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456.4">
                <text:p>456.4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475.3">
                <text:p>475.3</text:p>
              </table:table-cell>
              <table:table-cell office:value-type="float" office:value="0.00551041666666667">
                <text:p>0.00551041666666667</text:p>
              </table:table-cell>
              <table:table-cell office:value-type="float" office:value="474.6">
                <text:p>474.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484.7">
                <text:p>484.7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457.4">
                <text:p>457.4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474.1">
                <text:p>474.1</text:p>
              </table:table-cell>
              <table:table-cell office:value-type="float" office:value="0.00553356481481482">
                <text:p>0.00553356481481482</text:p>
              </table:table-cell>
              <table:table-cell office:value-type="float" office:value="474.6">
                <text:p>474.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482.4">
                <text:p>482.4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457">
                <text:p>457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472.9">
                <text:p>472.9</text:p>
              </table:table-cell>
              <table:table-cell office:value-type="float" office:value="0.00555671296296296">
                <text:p>0.00555671296296296</text:p>
              </table:table-cell>
              <table:table-cell office:value-type="float" office:value="474.9">
                <text:p>474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483.8">
                <text:p>483.8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457.9">
                <text:p>457.9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472.9">
                <text:p>472.9</text:p>
              </table:table-cell>
              <table:table-cell office:value-type="float" office:value="0.00557986111111111">
                <text:p>0.00557986111111111</text:p>
              </table:table-cell>
              <table:table-cell office:value-type="float" office:value="474.2">
                <text:p>474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485.5">
                <text:p>485.5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457.4">
                <text:p>457.4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454.2">
                <text:p>454.2</text:p>
              </table:table-cell>
              <table:table-cell office:value-type="float" office:value="0.00560300925925926">
                <text:p>0.00560300925925926</text:p>
              </table:table-cell>
              <table:table-cell office:value-type="float" office:value="475.6">
                <text:p>475.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489.2">
                <text:p>489.2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459.5">
                <text:p>459.5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416.5">
                <text:p>416.5</text:p>
              </table:table-cell>
              <table:table-cell office:value-type="float" office:value="0.00562615740740741">
                <text:p>0.00562615740740741</text:p>
              </table:table-cell>
              <table:table-cell office:value-type="float" office:value="476.2">
                <text:p>476.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487.9">
                <text:p>487.9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462.6">
                <text:p>462.6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393.9">
                <text:p>393.9</text:p>
              </table:table-cell>
              <table:table-cell office:value-type="float" office:value="0.00564930555555556">
                <text:p>0.00564930555555556</text:p>
              </table:table-cell>
              <table:table-cell office:value-type="float" office:value="455.7">
                <text:p>455.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488">
                <text:p>488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461.6">
                <text:p>461.6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372.8">
                <text:p>372.8</text:p>
              </table:table-cell>
              <table:table-cell office:value-type="float" office:value="0.0056724537037037">
                <text:p>0.0056724537037037</text:p>
              </table:table-cell>
              <table:table-cell office:value-type="float" office:value="423.4">
                <text:p>423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484.6">
                <text:p>484.6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462.1">
                <text:p>462.1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354.7">
                <text:p>354.7</text:p>
              </table:table-cell>
              <table:table-cell office:value-type="float" office:value="0.00569560185185185">
                <text:p>0.00569560185185185</text:p>
              </table:table-cell>
              <table:table-cell office:value-type="float" office:value="394.4">
                <text:p>394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571875">
                <text:p>0.00571875</text:p>
              </table:table-cell>
              <table:table-cell office:value-type="float" office:value="486.5">
                <text:p>486.5</text:p>
              </table:table-cell>
              <table:table-cell office:value-type="float" office:value="0.00571875">
                <text:p>0.00571875</text:p>
              </table:table-cell>
              <table:table-cell office:value-type="float" office:value="NaN">
                <text:p>NaN</text:p>
              </table:table-cell>
              <table:table-cell office:value-type="float" office:value="0.00571875">
                <text:p>0.00571875</text:p>
              </table:table-cell>
              <table:table-cell office:value-type="float" office:value="461.4">
                <text:p>461.4</text:p>
              </table:table-cell>
              <table:table-cell office:value-type="float" office:value="0.00571875">
                <text:p>0.00571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1875">
                <text:p>0.00571875</text:p>
              </table:table-cell>
              <table:table-cell office:value-type="float" office:value="340.6">
                <text:p>340.6</text:p>
              </table:table-cell>
              <table:table-cell office:value-type="float" office:value="0.00571875">
                <text:p>0.00571875</text:p>
              </table:table-cell>
              <table:table-cell office:value-type="float" office:value="377.1">
                <text:p>377.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487.6">
                <text:p>487.6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460.5">
                <text:p>460.5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328.8">
                <text:p>328.8</text:p>
              </table:table-cell>
              <table:table-cell office:value-type="float" office:value="0.00574189814814815">
                <text:p>0.00574189814814815</text:p>
              </table:table-cell>
              <table:table-cell office:value-type="float" office:value="361.1">
                <text:p>36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57650462962963">
                <text:p>0.0057650462962963</text:p>
              </table:table-cell>
              <table:table-cell office:value-type="float" office:value="487.2">
                <text:p>487.2</text:p>
              </table:table-cell>
              <table:table-cell office:value-type="float" office:value="0.0057650462962963">
                <text:p>0.00576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57650462962963">
                <text:p>0.0057650462962963</text:p>
              </table:table-cell>
              <table:table-cell office:value-type="float" office:value="461.8">
                <text:p>461.8</text:p>
              </table:table-cell>
              <table:table-cell office:value-type="float" office:value="0.0057650462962963">
                <text:p>0.0057650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650462962963">
                <text:p>0.0057650462962963</text:p>
              </table:table-cell>
              <table:table-cell office:value-type="float" office:value="318.9">
                <text:p>318.9</text:p>
              </table:table-cell>
              <table:table-cell office:value-type="float" office:value="0.0057650462962963">
                <text:p>0.005765046296296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578819444444444">
                <text:p>0.00578819444444444</text:p>
              </table:table-cell>
              <table:table-cell office:value-type="float" office:value="487.1">
                <text:p>487.1</text:p>
              </table:table-cell>
              <table:table-cell office:value-type="float" office:value="0.00578819444444444">
                <text:p>0.00578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578819444444444">
                <text:p>0.00578819444444444</text:p>
              </table:table-cell>
              <table:table-cell office:value-type="float" office:value="462.7">
                <text:p>462.7</text:p>
              </table:table-cell>
              <table:table-cell office:value-type="float" office:value="0.00578819444444444">
                <text:p>0.0057881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78819444444444">
                <text:p>0.00578819444444444</text:p>
              </table:table-cell>
              <table:table-cell office:value-type="float" office:value="310.9">
                <text:p>310.9</text:p>
              </table:table-cell>
              <table:table-cell office:value-type="float" office:value="0.00578819444444444">
                <text:p>0.00578819444444444</text:p>
              </table:table-cell>
              <table:table-cell office:value-type="float" office:value="334.2">
                <text:p>334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489.4">
                <text:p>489.4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462.1">
                <text:p>462.1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303.3">
                <text:p>303.3</text:p>
              </table:table-cell>
              <table:table-cell office:value-type="float" office:value="0.00581134259259259">
                <text:p>0.00581134259259259</text:p>
              </table:table-cell>
              <table:table-cell office:value-type="float" office:value="322.1">
                <text:p>322.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488.5">
                <text:p>488.5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463.2">
                <text:p>463.2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293.6">
                <text:p>293.6</text:p>
              </table:table-cell>
              <table:table-cell office:value-type="float" office:value="0.00583449074074074">
                <text:p>0.00583449074074074</text:p>
              </table:table-cell>
              <table:table-cell office:value-type="float" office:value="314.2">
                <text:p>314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585763888888889">
                <text:p>0.00585763888888889</text:p>
              </table:table-cell>
              <table:table-cell office:value-type="float" office:value="488.8">
                <text:p>488.8</text:p>
              </table:table-cell>
              <table:table-cell office:value-type="float" office:value="0.00585763888888889">
                <text:p>0.00585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585763888888889">
                <text:p>0.00585763888888889</text:p>
              </table:table-cell>
              <table:table-cell office:value-type="float" office:value="462.6">
                <text:p>462.6</text:p>
              </table:table-cell>
              <table:table-cell office:value-type="float" office:value="0.00585763888888889">
                <text:p>0.005857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5763888888889">
                <text:p>0.00585763888888889</text:p>
              </table:table-cell>
              <table:table-cell office:value-type="float" office:value="287.7">
                <text:p>287.7</text:p>
              </table:table-cell>
              <table:table-cell office:value-type="float" office:value="0.00585763888888889">
                <text:p>0.0058576388888888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588078703703704">
                <text:p>0.00588078703703704</text:p>
              </table:table-cell>
              <table:table-cell office:value-type="float" office:value="486.7">
                <text:p>486.7</text:p>
              </table:table-cell>
              <table:table-cell office:value-type="float" office:value="0.00588078703703704">
                <text:p>0.00588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588078703703704">
                <text:p>0.00588078703703704</text:p>
              </table:table-cell>
              <table:table-cell office:value-type="float" office:value="464.8">
                <text:p>464.8</text:p>
              </table:table-cell>
              <table:table-cell office:value-type="float" office:value="0.00588078703703704">
                <text:p>0.00588078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88078703703704">
                <text:p>0.00588078703703704</text:p>
              </table:table-cell>
              <table:table-cell office:value-type="float" office:value="281.6">
                <text:p>281.6</text:p>
              </table:table-cell>
              <table:table-cell office:value-type="float" office:value="0.00588078703703704">
                <text:p>0.00588078703703704</text:p>
              </table:table-cell>
              <table:table-cell office:value-type="float" office:value="300.2">
                <text:p>300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590393518518519">
                <text:p>0.00590393518518519</text:p>
              </table:table-cell>
              <table:table-cell office:value-type="float" office:value="488.6">
                <text:p>488.6</text:p>
              </table:table-cell>
              <table:table-cell office:value-type="float" office:value="0.00590393518518519">
                <text:p>0.00590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590393518518519">
                <text:p>0.00590393518518519</text:p>
              </table:table-cell>
              <table:table-cell office:value-type="float" office:value="463.1">
                <text:p>463.1</text:p>
              </table:table-cell>
              <table:table-cell office:value-type="float" office:value="0.00590393518518519">
                <text:p>0.00590393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0393518518519">
                <text:p>0.00590393518518519</text:p>
              </table:table-cell>
              <table:table-cell office:value-type="float" office:value="277">
                <text:p>277</text:p>
              </table:table-cell>
              <table:table-cell office:value-type="float" office:value="0.00590393518518519">
                <text:p>0.00590393518518519</text:p>
              </table:table-cell>
              <table:table-cell office:value-type="float" office:value="293.7">
                <text:p>293.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592708333333333">
                <text:p>0.00592708333333333</text:p>
              </table:table-cell>
              <table:table-cell office:value-type="float" office:value="493.4">
                <text:p>493.4</text:p>
              </table:table-cell>
              <table:table-cell office:value-type="float" office:value="0.00592708333333333">
                <text:p>0.00592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592708333333333">
                <text:p>0.00592708333333333</text:p>
              </table:table-cell>
              <table:table-cell office:value-type="float" office:value="455.7">
                <text:p>455.7</text:p>
              </table:table-cell>
              <table:table-cell office:value-type="float" office:value="0.00592708333333333">
                <text:p>0.005927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2708333333333">
                <text:p>0.00592708333333333</text:p>
              </table:table-cell>
              <table:table-cell office:value-type="float" office:value="270">
                <text:p>270</text:p>
              </table:table-cell>
              <table:table-cell office:value-type="float" office:value="0.00592708333333333">
                <text:p>0.00592708333333333</text:p>
              </table:table-cell>
              <table:table-cell office:value-type="float" office:value="287.1">
                <text:p>287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595023148148148">
                <text:p>0.00595023148148148</text:p>
              </table:table-cell>
              <table:table-cell office:value-type="float" office:value="490.9">
                <text:p>490.9</text:p>
              </table:table-cell>
              <table:table-cell office:value-type="float" office:value="0.00595023148148148">
                <text:p>0.00595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595023148148148">
                <text:p>0.00595023148148148</text:p>
              </table:table-cell>
              <table:table-cell office:value-type="float" office:value="421.7">
                <text:p>421.7</text:p>
              </table:table-cell>
              <table:table-cell office:value-type="float" office:value="0.00595023148148148">
                <text:p>0.00595023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5023148148148">
                <text:p>0.00595023148148148</text:p>
              </table:table-cell>
              <table:table-cell office:value-type="float" office:value="265.9">
                <text:p>265.9</text:p>
              </table:table-cell>
              <table:table-cell office:value-type="float" office:value="0.00595023148148148">
                <text:p>0.00595023148148148</text:p>
              </table:table-cell>
              <table:table-cell office:value-type="float" office:value="283.4">
                <text:p>283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491.1">
                <text:p>491.1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392.1">
                <text:p>392.1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260.7">
                <text:p>260.7</text:p>
              </table:table-cell>
              <table:table-cell office:value-type="float" office:value="0.00597337962962963">
                <text:p>0.00597337962962963</text:p>
              </table:table-cell>
              <table:table-cell office:value-type="float" office:value="275.4">
                <text:p>275.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491.1">
                <text:p>491.1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367.9">
                <text:p>367.9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257.4">
                <text:p>257.4</text:p>
              </table:table-cell>
              <table:table-cell office:value-type="float" office:value="0.00599652777777778">
                <text:p>0.00599652777777778</text:p>
              </table:table-cell>
              <table:table-cell office:value-type="float" office:value="268.5">
                <text:p>268.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601967592592593">
                <text:p>0.00601967592592593</text:p>
              </table:table-cell>
              <table:table-cell office:value-type="float" office:value="490">
                <text:p>490</text:p>
              </table:table-cell>
              <table:table-cell office:value-type="float" office:value="0.00601967592592593">
                <text:p>0.00601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601967592592593">
                <text:p>0.00601967592592593</text:p>
              </table:table-cell>
              <table:table-cell office:value-type="float" office:value="348.7">
                <text:p>348.7</text:p>
              </table:table-cell>
              <table:table-cell office:value-type="float" office:value="0.00601967592592593">
                <text:p>0.00601967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1967592592593">
                <text:p>0.00601967592592593</text:p>
              </table:table-cell>
              <table:table-cell office:value-type="float" office:value="253.6">
                <text:p>253.6</text:p>
              </table:table-cell>
              <table:table-cell office:value-type="float" office:value="0.00601967592592593">
                <text:p>0.00601967592592593</text:p>
              </table:table-cell>
              <table:table-cell office:value-type="float" office:value="266.6">
                <text:p>266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489.7">
                <text:p>489.7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335.6">
                <text:p>335.6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249.7">
                <text:p>249.7</text:p>
              </table:table-cell>
              <table:table-cell office:value-type="float" office:value="0.00604282407407407">
                <text:p>0.00604282407407407</text:p>
              </table:table-cell>
              <table:table-cell office:value-type="float" office:value="262.6">
                <text:p>262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606597222222222">
                <text:p>0.00606597222222222</text:p>
              </table:table-cell>
              <table:table-cell office:value-type="float" office:value="491.4">
                <text:p>491.4</text:p>
              </table:table-cell>
              <table:table-cell office:value-type="float" office:value="0.00606597222222222">
                <text:p>0.00606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606597222222222">
                <text:p>0.00606597222222222</text:p>
              </table:table-cell>
              <table:table-cell office:value-type="float" office:value="324.1">
                <text:p>324.1</text:p>
              </table:table-cell>
              <table:table-cell office:value-type="float" office:value="0.00606597222222222">
                <text:p>0.00606597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6597222222222">
                <text:p>0.00606597222222222</text:p>
              </table:table-cell>
              <table:table-cell office:value-type="float" office:value="244.6">
                <text:p>244.6</text:p>
              </table:table-cell>
              <table:table-cell office:value-type="float" office:value="0.00606597222222222">
                <text:p>0.00606597222222222</text:p>
              </table:table-cell>
              <table:table-cell office:value-type="float" office:value="255.8">
                <text:p>255.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608912037037037">
                <text:p>0.00608912037037037</text:p>
              </table:table-cell>
              <table:table-cell office:value-type="float" office:value="490.8">
                <text:p>490.8</text:p>
              </table:table-cell>
              <table:table-cell office:value-type="float" office:value="0.00608912037037037">
                <text:p>0.006089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608912037037037">
                <text:p>0.00608912037037037</text:p>
              </table:table-cell>
              <table:table-cell office:value-type="float" office:value="313">
                <text:p>313</text:p>
              </table:table-cell>
              <table:table-cell office:value-type="float" office:value="0.00608912037037037">
                <text:p>0.00608912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08912037037037">
                <text:p>0.00608912037037037</text:p>
              </table:table-cell>
              <table:table-cell office:value-type="float" office:value="242.4">
                <text:p>242.4</text:p>
              </table:table-cell>
              <table:table-cell office:value-type="float" office:value="0.00608912037037037">
                <text:p>0.0060891203703703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611226851851852">
                <text:p>0.00611226851851852</text:p>
              </table:table-cell>
              <table:table-cell office:value-type="float" office:value="494.1">
                <text:p>494.1</text:p>
              </table:table-cell>
              <table:table-cell office:value-type="float" office:value="0.00611226851851852">
                <text:p>0.006112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611226851851852">
                <text:p>0.00611226851851852</text:p>
              </table:table-cell>
              <table:table-cell office:value-type="float" office:value="303.9">
                <text:p>303.9</text:p>
              </table:table-cell>
              <table:table-cell office:value-type="float" office:value="0.00611226851851852">
                <text:p>0.00611226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1226851851852">
                <text:p>0.00611226851851852</text:p>
              </table:table-cell>
              <table:table-cell office:value-type="float" office:value="239">
                <text:p>239</text:p>
              </table:table-cell>
              <table:table-cell office:value-type="float" office:value="0.00611226851851852">
                <text:p>0.0061122685185185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613541666666667">
                <text:p>0.00613541666666667</text:p>
              </table:table-cell>
              <table:table-cell office:value-type="float" office:value="494.9">
                <text:p>494.9</text:p>
              </table:table-cell>
              <table:table-cell office:value-type="float" office:value="0.00613541666666667">
                <text:p>0.006135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613541666666667">
                <text:p>0.00613541666666667</text:p>
              </table:table-cell>
              <table:table-cell office:value-type="float" office:value="297.4">
                <text:p>297.4</text:p>
              </table:table-cell>
              <table:table-cell office:value-type="float" office:value="0.00613541666666667">
                <text:p>0.006135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3541666666667">
                <text:p>0.00613541666666667</text:p>
              </table:table-cell>
              <table:table-cell office:value-type="float" office:value="234.6">
                <text:p>234.6</text:p>
              </table:table-cell>
              <table:table-cell office:value-type="float" office:value="0.00613541666666667">
                <text:p>0.00613541666666667</text:p>
              </table:table-cell>
              <table:table-cell office:value-type="float" office:value="245.1">
                <text:p>245.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615856481481482">
                <text:p>0.00615856481481482</text:p>
              </table:table-cell>
              <table:table-cell office:value-type="float" office:value="494.3">
                <text:p>494.3</text:p>
              </table:table-cell>
              <table:table-cell office:value-type="float" office:value="0.00615856481481482">
                <text:p>0.006158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615856481481482">
                <text:p>0.00615856481481482</text:p>
              </table:table-cell>
              <table:table-cell office:value-type="float" office:value="291.1">
                <text:p>291.1</text:p>
              </table:table-cell>
              <table:table-cell office:value-type="float" office:value="0.00615856481481482">
                <text:p>0.00615856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5856481481482">
                <text:p>0.00615856481481482</text:p>
              </table:table-cell>
              <table:table-cell office:value-type="float" office:value="230.8">
                <text:p>230.8</text:p>
              </table:table-cell>
              <table:table-cell office:value-type="float" office:value="0.00615856481481482">
                <text:p>0.00615856481481482</text:p>
              </table:table-cell>
              <table:table-cell office:value-type="float" office:value="240.5">
                <text:p>240.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618171296296296">
                <text:p>0.00618171296296296</text:p>
              </table:table-cell>
              <table:table-cell office:value-type="float" office:value="493.3">
                <text:p>493.3</text:p>
              </table:table-cell>
              <table:table-cell office:value-type="float" office:value="0.00618171296296296">
                <text:p>0.006181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618171296296296">
                <text:p>0.00618171296296296</text:p>
              </table:table-cell>
              <table:table-cell office:value-type="float" office:value="283.2">
                <text:p>283.2</text:p>
              </table:table-cell>
              <table:table-cell office:value-type="float" office:value="0.00618171296296296">
                <text:p>0.00618171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18171296296296">
                <text:p>0.00618171296296296</text:p>
              </table:table-cell>
              <table:table-cell office:value-type="float" office:value="228">
                <text:p>228</text:p>
              </table:table-cell>
              <table:table-cell office:value-type="float" office:value="0.00618171296296296">
                <text:p>0.00618171296296296</text:p>
              </table:table-cell>
              <table:table-cell office:value-type="float" office:value="238.6">
                <text:p>238.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489.2">
                <text:p>489.2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277.2">
                <text:p>277.2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224.1">
                <text:p>224.1</text:p>
              </table:table-cell>
              <table:table-cell office:value-type="float" office:value="0.00620486111111111">
                <text:p>0.00620486111111111</text:p>
              </table:table-cell>
              <table:table-cell office:value-type="float" office:value="235.2">
                <text:p>235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622800925925926">
                <text:p>0.00622800925925926</text:p>
              </table:table-cell>
              <table:table-cell office:value-type="float" office:value="493.5">
                <text:p>493.5</text:p>
              </table:table-cell>
              <table:table-cell office:value-type="float" office:value="0.00622800925925926">
                <text:p>0.006228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622800925925926">
                <text:p>0.00622800925925926</text:p>
              </table:table-cell>
              <table:table-cell office:value-type="float" office:value="273">
                <text:p>273</text:p>
              </table:table-cell>
              <table:table-cell office:value-type="float" office:value="0.00622800925925926">
                <text:p>0.006228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2800925925926">
                <text:p>0.006228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622800925925926">
                <text:p>0.00622800925925926</text:p>
              </table:table-cell>
              <table:table-cell office:value-type="float" office:value="230.9">
                <text:p>230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625115740740741">
                <text:p>0.00625115740740741</text:p>
              </table:table-cell>
              <table:table-cell office:value-type="float" office:value="494.1">
                <text:p>494.1</text:p>
              </table:table-cell>
              <table:table-cell office:value-type="float" office:value="0.00625115740740741">
                <text:p>0.006251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625115740740741">
                <text:p>0.00625115740740741</text:p>
              </table:table-cell>
              <table:table-cell office:value-type="float" office:value="265.9">
                <text:p>265.9</text:p>
              </table:table-cell>
              <table:table-cell office:value-type="float" office:value="0.00625115740740741">
                <text:p>0.00625115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5115740740741">
                <text:p>0.006251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625115740740741">
                <text:p>0.00625115740740741</text:p>
              </table:table-cell>
              <table:table-cell office:value-type="float" office:value="226.4">
                <text:p>226.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627430555555556">
                <text:p>0.00627430555555556</text:p>
              </table:table-cell>
              <table:table-cell office:value-type="float" office:value="495.2">
                <text:p>495.2</text:p>
              </table:table-cell>
              <table:table-cell office:value-type="float" office:value="0.00627430555555556">
                <text:p>0.006274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627430555555556">
                <text:p>0.00627430555555556</text:p>
              </table:table-cell>
              <table:table-cell office:value-type="float" office:value="262.1">
                <text:p>262.1</text:p>
              </table:table-cell>
              <table:table-cell office:value-type="float" office:value="0.00627430555555556">
                <text:p>0.00627430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7430555555556">
                <text:p>0.006274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627430555555556">
                <text:p>0.00627430555555556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495.7">
                <text:p>495.7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NaN">
                <text:p>NaN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255.1">
                <text:p>255.1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NaN">
                <text:p>NaN</text:p>
              </table:table-cell>
              <table:table-cell office:value-type="float" office:value="0.0062974537037037">
                <text:p>0.0062974537037037</text:p>
              </table:table-cell>
              <table:table-cell office:value-type="float" office:value="221.4">
                <text:p>221.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632060185185185">
                <text:p>0.00632060185185185</text:p>
              </table:table-cell>
              <table:table-cell office:value-type="float" office:value="492.8">
                <text:p>492.8</text:p>
              </table:table-cell>
              <table:table-cell office:value-type="float" office:value="0.00632060185185185">
                <text:p>0.006320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632060185185185">
                <text:p>0.00632060185185185</text:p>
              </table:table-cell>
              <table:table-cell office:value-type="float" office:value="251.1">
                <text:p>251.1</text:p>
              </table:table-cell>
              <table:table-cell office:value-type="float" office:value="0.00632060185185185">
                <text:p>0.00632060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2060185185185">
                <text:p>0.006320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632060185185185">
                <text:p>0.00632060185185185</text:p>
              </table:table-cell>
              <table:table-cell office:value-type="float" office:value="217.8">
                <text:p>217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634375">
                <text:p>0.00634375</text:p>
              </table:table-cell>
              <table:table-cell office:value-type="float" office:value="466.8">
                <text:p>466.8</text:p>
              </table:table-cell>
              <table:table-cell office:value-type="float" office:value="0.00634375">
                <text:p>0.00634375</text:p>
              </table:table-cell>
              <table:table-cell office:value-type="float" office:value="NaN">
                <text:p>NaN</text:p>
              </table:table-cell>
              <table:table-cell office:value-type="float" office:value="0.00634375">
                <text:p>0.00634375</text:p>
              </table:table-cell>
              <table:table-cell office:value-type="float" office:value="247.7">
                <text:p>247.7</text:p>
              </table:table-cell>
              <table:table-cell office:value-type="float" office:value="0.00634375">
                <text:p>0.00634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4375">
                <text:p>0.00634375</text:p>
              </table:table-cell>
              <table:table-cell office:value-type="float" office:value="NaN">
                <text:p>NaN</text:p>
              </table:table-cell>
              <table:table-cell office:value-type="float" office:value="0.00634375">
                <text:p>0.00634375</text:p>
              </table:table-cell>
              <table:table-cell office:value-type="float" office:value="215.2">
                <text:p>215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636689814814815">
                <text:p>0.00636689814814815</text:p>
              </table:table-cell>
              <table:table-cell office:value-type="float" office:value="434.2">
                <text:p>434.2</text:p>
              </table:table-cell>
              <table:table-cell office:value-type="float" office:value="0.00636689814814815">
                <text:p>0.006366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636689814814815">
                <text:p>0.00636689814814815</text:p>
              </table:table-cell>
              <table:table-cell office:value-type="float" office:value="243.3">
                <text:p>243.3</text:p>
              </table:table-cell>
              <table:table-cell office:value-type="float" office:value="0.00636689814814815">
                <text:p>0.00636689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6689814814815">
                <text:p>0.006366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636689814814815">
                <text:p>0.00636689814814815</text:p>
              </table:table-cell>
              <table:table-cell office:value-type="float" office:value="212.1">
                <text:p>212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63900462962963">
                <text:p>0.0063900462962963</text:p>
              </table:table-cell>
              <table:table-cell office:value-type="float" office:value="409.6">
                <text:p>409.6</text:p>
              </table:table-cell>
              <table:table-cell office:value-type="float" office:value="0.0063900462962963">
                <text:p>0.0063900462962963</text:p>
              </table:table-cell>
              <table:table-cell office:value-type="float" office:value="NaN">
                <text:p>NaN</text:p>
              </table:table-cell>
              <table:table-cell office:value-type="float" office:value="0.0063900462962963">
                <text:p>0.0063900462962963</text:p>
              </table:table-cell>
              <table:table-cell office:value-type="float" office:value="239.2">
                <text:p>239.2</text:p>
              </table:table-cell>
              <table:table-cell office:value-type="float" office:value="0.0063900462962963">
                <text:p>0.0063900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3900462962963">
                <text:p>0.0063900462962963</text:p>
              </table:table-cell>
              <table:table-cell office:value-type="float" office:value="NaN">
                <text:p>NaN</text:p>
              </table:table-cell>
              <table:table-cell office:value-type="float" office:value="0.0063900462962963">
                <text:p>0.0063900462962963</text:p>
              </table:table-cell>
              <table:table-cell office:value-type="float" office:value="210.5">
                <text:p>210.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641319444444444">
                <text:p>0.00641319444444444</text:p>
              </table:table-cell>
              <table:table-cell office:value-type="float" office:value="390.2">
                <text:p>390.2</text:p>
              </table:table-cell>
              <table:table-cell office:value-type="float" office:value="0.00641319444444444">
                <text:p>0.006413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641319444444444">
                <text:p>0.00641319444444444</text:p>
              </table:table-cell>
              <table:table-cell office:value-type="float" office:value="235.4">
                <text:p>235.4</text:p>
              </table:table-cell>
              <table:table-cell office:value-type="float" office:value="0.00641319444444444">
                <text:p>0.0064131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1319444444444">
                <text:p>0.006413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641319444444444">
                <text:p>0.00641319444444444</text:p>
              </table:table-cell>
              <table:table-cell office:value-type="float" office:value="208.2">
                <text:p>208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643634259259259">
                <text:p>0.00643634259259259</text:p>
              </table:table-cell>
              <table:table-cell office:value-type="float" office:value="374.9">
                <text:p>374.9</text:p>
              </table:table-cell>
              <table:table-cell office:value-type="float" office:value="0.00643634259259259">
                <text:p>0.006436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643634259259259">
                <text:p>0.00643634259259259</text:p>
              </table:table-cell>
              <table:table-cell office:value-type="float" office:value="231.4">
                <text:p>231.4</text:p>
              </table:table-cell>
              <table:table-cell office:value-type="float" office:value="0.00643634259259259">
                <text:p>0.00643634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3634259259259">
                <text:p>0.006436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643634259259259">
                <text:p>0.00643634259259259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645949074074074">
                <text:p>0.00645949074074074</text:p>
              </table:table-cell>
              <table:table-cell office:value-type="float" office:value="358">
                <text:p>358</text:p>
              </table:table-cell>
              <table:table-cell office:value-type="float" office:value="0.00645949074074074">
                <text:p>0.006459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645949074074074">
                <text:p>0.00645949074074074</text:p>
              </table:table-cell>
              <table:table-cell office:value-type="float" office:value="227.5">
                <text:p>227.5</text:p>
              </table:table-cell>
              <table:table-cell office:value-type="float" office:value="0.00645949074074074">
                <text:p>0.00645949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5949074074074">
                <text:p>0.006459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645949074074074">
                <text:p>0.00645949074074074</text:p>
              </table:table-cell>
              <table:table-cell office:value-type="float" office:value="203.2">
                <text:p>203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648263888888889">
                <text:p>0.00648263888888889</text:p>
              </table:table-cell>
              <table:table-cell office:value-type="float" office:value="346.3">
                <text:p>346.3</text:p>
              </table:table-cell>
              <table:table-cell office:value-type="float" office:value="0.00648263888888889">
                <text:p>0.006482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648263888888889">
                <text:p>0.00648263888888889</text:p>
              </table:table-cell>
              <table:table-cell office:value-type="float" office:value="224.8">
                <text:p>224.8</text:p>
              </table:table-cell>
              <table:table-cell office:value-type="float" office:value="0.00648263888888889">
                <text:p>0.006482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48263888888889">
                <text:p>0.006482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648263888888889">
                <text:p>0.00648263888888889</text:p>
              </table:table-cell>
              <table:table-cell office:value-type="float" office:value="200.7">
                <text:p>200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336">
                <text:p>336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221.4">
                <text:p>221.4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650578703703704">
                <text:p>0.00650578703703704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652893518518519">
                <text:p>0.00652893518518519</text:p>
              </table:table-cell>
              <table:table-cell office:value-type="float" office:value="324">
                <text:p>324</text:p>
              </table:table-cell>
              <table:table-cell office:value-type="float" office:value="0.00652893518518519">
                <text:p>0.006528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652893518518519">
                <text:p>0.00652893518518519</text:p>
              </table:table-cell>
              <table:table-cell office:value-type="float" office:value="218.7">
                <text:p>218.7</text:p>
              </table:table-cell>
              <table:table-cell office:value-type="float" office:value="0.00652893518518519">
                <text:p>0.00652893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2893518518519">
                <text:p>0.006528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652893518518519">
                <text:p>0.00652893518518519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655208333333333">
                <text:p>0.00655208333333333</text:p>
              </table:table-cell>
              <table:table-cell office:value-type="float" office:value="318.3">
                <text:p>318.3</text:p>
              </table:table-cell>
              <table:table-cell office:value-type="float" office:value="0.00655208333333333">
                <text:p>0.006552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655208333333333">
                <text:p>0.00655208333333333</text:p>
              </table:table-cell>
              <table:table-cell office:value-type="float" office:value="216.3">
                <text:p>216.3</text:p>
              </table:table-cell>
              <table:table-cell office:value-type="float" office:value="0.00655208333333333">
                <text:p>0.006552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5208333333333">
                <text:p>0.006552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655208333333333">
                <text:p>0.006552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657523148148148">
                <text:p>0.00657523148148148</text:p>
              </table:table-cell>
              <table:table-cell office:value-type="float" office:value="308.7">
                <text:p>308.7</text:p>
              </table:table-cell>
              <table:table-cell office:value-type="float" office:value="0.00657523148148148">
                <text:p>0.006575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657523148148148">
                <text:p>0.00657523148148148</text:p>
              </table:table-cell>
              <table:table-cell office:value-type="float" office:value="213.2">
                <text:p>213.2</text:p>
              </table:table-cell>
              <table:table-cell office:value-type="float" office:value="0.00657523148148148">
                <text:p>0.00657523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7523148148148">
                <text:p>0.006575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657523148148148">
                <text:p>0.00657523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659837962962963">
                <text:p>0.00659837962962963</text:p>
              </table:table-cell>
              <table:table-cell office:value-type="float" office:value="302.4">
                <text:p>302.4</text:p>
              </table:table-cell>
              <table:table-cell office:value-type="float" office:value="0.00659837962962963">
                <text:p>0.00659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659837962962963">
                <text:p>0.00659837962962963</text:p>
              </table:table-cell>
              <table:table-cell office:value-type="float" office:value="210.6">
                <text:p>210.6</text:p>
              </table:table-cell>
              <table:table-cell office:value-type="float" office:value="0.00659837962962963">
                <text:p>0.0065983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59837962962963">
                <text:p>0.006598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659837962962963">
                <text:p>0.00659837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662152777777778">
                <text:p>0.00662152777777778</text:p>
              </table:table-cell>
              <table:table-cell office:value-type="float" office:value="295.4">
                <text:p>295.4</text:p>
              </table:table-cell>
              <table:table-cell office:value-type="float" office:value="0.00662152777777778">
                <text:p>0.006621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662152777777778">
                <text:p>0.00662152777777778</text:p>
              </table:table-cell>
              <table:table-cell office:value-type="float" office:value="208.2">
                <text:p>208.2</text:p>
              </table:table-cell>
              <table:table-cell office:value-type="float" office:value="0.00662152777777778">
                <text:p>0.0066215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2152777777778">
                <text:p>0.006621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662152777777778">
                <text:p>0.0066215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664467592592593">
                <text:p>0.00664467592592593</text:p>
              </table:table-cell>
              <table:table-cell office:value-type="float" office:value="289.9">
                <text:p>289.9</text:p>
              </table:table-cell>
              <table:table-cell office:value-type="float" office:value="0.00664467592592593">
                <text:p>0.006644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664467592592593">
                <text:p>0.00664467592592593</text:p>
              </table:table-cell>
              <table:table-cell office:value-type="float" office:value="205.6">
                <text:p>205.6</text:p>
              </table:table-cell>
              <table:table-cell office:value-type="float" office:value="0.00664467592592593">
                <text:p>0.00664467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4467592592593">
                <text:p>0.006644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664467592592593">
                <text:p>0.00664467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666782407407407">
                <text:p>0.00666782407407407</text:p>
              </table:table-cell>
              <table:table-cell office:value-type="float" office:value="282.6">
                <text:p>282.6</text:p>
              </table:table-cell>
              <table:table-cell office:value-type="float" office:value="0.00666782407407407">
                <text:p>0.006667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666782407407407">
                <text:p>0.00666782407407407</text:p>
              </table:table-cell>
              <table:table-cell office:value-type="float" office:value="202.3">
                <text:p>202.3</text:p>
              </table:table-cell>
              <table:table-cell office:value-type="float" office:value="0.00666782407407407">
                <text:p>0.00666782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6782407407407">
                <text:p>0.006667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666782407407407">
                <text:p>0.00666782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669097222222222">
                <text:p>0.00669097222222222</text:p>
              </table:table-cell>
              <table:table-cell office:value-type="float" office:value="277.6">
                <text:p>277.6</text:p>
              </table:table-cell>
              <table:table-cell office:value-type="float" office:value="0.00669097222222222">
                <text:p>0.006690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669097222222222">
                <text:p>0.00669097222222222</text:p>
              </table:table-cell>
              <table:table-cell office:value-type="float" office:value="200.3">
                <text:p>200.3</text:p>
              </table:table-cell>
              <table:table-cell office:value-type="float" office:value="0.00669097222222222">
                <text:p>0.00669097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69097222222222">
                <text:p>0.006690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669097222222222">
                <text:p>0.006690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671412037037037">
                <text:p>0.00671412037037037</text:p>
              </table:table-cell>
              <table:table-cell office:value-type="float" office:value="272.4">
                <text:p>272.4</text:p>
              </table:table-cell>
              <table:table-cell office:value-type="float" office:value="0.00671412037037037">
                <text:p>0.00671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671412037037037">
                <text:p>0.00671412037037037</text:p>
              </table:table-cell>
              <table:table-cell office:value-type="float" office:value="198.3">
                <text:p>198.3</text:p>
              </table:table-cell>
              <table:table-cell office:value-type="float" office:value="0.00671412037037037">
                <text:p>0.006714120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1412037037037">
                <text:p>0.00671412037037037</text:p>
              </table:table-cell>
              <table:table-cell office:value-type="float" office:value="NaN">
                <text:p>NaN</text:p>
              </table:table-cell>
              <table:table-cell office:value-type="float" office:value="0.00671412037037037">
                <text:p>0.0067141203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673726851851852">
                <text:p>0.00673726851851852</text:p>
              </table:table-cell>
              <table:table-cell office:value-type="float" office:value="268.3">
                <text:p>268.3</text:p>
              </table:table-cell>
              <table:table-cell office:value-type="float" office:value="0.00673726851851852">
                <text:p>0.00673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673726851851852">
                <text:p>0.00673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673726851851852">
                <text:p>0.00673726851851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3726851851852">
                <text:p>0.00673726851851852</text:p>
              </table:table-cell>
              <table:table-cell office:value-type="float" office:value="NaN">
                <text:p>NaN</text:p>
              </table:table-cell>
              <table:table-cell office:value-type="float" office:value="0.00673726851851852">
                <text:p>0.0067372685185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676041666666667">
                <text:p>0.00676041666666667</text:p>
              </table:table-cell>
              <table:table-cell office:value-type="float" office:value="263.2">
                <text:p>263.2</text:p>
              </table:table-cell>
              <table:table-cell office:value-type="float" office:value="0.00676041666666667">
                <text:p>0.00676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676041666666667">
                <text:p>0.00676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676041666666667">
                <text:p>0.00676041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6041666666667">
                <text:p>0.00676041666666667</text:p>
              </table:table-cell>
              <table:table-cell office:value-type="float" office:value="NaN">
                <text:p>NaN</text:p>
              </table:table-cell>
              <table:table-cell office:value-type="float" office:value="0.00676041666666667">
                <text:p>0.00676041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678356481481482">
                <text:p>0.00678356481481482</text:p>
              </table:table-cell>
              <table:table-cell office:value-type="float" office:value="258.4">
                <text:p>258.4</text:p>
              </table:table-cell>
              <table:table-cell office:value-type="float" office:value="0.00678356481481482">
                <text:p>0.006783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678356481481482">
                <text:p>0.006783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678356481481482">
                <text:p>0.00678356481481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78356481481482">
                <text:p>0.00678356481481482</text:p>
              </table:table-cell>
              <table:table-cell office:value-type="float" office:value="NaN">
                <text:p>NaN</text:p>
              </table:table-cell>
              <table:table-cell office:value-type="float" office:value="0.00678356481481482">
                <text:p>0.0067835648148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680671296296296">
                <text:p>0.00680671296296296</text:p>
              </table:table-cell>
              <table:table-cell office:value-type="float" office:value="254.2">
                <text:p>254.2</text:p>
              </table:table-cell>
              <table:table-cell office:value-type="float" office:value="0.00680671296296296">
                <text:p>0.00680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680671296296296">
                <text:p>0.00680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680671296296296">
                <text:p>0.00680671296296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0671296296296">
                <text:p>0.00680671296296296</text:p>
              </table:table-cell>
              <table:table-cell office:value-type="float" office:value="NaN">
                <text:p>NaN</text:p>
              </table:table-cell>
              <table:table-cell office:value-type="float" office:value="0.00680671296296296">
                <text:p>0.00680671296296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682986111111111">
                <text:p>0.00682986111111111</text:p>
              </table:table-cell>
              <table:table-cell office:value-type="float" office:value="249.1">
                <text:p>249.1</text:p>
              </table:table-cell>
              <table:table-cell office:value-type="float" office:value="0.00682986111111111">
                <text:p>0.00682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682986111111111">
                <text:p>0.00682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682986111111111">
                <text:p>0.00682986111111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2986111111111">
                <text:p>0.00682986111111111</text:p>
              </table:table-cell>
              <table:table-cell office:value-type="float" office:value="NaN">
                <text:p>NaN</text:p>
              </table:table-cell>
              <table:table-cell office:value-type="float" office:value="0.00682986111111111">
                <text:p>0.00682986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685300925925926">
                <text:p>0.00685300925925926</text:p>
              </table:table-cell>
              <table:table-cell office:value-type="float" office:value="246.7">
                <text:p>246.7</text:p>
              </table:table-cell>
              <table:table-cell office:value-type="float" office:value="0.00685300925925926">
                <text:p>0.00685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685300925925926">
                <text:p>0.00685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685300925925926">
                <text:p>0.00685300925925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5300925925926">
                <text:p>0.00685300925925926</text:p>
              </table:table-cell>
              <table:table-cell office:value-type="float" office:value="NaN">
                <text:p>NaN</text:p>
              </table:table-cell>
              <table:table-cell office:value-type="float" office:value="0.00685300925925926">
                <text:p>0.00685300925925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687615740740741">
                <text:p>0.00687615740740741</text:p>
              </table:table-cell>
              <table:table-cell office:value-type="float" office:value="241.8">
                <text:p>241.8</text:p>
              </table:table-cell>
              <table:table-cell office:value-type="float" office:value="0.00687615740740741">
                <text:p>0.00687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687615740740741">
                <text:p>0.00687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687615740740741">
                <text:p>0.006876157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7615740740741">
                <text:p>0.00687615740740741</text:p>
              </table:table-cell>
              <table:table-cell office:value-type="float" office:value="NaN">
                <text:p>NaN</text:p>
              </table:table-cell>
              <table:table-cell office:value-type="float" office:value="0.00687615740740741">
                <text:p>0.00687615740740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689930555555556">
                <text:p>0.00689930555555556</text:p>
              </table:table-cell>
              <table:table-cell office:value-type="float" office:value="239.3">
                <text:p>239.3</text:p>
              </table:table-cell>
              <table:table-cell office:value-type="float" office:value="0.00689930555555556">
                <text:p>0.00689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689930555555556">
                <text:p>0.00689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689930555555556">
                <text:p>0.00689930555555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89930555555556">
                <text:p>0.00689930555555556</text:p>
              </table:table-cell>
              <table:table-cell office:value-type="float" office:value="NaN">
                <text:p>NaN</text:p>
              </table:table-cell>
              <table:table-cell office:value-type="float" office:value="0.00689930555555556">
                <text:p>0.00689930555555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69224537037037">
                <text:p>0.0069224537037037</text:p>
              </table:table-cell>
              <table:table-cell office:value-type="float" office:value="236.3">
                <text:p>236.3</text:p>
              </table:table-cell>
              <table:table-cell office:value-type="float" office:value="0.0069224537037037">
                <text:p>0.00692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69224537037037">
                <text:p>0.00692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69224537037037">
                <text:p>0.006922453703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224537037037">
                <text:p>0.0069224537037037</text:p>
              </table:table-cell>
              <table:table-cell office:value-type="float" office:value="NaN">
                <text:p>NaN</text:p>
              </table:table-cell>
              <table:table-cell office:value-type="float" office:value="0.0069224537037037">
                <text:p>0.0069224537037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694560185185185">
                <text:p>0.00694560185185185</text:p>
              </table:table-cell>
              <table:table-cell office:value-type="float" office:value="233.2">
                <text:p>233.2</text:p>
              </table:table-cell>
              <table:table-cell office:value-type="float" office:value="0.00694560185185185">
                <text:p>0.00694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694560185185185">
                <text:p>0.00694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694560185185185">
                <text:p>0.00694560185185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4560185185185">
                <text:p>0.00694560185185185</text:p>
              </table:table-cell>
              <table:table-cell office:value-type="float" office:value="NaN">
                <text:p>NaN</text:p>
              </table:table-cell>
              <table:table-cell office:value-type="float" office:value="0.00694560185185185">
                <text:p>0.00694560185185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696875">
                <text:p>0.00696875</text:p>
              </table:table-cell>
              <table:table-cell office:value-type="float" office:value="229.5">
                <text:p>229.5</text:p>
              </table:table-cell>
              <table:table-cell office:value-type="float" office:value="0.00696875">
                <text:p>0.00696875</text:p>
              </table:table-cell>
              <table:table-cell office:value-type="float" office:value="NaN">
                <text:p>NaN</text:p>
              </table:table-cell>
              <table:table-cell office:value-type="float" office:value="0.00696875">
                <text:p>0.00696875</text:p>
              </table:table-cell>
              <table:table-cell office:value-type="float" office:value="NaN">
                <text:p>NaN</text:p>
              </table:table-cell>
              <table:table-cell office:value-type="float" office:value="0.00696875">
                <text:p>0.00696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6875">
                <text:p>0.00696875</text:p>
              </table:table-cell>
              <table:table-cell office:value-type="float" office:value="NaN">
                <text:p>NaN</text:p>
              </table:table-cell>
              <table:table-cell office:value-type="float" office:value="0.00696875">
                <text:p>0.006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699189814814815">
                <text:p>0.00699189814814815</text:p>
              </table:table-cell>
              <table:table-cell office:value-type="float" office:value="226.3">
                <text:p>226.3</text:p>
              </table:table-cell>
              <table:table-cell office:value-type="float" office:value="0.00699189814814815">
                <text:p>0.00699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699189814814815">
                <text:p>0.00699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699189814814815">
                <text:p>0.00699189814814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699189814814815">
                <text:p>0.00699189814814815</text:p>
              </table:table-cell>
              <table:table-cell office:value-type="float" office:value="NaN">
                <text:p>NaN</text:p>
              </table:table-cell>
              <table:table-cell office:value-type="float" office:value="0.00699189814814815">
                <text:p>0.00699189814814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70150462962963">
                <text:p>0.0070150462962963</text:p>
              </table:table-cell>
              <table:table-cell office:value-type="float" office:value="221.9">
                <text:p>221.9</text:p>
              </table:table-cell>
              <table:table-cell office:value-type="float" office:value="0.0070150462962963">
                <text:p>0.00701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70150462962963">
                <text:p>0.00701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70150462962963">
                <text:p>0.00701504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150462962963">
                <text:p>0.0070150462962963</text:p>
              </table:table-cell>
              <table:table-cell office:value-type="float" office:value="NaN">
                <text:p>NaN</text:p>
              </table:table-cell>
              <table:table-cell office:value-type="float" office:value="0.0070150462962963">
                <text:p>0.00701504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703819444444444">
                <text:p>0.00703819444444444</text:p>
              </table:table-cell>
              <table:table-cell office:value-type="float" office:value="220.8">
                <text:p>220.8</text:p>
              </table:table-cell>
              <table:table-cell office:value-type="float" office:value="0.00703819444444444">
                <text:p>0.00703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703819444444444">
                <text:p>0.00703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703819444444444">
                <text:p>0.00703819444444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3819444444444">
                <text:p>0.00703819444444444</text:p>
              </table:table-cell>
              <table:table-cell office:value-type="float" office:value="NaN">
                <text:p>NaN</text:p>
              </table:table-cell>
              <table:table-cell office:value-type="float" office:value="0.00703819444444444">
                <text:p>0.00703819444444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706134259259259">
                <text:p>0.00706134259259259</text:p>
              </table:table-cell>
              <table:table-cell office:value-type="float" office:value="217.8">
                <text:p>217.8</text:p>
              </table:table-cell>
              <table:table-cell office:value-type="float" office:value="0.00706134259259259">
                <text:p>0.00706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706134259259259">
                <text:p>0.00706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706134259259259">
                <text:p>0.00706134259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6134259259259">
                <text:p>0.00706134259259259</text:p>
              </table:table-cell>
              <table:table-cell office:value-type="float" office:value="NaN">
                <text:p>NaN</text:p>
              </table:table-cell>
              <table:table-cell office:value-type="float" office:value="0.00706134259259259">
                <text:p>0.00706134259259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708449074074074">
                <text:p>0.00708449074074074</text:p>
              </table:table-cell>
              <table:table-cell office:value-type="float" office:value="212.5">
                <text:p>212.5</text:p>
              </table:table-cell>
              <table:table-cell office:value-type="float" office:value="0.00708449074074074">
                <text:p>0.00708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708449074074074">
                <text:p>0.00708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708449074074074">
                <text:p>0.00708449074074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08449074074074">
                <text:p>0.00708449074074074</text:p>
              </table:table-cell>
              <table:table-cell office:value-type="float" office:value="NaN">
                <text:p>NaN</text:p>
              </table:table-cell>
              <table:table-cell office:value-type="float" office:value="0.00708449074074074">
                <text:p>0.00708449074074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710763888888889">
                <text:p>0.00710763888888889</text:p>
              </table:table-cell>
              <table:table-cell office:value-type="float" office:value="212.6">
                <text:p>212.6</text:p>
              </table:table-cell>
              <table:table-cell office:value-type="float" office:value="0.00710763888888889">
                <text:p>0.00710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710763888888889">
                <text:p>0.00710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710763888888889">
                <text:p>0.00710763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0763888888889">
                <text:p>0.00710763888888889</text:p>
              </table:table-cell>
              <table:table-cell office:value-type="float" office:value="NaN">
                <text:p>NaN</text:p>
              </table:table-cell>
              <table:table-cell office:value-type="float" office:value="0.00710763888888889">
                <text:p>0.00710763888888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713078703703704">
                <text:p>0.00713078703703704</text:p>
              </table:table-cell>
              <table:table-cell office:value-type="float" office:value="210">
                <text:p>210</text:p>
              </table:table-cell>
              <table:table-cell office:value-type="float" office:value="0.00713078703703704">
                <text:p>0.00713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713078703703704">
                <text:p>0.00713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713078703703704">
                <text:p>0.00713078703703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3078703703704">
                <text:p>0.00713078703703704</text:p>
              </table:table-cell>
              <table:table-cell office:value-type="float" office:value="NaN">
                <text:p>NaN</text:p>
              </table:table-cell>
              <table:table-cell office:value-type="float" office:value="0.00713078703703704">
                <text:p>0.00713078703703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715393518518519">
                <text:p>0.00715393518518519</text:p>
              </table:table-cell>
              <table:table-cell office:value-type="float" office:value="207.8">
                <text:p>207.8</text:p>
              </table:table-cell>
              <table:table-cell office:value-type="float" office:value="0.00715393518518519">
                <text:p>0.00715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715393518518519">
                <text:p>0.00715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715393518518519">
                <text:p>0.00715393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5393518518519">
                <text:p>0.00715393518518519</text:p>
              </table:table-cell>
              <table:table-cell office:value-type="float" office:value="NaN">
                <text:p>NaN</text:p>
              </table:table-cell>
              <table:table-cell office:value-type="float" office:value="0.00715393518518519">
                <text:p>0.00715393518518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717708333333333">
                <text:p>0.00717708333333333</text:p>
              </table:table-cell>
              <table:table-cell office:value-type="float" office:value="204.9">
                <text:p>204.9</text:p>
              </table:table-cell>
              <table:table-cell office:value-type="float" office:value="0.00717708333333333">
                <text:p>0.00717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717708333333333">
                <text:p>0.00717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717708333333333">
                <text:p>0.00717708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17708333333333">
                <text:p>0.00717708333333333</text:p>
              </table:table-cell>
              <table:table-cell office:value-type="float" office:value="NaN">
                <text:p>NaN</text:p>
              </table:table-cell>
              <table:table-cell office:value-type="float" office:value="0.00717708333333333">
                <text:p>0.007177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720023148148148">
                <text:p>0.00720023148148148</text:p>
              </table:table-cell>
              <table:table-cell office:value-type="float" office:value="203.5">
                <text:p>203.5</text:p>
              </table:table-cell>
              <table:table-cell office:value-type="float" office:value="0.00720023148148148">
                <text:p>0.00720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720023148148148">
                <text:p>0.00720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720023148148148">
                <text:p>0.00720023148148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0023148148148">
                <text:p>0.00720023148148148</text:p>
              </table:table-cell>
              <table:table-cell office:value-type="float" office:value="NaN">
                <text:p>NaN</text:p>
              </table:table-cell>
              <table:table-cell office:value-type="float" office:value="0.00720023148148148">
                <text:p>0.00720023148148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722337962962963">
                <text:p>0.00722337962962963</text:p>
              </table:table-cell>
              <table:table-cell office:value-type="float" office:value="202.1">
                <text:p>202.1</text:p>
              </table:table-cell>
              <table:table-cell office:value-type="float" office:value="0.00722337962962963">
                <text:p>0.00722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722337962962963">
                <text:p>0.00722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722337962962963">
                <text:p>0.00722337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2337962962963">
                <text:p>0.00722337962962963</text:p>
              </table:table-cell>
              <table:table-cell office:value-type="float" office:value="NaN">
                <text:p>NaN</text:p>
              </table:table-cell>
              <table:table-cell office:value-type="float" office:value="0.00722337962962963">
                <text:p>0.0072233796296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724652777777778">
                <text:p>0.00724652777777778</text:p>
              </table:table-cell>
              <table:table-cell office:value-type="float" office:value="198.8">
                <text:p>198.8</text:p>
              </table:table-cell>
              <table:table-cell office:value-type="float" office:value="0.00724652777777778">
                <text:p>0.00724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724652777777778">
                <text:p>0.00724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724652777777778">
                <text:p>0.00724652777777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4652777777778">
                <text:p>0.00724652777777778</text:p>
              </table:table-cell>
              <table:table-cell office:value-type="float" office:value="NaN">
                <text:p>NaN</text:p>
              </table:table-cell>
              <table:table-cell office:value-type="float" office:value="0.00724652777777778">
                <text:p>0.00724652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726967592592593">
                <text:p>0.00726967592592593</text:p>
              </table:table-cell>
              <table:table-cell office:value-type="float" office:value="197.8">
                <text:p>197.8</text:p>
              </table:table-cell>
              <table:table-cell office:value-type="float" office:value="0.00726967592592593">
                <text:p>0.00726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726967592592593">
                <text:p>0.00726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726967592592593">
                <text:p>0.00726967592592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6967592592593">
                <text:p>0.00726967592592593</text:p>
              </table:table-cell>
              <table:table-cell office:value-type="float" office:value="NaN">
                <text:p>NaN</text:p>
              </table:table-cell>
              <table:table-cell office:value-type="float" office:value="0.00726967592592593">
                <text:p>0.0072696759259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729282407407407">
                <text:p>0.00729282407407407</text:p>
              </table:table-cell>
              <table:table-cell office:value-type="float" office:value="195.3">
                <text:p>195.3</text:p>
              </table:table-cell>
              <table:table-cell office:value-type="float" office:value="0.00729282407407407">
                <text:p>0.00729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729282407407407">
                <text:p>0.00729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729282407407407">
                <text:p>0.00729282407407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29282407407407">
                <text:p>0.00729282407407407</text:p>
              </table:table-cell>
              <table:table-cell office:value-type="float" office:value="NaN">
                <text:p>NaN</text:p>
              </table:table-cell>
              <table:table-cell office:value-type="float" office:value="0.00729282407407407">
                <text:p>0.00729282407407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731597222222222">
                <text:p>0.00731597222222222</text:p>
              </table:table-cell>
              <table:table-cell office:value-type="float" office:value="193.9">
                <text:p>193.9</text:p>
              </table:table-cell>
              <table:table-cell office:value-type="float" office:value="0.00731597222222222">
                <text:p>0.00731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731597222222222">
                <text:p>0.00731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731597222222222">
                <text:p>0.00731597222222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31597222222222">
                <text:p>0.00731597222222222</text:p>
              </table:table-cell>
              <table:table-cell office:value-type="float" office:value="NaN">
                <text:p>NaN</text:p>
              </table:table-cell>
              <table:table-cell office:value-type="float" office:value="0.00731597222222222">
                <text:p>0.0073159722222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0.4$Linux_x86 LibreOffice_project/430m0$Build-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